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t FREEDOM-raamwerk – De Zeven Pijlers</text:p>
      <text:p text:style-name="Standard"/>
      <text:p text:style-name="Standard">Auteur</text:p>
      <text:p text:style-name="Standard">"Het maakt niet uit wie het schreef, zie je,</text:p>
      <text:p text:style-name="Standard">De tekst zelf draagt de autoriteit.</text:p>
      <text:p text:style-name="Standard">En twijfel je, inspecteer, verfijn,</text:p>
      <text:p text:style-name="Standard">Samen kunnen we hem laten schijn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amenvatting: De Zeven Pijlers: Een Wereldwijd Raamwerk voor Universele Basisbehoeften</text:p>
      <text:p text:style-name="Standard">Dit artikel stelt een alomvattend, systeemgericht raamwerk voor voor het inbedden van fundamentele mensenrechten in maatschappelijke infrastructuur, waardoor ze structureel afdwingbaar worden en onafhankelijk van discretionair beleid of economische omstandigheden. Put tende uit politieke economie, demografische modellering, infrastructuurtheorie, systeemtechniek en historische sociologie, adresseren de Zeven Pijlers van de Mensheid – Fundering, Weerbaarheid, Uitwisseling, Evenwicht, Verdediging, Eigendom en Mobiliteit – universele behoeften via onderling verbonden, universele garanties.</text:p>
      <text:p text:style-name="Standard">Het raamwerk elimineert mechanismen van ontzegging die gebruikelijk zijn in markt-gemedieerde of voorwaardelijke systemen, en garandeert automatisch recht vanaf de geboorte. Het onderzoekt sociaaleconomische transformaties, anticipeert op voorspelbare weerstand van gevestigde belangen in financiën, farmacie, vastgoed en energie, en overweegt langetermijn duurzaamheid via grondtoewijzing en generatieplanning.</text:p>
      <text:p text:style-name="Standard">Er wordt een geleidelijk implementatietraject van 18 jaar voorgesteld om ontwrichting te minimaliseren terwijl geleidelijk stabiliteit wordt opgebouwd. Milieu-, ethische en sociale implicaties worden verkend, samen met waarborgen tegen potentiële risico's. Door te verschuiven van declaratieve rechten naar infrastructurele garanties, schetst het raamwerk een praktische weg naar een samenleving waarin waardigheid de standaardconditie is, individuele keuzevrijheid wordt vergroot en dwang voor basisbehoeften overbodig wordt gemaak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nleiding: De aanhoudende kloof in de implementatie van mensenrechten</text:p>
      <text:p text:style-name="Standard"/>
      <text:p text:style-name="Standard">De meeste rechtenkaders falen vanwege vrijblijvende handhavingsmechanismen. Dit betoog stelt dat rechten pas effectief worden wanneer ze worden geïmplementeerd via universele, gratis en controleerbare systemen die ontzegging structureel voorkomen.</text:p>
      <text:p text:style-name="Standard">In diverse samenlevingen en historische perioden hebben verklaringen van mensenrechten een brede morele consensus bereikt, maar schieten ze consequent tekort in praktische handhaving. Toegang tot eerste levensbehoeften—voedsel, water, onderdak, gezondheidszorg, veiligheid, mobiliteit en persoonlijke autonomie—blijft afhankelijk van economische participatie, institutionele goedkeuring of geografische omstandigheden. Dit creëert een impliciete dwang: overleven hangt af van naleving van systemen die de verlening kunnen onthouden.</text:p>
      <text:p text:style-name="Standard">De kern van dit raamwerk is eenvoudig: een recht dat ontzegd kan worden, is geen recht, maar een dienst die onderhevig is aan poortwachters. Om deze tegenstrijdigheid op te lossen, moeten rechten direct worden ingebed in infrastructuur—universele, automatische en controleerbare systemen die ontzegging structureel onmogelijk maken in plaats van alleen ontmoedigen. Dergelijke infrastructuur vervangt periodieke beleidsdebatten door duurzame, zelfvoorzienende mechanismen.</text:p>
      <text:p text:style-name="Standard">Deze benadering put uit systeemdenken, waarbij de samenleving wordt gezien als een onderling afhankelijk netwerk waar feedback tussen behoeften en voorzieningen de instabiliteit kan versterken of juist een blijvend evenwicht kan bevorderen. Demografische projecties leveren schaalbaarheidsbewijs, terwijl historische transities lessen bieden over het beheren van verandering. De analyse gaat in op verwachte bezwaren, onderzoekt afwegingen en stelt waarborgen voor om haalbaarheid en publieke acceptatie te garanderen.</text:p>
      <text:p text:style-name="Standard"/>
      <text:p text:style-name="Standard">1. Het Vrijheidsraamwerk</text:p>
      <text:p text:style-name="Standard"/>
      <text:p text:style-name="Standard">FREEDOM – De zeven fundamentele menselijke basisbehoeften</text:p>
      <text:p text:style-name="Standard"/>
      <text:p text:style-name="Standard">Pijler <text:s text:c="8"/>| Systeemgarantie</text:p>
      <text:p text:style-name="Standard">---------------|----------------------------------------------------------------------------------------------------------------------------------------------------------</text:p>
      <text:p text:style-name="Standard">Fundering <text:s text:c="5"/>| Voedsel, water, onderdak, energie – de essentiële basis voor het leven. Onschendbare levenslange toewijzing van grond</text:p>
      <text:p text:style-name="Standard">Weerbaarheid <text:s text:c="2"/>| Menselijke continuïteit en rampenherstel – bescherming tegen aardbevingen, klimaatopwarming en existentiële bedreigingen.</text:p>
      <text:p text:style-name="Standard">Uitwisseling <text:s text:c="2"/>| De menselijke-uitwisselingslaag: universeel platform voor verbinding, expressie, advertenties, handel, samenwerking, communicatie en uitwisseling van waardevolle zaken. Vrij internet, eigendom van persoonsgegevens, vrijheid van beweging</text:p>
      <text:p text:style-name="Standard">Evenwicht <text:s text:c="5"/>| Gratis universele gezondheidszorg en geneesmiddelen, lichamelijke en geestelijke zorg, sanitaire voorzieningen – gebalanceerd welzijn van lichaam en geest.</text:p>
      <text:p text:style-name="Standard">Verdediging <text:s text:c="3"/>| Recht om te verdedigen of verdedigd te worden. Recht op een eerlijk proces, veiligheid, rechtsstaat, stabiliteit – ongelijkheid, oneerlijke behandeling, bescherming tegen schade en chaos.</text:p>
      <text:p text:style-name="Standard">Eigendom <text:s text:c="6"/>| Autonomie, kennis, betekenisvolle keuze – persoonlijke controle over het eigen leven en beslissingen.</text:p>
      <text:p text:style-name="Standard">Mobiliteit <text:s text:c="4"/>| Vrijheid van beweging en privacy – het recht om te reizen en te bestaan zonder verplichte identificatie wanneer er geen misdaad of dreiging is.</text:p>
      <text:p text:style-name="Standard"/>
      <text:p text:style-name="Standard">2. De Zeven Pijlers: Onderling Afhankelijke Garanties voor Menselijk Welzijn</text:p>
      <text:p text:style-name="Standard"/>
      <text:p text:style-name="Standard"><text:soft-page-break/>De zeven pijlers vormen een samenhangend systeem (FREEDOM), elk geleverd via specifieke, universele infrastructuur ontworpen voor redundantie en publiek toezicht.</text:p>
      <text:p text:style-name="Standard"/>
      <text:p text:style-name="Standard">2.1 Fundering: Gegarandeerde Toegang tot Levensbehoeften</text:p>
      <text:p text:style-name="Standard">De Fundering-pijler garandeert levenslange toegang tot voldoende voedsel, schoon water, onderdak en energie als onschendbare aanspraken. Centraal staat een levenslange grondtoewijzing, waarbij ieder individu een niet-overdraagbaar, niet-erfbaar perceel ontvangt – "Funderinggrond" genoemd – voldoende voor zelfvoorziening en terugvallend na overlijden. Deze toewijzing, afkomstig uit wereldwijde grondreserves met uitzondering van beschermde ecosystemen, wordt dynamisch teruggewonnen om eerlijke herverdeling te garanderen zonder accumulatie of speculatie.</text:p>
      <text:p text:style-name="Standard"/>
      <text:p text:style-name="Standard">2.1.1 Conceptueel Ontwerp van Funderinggrond</text:p>
      <text:p text:style-name="Standard">De basis toewijzing van ongeveer 2.000 m² is berekend om voldoende middelen te produceren voor de basisbehoeften van één persoon, met duurzame landbouw, wateropvang en energieopwekking.¹ Waterbronnen worden pragmatisch beheerd: in gebieden met overvloed kunnen individuen putten of opvangsytemen hebben, terwijl in regio's met schaarste gecentraliseerde infrastructuur groepen inwoners bedient (bijv. gedeelde aquifers of ontziltingshubs voor 100 tot 1.000 mensen, afhankelijk van lokale hydrologie en bevolkingsdichtheid).² Dit garandeert betrouwbaarheid zonder kwetsbare ecosystemen te overbelasten, met publiek toezicht dat monopolisering of inefficiëntie voorkomt.</text:p>
      <text:p text:style-name="Standard">In een praktische implementatie omvat elk Funderinggrondperceel van 2.000 m² (of ELA-aangepast) essentiële infrastructuur: zonne-energiesystemen voor stroom, een basiswoning met verwarming, douche en toilet, en water uit putten op het terrein of gedeelde netwerken. Afvalbeheer benadrukt circulariteit, met systemen ontworpen om output te hergebruiken in de tuin – composttoiletten en grijswaterrecycling om gewassen te voeden, waardoor de ecologische voetafdruk wordt geminimaliseerd.³ In eerste instantie bescheiden, zullen deze woningen naar verwachting binnen twee generaties evolueren naar luxere opstellingen, naarmate gemeenschappelijke hulpbronnen en technologische vooruitgang zich ophopen. Toch veroordeelt dit individuen niet tot een leven van verplicht landbouwbedrijf; de verwachting is dat meer dan 80% van het onderhoud en de productie kan worden geautomatiseerd, gebruikmakend van opkomende technologieën om taken van planten tot oogsten uit te voeren.⁴</text:p>
      <text:p text:style-name="Standard">Gezien de 18-jarige invoeringsperiode zou de eerste cohort volwassenen die onder het systeem is geboren rond 2044 onafhankelijkheid bereiken, in lijn met de verwachte technologische rijpheid. Tegen die tijd kunnen geavanceerde autonome systemen – ver voorbij de huidige mogelijkheden – realtime monitoren op plagen, droogte of nutriëntenonevenwichtigheden, met precisie-interventies zoals gerichte irrigatie of selectief snoeien van individuele bladeren. Oogsten zou kunnen bestaan uit zwermen drones die producten verzamelen, met overschotten gericht naar peer-to-peer deeldiensten als ze niet binnen de optimale versheidsvensters worden geconsumeerd. Deze ontwikkelingen zullen parallel lopen met technologische vooruitgang, zodat zelfs afwezige eigenaren minimale verstoring ervaren; basisonderhoud, zoals wieden of beluchten van de bodem, gaat automatisch door.</text:p>
      <text:p text:style-name="Standard">Gemeenschappelijke drones, gedeeld door naburige toewijzingen, kunnen meerdere percelen patrouilleren en onderhouden – gras maaien, natuurlijke meststoffen aanbrengen of problemen opsporen – waardoor individuele lasten afnemen en efficiëntie toeneemt. Deze automatisering bevrijdt mensen om uitgebreid te reizen, zich te verbinden met diverse culturen en samen te werken aan wereldwijde projecten, veilig in de wetenschap dat hun Funderinggrond productief blijft. Voedseloverproductie, inherent aan goed beheerde ELA-systemen, wordt herverdeeld via gedecentraliseerde netwerken, waardoor reizigers kunnen profiteren van de overvloed van gastheren terwijl hun eigen opbrengsten anderen elders voeden. Mits goed beheerd – met waarborgen tegen massamigratie naar enkele locaties, zoals capaciteitslimieten op reserves – voorkomt dit schaarste of hamsteren, en bevordert het een wereldwijde ethos van overvloed en wederkerigheid.</text:p>
      <text:p text:style-name="Standard"><text:soft-page-break/></text:p>
      <text:p text:style-name="Standard">2.1.2 Het Equivalent Land Area (ELA)-systeem</text:p>
      <text:p text:style-name="Standard">Om rekening te houden met wereldwijde verschillen in productiviteit, gebruikt het systeem een Equivalent Land Area-model (ELA), dat toewijzingen aanpast op basis van omgevingsfactoren zoals bodemvruchtbaarheid, klimaat, waterbeschikbaarheid en zonlichturen. In droge of minder vruchtbare regio's zoals delen van Ethiopië kan een individu bijvoorbeeld tot 20.000 m² ontvangen om dezelfde productieve equivalentie te bereiken als een perceel van 2.000 m² in een gematigde, waterrijke zone. ELA-berekeningen maken gebruik van ruimtelijke gegevens, agronomische modellen en klimaatprojecties om outputs te normaliseren – zodat elke toewijzing een vergelijkbaar bestaanspotentieel oplevert, ongeacht de locatie.⁵ Deze benadering bevordert eerlijkheid door te erkennen dat grond niet uniform is; het integreert hulpmiddelen zoals satellietbeelden en bodemonderzoek om percelen dynamisch te beoordelen en toe te wijzen, met periodieke herzieningen om zich aan te passen aan veranderende omstandigheden zoals woestijnvorming of herbebossing. Wereldwijd bevordert ELA een evenwichtige verdeling, voorkomt overconcentratie in zeer productieve gebieden en moedigt rentmeesterschap in marginale gebieden aan, terwijl het niet-opeisbare principe wordt gehandhaafd om ongelijkheden tussen generaties te voorkomen.</text:p>
      <text:p text:style-name="Standard"/>
      <text:p text:style-name="Standard">2.1.3 Sociale Dynamiek: Samenwerkingsverbanden, Overgangen en Wereldwijde Variaties</text:p>
      <text:p text:style-name="Standard">Het raamwerk voorziet ook in menselijke sociale dynamiek via flexibele samenwerkingsmechanismen. Individuen kunnen vrijwillig hun Funderinggrondtoewijzingen combineren – voor huwelijk, vriendschappen of gezamenlijke projecten – waardoor grotere, gedeelde eenheden ontstaan die efficiëntie en gemeenschapsbanden versterken.⁶ Bij overlijden van een deelnemer valt hun deel terug naar het systeem voor hertoewijzing, maar voorzieningen maken geleidelijke overgangen mogelijk, zoals wanneer kinderen verantwoordelijkheid nemen voor het land van een ouder in ruil voor hun eigen initiële toewijzing. Deze ruil kan progressief plaatsvinden, waardoor volwassen kinderen voor oudere ouders kunnen zorgen door percelen in de loop van de tijd te integreren, misschien beginnend met gedeeltelijk beheer terwijl de ouder de primaire bewoning behoudt. Het proces is dynamisch en vrijwillig, gefaciliteerd door openbare registers om transparantie te garanderen en dwang te voorkomen. Aangezien alle grond onder ELA-equivalentie valt, leveren dergelijke fusies of overdrachten geen buitensporige voordelen op; een gecombineerd perceel in een uitdagende omgeving kan gelijkstaan aan een kleiner perceel in een vruchtbaar gebied, waardoor de algehele gelijkheid behouden blijft. Deze flexibiliteit weerspiegelt natuurlijke menselijke relaties, waardoor gezinnen of groepen hun leefarrangementen kunnen laten evolueren zonder starre erfrechten die historisch gezien ongelijkheid in stand houden.</text:p>
      <text:p text:style-name="Standard">Onvermijdelijk zullen wereldwijde verschillen in landkwaliteit blijven bestaan: sommige toewijzingen bieden een panoramisch uitzicht op bergen, andere ligging aan rustige meren of oceanen, terwijl weer andere natuurlijke kenmerken zoals grotten of bossen omvatten. Deze variaties weerspiegelen de diverse geografie van de planeet en zijn niet te elimineren zonder onpraktische homogenisering. Het raamwerk verzacht echter potentiële afgunst of ongelijkheid door integratie met de reservehuisvestingsinfrastructuur van de Weerbaarheid-pijler. Deze vooraf aangewezen zones – onderhouden voor rampcontinuïteit maar beschikbaar in vredestijd – dienen als tijdelijke accommodatie voor reizigers, waardoor individuen verschillende omgevingen kunnen ervaren zonder permanente verhuizing.⁷ Verblijven in deze reserves gaan gepaard met een verwachting van wederkerig onderhoudswerk, zoals basisonderhoud of gemeenschapsbijdragen, wat een cultuur van gedeelde verantwoordelijkheid bevordert. Dit maakt niet alleen verkenning en culturele uitwisseling mogelijk, maar bouwt ook aan wereldwijde onderlinge verbondenheid, terwijl mensen door verschillende landschappen roteren, bijdragen aan lokale weerbaarheid en profiteren van gastvrijheid.</text:p>
      <text:p text:style-name="Standard">Bovendien zullen maatschappelijke patronen naar verwachting verschuiven naar meer mobiliteit en samenwerking, nu de basisbehoeften universeel zijn gegarandeerd. Bevrijd van overlevingsdruk zullen <text:soft-page-break/>individuen elkaar waarschijnlijk vaker bezoeken, zowel lokaal als wereldwijd, met behulp van gastenverblijven, campings of gedeelde voorzieningen verbonden aan Funderinggrondnetwerken. Dit kan zich uiten in tijdelijke werkprojecten – zoals gemeenschappelijke herbebossingsinspanningen of culturele festivals – waar deelnemers verblijven op gasttoewijzingen of reserves, lichte taken uitvoeren om hun aanwezigheid te compenseren. Dergelijke interacties bevorderen intercultureel begrip en innovatie, en veranderen de planeet in een web van vrijwillige uitwisselingen in plaats van geïsoleerde enclaves. Na verloop van tijd zou deze dynamiek regionaal provincialisme kunnen verminderen, omdat blootstelling aan diverse omgevingen alledaags wordt, terwijl het ELA-systeem ervoor zorgt dat niemand wordt benadeeld door hun herkomst.</text:p>
      <text:p text:style-name="Standard"/>
      <text:p text:style-name="Standard">2.1.4 Structurele Overheidstekorten in Huisvestingsvoorziening</text:p>
      <text:p text:style-name="Standard">Overheden wereldwijd hebben structureel gefaald om adequate huisvesting te bieden, wat leidt tot chronische schaarste die de sociale stabiliteit en menselijke waardigheid ondermijnt. In geavanceerde economieën zoals Nederland bedragen de wachtlijsten voor sociale woningbouw landelijk gemiddeld meer dan 7 jaar, oplopend tot 11 jaar in Utrecht en tot 15–20 jaar in gebieden met hoge vraag zoals Amsterdam en de Randstad.⁸ Dit systemische onvermogen – geworteld in inadequate investeringen, regelgevende knelpunten en marktgestuurde prioriteiten – heeft miljoenen mensen in precaire leefomstandigheden achtergelaten, wat ongelijkheid vergroot en het vertrouwen in instellingen uitholt. Wereldwijd manifesteren soortgelijke tekortkomingen zich in torenhoge huren en dakloosheid, waarbij kwetsbare bevolkingsgroepen de dupe worden.</text:p>
      <text:p text:style-name="Standard">Deze tekortkomingen hebben geleid tot sociale onrust, omdat huisvestingscrises steeds vaker protesten en potentiële opstanden ontketenen. Recente voorbeelden zijn massale demonstraties in Spanje in 2025, waar honderdduizenden protesteerden tegen onbetaalbare huren en door overtoerisme gedreven uitzettingen, en hervormingen eisten.⁹ In Mexico-Stad benadrukken gentrificatieprotesten de reactie tegen stijgende kosten die lokale bewoners verdrijven. Brede trends koppelen economische ontberingen, waaronder huisvesting, aan door Gen Z geleide bewegingen die corruptie en ongelijkheid aanvechten, zoals te zien is in wereldwijde golven van ongenoegen. Amnesty International merkt op dat stijgende levenskosten, inclusief huisvesting, wereldwijd protesten hebben aangewakkerd, met het risico op escalatie tot grotere opstanden als er niets aan wordt gedaan.¹⁰</text:p>
      <text:p text:style-name="Standard">In deze context komt de Fundering-pijler naar voren als een noodzaak – een geboorterecht voor toekomstige generaties om diepere crises af te wenden. Door zelfvoorzienende grond te garanderen, omzeilt het overheidsgebreken, verschuivend van reactieve welvaart naar proactieve infrastructuur. Dit vervult niet alleen basisbehoeften, maar dient ook als een bolwerk tegen opstand, waardoor publieke energie naar samenwerking in plaats van conflict wordt gekanaliseerd, aangezien rechtvaardige voorziening historisch gezien samenlevingen stabiliseert.</text:p>
      <text:p text:style-name="Standard"/>
      <text:p text:style-name="Standard">2.1.5 Voorlopige Economische Beoordeling en Financieringsmogelijkheden</text:p>
      <text:p text:style-name="Standard">Beschikbare geaggregeerde gegevens over huidige overheidsuitgaven suggereren sterk dat de Fundering-pijler financieel haalbaar is via heroriëntatie van bestaande middelen, hoewel gedetailleerde implementatie landspecifieke modellering door domeindeskundigen en onafhankelijke fiscale analyses zou vereisen.</text:p>
      <text:p text:style-name="Standard">Sociale bescherming en huisvestingsgerelateerde uitgaven vormen al een aanzienlijk deel van de nationale begrotingen: in de Europese Unie bereikten de uitgaven voor sociale bescherming de afgelopen jaren ongeveer 19,2% van het BBP, waarbij huisvestingscomponenten een aanzienlijk aandeel vormen.¹¹ In de Verenigde Staten overschrijden federale huisvestingsbijstand en bredere inkomensafhankelijke programma's (met aanzienlijke huisvestingselementen) jaarlijks honderden miljarden, terwijl OESO-landen gemiddeld ongeveer 20% van het BBP aan sociale uitgaven besteden.¹² Administratieve overhead in deze programma's – geschiktheidsverificatie, wachtlijstbeheer en handhaving – verbruikt vaak 10–20% van de toegewezen middelen.¹³</text:p>
      <text:p text:style-name="Standard"><text:soft-page-break/>Zelfs een fractie van deze stromen heroriënteren naar gecompenseerde grondaankopen, infrastructuuruitrol en automatisering lijkt in veel contexten voldoende om de kosten meerdere keren te dekken, vooral naarmate oude bureaucratieën worden uitgefaseerd. Wereldwijde landbouwwaarden en de omvang van bestaande subsidies wijzen op aanzienlijke fiscale ruimte; nauwkeurige kosten-batenprognoses, regionale variaties en optimale inkomstenmechanismen (bijv. progressieve belastingen op niet-Funderingbezit of efficiëntiewinsten) moeten echter worden getoetst en gevormd door rigoureuze, contextspecifieke studies door economen, stedenbouwkundigen en experts in openbare financiën. Deze iteratieve, op bewijs gebaseerde verfijning zorgt voor aanpasbaarheid in de praktijk, terwijl het kernprincipe van structurele aanspraak behouden blijft.</text:p>
      <text:p text:style-name="Standard"/>
      <text:p text:style-name="Standard">2.1.6 Expliciete Tegenargumenten en Risicobeperking</text:p>
      <text:p text:style-name="Standard">Critici kunnen stellen dat Funderinggrond luiheid bevordert door overlevingsprikkels weg te nemen, maar bewijs uit UBI-pilots weerlegt dit: de Finse UBI-proef liet geen werkvermindering zien, alleen verbeterd welzijn; Amerikaanse gegarandeerde inkomensprogramma's verdeelden $335 miljoen aan 30.000 deelnemers tegen 2025, wat resulteerde in betere geestelijke gezondheid en ondernemerschap zonder ontmoedigende effecten.¹⁴ Automatisering verschuift arbeid naar vrijwillige bezigheden, wat innovatie stimuleert.</text:p>
      <text:p text:style-name="Standard">Zorgen over paternalisme – het opleggen van infrastructuur boven contant geld – worden aangepakt door vrijwilligheid: toewijzingen zijn standaard, maar individuen kunnen via markten voor alternatieven kiezen. Risico's zoals zwarte markten of elitecaptatie worden beperkt via blockchain-registers, onafhankelijke audits en constitutionele sloten, met lessen uit Mexicaanse ejido-corruptie.¹⁵ Overbevolkingsangsten worden tegengegaan door demografische trends richting stabilisatie.</text:p>
      <text:p text:style-name="Standard"/>
      <text:p text:style-name="Standard">2.1.7 Empirisch Bewijs en Analoge Casestudies</text:p>
      <text:p text:style-name="Standard">Empirische fundamenten omvatten succesvolle landhervormingen: de Taiwanese herverdeling van 1949–1953 verminderde ongelijkheid (Gini van 0,56 naar 0,33) en stimuleerde 8% jaarlijkse groei; Japanse hervormingen na WOII verhoogden de productiviteit met 30–50% via verschuivingen van pachter naar eigenaar.¹⁶ Mislukkingen zoals Zimbabwes chaotische onteigeningen (90% productiedaling) benadrukken de noodzaak van gradualisme.¹⁷ UBI-pilots bevestigen: het $500/maand GBI van Minneapolis verbeterde stabiliteit; wereldwijde UBI-proeven tonen armoedevermindering zonder luiheid.¹⁸ Simulaties projecteren Ginidalingen van 20–30% over generaties.</text:p>
      <text:p text:style-name="Standard"/>
      <text:p text:style-name="Standard">2.1.8 Wereldwijde en Juridische Implementatiedetails</text:p>
      <text:p text:style-name="Standard">Implementatie respecteert soevereiniteit via VN-gerelateerde verdragen (bijv. UDHR Artikel 25 over adequate levensstandaard, Inheemse Rechtenverklaring).¹⁹ Gefaseerde verdragen faciliteren adoptie, met juridische inbedding via grondwetswijzigingen en internationale arbitrage voor geschillen. Landrijke naties leiden pilots, helpen dichtbevolkte landen via technologieoverdracht.</text:p>
      <text:p text:style-name="Standard"/>
      <text:p text:style-name="Standard">2.1.9 Duurzaamheids- en Lange Termijn Haalbaarheidsbeoordelingen</text:p>
      <text:p text:style-name="Standard">Permacultuur op kleine percelen legt 1–2 ton CO₂/ha/jaar vast, verhoogt biodiversiteit en vermindert chemische afstroming.²⁰ Levenscyclusanalyses tonen lagere milieueffecten dan industriële landbouw; redundanties (handmatige protocollen) adresseren technische storingen. Lange termijn: krimpende bevolking verlicht druk, met ELA die zich aanpast aan klimaatverschuivingen.</text:p>
      <text:p text:style-name="Standard"/>
      <text:p text:style-name="Standard">2.1.10 Impact op Onroerendgoedmarkten en Uitfasering van Erfstelsels</text:p>
      <text:p text:style-name="Standard">Hoewel Funderinggrond een basisveiligheid vestigt, elimineert het geen privé-eigendomsmarkten; individuen kunnen nog steeds extra woningen kopen, verkopen of ontwikkelen voor luxe, investering of uitbreiding. Degenen die grotere huizen of meerdere woningen wensen, kunnen deelnemen aan traditioneel onroerend goed, wat de bouw mogelijk versnelt nu basisbehoeften zijn vervuld, waardoor <text:soft-page-break/>speculatieve bubbels afnemen. Met universele toewijzingen kan de vraag naar instapwoningen dalen, waardoor markten zich kunnen richten op premiumsegmenten en de totale prijzen dalen door verminderde schaarstedruk.</text:p>
      <text:p text:style-name="Standard">Overheidsgesubsidieerde huisvestingsprogramma's, belast met administratieve kosten en inefficiënties, kunnen worden uitgefaseerd tijdens de 18-jarige overgang, waarbij middelen worden herverdeeld naar infrastructuur. Dit elimineert overbodige bureaucratieën – bijv. wachtlijstbeheer en geschiktheidscontroles – wat fiscale besparingen oplevert terwijl wordt voorkomen dat mensen tussen wal en schip vallen. Het resultaat: een hybride systeem waarin publieke garanties private keuze ondersteunen, wat innovatie in duurzaam bouwen bevordert zonder dwingende afhankelijkheden.</text:p>
      <text:p text:style-name="Standard"/>
      <text:p text:style-name="Standard">Voetnoten</text:p>
      <text:p text:style-name="Standard">1. Agronomische schattingen voor kleinschalige polycultuur-zelfvoorziening; praktische permacultuurmodellen tonen volledige voeding op 0,2–0,5 hectare in geschikte klimaten. ↩</text:p>
      <text:p text:style-name="Standard">2. Adaptieve gemeenschappelijke watersystemen waargenomen in droogtegebiedcoöperaties. ↩</text:p>
      <text:p text:style-name="Standard">3. Circulaire afvalontwerpen uit casestudies van ecodorpen en off-grid gemeenschappen. ↩</text:p>
      <text:p text:style-name="Standard">4. Projecties gebaseerd op agritech-trajecten, waaronder vooruitgang in drone- en AI-monitoring. ↩</text:p>
      <text:p text:style-name="Standard">5. Ruimtelijke ELA-concepten analoog aan landequivalentieverhoudingen in intercroppingonderzoek. ↩</text:p>
      <text:p text:style-name="Standard">6. Voordelen van gemeenschappelijk grond delen in coöperatieve landbouwmodellen. ↩</text:p>
      <text:p text:style-name="Standard">7. Tweeledige weerbaarheidsreserves voor ervaringsgelijkheid. ↩</text:p>
      <text:p text:style-name="Standard">8. Nederlandse sociale huisvestingsgegevens (2024–2025 gemiddelden en stedelijke extremen). ↩</text:p>
      <text:p text:style-name="Standard">9. Spaanse huisvestingsprotesten van 2025 en gerelateerde onlustrapporten. ↩</text:p>
      <text:p text:style-name="Standard">10. Amnesty International en wereldwijde protestanalyses die levenskosten koppelen aan sociale bewegingen. ↩</text:p>
      <text:p text:style-name="Standard">11. Eurostat en EU-uitgavengegevens voor sociale bescherming. ↩</text:p>
      <text:p text:style-name="Standard">12. OESO-gemiddelden voor sociale uitgaven en Amerikaanse cijfers voor inkomensafhankelijke programma's. ↩</text:p>
      <text:p text:style-name="Standard">13. Schattingen van administratieve overhead in welzijnssystemen. ↩</text:p>
      <text:p text:style-name="Standard">14. Finse UBI-proef en Amerikaanse resultaten van gegarandeerde inkomenspilots. ↩</text:p>
      <text:p text:style-name="Standard">15. Lessen uit bestuursuitdagingen van het Mexicaanse ejido-systeem. ↩</text:p>
      <text:p text:style-name="Standard">16. Economische effecten van naoorlogse landhervormingen in Taiwan en Japan. ↩</text:p>
      <text:p text:style-name="Standard">17. Landbouwgevolgen van de snelle landhervorming in Zimbabwe. ↩</text:p>
      <text:p text:style-name="Standard">18. Minneapolis GBI en bredere UBI-proefresultaten. ↩</text:p>
      <text:p text:style-name="Standard">19. Relevante VN-mensenrechteninstrumenten. ↩</text:p>
      <text:p text:style-name="Standard">20. Koolstofvastlegging en biodiversiteitsvoordelen van permacultuursystem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2 Weerbaarheid: Continuïteit in het Licht van Verstoring</text:p>
      <text:p text:style-name="Standard"/>
      <text:p text:style-name="Standard">Weerbaarheid beschermt bevolkingen tegen natuurrampen, klimaatgevolgen, pandemieën en andere grootschalige bedreigingen via vroegtijdige-waarschuwingsnetwerken, versterkte gemeenschapsschuilplaatsen en gedistribueerde essentiële voorraden. Het ontwerp benadrukt modulariteit en lokale aanpassing, waardoor snelle respons mogelijk is zonder centrale knelpunten.</text:p>
      <text:p text:style-name="Standard">Het onderscheidende kenmerk van de Weerbaarheid-pijler is de toewijding aan waardige continuïteit in plaats van louter overleving. Huidige rampenbestrijdingskaders zijn gericht op het behoud van leven; deze pijler streeft naar het behoud van leven binnen een context van voortgezet menselijk functioneren – onderdak dat bewoonbaar is in plaats van alleen weerbestendig, voedsel dat voedzaam is in plaats van alleen calorierijk, sociale verbondenheid die psychologische ineenstorting voorkomt die routinematig volgt op fysieke rampen. Deze verschuiving in ambitie is niet retorisch. Ze weerspiegelt de opgebouwde kennis dat de secundaire effecten van ontheemding – psychische aandoeningen, uiteenvallen van gemeenschappen, economische verwoesting en politieke instabiliteit – in een aanzienlijk deel van de gevallen grotere langetermijnschade veroorzaken dan de initiële ramp.</text:p>
      <text:p text:style-name="Standard">Het raamwerk put expliciet uit principes die zijn ontwikkeld in bedrijfscontinuïteits- en rampherstelplanning (BCDR), aangepast voor publieke, mensgerichte implementatie. Waar een bedrijf redundante datacenters en failover-protocollen onderhoudt om operationele continuïteit te garanderen tijdens infrastructuurverstoring, onderhoudt de Weerbaarheid-pijler redundante menselijke nederzettingen, gedistribueerde toeleveringsketens en voorgepositioneerde responscapaciteit om ervoor te zorgen dat bevolkingen met waardigheid kunnen blijven leven tijdens en na verstoringen van elke omvang. De analogie is niet alleen conceptueel – ze importeert specifieke operationele disciplines die de openbare rampenbestrijding historisch heeft gemist: vooraf geteste activeringsprotocollen, gedefinieerde hersteltijddoelen, regelmatige oefening van failover-procedures en duidelijke verantwoordingsplicht voor paraatheidslacunes.</text:p>
      <text:p text:style-name="Standard"/>
      <text:p text:style-name="Standard">2.2.1 Conceptueel Ontwerp en Kerninfrastructuur</text:p>
      <text:p text:style-name="Standard">De Weerbaarheid-pijler werkt via vier geïntegreerde infrastructuursystemen: een planetaair vroegtijdig-waarschuwingsnetwerk, een gedistribueerd reserverederzettingensysteem, een voorgepositioneerde logistieke architectuur en een langetermijnlaag voor klimaatadaptatie. Elk is ontworpen voor redundantie en lokale bruikbaarheid – in staat om te functioneren wanneer centrale coördinatie is verstoord.</text:p>
      <text:p text:style-name="Standard">Het vroegtijdige-waarschuwingsnetwerk integreert bestaande meteorologische, seismische, epidemiologische en ecologische monitorsystemen in een uniform publiek platform met gestandaardiseerde alarmprotocollen en verplichte verspreidingseisen. De huidige vroegtijdige-waarschuwingsinfrastructuur is gefragmenteerd over nationale instanties, internationale lichamen en private meteorologische diensten, zonder gegarandeerd pad van detectie naar publieke kennisgeving. Het uniforme netwerk stelt minimale prestatiestandaarden vast – detectie-naar-alarmlatentie per gevarentype, dekkingsvereisten per bevolkingsdichtheid, redundante communicatiekanalen voor gebieden zonder betrouwbare internetverbinding – en onderwerpt nationale implementaties aan onafhankelijke audits. De outputs van het netwerk voeden direct de activeringsprotocollen van het reserverederzettingensysteem, waardoor de administratieve vertragingen worden geëlimineerd die historisch gezien toestonden dat vermijdbare sterfgevallen zich ophoopten tussen detectie en evacuatie.</text:p>
      <text:p text:style-name="Standard">Het reserverederzettingensysteem is het meest structureel vernieuwende element van de pijler. Vooraf aangewezen zones zijn uitgerust met kant-en-klare woningen – modulaire units die snel kunnen worden uitgerold, of permanente structuren die in gereedheid voor bewoning worden gehouden – samen met nutsvoorzieningen, sanitaire voorzieningen, voedselopslag en medische faciliteiten. In niet-noodsituaties functioneren deze reserves als gemeenschapsmiddelen: seizoensaccommodatie, educatieve faciliteiten, onderzoeksstations of retraitecentra, die maatschappelijke meerwaarde <text:soft-page-break/>genereren die onderhoudskosten compenseert en de menselijke aanwezigheid behoudt die nodig is om infrastructuur functioneel te houden. Wanneer noodtoestanden worden afgekondigd, zorgen prioriteitsactiveringsprotocollen ervoor dat niet-essentiële bewoners binnen bepaalde vensters vertrekken en bereiden ze de nederzetting voor op binnenkomende ontheemde bevolkingsgroepen. Capaciteitsplanning streeft naar een minimum van 15% van de regionale bevolking bediend per reservecluster, waarbij reserveclusters worden verdeeld om ervoor te zorgen dat geen enkel bevolkingscentrum verder is dan een bepaalde reisafstand van de dichtstbijzijnde geactiveerde zone.</text:p>
      <text:p text:style-name="Standard">De logistieke architectuur plaatst essentiële voorraden – voedsel, waterzuiveringscapaciteit, medische apparatuur, brandstof en communicatiehardware – op gedistribueerde knooppunten in plaats van gecentraliseerde magazijnen. Gecentraliseerde opslag creëert enkelvoudige faalpunten: een magazijn in het pad van een orkaan is onbeschikbaar precies wanneer het het meest nodig is. Gedistribueerde voorpositionering zorgt ervoor dat een deel van de essentiële voorraden elke plausibele enkele ramp overleeft. Voorraad wordt gedraaid via normale toeleveringsketens op gedefinieerde cycli, waardoor bederf wordt voorkomen terwijl gereedheid behouden blijft. Transportcapaciteit – wagenparken, brandstofreserves, chauffeurspools – wordt in stand gehouden via retainer-overeenkomsten met private exploitanten, geactiveerd via vooraf onderhandelde contracten wanneer noodprotocollen worden geactiveerd. De beoogde prestatiestandaard, ontleend aan BCDR-praktijk, is volledige hervestigingscapaciteit voor bevolking binnen 12 uur na activeringsorder voor elk rampscenario met 72 uur voortijdige waarschuwing, en gedeeltelijke capaciteit binnen 6 uur voor gebeurtenissen zonder waarschuwing.</text:p>
      <text:p text:style-name="Standard">De klimaatadaptatielaag werkt op een langere tijdschaal dan de noodresponssystemen. Kustverdedigingsinfrastructuur, herbebossingscorridors die overstromings- en aardverschuivingsrisico verminderen, droogtebestendige landbouwsystemen en investeringen in het beperken van stedelijke hitte-eilanden worden geclassificeerd als Weerbaarheidsinfrastructuur – niet als milieubeleid – omdat hun primaire functie is om bevolkingen te beschermen tegen te voorziene schade. Deze classificatie is belangrijk voor financiering en bestuur: weerbaarheidsinfrastructuur concurreert om kapitaal naast transport- en energie-infrastructuur in plaats van tegenover discretionaire milieubudgetten die routinematig als eerste worden bezuinigd in fiscale krimp.</text:p>
      <text:p text:style-name="Standard"/>
      <text:p text:style-name="Standard">2.2.2 Motivaties: De Structurele Tekortkomingen van Huidige Rampenbestrijding</text:p>
      <text:p text:style-name="Standard">Huidige rampenbestrijdingssystemen falen voorspelbaar en herhaaldelijk langs identificeerbare breuklijnen. Een precies begrip van deze tekortkomingen is nodig om een vervanging te ontwerpen die voorkomen dat ze worden gereproduceerd.</text:p>
      <text:p text:style-name="Standard">De eerste tekortkoming is de kloof tussen waarschuwing en actie. Vroegtijdige-waarschuwingstechnologie is de afgelopen drie decennia dramatisch vooruitgegaan: meteorologische modellering kan nu de plaats van orkaanlanding binnen 50 kilometer voorspellen, vijf dagen van tevoren; seismische netwerken kunnen tsunami-waarschuwingen geven binnen enkele minuten na onderzeese aardbevingen; epidemiologische surveillance kan ongebruikelijke ziekteclusters detecteren binnen dagen na opkomst.¹ Toch blijven de dodentallen door voorspelbare rampen enorm. De Indische Oceaan-tsunami van 2004 doodde ongeveer 230.000 mensen, ondanks dat de aardbeving onmiddellijk werd gedetecteerd; een functionerend waarschuwingsnetwerk met verspreidingsinfrastructuur zou voldoende voorlooptijd hebben geboden om de meeste kustbevolking te evacueren.² De kloof is niet detectie – het is het pad van detectie naar beschermende actie, dat loopt door gefragmenteerde institutionele architecturen, onduidelijke autoriteit en bevolkingen zonder vooraf vastgestelde bestemming of transport om deze te bereiken.</text:p>
      <text:p text:style-name="Standard">De tweede tekortkoming is de valkuil van tijdelijke naar permanente ontheemding. Noodonderkomen – tenten, geprefabriceerde kampen, geïmproviseerde nederzettingen – is ontworpen voor weken en wordt jarenlang bewoond. Het patroon is consistent over rampsoorten en geografieën: de aardbeving in Haïti van 2010 verdreef 1,5 miljoen mensen naar tijdelijke kampen; een decennium later verbleven <text:soft-page-break/>tienduizenden nog steeds in omstandigheden die functioneel niet te onderscheiden waren van de directe nasleep.³ De valkuil is evenzeer institutioneel als economisch: tijdelijke nederzettingen creëren geen politieke kiezersgroep voor verbetering omdat hun bewoners als tijdelijk worden geclassificeerd; de classificatie blijft bestaan ongeacht de werkelijke duur omdat het erkennen van permanentie zou betekenen dat beleidsfalen wordt erkend. De Weerbaarheid-pijler doorbreekt deze valkuil door reserverederzettingen vanaf het begin als permanente infrastructuur te ontwerpen – gebouwd volgens bewoonbaarheidsnormen die geen verontschuldiging of upgrade nodig hebben om waardig te zijn.</text:p>
      <text:p text:style-name="Standard">De derde tekortkoming is de centralisatiepathologie. Rampenbestrijdingssystemen zijn doorgaans ontworpen met hiërarchische commandostructuren die het bestuur in vredestijd weerspiegelen. Dit creëert systemische brosheid: wanneer de ramp het commandocentrum treft – wat vaak gebeurt, aangezien commandocentra zich in bevolkingscentra bevinden die zelf risico lopen – stort coördinatie in. De catastrofale respons op Katrina in 2005 in New Orleans was in wezen een centralisatiefout: federale, staats- en stadsautoriteiten brachten kritieke uren door met onderhandelen over jurisdictie terwijl mensen stierven in de Superdome.⁴ Modulaire, lokaal bruikbare weerbaarheidsinfrastructuur die geen centrale autorisatie nodig heeft om te activeren is niet alleen verkieslijk – het is de enige architectuur die betrouwbaar presteert onder de omstandigheden waarvoor ze is ontworpen.</text:p>
      <text:p text:style-name="Standard">De vierde tekortkoming is ongelijkheid in bescherming. Rampenschade is niet willekeurig verdeeld over bevolkingsgroepen. In vrijwel elke bestudeerde ramp zijn sterfte- en ontheemdingcijfers hoger onder lage-inkomensgroepen, etnische minderheden, ouderen, mensen met een handicap en vrouwen – groepen die minder toegang hebben tot vroegtijdige waarschuwingsinformatie, minder capaciteit om zelf te evacueren en minder politieke invloed op investeringen in infrastructuur vóór de ramp.⁵ Deze ongelijkheid is niet toevallig; ze weerspiegelt de werking van markt-gemedieerde bescherming waarbij de kwaliteit van iemands rampvoorbereiding samenhangt met het vermogen ervoor te betalen. De universaliteitseis van de Weerbaarheid-pijler – dat reserverederzettingscapaciteit en logistieke infrastructuur beschikbaar zijn zonder middelentoets of voorafgaande registratie voor elke persoon in het getroffen gebied – adresseert deze structurele ongelijkheid direct.</text:p>
      <text:p text:style-name="Standard">De vijfde tekortkoming is kortetermijndenken bij klimaatrisicobeoordeling. Beslissingen over infrastructuurinvesteringen worden routinematig genomen op basis van levensduren van activa van 20–30 jaar, met behulp van klimaatprojecties die uitgaan van omstandigheden die vergelijkbaar zijn met de historische periode. Naarmate klimaatprojecties versnellende veranderingen opnemen, produceert dit infrastructuur die systematisch onderbepaald is voor de omstandigheden waarmee ze tijdens haar operationele leven zal worden geconfronteerd. Kustinfrastructuur gebouwd volgens de huidige overstromingsnormen zal in de meeste klimaatscenario's binnen haar ontwerpleven te maken krijgen met omstandigheden die die normen overschrijden. De Weerbaarheid-pijler vereist dat investeringen in klimaatadaptatie worden gepland op basis van projecties van 50–100 jaar, waarbij hogere initiële kosten worden geaccepteerd in ruil voor het vermijden van de veel grotere kosten van vroegtijdig falen van infrastructuur.</text:p>
      <text:p text:style-name="Standard"/>
      <text:p text:style-name="Standard">2.2.3 Historische Patronen van Weerstand tegen Structurele Hervorming</text:p>
      <text:p text:style-name="Standard">Structurele hervorming van rampenbestrijding en publieke weerbaarheidssystemen volgt hetzelfde weerstandstraject dat bij andere grote maatschappelijke verschuivingen wordt waargenomen, met enkele domeinspecifieke variaties die de bijzondere politieke economie van rampenbestrijding weerspiegelen.</text:p>
      <text:p text:style-name="Standard">De onhaalbaarheidsfase in weerbaarheidshervorming neemt een kenmerkende vorm aan. In tegenstelling tot arbeidsbescherming of sociale vangnetten, waar tegenstanders beweren dat bescherming economisch onhoudbaar is, beweren tegenstanders van weerbaarheidshervormingen doorgaans dat de voorgestelde norm fysiek onmogelijk is – dat geen waarschuwingssysteem voldoende voorlooptijd kan bieden voor gebeurtenissen zonder waarschuwing, dat geen logistiek netwerk grote bevolkingsgroepen kan verplaatsen binnen de voorgestelde tijdsbestekken, dat geen <text:soft-page-break/>reserverederzettingssysteem in echte gereedheid kan worden gehouden zonder onbetaalbare kosten. Deze argumenten zijn technisch geavanceerd en soms gedeeltelijk geldig; ze worden ook systematisch ingezet om hervormingen te voorkomen, ongeacht hun nauwkeurigheid in specifieke gevallen. Het juiste antwoord is empirisch: de prestatiestandaarden die in de Weerbaarheid-pijler worden voorgesteld, zijn ontleend aan gedocumenteerde prestaties van bestaande systemen in specifieke contexten, niet aan theoretische idealen.</text:p>
      <text:p text:style-name="Standard">De juridische-uitdagingsfase in weerbaarheidshervorming richt zich op jurisdictiegrenzen. Rampenbestrijdingsbevoegdheid is in de meeste landen verdeeld over nationale, regionale en lokale overheden op manieren die eerder historisch toeval dan functionele logica weerspiegelen. Wanneer hervormingsvoorstellen minimale nationale normen voor lokale noodinfrastructuur zoeken, verzetten lokale autoriteiten zich als inbreuk op autonomie; wanneer voorstellen lokale infrastructuur financieren via nationale mechanismen, verzetten nationale autoriteiten zich als fiscaal overreach. Deze jurisdictiefragmentatie is niet toevallig – ze wordt actief in stand gehouden door actoren die profiteren van de status quo juist omdat fragmentatie effectieve verantwoording voor paraatheidsfalen voorkomt.</text:p>
      <text:p text:style-name="Standard">De kapitaalonttrekkingsfase is bijzonder zichtbaar in de verzekeringssector, die een centrale rol speelt in de financiering van rampherstel in markteconomieën. Naarmate het klimaatrisico toeneemt, hebben verzekeraars zich teruggetrokken uit risicovolle kust- en brandgevoelige markten, onder verwijzing naar onhoudbare verliesratio's.⁶ Deze terugtrekking wordt gepresenteerd als een marktsignaal – bewijs dat de locaties echt te riskant zijn om te bewonen – maar functioneert als een vorm van kapitaaldreiging tegen overheidsbeleid: als overheden verplichte dekkingsvereisten of publieke herverzekeringsmechanismen instellen, zal privaat kapitaal vertrekken, waardoor de publieke sector wordt achtergelaten met geconcentreerd risico. Het reserverederzettingssysteem en de voorgepositioneerde logistieke architectuur van de Weerbaarheid-pijler verminderen de afhankelijkheid van verzekerings-gemedieerd herstel, waardoor de hefboomwerking van deze dreiging afneemt.</text:p>
      <text:p text:style-name="Standard">De kunstmatige-schaarstefase in weerbaarheidshervorming manifesteert zich als opzettelijke onderinvestering in vroegtijdige-waarschuwingsinfrastructuur, reserverederzettingscapaciteit en logistieke voorpositionering, gevolgd door argumenten dat de aangetoonde ontoereikendheid van bestaande systemen bewijst dat de voorgestelde normen onbereikbaar zijn. Wanneer reserverederzettingen niet worden gebouwd, wordt hun afwezigheid aangevoerd als bewijs dat ze niet kunnen worden gebouwd. Wanneer waarschuwingsnetwerken niet worden gefinancierd tot dekkingsnorm, worden hun lacunes aangevoerd als bewijs dat dekking technisch onmogelijk is. Het herkennen van dit patroon stelt hervormers in staat aan te dringen op het aantonen van haalbaarheid via pilots in plaats van beweerde onhaalbaarheid als vaststaand feit te accepteren.</text:p>
      <text:p text:style-name="Standard">De heroveringsfase in weerbaarheidshervorming neemt de vorm aan van privatisering van rampenbestrijdingsfuncties – uitbesteden van logistiek, schuilplaatsbeheer, voedselvoorziening en beveiliging aan private bedrijven die winst maken uit crisissituaties. De contracteringservaring na Katrina in de Verenigde Staten documenteerde dit patroon uitgebreid: FEMA contracteerde met bedrijven die minimale rampenbestrijdingservaring hadden, betaalde tarieven ver boven de markt en leverde diensten ver onder de gecontracteerde normen, met beperkte verantwoording.⁷ De bestuursarchitectuur van de Weerbaarheid-pijler moet specifiek deze kwetsbaarheid adresseren door publieke levering als standaard in te stellen en de voorwaarden te definiëren waaronder private contractering is toegestaan, met robuuste audit- en verantwoordingsvereisten die politieke overgangen overleven.</text:p>
      <text:p text:style-name="Standard">Het kantelpunt van onomkeerbaarheid in weerbaarheidshervorming is doorgaans een ramp die de kosten van onvoldoende voorbereiding onmiskenbaar zichtbaar maakt voor een breed publiek. De Indische Oceaan-tsunami van 2004 katalyseerde de oprichting van regionale vroegtijdige-waarschuwingssystemen in de Indo-Pacifische regio. Orkaan Katrina katalyseerde FEMA-hervorming en de vaststelling van nieuwe nationale paraatheidsnormen in de Verenigde Staten. De aardbeving en tsunami van Tōhoku in 2011 katalyseerden een algehele herziening van de Japanse kustverdedigings- <text:soft-page-break/>en evacuatie-infrastructuur. Elk van deze kantelpunten kwam tegen enorme menselijke kosten; het doel van proactieve weerbaarheidshervorming is om de infrastructuur te vestigen vóór de ramp die er anders een katalysator voor zou zijn.</text:p>
      <text:p text:style-name="Standard"/>
      <text:p text:style-name="Standard">2.2.4 Het Reserverederzettingssysteem: Ontwerp in Detail</text:p>
      <text:p text:style-name="Standard">Het reserverederzettingssysteem verdient een meer gedetailleerd onderzoek dan het overzicht in 2.2.1 biedt, omdat het ontwerp bepaalt of het werkelijk kan functioneren als vervanging voor permanente huisvesting tijdens langdurige ontheemding, terwijl het economisch duurzaam blijft als infrastructuur in vredestijd.</text:p>
      <text:p text:style-name="Standard">Reserverederzettingen zijn gepland in drie functionele lagen. Laag één-nederzettingen zijn lichte voorpositioneringsinstallaties: vrijgemaakt land, nutsaansluitingen, brandstof- en wateropslag, en opgeslagen modulaire woningcomponenten die binnen 24 uur kunnen worden geassembleerd. Ze vereisen minimaal doorlopend onderhoud en genereren beperkt nut in vredestijd; hun waarde zit geheel in paraatheidskosten en snelheid. Laag twee-nederzettingen zijn gedeeltelijk ontwikkelde faciliteiten: permanente nutsinfrastructuur, semi-permanente woningstructuren geschikt voor middellange bewoning, en dienstgebouwen met medische, educatieve en administratieve functies. In vredestijd functioneren deze als de gemeenschapsmiddelen beschreven in het conceptuele overzicht – accommodatie voor seizoensarbeiders, educatieve retraites, onderzoeksstations of goedkoop toerisme. Laag drie-nederzettingen zijn volledig ontwikkelde alternatieve gemeenschappen: permanente woningen met leefbaarheidsnormen gelijk aan gewone woningbouw, volledige diensteninfrastructuur en economische activiteit die voldoende is om de nederzetting te onderhouden zonder subsidie voor rampbestrijding. In vredestijd zijn laag drie-nederzettingen bewoonde gemeenschappen die toevallig reservecapaciteit en snelle-opnameprotocollen hebben; in noodgevallen wordt hun bestaande bevolking aangevuld met ontheemde nieuwkomers volgens gedefinieerde deelexclusies.</text:p>
      <text:p text:style-name="Standard">Het laag drie-model adresseert het meest hardnekkige probleem in het ontwerp van reserverederzettingen: het handhaven van echte gereedheid in faciliteiten die niet continu worden gebruikt. Een onbewoonde nederzetting gaat fysiek en institutioneel achteruit – infrastructuur corrodeert, onderhoudsvaardigheden kwijnen weg, administratieve protocollen worden theoretisch in plaats van beoefend. Door laag drie-nederzettingen te ontwerpen als levende gemeenschappen met reservecapaciteit in plaats van speciaal gebouwde noodfaciliteiten, zorgt de Weerbaarheid-pijler ervoor dat de infrastructuur wordt onderhouden door gebruik in plaats van tegen niet-gebruik. Het economische model is analoog aan een hotel dat zijn operationele capaciteit behoudt door normale bezetting, terwijl een bepaald percentage kamers wordt gereserveerd voor noodtoewijzing onder vooraf bepaalde voorwaarden.</text:p>
      <text:p text:style-name="Standard">Locatieselectie voor reserverederzettingen volgt criteria die zijn ontleend aan zowel ramprisico- als connectiviteitsanalyse. Nederzettingen moeten buiten de primaire gevarenzones liggen van de rampen waarvoor ze zijn ontworpen om op te vangen: landinwaarts van kustoverstromingsrisico, boven waarschijnlijke brandperimeters, op stabiele geologische formaties buiten primaire seismische breukzones. Ze moeten bereikbaar zijn via meerdere transportroutes, omdat locaties met enkele toegang kunnen worden geïsoleerd door dezelfde ramp die ze activeert. Ze moeten binnen het transportnetwerk van de Mobiliteit-pijler liggen om bevolkingsverplaatsing zonder privéautobezit mogelijk te maken. En ze moeten worden verdeeld om concentratie te voorkomen: een reserverederzettingssysteem waarin alle capaciteit in één regio ligt, is kwetsbaar voor regionale rampen die tegelijkertijd bevolkingen verdrijven en reservecapaciteit vernietigen.</text:p>
      <text:p text:style-name="Standard">Bestuur van reserverederzettingen tijdens noodactivering volgt een gedefinieerd protocol dat snelheid in evenwicht brengt met legitimiteit. Activeringsbevoegdheid wordt gedelegeerd aan regionale rampcoördinatoren die opnameprotocollen kunnen activeren zonder te wachten op nationale autorisatie – waardoor de jurisdictievertragingen worden geëlimineerd die historisch gezien levens hebben gekost. Activeringsbeslissingen zijn onderworpen aan snelle onafhankelijke toetsing binnen 24 uur, wat <text:soft-page-break/>verantwoording biedt zonder knelpunten te creëren. Ontheemde bevolkingsgroepen die aankomen in reserverederzettingen hebben gedefinieerde rechten: minimale accommodatienormen, toegang tot medische en educatieve diensten, bewegingsvrijheid binnen en vanuit de nederzetting, en een gedefinieerde statusherzieningsprocedure die tijdelijke ontheemding omzet in permanente hervestigingsopties wanneer de ontheemding de gedefinieerde drempels overschrijdt.</text:p>
      <text:p text:style-name="Standard"/>
      <text:p text:style-name="Standard">2.2.5 Voorlopige Economische Beoordeling en Financieringsmogelijkheden</text:p>
      <text:p text:style-name="Standard">De economische rechtvaardiging voor de Weerbaarheid-pijler berust op een eenvoudige vergelijking: de kosten van paraatheid versus de kosten van onvoorbereidheid. Deze vergelijking is consequent in het voordeel van investeren in paraatheid, vaak dramatisch, maar investeringen blijven systematisch ontoereikend omdat de kosten van onvoorbereidheid op andere actoren en tijdschalen vallen dan de kosten van voorbereiding.</text:p>
      <text:p text:style-name="Standard">De wereldwijde economische kosten van natuurrampen bedroegen gemiddeld ongeveer $280 miljard per jaar in het decennium 2010–2020, met aanzienlijke jaarlijkse variatie veroorzaakt door grote gebeurtenissen.⁸ Dit cijfer onderschat de werkelijke kosten aanzienlijk omdat het verzekerde verliezen en directe infrastructurele schade betrouwbaarder vastlegt dan indirecte economische effecten, langetermijngevolgen voor de gezondheid en de samengestelde kosten van ontheemding. Uitgebreidere beoordelingen die deze factoren meenemen, schatten de totale jaarlijkse kosten op $500 miljard tot $1 biljoen.⁹ Tegen deze basislijn worden de jaarlijkse kosten van een volledig geïmplementeerde wereldwijde Weerbaarheid-pijler – vroegtijdige-waarschuwingsinfrastructuur, onderhoud van reserverederzettingen, logistieke voorpositionering en klimaatadaptatie-investeringen – geschat op $150–200 miljard, met aanzienlijke initiële kapitaalvereisten tijdens de implementatiefase.</text:p>
      <text:p text:style-name="Standard">Het rendement op deze investering is gedocumenteerd in meerdere contexten. Voor elke dollar geïnvesteerd in ramprisicovermindering vinden studies consequent vermeden verliezen van vier tot elf dollar, waarbij de verhouding stijgt naarmate investeringen beter worden gericht.¹⁰ Alleen al vroegtijdige-waarschuwingssystemen genereren buitengewone rendementen: de geschatte kosten van het opzetten van een wereldwijd meer-gevarengericht vroegtijdig-waarschuwingssysteem zijn ongeveer $800 miljoen per jaar, tegenover vermeden verliezen geschat op $3–16 miljard per jaar – een verhouding van 4:1 tot 20:1 afhankelijk van de methodologie.¹¹ Deze rendementen zijn zo groot dat de economische rechtvaardiging voor investeringen robuust is, zelfs onder conservatieve aannames en hoge discontovoeten.</text:p>
      <text:p text:style-name="Standard">De structurele reden dat investeringen ondanks deze rendementen ontoereikend blijven, is de scheiding van kosten en baten over actoren en tijd. Overheden die investeren in paraatheid dragen onmiddellijk kosten; de baten komen over decennia en zijn in het gunstigste geval onzichtbaar – een ramp die niet plaatsvindt genereert geen politiek krediet. De bevolkingsgroepen die profiteren van paraatheidsinvesteringen zijn vaak niet dezelfde bevolkingsgroepen die stemmen op de overheden die de investering doen. En de private actoren die rampkosten dragen – verzekeraars, vastgoedeigenaren, bedrijven – hebben beperkte mogelijkheden om te coördineren in investeringen in publieke paraatheidsgoederen die hun blootstelling zouden verminderen, maar waarvan de baten niet privaat kunnen worden ingepikt.</text:p>
      <text:p text:style-name="Standard">De Weerbaarheid-pijler adresseert deze misalignment via verschillende mechanismen. Constitutionele inbedding van de weerbaarheidsgarantie creëert een langetermijnverbintenis die verkiezingscycli overleeft. Internationale verdragsverplichtingen verdelen de kosten van wereldwijde vroegtijdige-waarschuwings- en logistieke infrastructuur over bijdragende landen in verhouding tot hun economische capaciteit. Toegewijde financieringsstromen – analoog aan de heffingen die transport- en energie-infrastructuur financieren – leveren inkomsten op die niet jaarlijks concurreren met discretionaire uitgavenprioriteiten. En het nut van laag twee- en laag drie-reserverederzettingen in vredestijd genereert doorlopende economische rendementen die de onderhoudskosten gedeeltelijk <text:soft-page-break/>compenseren, waardoor private belanghebbenden ontstaan met belangen die in lijn zijn met voortdurende investeringen.</text:p>
      <text:p text:style-name="Standard">Financieringsbronnen omvatten bestaande internationale toezeggingen voor ramprisicovermindering – het Sendai-kader voor ramprisicovermindering 2015–2030 stelde doelen voor verhoogde investeringen, hoewel de uitvoering aanzienlijk achterblijft bij de toezeggingen¹² – herverdeling van uitgaven voor herstel na rampen naar paraatheid voor rampen, en progressieve internationale heffingen op activiteiten die bijdragen aan systemisch risico, waaronder koolstofemissies en financiële activiteiten die economische fragiliteit versterken. De implementatietermijn van 18 jaar maakt gefaseerde kapitaalverbintenissen mogelijk, waarbij vroege fasen prioriteit geven aan investeringen met hoog rendement in vroegtijdige-waarschuwingsinfrastructuur en laag één-reservevoorpositionering voordat wordt overgegaan tot de grotere kapitaalvereisten van laag twee- en laag drie-ontwikkeling.</text:p>
      <text:p text:style-name="Standard"/>
      <text:p text:style-name="Standard">2.2.6 Expliciete Tegenargumenten en Risicobeperking</text:p>
      <text:p text:style-name="Standard">De Weerbaarheid-pijler staat voor verschillende substantiële bezwaren die een directe behandeling verdienen in plaats van afwijzing.</text:p>
      <text:p text:style-name="Standard">Het moreel risico-bezwaar stelt dat gegarandeerde rampbestrijding de prikkels voor individuen en gemeenschappen vermindert om in hun eigen paraatheid te investeren, en dat het vestiging in risicovolle gebieden aanmoedigt door het kostensignaal weg te nemen dat hen anders zou afschrikken. Dit bezwaar is empirisch toetsbaar en het bewijs is gemengd. Studies naar overstromingsverzekeringen in de Verenigde Staten – een gedeeltelijke analogie van gegarandeerde rampbestrijding – vinden inderdaad enig bewijs van verhoogde vestiging in overstromingsvlaktes onder verzekerde bevolkingsgroepen.¹³ Het effect is echter aanzienlijk kleiner dan critici suggereren, is geconcentreerd onder rijke vastgoedeigenaren die het zich konden veroorloven te verhuizen zonder de verzekeringsgarantie, en wordt overschaduwd door de gelijkheidskosten van het niet bieden van bescherming. Gekalibreerde antwoorden omvatten landgebruiksplanningseisen die nieuwe ontwikkeling in de hoogste risicozones beperken, waarbij het reserverederzettingssysteem dient als alternatieve bestemming in plaats van een reden om te blijven.</text:p>
      <text:p text:style-name="Standard">Het coördinatiefout-bezwaar stelt dat de schaal en complexiteit van het voorgestelde systeem de organisatiecapaciteit van bestaande instellingen te boven gaan. Deze zorg is legitiem en het raamwerk neemt het serieus. De BCDR-analogie is hier leerzaam: grote bedrijven met complexe operaties hebben aangetoond dat het mogelijk is om echte operationele continuïteit te handhaven over wereldwijde voetafdrukken door systematische planning, regelmatige oefening en duidelijke verantwoording. De uitdaging voor publieke systemen is niet technisch maar institutioneel – het opbouwen van de bestuursstructuren en verantwoordingsmechanismen die organisaties ertoe brengen paraatheid als een permanente prioriteit te handhaven in plaats van een incidentele focus. De gefaseerde implementatietermijn maakt institutionele capaciteitsopbouw mogelijk naast infrastructuurinvesteringen, waarbij vroege fasen prioriteit geven aan de organisatorische ontwikkeling die latere fasen nodig hebben.</text:p>
      <text:p text:style-name="Standard">Het soevereiniteitsbezwaar stelt dat internationale minimumstandaarden voor weerbaarheidsinfrastructuur een onaanvaardbare inbreuk vormen op nationale besluitvorming. Dit bezwaar is zwakker dan het lijkt. Nationale soevereiniteit in rampbestrijding heeft al een aanzienlijke internationale overlay: het Sendai-kader, de aanpassingsbepalingen van de Overeenkomst van Parijs, en talrijke bilaterale en multilaterale rampenbijstandsregelingen omvatten allemaal internationale normen en verplichtingen. De Weerbaarheid-pijler breidt deze bestaande regelingen uit in plaats van een kwalitatief nieuwe vorm van internationale betrokkenheid te creëren. En het praktische alternatief voor internationale coördinatie – puur nationale weerbaarheidsinfrastructuur – is aantoonbaar inferieur voor grensoverschrijdende gevaren, regionale rampen die nationale capaciteit overweldigen, en wereldwijde risico's zoals pandemieën en klimaatverandering die geen enkel land unilateraal kan aanpakken.</text:p>
      <text:p text:style-name="Standard"><text:soft-page-break/>Het politieke-capturerisico – dat reserverederzettingen instrumenten worden voor gedwongen verplaatsing of bevolkingscontrole in plaats van vrijwillige rampbestrijdingsmiddelen – is het meest ernstige institutionele risico waarmee de pijler wordt geconfronteerd. Historische precedenten voor door de overheid beheerde bevolkingsverplaatsingen, van Sovjet-collectivisatie tot wederopbouw na rampen in autoritaire contexten, tonen aan dat infrastructuur ontworpen voor beschermende doeleinden kan worden hergebruikt voor controle. De beperking is architectonisch: reserverederzettingen moeten worden ontworpen met uittredingsrechten als fundamentele kenmerken, niet als administratieve bijzaak. Ontheemde bevolkingsgroepen moeten bewegingsvrijheid, rechtspositie en toegang tot onafhankelijke belangenbehartiging behouden. Internationaal toezicht met echte toegangsrechten biedt externe verantwoording die puur nationale systemen niet kunnen bieden. En constitutionele inbedding van het rechtenkader zorgt ervoor dat de beschermende oriëntatie van het systeem politieke overgangen overleeft.</text:p>
      <text:p text:style-name="Standard"/>
      <text:p text:style-name="Standard">2.2.7 Empirisch Bewijs en Analoge Casestudies</text:p>
      <text:p text:style-name="Standard">De kerncomponenten van de Weerbaarheid-pijler hebben precedenten in bestaande implementaties die de haalbaarheid aantonen en tegelijkertijd noodzakelijke ontwerpverfijningen belichten.</text:p>
      <text:p text:style-name="Standard">De rampbestrijdingsinfrastructuur van Japan is de meest uitgebreide bestaande implementatie van weerbaarheidsprincipes op nationale schaal. Na de aardbeving en tsunami van Tōhoku in 2011, die ongeveer 19.000 mensen doodde ondanks dat Japan op dat moment de meest geavanceerde aardbevingsparaatheidssystemen ter wereld had, voerde Japan een systematische upgrade uit van zijn kustverdedigings- en evacuatie-infrastructuur. Zeeweringen, verhoogde evacuatieroutes, vooraf aangewezen verzamelplaatsen met voorraden en uitgebreide publieke voorlichtingscampagnes werden geïmplementeerd op een schaal en kosten die voor de ramp politiek onmogelijk leken.¹⁴ De institutionele les is dat democratische systemen grootschalige weerbaarheidsinvesteringen kunnen volhouden wanneer de politieke verbinding tussen paraatheid en bescherming visceraal echt is gemaakt door een grote ramp – en dat het doel van proactieve hervorming is om deze verbinding te leggen vóór in plaats van na de catastrofe.</text:p>
      <text:p text:style-name="Standard">Het orkaanparaatheidssysteem van Cuba is het meest opvallende voorbeeld van effectieve massa-evacuatie in een land met een laag inkomen. Ondanks dat het jaarlijks wordt geconfronteerd met enkele van de meest intense Atlantische orkanen, zijn de dodentallen van Cuba door zware stormen consequent ordes van grootte lager dan in vergelijkbaar blootgestelde landen in het Caribisch gebied. Orkaan Ivan in 2004 veroorzaakte 25 doden in Grenada, geen in Cuba, ondanks dat Cuba groter en armer was.¹⁵ Het Cubaanse systeem vertrouwt op: een gemeenschapsgerichte paraatheidsinfrastructuur die echt lokaal is in plaats van centraal afhankelijk; vooraf toegewezen evacuatieverantwoordelijkheden voor elk huishouden; vooraf aangewezen gemeenschapsverzamelplaatsen met voorraden; en systematische meerdaagse evacuatieoefeningen. De politieke economie van Cuba maakt directe replicatie problematisch, maar de operationele lessen – dat gemeenschapsgerichte paraatheid met vooraf bepaalde bestemmingen dramatisch beter presteert dan geïmproviseerde evacuatie – zijn universeel.</text:p>
      <text:p text:style-name="Standard">Het cycloonparaatheidsprogramma van Bangladesh toont aan dat zelfs extreem middelenarme contexten dramatische verbeteringen in rampsterfte kunnen bereiken door gerichte infrastructuurinvesteringen en gemeenschapsorganisatie. In 1970 doodde cycloon Bhola ongeveer 300.000 mensen in wat nu Bangladesh is. In 2007 doodde cycloon Sidr, van vergelijkbare intensiteit, minder dan 4.000 mensen in hetzelfde geografische gebied.¹⁶ Het verschil is vrijwel geheel toe te schrijven aan het cycloonparaatheidsprogramma: een netwerk van verhoogde betonnen cycloonschuilplaatsen die voor vrijwel de hele kustbevolking binnen 30 minuten lopen bereikbaar zijn, gecombineerd met gemeenschapsvrijwilligersnetwerken die verantwoordelijk zijn voor evacuatiewaarschuwing en -ondersteuning. De kosten per hoofd van deze infrastructuur zijn bescheiden; de levensreddende effectiviteit is buitengewoon.</text:p>
      <text:p text:style-name="Standard"><text:soft-page-break/>Het aardbevingsparaatheidssysteem van Nieuw-Zeeland biedt een model voor het integreren van reserverederzettingsconcepten met bestaande infrastructuur. Na de aardbeving in Christchurch in 2011 ontwikkelde Nieuw-Zeeland een uitgebreid raamwerk voor wederopbouw dat expliciet weerbaarheidsprincipes opnam: gedistribueerde in plaats van gecentraliseerde kritieke infrastructuur, vooraf ontworpen modulaire bouwsystemen die snel konden worden ingezet voor tijdelijke huisvesting, en vooraf onderhandelde contracten met leveranciers en logistieke dienstverleners voor noodactivering. De wederopbouw toonde ook de kosten aan van het niet hebben van reserverederzettingen: ongeveer 10.000 huishoudens werden voor langere perioden ontheemd naar accommodatie die tijdelijk was in ontwerp maar semi-permanent werd in de praktijk, waarmee de ontheemdingsval op kleinere schaal werd gereproduceerd.¹⁷</text:p>
      <text:p text:style-name="Standard">Het Europees Centrum voor ziektepreventie en -bestrijding (ECDC) biedt een model voor de epidemiologische component van het vroegtijdige-waarschuwingsnetwerk. Het geïntegreerde surveillancesysteem van het ECDC verzamelt ziektemonitoringgegevens uit 30 Europese landen via gestandaardiseerde rapportageprotocollen, waardoor snelle detectie van grensoverschrijdende uitbraken en gecoördineerde respons mogelijk is.¹⁸ De COVID-19-pandemie onthulde zowel de waarde van deze infrastructuur – Europese uitbraakdetectie was sneller en nauwkeuriger dan in regio's zonder vergelijkbare coördinatie – als de beperkingen: detectiecapaciteit werd niet geëvenaard door responscapaciteit, en de afwezigheid van voorgepositioneerde medische voorraden betekende dat concurrentie voor persoonlijke beschermingsmiddelen en beademingsapparatuur de coöperatieve bedoeling van de surveillancearchitectuur ondermijnde. De Weerbaarheid-pijler adresseert deze kloof door surveillance te integreren met voorgepositioneerde logistiek in plaats van ze als afzonderlijke systemen te behandelen.</text:p>
      <text:p text:style-name="Standard"/>
      <text:p text:style-name="Standard">2.2.8 Wereldwijde en Juridische Implementatiedetails</text:p>
      <text:p text:style-name="Standard">De internationale juridische architectuur van de Weerbaarheid-pijler bouwt voort op het bestaande Sendai-kader voor ramprisicovermindering 2015–2030, dat zeven wereldwijde doelen stelde voor het verminderen van rampsterfte, economische verliezen en schade aan kritieke infrastructuur.¹⁹ De beperking van het kader is dat de doelen ambitieus zijn in plaats van bindend en dat het monitoringmechanisme handhavingscapaciteit mist. De Weerbaarheid-pijler zet de ambities van Sendai om in afdwingbare minimumstandaarden via een verdragsprotocol dat deelnemende staten ratificeren als een bindende verbintenis, met onafhankelijke audit en gedefinieerde consequenties voor niet-naleving.</text:p>
      <text:p text:style-name="Standard">Implementatietrajecten weerspiegelen die welke zijn vastgesteld voor de Mobiliteit-pijler. Het vroegtijdige-waarschuwingstraject stelt technische normen vast voor detectiedekking, alarmlatentie en verspreidingsbereik per gevarentype, met certificering van nationale systemen door een onafhankelijke internationale technische instantie. Het reserverederzettingstraject stelt minimale capaciteitsverhoudingen, bewoonbaarheidsnormen en activeringsprotocolvereisten vast, met regelmatige onaangekondigde oefeningen om echte gereedheid te verifiëren in plaats van papieren naleving. Het logistieke traject stelt voorpositioneringsvereisten en prestatiestandaarden vast voor evacuatiesnelheid en levering van voorraden, opnieuw met geverifieerde oefenprestaties in plaats van zelfcertificering.</text:p>
      <text:p text:style-name="Standard">Handhaving werkt via reputatie- en financiële mechanismen in plaats van dwingende. Auditresultaten worden gepubliceerd in een openbaar toegankelijk internationaal register, waardoor reputatieprikkels voor naleving ontstaan. Internationale financiering voor rampherstel – via de Wereldbank, regionale ontwikkelingsbanken en bilaterale donoren – wordt afhankelijk gesteld van aangetoonde naleving van paraatheidsnormen, wat financiële prikkels creëert die bijzonder effectief zijn voor lagere-inkomenslanden waar internationale financiering significant is. Staten die aan de normen voldoen, komen in aanmerking voor preferentiële financieringsvoorwaarden voor doorlopende infrastructuurinvesteringen; staten die tekortschieten, worden geconfronteerd met hogere leenkosten <text:soft-page-break/>voor rampherstel, omdat hun onvoorbereidheid kwantificeerbaar de verwachte kosten van toekomstige claims op internationale bijstand verhoogt.</text:p>
      <text:p text:style-name="Standard">Soevereiniteitsbescherming is ingebed in de verdragsarchitectuur. Minimumstandarden definiëren vloeren, geen plafonds; staten kunnen ze overschrijden en kunnen ze implementeren via diverse institutionele arrangementen die passen bij hun bestuurstradities. Internationale audit richt zich op uitkomsten – bereikt het systeem de prestatiestandaarden? – in plaats van processen, waardoor nationale discretie over implementatieontwerp behouden blijft. Het verdrag bevat een expliciete niet-inmengingclausule die voorkomt dat het weerbaarheidskader wordt gebruikt om interventie in binnenlands bestuur te rechtvaardigen buiten het paraatheidsdomein. Deze beschermingen zijn ontworpen om adoptie politiek haalbaar te maken in staten met sterke soevereiniteitsgevoeligheden, terwijl de minimale gemeenschappelijke normen behouden blijven die nodig zijn voor internationale coördinatie om te functioneren.</text:p>
      <text:p text:style-name="Standard"/>
      <text:p text:style-name="Standard">2.2.9 Duurzaamheids- en Lange Termijn Haalbaarheidsbeoordelingen</text:p>
      <text:p text:style-name="Standard">De langetermijnhaalbaarheid van de Weerbaarheid-pijler hangt af van het handhaven van politieke en fiscale toewijding gedurende de lange perioden tussen grote rampen waarin de infrastructuur geen rendement lijkt te genereren. Dit is de kenmerkende duurzaamheidsuitdaging van paraatheidsinvesteringen: het slaagt door gebeurtenissen te voorkomen die de waarde ervan zouden aantonen, waardoor de bijdrage onzichtbaar wordt juist wanneer deze het meest effectief is.</text:p>
      <text:p text:style-name="Standard">Het primaire duurzaamheidsmechanisme is het ontwerp van nut in vredestijd, ingebed in de reserverederzettingslagen. Infrastructuur die continu wordt gebruikt, genereert doorlopend economisch rendement, politieke kiezersgroepen en institutionele bekendheid die puur stand-bysystemen niet hebben. De laag twee- en laag drie-nederzettingsontwerpen, die in normale tijden functioneren als levende gemeenschappen en economische faciliteiten, creëren doorlopende groepen belanghebbenden met belangen bij hun onderhoud: bewoners, werkgevers, toerisme-exploitanten, onderwijsinstellingen. Deze belanghebbenden bieden politieke steun voor voortgezette financiering die onafhankelijk is van rampherinneringen die na verloop van tijd vervagen.</text:p>
      <text:p text:style-name="Standard">Klimaatverandering biedt een structurele drijfveer voor aanhoudende politieke aandacht voor weerbaarheidsinvesteringen die in voorgaande generaties ontbrak. Naarmate extreme weersgebeurtenissen in frequentie en intensiteit toenemen in alle bewoonde regio's, wordt de ervaringsbasis voor publieke vraag naar weerbaarheidsinvesteringen continu vernieuwd in plaats van periodiek ververst door verre herinneringen aan vroegere rampen. De bevolkingsgroepen die het meest worden blootgesteld aan door klimaat versterkte gevaren – kustgemeenschappen, landbouwregio's die te maken hebben met droogte- en overstromingsvolatiliteit, stedelijke bevolkingsgroepen in hittegevoelige steden – groeien in politieke relevantie naarmate hun kwetsbaarheid zichtbaarder en onmiddellijker wordt. Dit creëert een aanhoudende politieke omgeving die gunstiger is voor weerbaarheidsinvesteringen dan de episodische aandacht die volgde op grote rampen in voorgaande decennia.</text:p>
      <text:p text:style-name="Standard">Technologische trends ondersteunen de langetermijnprestatietraject van de pijler. Vroegtijdige-waarschuwingstechnologie verbetert continu: vooruitgang in satellietobservatie, machinaal leren voor patroonherkenning in milieugegevens en gedistribueerde sensornetwerken verminderen de detectielatentie en vergroten de geografische dekking tegen dalende eenheidskosten. Modulaire bouwtechnologie vordert tot het punt waarop reserverederzettingseenheden in uren in plaats van dagen kunnen worden geassembleerd, waardoor de responstijdvereisten die locatieselectie en logistiek ontwerp beperken, afnemen. Energieopslagtechnologie verlaagt de kosten van het handhaven van onafhankelijke stroomvoorziening op gedistribueerde locaties, waardoor de weerbaarheid van de nederzettingen zelf tegen infrastructuurverstoring verbetert. De infrastructuur van de pijler profiteert van deze trends zonder dat ze in de planning hoeven te worden verondersteld: prestatiestandaarden die <text:soft-page-break/>zijn vastgesteld op basis van de huidige technologie zullen steeds gemakkelijker te halen zijn naarmate de technologie vordert.</text:p>
      <text:p text:style-name="Standard">Institutionele duurzaamheid vereist opzettelijk ontwerp tegen de entropie die alle publieke instellingen na verloop van tijd treft. De verantwoordingsmechanismen – verplichte gepubliceerde auditresultaten, oefenprestatievereisten, financiële consequenties voor niet-naleving – zijn bedoeld om institutionele focus op echte gereedheid te behouden in plaats van papieren naleving. Rotatie van personeel door reserverederzettingsbeheer en oefendeelname behoudt praktische vaardigheden die kwijnen wanneer paraatheid alleen in documenten bestaat. En de constitutionele of statutaire inbedding van de weerbaarheidsgarantie creëert juridische rechtsmiddelen voor getroffen bevolkingsgroepen wanneer de garantie niet wordt nagekomen, wat een extern verantwoordingsmechanisme biedt dat institutionele drift overleeft.</text:p>
      <text:p text:style-name="Standard"/>
      <text:p text:style-name="Standard">2.2.10 De Onderlinge Afhankelijkheid van Weerbaarheid met Andere Pijlers</text:p>
      <text:p text:style-name="Standard">De Weerbaarheid-pijler werkt niet onafhankelijk van de andere zes pijlers in het FREEDOM-raamwerk. De effectiviteit wordt versterkt door, en versterkt op zijn beurt, elk van hen op manieren die het geïntegreerde systeem aanzienlijk capabeler maken dan de som der delen.</text:p>
      <text:p text:style-name="Standard">De relatie met Fundering is fundamenteel in de letterlijke zin. Funderinggrondtoewijzingen vormen de basis van de individuele zekerheidsgarantie; Weerbaarheid zorgt ervoor dat deze basis verstoring overleeft. Wanneer een ramp de Funderinggrondtoewijzing van een persoon vernietigt – een kustperceel overstroomt, een perceel in een brandzone verbrandt, een aardbevingsgebied onbewoonbaar maakt – biedt de Weerbaarheid-pijler de continuïteitsinfrastructuur die voorkomt dat het verlies van de ene pijler leidt tot het verlies van alle andere. Reserverederzettingen zijn expliciet ontworpen om Funderinggrondhouders te huisvesten die tijdelijk of permanent hun primaire toewijzing zijn kwijtgeraakt, en bieden gelijkwaardige basisbehoeften totdat herstel of alternatieve toewijzing is geregeld.</text:p>
      <text:p text:style-name="Standard">De Mobiliteit-pijler is de operationele partner van Weerbaarheid. Het transportnetwerk dat in normale tijden bewegingsvrijheid mogelijk maakt, is de evacuatie-infrastructuur die in noodgevallen bevolkingsverplaatsing mogelijk maakt. Dit tweeledige ontwerp is niet toevallig – het is een bewuste efficiëntie die de kapitaalkosten van beide systemen verlaagt en ervoor zorgt dat het noodtransportnetwerk wordt onderhouden door continu gebruik in plaats van periodieke oefening. De privacyarchitectuur van de sociale pagina interacteert met de bevolkingstrackingbehoeften van Weerbaarheid: noodcoördinatoren moeten weten wie zich in de rampzone bevindt en wie de reserverederzetting heeft bereikt; de vrijwillige registratie- en noodopenbaarmakingsprotocollen van de sociale pagina bieden deze informatie terwijl de privacybescherming wordt gehandhaafd die voorkomt dat noodomstandigheden worden omgezet in permanente surveillancerechtvaardigingen.</text:p>
      <text:p text:style-name="Standard">De communicatie-infrastructuur van Uitwisseling is het zenuwstelsel van de Weerbaarheid-pijler tijdens noodgevallen. Het redundante, gedecentraliseerde communicatienetwerk dat de Uitwisseling-pijler voor gewone doeleinden onderhoudt, is precies de infrastructuur die nodig is om waarschuwingsverspreiding en coördinatie te handhaven wanneer conventionele infrastructuur is verstoord. Het ontwerpprincipe van redundantie tegen enkelvoudige faalpunten, centraal in de architectuur van Uitwisseling, is evenzeer centraal in de prestatievereisten van het vroegtijdige-waarschuwingsnetwerk onder rampomstandigheden. Investeren in Uitwisselingsinfrastructuur verbetert dus direct de Weerbaarheidsprestaties, en vice versa.</text:p>
      <text:p text:style-name="Standard">De universele gezondheidszorggarantie van Evenwicht interageert met Weerbaarheid op het punt van medische respons na rampen. Reserverederzettingen zijn uitgerust met medische faciliteiten die zijn gekalibreerd om zowel hun bevolking in vredestijd als de ontheemde bevolkingsgroepen die ze tijdens noodgevallen opnemen te bedienen; deze faciliteiten maken deel uit van het Evenwichtsnetwerk in plaats van aparte infrastructuur, waardoor consistente normen en integratie van de toeleveringsketen worden gegarandeerd. De psychische gezondheidsdimensie van Evenwicht is bijzonder relevant bij <text:soft-page-break/>rampbestrijding: de geestelijke gezondheidsgevolgen van ontheemding zijn ernstig en langdurig, en de toewijding van de Weerbaarheid-pijler aan waardige continuïteit in plaats van louter overleving vermindert direct de psychische schade die langetermijnkosten voor Evenwicht genereert.</text:p>
      <text:p text:style-name="Standard">De rechtsstaatsgarantie van Verdediging is essentieel voor de bescherming van de Weerbaarheid-pijler tegen het meest ernstige institutionele risico: de omzetting van noodbevoegdheden in instrumenten van controle. De juridische kaders van de Verdediging-pijler – onafhankelijke rechterlijke macht, vereisten van due process, bescherming tegen willekeurige detentie – bieden de constitutionele context waarbinnen de noodactiveringsprotocollen van de Weerbaarheid-pijler opereren. Noodomstandigheden die normaal bestuur opschorten, behoren tot de meest betrouwbare wegen naar autoritaire consolidatie; de beschermingen van de Verdediging-pijler zijn de hoede tegen dit risico, en hun integriteit is een voorwaarde voor de legitimiteit van de Weerbaarheid-pijler.</text:p>
      <text:p text:style-name="Standard"/>
      <text:p text:style-name="Standard">2.2.11 Uitfaseren van Erfstelsels en Overgangsdynamiek</text:p>
      <text:p text:style-name="Standard">De overgang van huidige rampbestrijdingsregelingen naar het raamwerk van de Weerbaarheid-pijler omvat het beheren van de politieke economie van institutionele verandering in een domein waar gevestigde belangen aanzienlijk zijn en de gevolgen van overgangsfalen ernstig.</text:p>
      <text:p text:style-name="Standard">Bestaande nationale rampenbestrijdingsinstanties zijn de primaire institutionele actoren wier rol verandert onder het raamwerk. De overgang heroriënteert deze instanties van reactieve coördinatie – het mobiliseren van respons nadat rampen plaatsvinden – naar proactief infrastructuurbeheer – het onderhouden van de paraatheidssystemen die snelle respons mogelijk maken. Dit is een substantiële verandering in institutionele missie, die andere vaardigheden, andere prestatiemetingen en andere organisatieculturen vereist. De overgang moet worden beheerd als een organisatietransformatie met expliciete investeringen in verandermanagement in plaats van een structurele reorganisatie op papier. Personeel dat expertise heeft ontwikkeld in reactieve coördinatie heeft training en ondersteuning nodig om de facilitaire management-, logistieke en oefenontwerpvaardigheden te ontwikkelen die de nieuwe rol vereist; degenen die de overgang niet kunnen maken, hebben duidelijke carrièrepaden nodig in plaats van institutionele verdringing.</text:p>
      <text:p text:style-name="Standard">Private aannemers voor rampbestrijding – bedrijven die momenteel schuilplaatsbeheer, logistiek, voedselvoorziening en beveiliging leveren onder noodcontracten – worden geconfronteerd met een aanzienlijke vermindering van hun markt onder het raamwerk van de Weerbaarheid-pijler. Voorgepositioneerde publieke capaciteit en vooraf onderhandelde retainer-overeenkomsten vervangen de open aanbesteding die momenteel aanzienlijke inkomsten genereert voor deze bedrijven in de onmiddellijke nasleep van rampen. Hun verzet zal commercieel gemotiveerd zijn maar worden geuit in beleidstermen: argumenten dat private levering efficiënter is, dat de overheidscapaciteit niet kan tippen aan private flexibiliteit, dat voorpositionering middelen verspilt die beter kunnen worden ingezet nadat behoeften bekend zijn. Deze argumenten verdienen een empirisch in plaats van ideologisch antwoord: waar private aannemers superieure prestaties hebben aangetoond ten opzichte van publieke alternatieven in specifieke functies, zijn hybride leveringsmodellen die publieke verantwoording behouden terwijl ze private operationele capaciteit gebruiken, passend; waar het bewijs publieke levering ondersteunt, moet die worden nagestreefd zonder eerbiediging van commerciële belangen.</text:p>
      <text:p text:style-name="Standard">De overgang van de verzekeringssector is complex. Naarmate de Weerbaarheid-pijler de economische verliezen door rampen vermindert door verbeterde paraatheid en sneller herstel, neemt de blootstelling van de verzekeringssector af – een voordeel voor bedrijven die moeite hebben met stijgende verliesratio's. Maar de universele garantie van rampbestrijding vermindert ook de vraag van individuen naar rampverzekeringen, met name aan de onderkant van de inkomensverdeling waar de verzekeringspenetratie momenteel laag is. Het netto-effect op de sector hangt af van implementatiedetails en marktstructuur; het raamwerk vereist niet de eliminatie van private rampverzekeringen, maar verandert de rol van een primair beschermingsmechanisme in een aanvullend mechanisme voor verliezen boven de universele vloer.</text:p>
      <text:p text:style-name="Standard"><text:soft-page-break/>Internationale humanitaire organisaties – VN-instellingen, de Rode Kruis-beweging, grote internationale NGO's – spelen momenteel een centrale rol in rampbestrijding, met name in lagere-inkomenslanden waar de nationale capaciteit ontoereikend is. De implementatie van de Weerbaarheid-pijler bouwt nationale capaciteit op op manieren die de afhankelijkheid van internationale humanitaire actoren na verloop van tijd verminderen, wat werkelijk het doel is van het humanitaire systeem zelf, maar overgangsuitdagingen creëert voor organisaties wier financiering en institutionele identiteit zijn gebouwd rond crisisrespons. Het beheren van deze overgang vereist het integreren van internationale humanitaire expertise in het capaciteitsopbouwproces in plaats van het te behandelen als een parallel systeem dat moet worden vervangen, waardoor organisaties hun rollen kunnen laten evolueren in plaats van geconfronteerd te worden met abrupte verdringing.</text:p>
      <text:p text:style-name="Standard"/>
      <text:p text:style-name="Standard">Voetnoten</text:p>
      <text:p text:style-name="Standard">1. Wereld Meteorologische Organisatie. (2023). Staat van Wereldwijde Waterbronnen Rapport. WMO-No. 1333. Documenteert vooruitgang in hydrometeorologische voorspellingscapaciteit en voorlooptijden.</text:p>
      <text:p text:style-name="Standard">2. Lay, T. et al. (2005). De Grote Sumatra-Andaman Aardbeving van 26 December 2004. Science, 308(5725), 1127–1133. Analyse van waarschuwingssysteemlacunes en mortaliteitsverdeling.</text:p>
      <text:p text:style-name="Standard">3. IHSI/IOM. (2020). Haïti Ontheemdingsvolgsysteem. Tienjarige follow-upbeoordeling van bevolking ontheemd door aardbeving.</text:p>
      <text:p text:style-name="Standard">4. Tweepartijdige Commissie ter Onderzoek van de Voorbereiding op en Respons op Orkaan Katrina. (2006). Een Falen van Initiatief. U.S. Government Printing Office. Uitgebreide analyse van jurisdictiecoördinatiefouten.</text:p>
      <text:p text:style-name="Standard">5. UNDRR. (2022). Wereldwijd Beoordelingsrapport over Ramprisicovermindering. Bureau van de VN voor Ramprisicovermindering. Hoofdstuk 4: Ongelijke Verdeling van Ramprisico.</text:p>
      <text:p text:style-name="Standard">6. Insurance Information Institute. (2024). Verzekeraars Trekken Zich Terug uit Risicovolle Markten: Oorzaken en Gevolgen. Sectoranalyse van onderwritingterugtrekking uit kust- en brandzones.</text:p>
      <text:p text:style-name="Standard">7. Scahill, J. (2005). Blackwater Down. The Nation. Documenteert misbruik en verantwoordingsfalen na Katrina.</text:p>
      <text:p text:style-name="Standard">8. Swiss Re Institute. (2021). Natuurrampen in 2020: Secundaire Risico's in de Schijnwerpers. Sigma 1/2021. Jaarlijkse wereldwijde rampschadebeoordeling.</text:p>
      <text:p text:style-name="Standard">9. Hallegatte, S. et al. (2017). Onbreekbaar: Weerbaarheid van de Armen opbouwen tegen Natuurrampen. Wereldbankgroep. Uitgebreide welvaart-gecorrigeerde rampkostenmethodologie.</text:p>
      <text:p text:style-name="Standard">10. Raad voor Meerlagige Risicobeperking. (2019). Risicobeperking bij Natuurrampen Bespaart: 2019 Rapport. Nationaal Instituut voor Bouwwetenschappen. Meta-analyse van rendementen op mitigatie-investeringen per gevarentype.</text:p>
      <text:p text:style-name="Standard">11. WMO/UNDRR. (2023). Vroegtijdige Waarschuwingen voor Iedereen: Het VN Wereldwijde Vroegtijdige Waarschuwingsinitiatief. Kosten-batenanalyse van wereldwijde investering in vroegtijdige-waarschuwingssystemen.</text:p>
      <text:p text:style-name="Standard">12. UNDRR. (2023). Sendai-kader Voortgangsrapport 2023. Verenigde Naties. Documenteert kloof tussen Sendai-toezeggingen en implementatieprestaties.</text:p>
      <text:p text:style-name="Standard">13. Kousky, C. &amp; Kunreuther, H. (2014). Betaalbaarheid Adresseren in het Nationaal Overstromingsverzekeringsprogramma. Journal of Extreme Events, 1(1). Analyse van gedragseffecten van overstromingsverzekering op locatiekeuze.</text:p>
      <text:p text:style-name="Standard">14. Kabinet van Japan. (2016). Rampenbestrijding in Japan. Regering van Japan. Documenteert infrastructuurupgradeprogramma en investeringsniveaus na Tōhoku.</text:p>
      <text:p text:style-name="Standard">15. Thompson, A. (2006). Waarheen het Cuba-model? Waarom Cuba zo goed met Orkanen Omgaat. Weatherwise, 59(1). Vergelijkende analyse van Cubaanse en regionale orkaansterfte.</text:p>
      <text:p text:style-name="Standard"><text:soft-page-break/>16. Paul, B. (2009). Waarom Relatief Minder Mensen Stierven? De Casus van Cycloon Sidr in Bangladesh. Natural Hazards, 50(2), 289–304. Empirische analyse van bijdrage van paraatheidsinfrastructuur aan sterftereductie.</text:p>
      <text:p text:style-name="Standard">17. Canterbury Earthquake Recovery Authority. (2016). Herstelstrategie voor Groter Christchurch: Mahere Haumarutanga. CERA. Documenteert duur en schaal van tijdelijke ontheemding.</text:p>
      <text:p text:style-name="Standard">18. ECDC. (2023). Surveillance en Ziektgegevens. Europees Centrum voor ziektepreventie en -bestrijding. Jaarlijkse beoordeling van prestaties van geïntegreerde Europese epidemiologische surveillance.</text:p>
      <text:p text:style-name="Standard">19. UNDRR. (2015). Sendai-kader voor Ramprisicovermindering 2015–2030. Verenigde Naties. Stelt zeven wereldwijde doelen en vier prioriteitsgebieden vast voor ramprisicovermind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3 Uitwisseling: Universeel Platform voor Verbinding en Samenwerking</text:p>
      <text:p text:style-name="Standard"/>
      <text:p text:style-name="Standard">De Uitwisseling-pijler biedt een vrije, open infrastructuur voor communicatie, expressie, handel en verkeer van ideeën of goederen, waarmee universele toegang wordt gegarandeerd zonder censuur, algoritmische manipulatie of door monetisatie gedreven vooroordelen. Een wereldwijd, publiek bestuurd netwerk – "de Uitwisseling" genoemd – integreert e-mail, telefonie, internetten, bankieren en kennisdeling, ter vervanging van gefragmenteerde, winstgedreven platforms door een enkel, controleerbaar systeem dat prioriteit geeft aan gebruikerssoevereiniteit en gegevensprivacy. Deze pijler adresseert het falen van bestaande sociale media-ecosystemen, waar inhoudsonderdrukking en beïnvloeding het vrije discours hebben uitgehold, terwijl naadloze integratie met erfstelsels tijdens de overgang wordt bevorderd.</text:p>
      <text:p text:style-name="Standard"/>
      <text:p text:style-name="Standard">2.3.1 Conceptueel Ontwerp en Kernfuncties</text:p>
      <text:p text:style-name="Standard">Het conceptuele ontwerp van de Uitwisseling begint met een fundamentele vraag: kan een gedecentraliseerd protocol werkelijk de gevestigde, gecentraliseerde modellen van huidige platforms vervangen zonder de bruikbaarheid of veiligheid op te offeren? Het antwoord ligt in de open-source architectuur, die spraakoproepen, berichten, bestandsdeling en het plaatsen van inhoud ondersteunt, vergelijkbaar met platforms als X (voorheen Twitter), maar met ingebouwde waarborgen tegen vooroordelen. Een "fundamentele pagina" fungeert als een door de gebruiker gecontroleerd digitaal paspoort, dat persoonlijke gegevens versleutelt en optionele verificatie voor gevoelige interacties mogelijk maakt, terwijl anonimiteit voor dagelijks gebruik behouden blijft. Dit roept een kritiek punt op: wie zou dit ondersteunen? Privacyvoorvechters en gebruikers die gefrustreerd zijn door datalekken zouden het omarmen omdat het individuen machtigt, terwijl technologiegiganten als Alphabet en Meta zich zouden verzetten, omdat ze het zien als een bedreiging voor hun datamonopolies die aanzienlijke advertentie-inkomsten voeden. Overheden kunnen verdeeld zijn: autoritaire regimes zouden het aanvallen omdat het ongefilterde expressie mogelijk maakt, terwijl democratische het misschien steunen om buitenlandse invloed te beteugelen.</text:p>
      <text:p text:style-name="Standard">Opslag is gebruikersgericht en duurzaam: beperkte persoonlijke ruimte biedt plaats aan duizenden privéfoto's, video's, audio- en tekstbestanden, met onbeperkte bewaring voor open-source items om cultureel erfgoed te behouden. Privé-inhoud kan worden gedeeld en toegang kan worden ingetrokken, hoewel kopieën die door ontvangers zijn gemaakt illegaal blijven zonder doorlopende goedkeuring – gehandhaafd via menselijke rechtbanken die de intentie beoordelen. Waarom deze beperking? Om massapiraterij te voorkomen, waarvan wordt verwacht dat deze zal verdwijnen naarmate auteursrechten verlopen (bijv. de Berner Conventie van 50–70 jaar), waardoor beschermde werken publieke goederen worden.¹ Voorstanders zoals open-sourcegemeenschappen zouden dit onderschrijven omdat het kennis democratiseert, terwijl de inhoudsindustrieën het misschien aanvallen uit angst voor inkomstenverlies. Vraagtekens bij handhaving: rigoureus politiewerk zou adoptie kunnen smoren, dus het systeem kiest voor evenwichtige, niet-bestraffende benaderingen, in lijn met gebruikersrechten.</text:p>
      <text:p text:style-name="Standard">Multimediaverbindingen met erfstelsels verlagen hun opslagkosten – een zegen voor samenwerking – maar wie profiteert? Platforms als YouTube kunnen via API's worden ontlast, waardoor aanzienlijke kosten worden bespaard terwijl interfaces behouden blijven.² Technologiegiganten steunen misschien als het de kosten verlaagt, maar vallen aan als het de controle uitholt. Uitrol via geleasede netwerken roept vragen op over haalbaarheid: kunnen 2–3 jaar voldoende zijn? Ja, met gevestigde MVNO-modellen, maar telecombedrijven kunnen zich verzetten als het infrastructuur commoditiseert, terwijl kleinere spelers nieuwe inkomsten ondersteunen.³ Encryptie garandeert haalbaarheid, maar overheden kunnen uitdagen, terwijl ze privacy-NGO's steunen.⁴</text:p>
      <text:p text:style-name="Standard">De robuustheid van het ontwerp ligt in het aanpassingsvermogen: naarmate technologie evolueert, breidt opslag zich uit, maar initiële beperkingen voorkomen overbelasting. Belanghebbenden die vragen stellen over schaalbaarheid kunnen worden gericht via gefaseerde pilots, waarbij vroege <text:soft-page-break/>gebruikers feedback geven, waardoor momentum wordt opgebouwd tegen de oppositie van gevestigde belangen. Uiteindelijk positioneren de gebruikersversterkende functies van de Uitwisseling het als een correctie op de psychologische schade van huidige systemen, maar alleen als de implementatie aanvallen van zowel bedrijfs- als staatsactoren anticipeert en neutraliseert via transparant bestuur.</text:p>
      <text:p text:style-name="Standard"/>
      <text:p text:style-name="Standard">2.3.2 Motivaties: Het Aanpakken van Platformmacht en Censuurrisico's</text:p>
      <text:p text:style-name="Standard">De rechtvaardiging voor de Uitwisseling is geworteld in de waarneembare tekortkomingen van het huidige digitale publieke plein. Commerciële platforms zijn de primaire arena voor publiek discours geworden, maar hun bedrijfsmodellen ondermijnen systematisch de voorwaarden die nodig zijn voor echte uitwisseling. Algoritmen die zijn geoptimaliseerd voor betrokkenheid belonen opruiende inhoud, terwijl advertentieafhankelijkheden druk creëren om controversiële maar legitieme meningen te onderdrukken. Gedocumenteerde gevallen van shadow-banning, demonetisering en ronduit verwijderen van inhoud – vaak zonder transparante rechtvaardiging – zijn routine geworden.⁵</text:p>
      <text:p text:style-name="Standard">Nog zorgwekkender is dat geconcentreerde platformmacht de digitale infrastructuur kwetsbaar heeft gemaakt voor staatscaptatie. Overheden behandelen sociale media steeds vaker als een nutsvoorziening die ze naar believen kunnen uitschakelen. Alleen al in 2024 waren er 296 internetstoringen in 54 landen, met een geschatte economische schade van $7,69 miljard.⁶ Autoritaire regimes gebruiken storingen om afwijkende meningen te onderdrukken tijdens verkiezingen of protesten; zelfs democratische overheden hebben hun toevlucht genomen tot beperkingen tijdens perioden van onrust. Het resultaat is een wereldwijd communicatiesysteem dat noch betrouwbaar, noch weerbaar is.⁷</text:p>
      <text:p text:style-name="Standard">De Uitwisseling adresseert deze risico's op architectuurniveau. Door reclame als inkomstenmodel te verwijderen, elimineert het de belangrijkste prikkel voor algoritmische manipulatie. Door controle te decentraliseren en het protocol publiek te besturen, wordt het veel moeilijker voor een enkele actor – bedrijf of staat – om censuur of stillegingen op te leggen. Het systeem is ontworpen om te functioneren, zelfs wanneer delen van het netwerk zijn beperkt, waarbij lokale caching en mesh-mogelijkheden back-upcommunicatie bieden tijdens crises.⁸</text:p>
      <text:p text:style-name="Standard">Cruciaal is dat de Uitwisseling niet vertrouwt op morele overreding of regelgevend toezicht om deze resultaten te bereiken. Het bereikt ze structureel, via ontwerpkeuzes die schadelijk gedrag ofwel onmogelijk of economisch irrationeel maken. Dit is dezelfde logica die openbare wegen resistent maakt tegen private tolheffing of openbare bibliotheken resistent tegen betaalmuren: wanneer infrastructuur als een gemeengoed wordt behandeld, stemmen de prikkels overeen met publiek belang in plaats van private extractie.⁹</text:p>
      <text:p text:style-name="Standard"/>
      <text:p text:style-name="Standard">2.3.3 Financiële Gevolgen voor Telecom en Sociale Mediaplatforms</text:p>
      <text:p text:style-name="Standard">De financiële implicaties van de Uitwisseling voor bestaande industrieën zijn aanzienlijk maar niet catastrofaal, en creëren in veel gevallen nieuwe kansen. Telecomoperatoren, traditioneel gericht op connectiviteit, zouden overstappen van het verkopen van data-toegang naar het leveren van infrastructuur voor een openbaar nut. De initiële fase is afhankelijk van het leasen van bestaande capaciteit – een gevestigde praktijk in de MVNO-markt, die in 2024 ongeveer $91 miljard genereerde en naar verwachting in 2030 $157 miljard zal bereiken.¹⁰ Dit biedt onmiddellijke, stabiele inkomsten terwijl de Uitwisseling eigen infrastructuur opbouwt.</text:p>
      <text:p text:style-name="Standard">Het belangrijkste financiële voordeel voor telecombedrijven ligt in het ontlasten van multimedia-opslag en -levering. Huidige platforms leggen enorme bandbreedte- en opslagvereisten op die operatoren dragen zonder directe compensatie. Door voor zware inhoud aan te sluiten op de Uitwisseling, verminderen operatoren hun kapitaaluitgaven aan datacenters en transit, terwijl ze connectiviteitsinkomsten behouden. Dit creëert een symbiotische relatie in plaats van directe concurrentie.</text:p>
      <text:p text:style-name="Standard">Voor sociale mediaplatforms is de impact complexer. Advertenties blijven hun primaire inkomstenbron, en een massale migratie naar een niet-gemonetariseerd alternatief zou hun gebruikersbetrokkenheid en <text:soft-page-break/>daarmee de advertentievoorraad verminderen. De API-strategie van de Uitwisseling biedt echter een pad naar co-existentie. Platforms kunnen hun vertrouwde interfaces blijven aanbieden terwijl ze de Uitwisseling gebruiken als een neutrale backend voor opslag en levering. Dit verlaagt hun operationele kosten dramatisch – alleen al YouTube geeft jaarlijks miljarden uit aan opslag en bandbreedte – terwijl ze zich kunnen concentreren op curatie, aanbevelingen en premiumfuncties.¹¹</text:p>
      <text:p text:style-name="Standard">De meest waarschijnlijke uitkomst is hybride evolutie: erfstelsels overleven door toegevoegde waardediensten aan te bieden (professionele tools, verbeterde vindbaarheid, abonnementsvoordelen) terwijl de Uitwisseling het neutrale substraat biedt voor basiscommunicatie en -expressie. Dit weerspiegelt historische transities, zoals de verschuiving van propriëtaire online diensten (AOL, CompuServe) naar het open internet, waar gevestigde partijen zich aanpasten of ten onder gingen.¹² Bedrijven die open standaarden en lagere infrastructuurkosten omarmen, kunnen floreren; degenen die zich verzetten, lopen het risico op veroudering.</text:p>
      <text:p text:style-name="Standard"/>
      <text:p text:style-name="Standard">2.3.4 Bandbreedte, Opslag, Kosten en Tijdlijn</text:p>
      <text:p text:style-name="Standard">De technische haalbaarheid van de Uitwisseling hangt af van realistische projecties van bandbreedte- en opslagvereisten na verloop van tijd. De wereldwijde datacreatie bedraagt momenteel ongeveer 181 zettabytes per jaar, maar persoonlijke archiveringsbehoeften zijn een kleine fractie van dit totaal. Een redelijke schatting voor individuele levenslange opslag – rekening houdend met foto's, video's, documenten en audio – is 40–80 terabytes over een levensduur van 80 jaar, uitgaande van matige groei in mediaresolutie en opnamegewoonten.¹³</text:p>
      <text:p text:style-name="Standard">Wanneer dit wordt uitgebreid over vier generaties met overerving van toegangsrechten, bereikt de cumulatieve familieopslag 160–480 terabytes, goed beheersbaar met compressie- en deduplicatietechnologieën die 50–70% efficiëntiewinst behalen. Wereldwijde aggregatie, zelfs bij een piekbevolking, blijft binnen de geprojecteerde opslagcapaciteiten, vooral omdat de kosten hun historische daling van ongeveer 30% per jaar voortzetten.¹⁴</text:p>
      <text:p text:style-name="Standard">Bandbreedtevereisten volgen een vergelijkbare logica. Gelijktijdig piekgebruik voor een wereldwijd systeem dat 8–10 miljard gebruikers bedient, zou 10–50 terabits per seconde aan backbonecapaciteit vereisen – ruim binnen de mogelijkheden van bestaande glasvezelnetwerken en 5G/6G-uitrol.¹⁵ De gefaseerde aanpak beperkt het risico: jaar 1–3 vertrouwen op geleasede capaciteit van bestaande operatoren, wat onmiddellijke schaalbaarheid biedt terwijl eigen infrastructuur wordt gebouwd.</text:p>
      <text:p text:style-name="Standard">Realisme in tijdlijn is cruciaal. Kerfunctionaliteit – berichten, spraak, basisplaatsingen – kan binnen 2–3 jaar worden uitgerold met behulp van bestaande telecompartnerschappen, volgens precedenten van snelle MVNO-uitrol en schaling van berichtenapps (bijv. WhatsApp bereikte 1 miljard gebruikers in minder dan een decennium). Volledige multimedia- en bankintegratie vereist 5–7 jaar, met generatiefuncties (overgeërfde toegang, culturele repositories) die in een decennium volwassen worden. Dit gradualisme maakt iteratieve verbetering, gebruikersfeedback en regelgevende aanpassing mogelijk, en voorkomt de valkuilen van te ambitieuze lanceringen die gecentraliseerde alternatieven hebben geteisterd.¹⁶</text:p>
      <text:p text:style-name="Standard">De kostenstructuur is gunstig: initiële kapitaaluitgaven worden gecompenseerd door herbestemde publieke middelen (digitale infrastructuurbudgetten, advertentiebelastingen), terwijl operationele kosten profiteren van schaalvoordelen en dalende hardwareprijzen. Het resultaat is een systeem dat na verloop van tijd steeds betaalbaarder wordt, in lijn met het traject van alle succesvolle communicatie-infrastructuren, van postdiensten tot het internet zelf.¹⁷</text:p>
      <text:p text:style-name="Standard"/>
      <text:p text:style-name="Standard">2.3.5 Voorlopige Economische Beoordeling en Financieringsmogelijkheden</text:p>
      <text:p text:style-name="Standard">Elk voorstel voor grootschalige digitale infrastructuur moet strenge economische toetsing doorstaan. Het financieringsmodel van de Uitwisseling is gebaseerd op het heroriënteren van bestaande publieke uitgaven in plaats van het creëren van nieuwe belastingdruk, waarbij gebruik wordt gemaakt van de aanzienlijke middelen die al zijn toegewezen aan digitale diensten en sociale bescherming.</text:p>
      <text:p text:style-name="Standard"><text:soft-page-break/>De wereldwijde overheidsuitgaven aan digitale infrastructuur en gerelateerde subsidies overschrijden $500 miljard per jaar, met nog eens honderden miljarden toegewezen aan sociale programma's die digitale toegangscomponenten omvatten. Alleen al in de Europese Unie bedraagt de sociale beschermingsuitgave bijna 20% van het BBP, met aanzienlijke delen die connectiviteit en digitale inclusie ondersteunen. Deze middelen vloeien momenteel naar private aanbieders via subsidies, universele dienstverplichtingen en directe contracten.¹⁸</text:p>
      <text:p text:style-name="Standard">De Uitwisseling stelt voor een deel van deze stromen te heroriënteren naar publieke infrastructuur, volgens het precedent van succesvolle openbare nutsvoorzieningen. Historische voorbeelden zijn er in overvloed: postdiensten, elektriciteitsnetwerken en snelwegsystemen werden allemaal gefinancierd door middelen te herverdelen van gefragmenteerde private voorziening naar gecoördineerde publieke investeringen, wat zowel lagere kosten als universele toegang opleverde. De economische rechtvaardiging wordt versterkt door efficiëntiewinsten: het elimineren van dubbele infrastructuur, het verminderen van administratieve overhead in subsidieprogramma's en het internaliseren van externe effecten van verbeterde informatiestroom.¹⁹</text:p>
      <text:p text:style-name="Standard">Inkomstenmechanismen omvatten bescheiden transactiekosten voor optionele premiumdiensten, opbrengsten uit spectrumherverdeling en progressieve digitale dienstenbelastingen op platforms met hoge inkomsten – maatregelen die in meerdere jurisdicties al in overweging zijn. Het resultaat is een zichzelf versterkend financieel model: initiële publieke investering creëert universele toegang, die op zijn beurt economische multiplicatoren genereert (geschat 1–2% BBP-groei door verbeterde informatie-uitwisseling) die langetermijnfinanciering in stand houden.²⁰</text:p>
      <text:p text:style-name="Standard">Cruciaal is dat de beoordeling onzekerheid erkent en oproept tot onafhankelijke modellering door experts in openbare financiën. Voorlopige schattingen wijzen op haalbaarheid in een reeks scenario's, maar definitieve implementatie vereist landspecifieke analyse om rekening te houden met verschillende fiscale capaciteiten en bestaande verplichtingen.</text:p>
      <text:p text:style-name="Standard"/>
      <text:p text:style-name="Standard">2.3.6 Expliciete Tegenargumenten en Risicobeperking</text:p>
      <text:p text:style-name="Standard">Geen enkel transformatief voorstel is vrij van kritiek, en de Uitwisseling moet potentiële bezwaren direct adresseren. De meest voorkomende zorg – dat het wegnemen van monetarisatie innovatieprikkels zal elimineren – wordt weerlegd door historisch bewijs: de grootste innovaties van het internet (webbrowsers, e-mailprotocollen, open standaarden) kwamen voort uit niet-commerciële omgevingen voordat ze werden gecommercialiseerd. Innovatie floreert wanneer infrastructuur open is; propriëtaire controle leidt doorgaans tot rent-seeking in plaats van echte vooruitgang.²¹</text:p>
      <text:p text:style-name="Standard">Een tweede bezwaar – dat overheden een publiek platform zullen kapen voor censuur – is valide maar adresseerbaar door ontwerp. Door het protocol gedecentraliseerd en het bestuur multi-stakeholder te maken (inclusief maatschappelijk middenveld, wetenschap en internationale vertegenwoordiging), wordt het systeem resistent tegen eenpuntscontrole. Historische parallellen bestaan: de gedistribueerde architectuur van het internet overleefde talloze pogingen tot nationale controle omdat geen enkele entiteit universele beperkingen kon opleggen.²²</text:p>
      <text:p text:style-name="Standard">Privacyrisico's worden beperkt door end-to-end-encryptie en door de gebruiker beheerde sleutels, met regelmatige onafhankelijke audits die transparant worden gepubliceerd.²³ Technische storingen worden aangepakt door redundantie en sierlijke degradatie – kerfuncties blijven werken, zelfs als delen van het netwerk zijn aangetast. Economische risico's (kostenoverschrijdingen, onderbenutting) worden beheerd via gefaseerde implementatie en iteratieve evaluatie, waardoor koerscorrectie mogelijk is op basis van real-world gegevens.</text:p>
      <text:p text:style-name="Standard">Misschien wel de meest ernstige kritiek is dat gebruikers verandering zullen weerstaan en de voorkeur geven aan vertrouwde interfaces. Dit wordt aangepakt door diepe integratie met erfstelsels: gebruikers kunnen bestaande apps blijven gebruiken terwijl ze profiteren van Uitwisseling-backenddiensten. De overgang is dus evolutionair in plaats van revolutionair, waardoor adoptiebarrières worden verlaagd terwijl onmiddellijke voordelen worden geleverd (lagere kosten, betere privacy, geen advertenties).</text:p>
      <text:p text:style-name="Standard"><text:soft-page-break/>Deze beperkingen elimineren niet alle risico's, maar reduceren ze tot beheersbare niveaus, vergelijkbaar met die van bestaande kritieke infrastructuur zoals de internetbackbone of GPS – systemen die betrouwbaar functioneren ondanks hun schaal en belang.²⁴</text:p>
      <text:p text:style-name="Standard"/>
      <text:p text:style-name="Standard">2.3.7 Empirisch Bewijs en Analoge Casestudies</text:p>
      <text:p text:style-name="Standard">De haalbaarheid van de Uitwisseling wordt ondersteund door talrijke historische en hedendaagse precedenten van succesvolle publieke digitale infrastructuur. Het internet zelf begon als een door de overheid gefinancierd onderzoeksnetwerk (ARPANET) voordat het evolueerde naar het wereldwijde gemeengoed dat we vandaag kennen. De open protocollen maakten explosieve innovatie mogelijk die propriëtaire netwerken als AOL en CompuServe niet konden evenaren.²⁵</text:p>
      <text:p text:style-name="Standard">Meer recente voorbeelden zijn Mastodon en de Fediverse, die na privacycontroverses op gecentraliseerde platforms groeiden tot miljoenen gebruikers, wat de vraag naar gedecentraliseerde alternatieven aantoont.²⁶ De snelle adoptie van Signal tijdens de privacybeleid-tegenreactie van WhatsApp in 2021 – met 40 miljoen downloads in enkele weken – laat zien dat gebruikers zullen migreren wanneer ze betere privacygaranties krijgen.²⁷</text:p>
      <text:p text:style-name="Standard">Europese regelgevingsexperimenten leveren aanvullend bewijs: de Digital Services Act heeft al schadelijke inhoudsversterking op grote platforms verminderd zonder hun bedrijfsmodellen te vernietigen, wat suggereert dat neutrale infrastructuur kan samengaan met commerciële diensten.²⁸ Publieke breedbandinitiatieven in landen als Zuid-Korea en Zweden bereikten bijna-universele hogesnelheidstoegang tegen lagere kosten dan private modellen, wat de efficiëntievoordelen van publieke coördinatie aantoont.²⁹</text:p>
      <text:p text:style-name="Standard">Misschien wel de sterkste analogie is de overgang van propriëtaire online diensten naar het open web in de jaren negentig. Ondanks voorspellingen van ondergang voor gevestigde spelers, creëerde het open model aanzienlijk meer waarde dan de gesloten systemen die het verving. Bedrijven die zich aanpasten (diensten aanbieden bovenop open protocollen) floreerden, terwijl degenen die zich verzetten, ten onder gingen. De Uitwisseling volgt dit bewezen patroon: het bieden van open infrastructuur terwijl commerciële innovatie erbovenop wordt toegestaan.³⁰</text:p>
      <text:p text:style-name="Standard">Deze gevallen tonen aan dat publieke digitale infrastructuur, mits goed ontworpen, de neiging heeft het totale ecosysteem uit te breiden in plaats van te verkleinen, waardoor nieuwe kansen ontstaan, zelfs terwijl het bestaande bedrijfsmodellen ontwricht.</text:p>
      <text:p text:style-name="Standard"/>
      <text:p text:style-name="Standard">2.3.8 Wereldwijde en Juridische Implementatiedetails</text:p>
      <text:p text:style-name="Standard">Wereldwijde implementatie van de Uitwisseling vereist zorgvuldige navigatie door diverse juridische en politieke omgevingen. Het fundamentele principe – dat communicatie-infrastructuur een mensenrecht is dat essentieel is voor het uitoefenen van andere rechten – sluit aan bij bestaand internationaal recht, waaronder Artikel 19 van de Universele Verklaring van de Rechten van de Mens en het Internationaal Verdrag inzake Burgerrechten en Politieke Rechten.³¹</text:p>
      <text:p text:style-name="Standard">Juridische inbedding varieert per jurisdictie, maar volgt gevestigde patronen voor kritieke infrastructuur. In democratische systemen biedt constitutionele of wettelijke bescherming als openbaar nut robuustheid tegen captatie. Internationale coördinatie via verdragen (voortbouwend op bestaande kaders zoals het Boedapestverdrag inzake cybercriminaliteit) zorgt voor interoperabiliteit en wederzijdse erkenning van privacynormen.³²</text:p>
      <text:p text:style-name="Standard">De meest uitdagende omgevingen zijn die met autoritaire neigingen, waar overheden onbeperkte communicatie als een bedreiging zien. Hier kan de implementatie beginnen met beperkte functionaliteit of via partnerschappen met maatschappelijke organisaties, geleidelijk uitbreidend naarmate de politieke omstandigheden het toelaten. Historisch precedent bestaat: versleutelde berichtenapps zoals Signal werken in restrictieve omgevingen door gebruik te maken van een gedistribueerde architectuur die weerstand biedt aan stillegingen.³³</text:p>
      <text:p text:style-name="Standard"><text:soft-page-break/>Intellectuele-eigendomskwesties worden aangepakt door bestaande auteursrechtkaders te respecteren, terwijl mechanismen worden geboden voor rechthebbenden om distributie te beheren. De onbeperkte bewaring van publieke-domeinwerken van het systeem creëert een wereldwijd cultureel archief, analoog aan nationale bibliotheken maar op planetaire schaal.</text:p>
      <text:p text:style-name="Standard">Implementatieprioritering begint bij regio's met veel connectiviteit, waardoor netwerkeffecten ontstaan die bredere adoptie aanmoedigen. Technische standaarden worden ontwikkeld via open, multi-stakeholderprocessen vergelijkbaar met die voor internetprotocollen, wat legitimiteit en draagvlak bij diverse groepen waarborgt.³⁴</text:p>
      <text:p text:style-name="Standard"/>
      <text:p text:style-name="Standard">2.3.9 Duurzaamheids- en Lange Termijn Haalbaarheidsbeoordelingen</text:p>
      <text:p text:style-name="Standard">Duurzaamheid op lange termijn vereist aandacht voor ecologische, economische en sociale dimensies. Digitale infrastructuur verbruikt momenteel 1–2% van de wereldwijde elektriciteit, voornamelijk via datacenters. De Uitwisseling adresseert dit door efficiëntiemaatregelen: gedistribueerde opslag vermindert de behoefte aan enorme gecentraliseerde faciliteiten, terwijl open protocollen optimalisatie aan de rand aanmoedigen.³⁵</text:p>
      <text:p text:style-name="Standard">Economische duurzaamheid wordt bereikt via het eerder beschreven financieringsmodel, waarbij de kosten na verloop van tijd dalen door technologische vooruitgang en schaalvoordelen. Het publieke-goed-karakter van het systeem creëert positieve externe effecten – verbeterde informatiestroom, minder ongelijkheid, verhoogde innovatie – die voortdurende publieke investeringen rechtvaardigen.³⁶</text:p>
      <text:p text:style-name="Standard">Sociale duurzaamheid hangt af van het behouden van gebruikersvertrouwen door transparant bestuur en robuuste privacybescherming. Regelmatige onafhankelijke audits, volledig gepubliceerd, gecombineerd met betekenisvolle gebruikersvertegenwoordiging in besluitvormingsorganen, voorkomen captatie en zorgen voor responsiviteit op evoluerende behoeften.</text:p>
      <text:p text:style-name="Standard">Misschien wel het grootste risico op de lange termijn is technologische veroudering. Dit wordt beperkt door het open-source model: het protocol evolueert via bijdragen van de gemeenschap, past zich aan nieuwe paradigma's aan (kwantumcomputing, nieuwe opslagmedia) zonder dat een gecentraliseerde herziening nodig is. Het modulaire ontwerp van het systeem maakt het mogelijk componenten onafhankelijk te upgraden, waardoor relevantie over decennia heen wordt gegarandeerd.</text:p>
      <text:p text:style-name="Standard">Milieuduurzaamheid strekt zich uit tot materiële impact. Door de levensduur van digitale inhoud te verlengen via onbeperkte maar toegankelijke opslag, vermindert de Uitwisseling de noodzaak van herhaalde creatie en distributie van culturele werken, wat bijdraagt aan dematerialisatie.³⁷</text:p>
      <text:p text:style-name="Standard"/>
      <text:p text:style-name="Standard">2.3.10 Impact op Erfstelsels en Fasering</text:p>
      <text:p text:style-name="Standard">De overgang naar de Uitwisseling zal bestaande digitale platforms diepgaand beïnvloeden, maar de impact hoeft niet destructief te zijn. Door zorgvuldige fasering en diepe integratie kunnen erfstelsels evolueren in plaats van verdwijnen.</text:p>
      <text:p text:style-name="Standard">De initiële fase richt zich op kercommunicatiefuncties – berichten, spraak, basisplaatsingen – geleverd via vertrouwde interfaces die de Uitwisseling als backend-infrastructuur gebruiken. Gebruikers blijven omgaan met apps die ze kennen, maar profiteren onmiddellijk van verbeterde privacy, geen advertenties en lagere kosten. Dit minimaliseert wrijving bij overstap en toont tegelijkertijd tastbare voordelen.</text:p>
      <text:p text:style-name="Standard">Naarmate de adoptie groeit, staan platforms voor een keuze: zich verzetten en het risico lopen op veroudering, of zich aanpassen door toegevoegde-waardediensten te bouwen bovenop de open infrastructuur. Historische parallellen suggereren dat aanpassing waarschijnlijk is. Net zoals websites floreerden nadat het open web propriëtaire online diensten had verdrongen, kunnen gespecialiseerde platforms floreren door superieure curatie, professionele tools of verbeterde vindbaarheid aan te bieden bovenop neutrale communicatielagen.</text:p>
      <text:p text:style-name="Standard">Financiële gevolgen variëren per bedrijfsmodel. Advertentieafhankelijke platforms staan onder druk van inkomsten, maar krijgen operationele besparingen door lagere infrastructuurkosten. Abonnements- <text:soft-page-break/>of premiummodellen (al groeiend, zoals blijkt uit X Premium en YouTube Premium) worden levensvatbaarder zonder concurrentie van gratis, door advertenties ondersteunde alternatieven. Contentmakers profiteren van directe relaties met publiek, zonder tussenkomst van algoritmische poortwachters.</text:p>
      <text:p text:style-name="Standard">Het uiteindelijke evenwicht voorziet in een gelaagd digitaal ecosysteem: de Uitwisseling als neutraal substraat, met diverse diensten die concurreren op kwaliteit en specialisatie in plaats van controle over distributie. Dit herstelt de oorspronkelijke belofte van het internet van toestemmingsvrije innovatie, terwijl de beste aspecten van bestaande platforms behouden blijven.</text:p>
      <text:p text:style-name="Standard">Fasering strekt zich uit over de 18-jarige raamwerktijdlijn, waardoor geleidelijke migratie en iteratieve verbetering mogelijk zijn. Vroege gebruikers leveren feedback die het systeem verfijnt, terwijl achterblijvers worden geconfronteerd met toenemende druk door de vraag van gebruikers naar privacy en neutraliteit. Het resultaat is geen vervanging, maar evolutie – een open, weerbare basis die een diverser en innovatiever digitaal gemeengoed ondersteunt.³⁸</text:p>
      <text:p text:style-name="Standard"/>
      <text:p text:style-name="Standard">Voetnoten</text:p>
      <text:p text:style-name="Standard">1. Wereldorganisatie voor Intellectuele Eigendom. Berner Conventie voor de Bescherming van Literaire en Artistieke Werken.</text:p>
      <text:p text:style-name="Standard">2. Backblaze (2022). De Kosten Per Gigabyte van Harde Schijven in de Loop der Tijd.</text:p>
      <text:p text:style-name="Standard">3. MarketsandMarkets. Markt voor Mobiele Virtuele Netwerkoperatoren (MVNO).</text:p>
      <text:p text:style-name="Standard">4. Electronic Frontier Foundation. Privacy- en Encryptiebronnen.</text:p>
      <text:p text:style-name="Standard">5. Gillespie, T. (2018). Bewakers van het Internet. Yale University Press.</text:p>
      <text:p text:style-name="Standard">6. Top10VPN (2024). Wereldwijde Kosten van Internetstoringen 2024.</text:p>
      <text:p text:style-name="Standard">7. Access Now. #KeepItOn Rapport 2024. Freedom House. Vrijheid op het Net 2025.</text:p>
      <text:p text:style-name="Standard">8. Kramer, A. D. I., Guillory, J. E., &amp; Hancock, J. T. (2014). Experimenteel bewijs van emotionele besmetting op grote schaal via sociale netwerken. PNAS, 111(24).</text:p>
      <text:p text:style-name="Standard">9. Ostrom, E. (1990). Het Besturen van de Gemeengoed. Cambridge University Press.</text:p>
      <text:p text:style-name="Standard">10. MarketsandMarkets. Rapport Markt voor Mobiele Virtuele Netwerkoperatoren (MVNO).</text:p>
      <text:p text:style-name="Standard">11. Slate (2009). De Hoge Kosten van het Exploiteren van YouTube.</text:p>
      <text:p text:style-name="Standard">12. NPR (2016). De Grote Internetmerken van de Jaren '90 – Waar Zijn Ze Nu?</text:p>
      <text:p text:style-name="Standard">13. IDC. Wereldwijde DataSphere-voorspelling, 2025–2029.</text:p>
      <text:p text:style-name="Standard">14. Our World in Data. De prijs van computeropslag is exponentieel gedaald sinds de jaren vijftig.</text:p>
      <text:p text:style-name="Standard">15. GSMA. 5G-spectrumgids.</text:p>
      <text:p text:style-name="Standard">16. WhatsApp. Een miljard.</text:p>
      <text:p text:style-name="Standard">17. Wereldbank. Digitaal Ontwikkelingsoverzicht.</text:p>
      <text:p text:style-name="Standard">18. OESO &amp; Eurostat. Gegevens over sociale beschermingsuitgaven.</text:p>
      <text:p text:style-name="Standard">19. Benkler, Y. (2002). Coase's Penguin, of Linux en de Aard van de Onderneming. Yale Law Journal, 112.</text:p>
      <text:p text:style-name="Standard">20. Historische analyses van de gedistribueerde architectuur en weerbaarheid van het internet.</text:p>
      <text:p text:style-name="Standard">21. Electronic Frontier Foundation. Privacy- en Encryptiebronnen.</text:p>
      <text:p text:style-name="Standard">22. Signal-protocol documentatie over end-to-end encryptie-audits.</text:p>
      <text:p text:style-name="Standard">23. Vergelijkende analyses met kritieke infrastructuur (internetbackbone, GPS).</text:p>
      <text:p text:style-name="Standard">24. NSF en historische verslagen van ARPANET → internetovergang.</text:p>
      <text:p text:style-name="Standard">25. Mastodon- en Fediverse-groeistatistieken na privacycontroverses.</text:p>
      <text:p text:style-name="Standard">26. App-downloadgegevens: Signalgroei tijdens WhatsApp-beleidstegenreactie 2021.</text:p>
      <text:p text:style-name="Standard">27. Evaluaties van de Europese Commissie van de impact van de Digital Services Act.</text:p>
      <text:p text:style-name="Standard">28. OESO-casestudies: Zuid-Korea en Zweden breedbandinitiatieven.</text:p>
      <text:p text:style-name="Standard">29. Overgang van AOL/CompuServe naar het open web (analyses uit de jaren negentig).</text:p>
      <text:p text:style-name="Standard">30. VN-mensenrechtenverdragen: Universele Verklaring van de Rechten van de Mens; Internationaal Verdrag inzake Burgerrechten en Politieke Rechten.</text:p>
      <text:p text:style-name="Standard"><text:soft-page-break/>31. Raad van Europa. Boedapestverdrag inzake cybercriminaliteit.</text:p>
      <text:p text:style-name="Standard">32. Electronic Frontier Foundation casestudies over versleutelde berichtenapps in restrictieve omgevingen.</text:p>
      <text:p text:style-name="Standard">33. IETF. Normontwikkelingsprocessen.</text:p>
      <text:p text:style-name="Standard">34. Internationaal Energieagentschap. Datacenters en Datatransmissienetwerken.</text:p>
      <text:p text:style-name="Standard">35. Economische literatuur over positieve externe effecten van investeringen in publieke infrastructuur.</text:p>
      <text:p text:style-name="Standard">36. Duurzaamheidsstudies over digitale dematerialisatie.</text:p>
      <text:p text:style-name="Standard">37. Digitale beleidsanalyses over gelaagde ecosysteemmodellen met neutrale infrastructuu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4 Evenwicht: Alomvattende Gezondheid en Welzijn</text:p>
      <text:p text:style-name="Standard"/>
      <text:p text:style-name="Standard">Evenwicht levert universele gezondheidszorg, preventieve geneeskunde, geestelijke gezondheidszorg en sanitaire voorzieningen via een enkel, geïntegreerd systeem, met nadruk op vroege interventie en culturele sensitiviteit. Open onderzoek en gedeelde farmaceutische ontwikkeling zorgen voor continue verbetering zonder kunstmatige schaarste, waarmee winstgedreven octrooien worden uitgefaseerd.</text:p>
      <text:p text:style-name="Standard"/>
      <text:p text:style-name="Standard">2.4.1 Conceptueel Ontwerp en Octrooicompatibiliteit</text:p>
      <text:p text:style-name="Standard">De Evenwicht-pijler garandeert universele toegang tot alomvattende gezondheidszorg, inclusief preventieve geneeskunde, acute zorg, geestelijke gezondheidszorg en sanitaire infrastructuur. In tegenstelling tot marktgestuurde systemen die rantsoeneren op basis van betaalvermogen, rantsoeneert Evenwicht alleen op basis van medische noodzaak, vastgesteld via transparante klinische protocollen in plaats van verzekeringsformulieren of overheids wachtlijsten.</text:p>
      <text:p text:style-name="Standard">Octrooicompatibiliteit wordt aangepakt via een tweesporenraamwerk. Nieuw ontwikkelde geneesmiddelen krijgen beperkte exclusiviteitsperioden van zeven tot tien jaar, verminderd ten opzichte van de huidige termijn van twintig jaar, waarna ze in het publieke domein vallen. Fabrikanten mogen tijdens de exclusiviteit kostprijs plus een marge rekenen; na het vervallen van het octrooi drijft generieke concurrentie de prijzen naar de marginale kosten. De initiële focus ligt op aflopende octrooien, aangezien veel blockbuster-geneesmiddelen tussen 2040 en 2050 hun bescherming verliezen, waardoor dekkingstekorten worden gedicht door natuurlijk verval. Evergreening-praktijken – kleine wijzigingen om de exclusiviteit te verlengen – worden bij wet verboden, wat de generieke toetreding versnelt voor geneesmiddelen waarvan de therapeutische waarde niet wezenlijk is verbeterd.</text:p>
      <text:p text:style-name="Standard"/>
      <text:p text:style-name="Standard">2.4.2 Motivaties voor Niet-Vijandigheid jegens de Industrie</text:p>
      <text:p text:style-name="Standard">Het raamwerk is ontworpen voor co-existentie met de industrie in plaats van onteigening. Farmaceutische bedrijven behouden winstgevende markten voor werkelijk nieuwe therapieën gedurende hun exclusiviteitsvenster. Fabrikanten van medische hulpmiddelen blijven verkopen aan publieke systemen via concurrerende aanbestedingen. Private verzekeringen kunnen de publieke dekking aanvullen voor electieve ingrepen, luxe voorzieningen of snellere toegang tot niet-spoedeisende zorg.</text:p>
      <text:p text:style-name="Standard">Sociaal gezien sluit open toegang aan bij het algemeen belang door de tegenstelling tussen levensreddende behandelingen en winstextractie weg te nemen. Economisch gezien vermindert het raamwerk de litigatiekosten die samenhangen met octrooigeschillen en bevordert het gezamenlijk onderzoek en ontwikkeling via gedeelde infrastructuur. Het doel is niet om bestaande industrieën te vernietigen, maar om hun focus te verleggen van rent-seeking naar echte therapeutische innovatie, die historisch gezien floreert wanneer fundamenteel onderzoek publiek wordt gefinancierd en toegepaste ontwikkeling concurrerend marktgestuurd is.</text:p>
      <text:p text:style-name="Standard"/>
      <text:p text:style-name="Standard">2.4.3 De Crisis van Huidige Medische Facturering en de Weg naar Absorptie</text:p>
      <text:p text:style-name="Standard">Huidige medische factureringssystemen in marktgestuurde economieën vormen een van de meest inefficiënte en schadelijke administratieve regelingen in de moderne samenleving. Alleen al in de Verenigde Staten bedragen de jaarlijkse kosten van medische factureringsadministratie meer dan $800 miljard, wat ongeveer 25 tot 30 procent van de totale zorguitgaven vertegenwoordigt. Dit cijfer omvat: ziekenhuis factureringsafdelingen, verzekeringsmaatschappijen's claimverwerking, personeel voor voorafgaande toestemming, afwijzingsbeheer en beroep, codering en documentatienaleving, en patiëntfacturering en incasso.</text:p>
      <text:p text:style-name="Standard">Om te begrijpen hoe de Evenwicht-pijler deze kosten zou absorberen, is het noodzakelijk te onderzoeken waar het geld momenteel naartoe gaat en hoe heroriëntatie zou functioneren.</text:p>
      <text:p text:style-name="Standard">Huidige kostenopbouw (per $1 aan zorglevering in een meerbetalerssysteem):</text:p>
      <text:p text:style-name="Standard"><text:soft-page-break/><text:s text:c="4"/>• Directe klinische zorg: $0,45 tot $0,55</text:p>
      <text:p text:style-name="Standard"><text:s text:c="4"/>• Ziekenhuis factureringsadministratie: $0,08 tot $0,12</text:p>
      <text:p text:style-name="Standard"><text:s text:c="4"/>• Verzekeringsmaatschappij administratie (inclusief winst): $0,10 tot $0,15</text:p>
      <text:p text:style-name="Standard"><text:s text:c="4"/>• Factureringspersoneel huisartsenpraktijk: $0,06 tot $0,10</text:p>
      <text:p text:style-name="Standard"><text:s text:c="4"/>• Voorafgaande toestemming en gebruikstoetsing: $0,04 tot $0,07</text:p>
      <text:p text:style-name="Standard"><text:s text:c="4"/>• Afwijzingsbeheer en beroep: $0,03 tot $0,05</text:p>
      <text:p text:style-name="Standard"><text:s text:c="4"/>• Patiëntfacturering en incasso: $0,03 tot $0,05</text:p>
      <text:p text:style-name="Standard"><text:s text:c="4"/>• Niet-gecompenseerde zorg (onbetaalde vorderingen, liefdadigheid): $0,02 tot $0,04</text:p>
      <text:p text:style-name="Standard"><text:s text:c="4"/>• Overige overhead (faciliteiten, IT, juridisch): $0,05 tot $0,08</text:p>
      <text:p text:style-name="Standard">Onder de Evenwicht-pijler wordt deze hele administratieve apparatuur vervangen door een enkel claimverwerkingssysteem dat werkt tegen marginale kosten. Een patiënt bezoekt een willekeurige zorgverlener; de zorgverlener dient een gestandaardiseerde elektronische claim in; het systeem verifieert automatisch de dekking, past klinische geschiktheidsregels toe en doet de betaling. Geen voorafgaande toestemming, geen netwerkbeperkingen, geen boetes voor buiten-netwerk, geen factureringsgeschillen, geen incasso.</text:p>
      <text:p text:style-name="Standard">Het Absorptiemechanisme:</text:p>
      <text:p text:style-name="Standard">De overgang vindt plaats gedurende de 18-jarige implementatietermijn via vijf gelijktijdige kanalen:</text:p>
      <text:p text:style-name="Standard">Kanaal één: Directe Herbestemming van Bestaande Administratieve Uitgaven. De $800 miljard die momenteel wordt besteed aan factureringsadministratie in de Verenigde Staten (met vergelijkbare proporties in andere meerbetalerssystemen wereldwijd) verdwijnt niet. Het wordt herbestemd. Ziekenhuis factureringsafdelingen worden omgeschoold tot personeel voor patiëntnavigatie en zorgcoördinatie. Claimverwerkers van verzekeringsmaatschappijen gaan over naar administratieve functies in het publieke systeem. Het geld volgt de functie: wat ooit werd besteed aan het afwijzen van claims, wordt nu besteed aan het faciliteren van zorg.</text:p>
      <text:p text:style-name="Standard">Kanaal twee: Eliminatie van Kruissubsidies voor Niet-gecompenseerde Zorg. In huidige systemen rekenen zorgverleners betalende patiënten meer om de kosten van niet-betalende patiënten te dekken. Eén onverzekerd bezoek aan de spoedeisende hulp dat niet wordt gecompenseerd, voegt ongeveer $2.000 tot $5.000 toe aan de jaarlijkse premies van verzekerde gezinnen in dezelfde regio. Onder Evenwicht wordt elk bezoek tegen hetzelfde publieke tarief betaald, waardoor deze verborgen belasting verdwijnt. De besparingen verschijnen onmiddellijk als lagere premie-equivalenten in de kostenstructuur van het publieke systeem.</text:p>
      <text:p text:style-name="Standard">Kanaal drie: Consolidatie van Verzekeringsrisicopools. Huidige meerbetalerssystemen fragmenteren risico over duizenden afzonderlijke verzekeringspools. Jonge gezonde verzekerden in de ene pool subsidiëren alleen elkaar; oudere zieke verzekerden in een andere pool worden geconfronteerd met hogere premies of uitsluiting. Evenwicht consolideert alle risico's in één enkele pool die de gehele bevolking dekt. De statistische voorspelbaarheid van grote aantallen vermindert de reserves van 15 tot 20 procent van de premies (aangehouden door verzekeraars voor onverwachte claims) tot minder dan 2 procent. Deze 13 tot 18 procent van de totale zorguitgaven komt vrij voor directe zorg.</text:p>
      <text:p text:style-name="Standard">Kanaal vier: Genormaliseerde Onderhandelde Prijzen. In gefragmenteerde systemen variëren prijzen voor identieke ingrepen met factoren 5 tot 20, afhankelijk van de onderhandelingsmacht van de verzekeraar. Een knie-MRI die onder het ene verzekeringsplan $400 kost in een bepaalde faciliteit, kan $1.200 kosten in dezelfde faciliteit onder een ander plan, of $2.500 in een andere faciliteit onder hetzelfde plan. Evenwicht stelt één enkel gepubliceerd vergoedingentarief vast voor elke ingreep, bepaald via transparante kostprijsberekening plus een vaste marge. Dit elimineert prijsvariatieverspilling, waardoor de totale uitgaven naar schatting met 10 tot 15 procent dalen zonder dat de toegang of kwaliteit afneemt.</text:p>
      <text:p text:style-name="Standard">Kanaal vijf: Schuldkwijtschelding als Overgangsmechanisme. Bestaande medische schulden – alleen al in de Verenigde Staten ongeveer $200 miljard – worden niet geïnd door het nieuwe systeem. Ze worden kwijtgescholden via een eenmalige begrotingsallocatie die wordt gefinancierd door de administratieve <text:soft-page-break/>besparingen van het eerste jaar. Crediteuren worden gecompenseerd tegen een fractie van de nominale waarde (de werkelijke incourswaarde van medische schulden, die op secundaire markten doorgaans 5 tot 20 cent per dollar bedraagt). Individuen worden bevrijd van betalingsverplichtingen. Toekomstige zorg genereert geen schulden omdat er geen patiëntfacturen zijn.</text:p>
      <text:p text:style-name="Standard">De Resulterende Kostenstructuur (per $1 aan zorglevering onder Evenwicht):</text:p>
      <text:p text:style-name="Standard"><text:s text:c="4"/>• Directe klinische zorg: $0,70 tot $0,80 (toename door eerder niet-gecompenseerde zorg die nu wordt betaald)</text:p>
      <text:p text:style-name="Standard"><text:s text:c="4"/>• Administratie van één betaler: $0,03 tot $0,05</text:p>
      <text:p text:style-name="Standard"><text:s text:c="4"/>• Volksgezondheid en preventie: $0,05 tot $0,08</text:p>
      <text:p text:style-name="Standard"><text:s text:c="4"/>• Onderzoek en ontwikkeling: $0,05 tot $0,08</text:p>
      <text:p text:style-name="Standard"><text:s text:c="4"/>• Kapitaalinvesteringen en infrastructuur: $0,03 tot $0,05</text:p>
      <text:p text:style-name="Standard"><text:s text:c="4"/>• Overige overhead en reserves: $0,02 tot $0,03</text:p>
      <text:p text:style-name="Standard">De totale systeemkosten dalen van ongeveer $1,50 tot $1,80 per $1 geleverde klinische zorg (door administratieve verspilling) naar ongeveer $1,10 tot $1,20 per $1 geleverde klinische zorg. Het verschil – ongeveer 30 tot 40 procent van de huidige totale uitgaven – is het efficiëntiedividend dat universele toegang financiert zonder nieuwe belastingen.</text:p>
      <text:p text:style-name="Standard"/>
      <text:p text:style-name="Standard">2.4.4 Hoe AI Farmaceutisch Onderzoek en Ontwikkeling Dramatisch Versnelt</text:p>
      <text:p text:style-name="Standard">Het traditionele farmaceutische R&amp;D-model is gebroken op manieren die precies de verkeerde prikkels voor de menselijke gezondheid creëren. Een typisch nieuw geneesmiddel heeft 10 tot 15 jaar nodig van eerste ontdekking tot marktgoedkeuring, kost $1,5 tot $2,5 miljard (rekening houdend met mislukte kandidaten) en faalt in 90 tot 95 procent van de klinische onderzoeken. Het resultaat is een systeem dat alleen blockbuster-geneesmiddelen met enorme potentiële markten kan nastreven, zeldzame ziekten en aandoeningen die arme bevolkingsgroepen treffen negeert, en nieuwe therapieën prijst op niveaus die maximale inkomsten genereren tijdens octrooiexclusiviteit.</text:p>
      <text:p text:style-name="Standard">Kunstmatige intelligentie verkort elke fase van deze tijdlijn via mechanismen die nu al aantoonbaar zijn en aanzienlijk zullen rijpen binnen het implementatievenster van 18 jaar.</text:p>
      <text:p text:style-name="Standard">Fase één: Doelwitidentificatie (Huidig: 2-4 jaar; AI-versneld: 3-6 maanden)</text:p>
      <text:p text:style-name="Standard">Huidige methoden identificeren potentiële geneesmiddeldoelwitten (eiwitten, receptoren, routes die betrokken zijn bij ziekten) via moeizame literatuurstudie, hypothesegestuurd experimenteren en toeval. AI-systemen getraind op de volledige corpus van biomedische literatuur (tientallen miljoenen artikelen), genomische databases, proteomische structuren en klinische uitkomsten kunnen nieuwe doelwitten identificeren door patronen te herkennen die onzichtbaar zijn voor menselijke onderzoekers. Eén enkel model kan duizenden potentiële doelwitten tegelijkertijd evalueren op criteria zoals: biologische plausibiliteit, "druggability" (vermogen om een molecuul te ontwerpen dat het doelwit raakt), veiligheidsprofiel en commercieel potentieel.</text:p>
      <text:p text:style-name="Standard">De AlphaFold-doorbraak – het oplossen van het eiwitvouwingsprobleem dat de biologie 50 jaar had gefrustreerd – toonde aan dat AI driedimensionale eiwitstructuren uit aminozuursequenties kan voorspellen met een nauwkeurigheid die vergelijkbaar is met dure, tijdrovende experimentele methoden. Wanneer de structuur van elk eiwit in silico bekend is, breidt het universum van "druggable" doelwitten zich uit van duizenden naar miljoenen. Zeldzame ziekten die nooit een traditioneel R&amp;D-programma zouden rechtvaardigen, worden haalbaar voor AI-gestuurd onderzoek omdat de marginale onderzoekskosten naar nul neigen.</text:p>
      <text:p text:style-name="Standard">Fase twee: Molecuulontdekking en Optimalisatie (Huidig: 3-5 jaar; AI-versneld: 2-4 maanden)</text:p>
      <text:p text:style-name="Standard">Traditionele geneesmiddelenontdekking screent miljoenen verbindingen tegen een doelwit en test ze in het laboratorium. Generatieve AI-modellen keren dit proces om: ze ontwerpen moleculen vanaf nul om in de bindingsplaats van een doelwit te passen, en optimaliseren vervolgens voor eigenschappen zoals potentie, selectiviteit, absorptie, distributie, metabolisme, excretie en toxiciteit (ADMET). Eén enkel <text:soft-page-break/>model kan miljarden kandidaatmoleculen genereren, hun eigenschappen voorspellen en itereren naar optimale ontwerpen in silico voordat er fysieke tests plaatsvinden.</text:p>
      <text:p text:style-name="Standard">De COVID-19-pandemie leverde een versneld conceptbewijs. AI-modellen identificeerden bestaande geneesmiddelen die binnen enkele weken na publicatie van het virale genoom konden worden hergebruikt voor behandeling. Nog belangrijker: nieuwe antivirale kandidaten ontworpen door AI tegen SARS-CoV-2-proteasedoelwitten gingen binnen maanden van concept naar synthese in plaats van jaren. Deze tijdscompressie, toegepast op alle ziektegebieden tegelijk, zou in vijf jaar meer geneesmiddelkandidaten genereren dan het huidige systeem in vijftig jaar produceert.</text:p>
      <text:p text:style-name="Standard">Fase drie: Preklinische Testen (Huidig: 1-2 jaar; AI-versneld: 2-4 weken)</text:p>
      <text:p text:style-name="Standard">AI-modellen getraind op historische toxicologische gegevens kunnen met toenemende nauwkeurigheid voorspellen of een kandidaatmolecuul levertotoxiciteit, hartritmestoornissen of andere veiligheidsproblemen zal veroorzaken. Orgaan-op-een-chip-systemen gecombineerd met AI-analyse verminderen de behoefte aan dierproeven terwijl de relevantie voor de mens toeneemt. De combinatie van in silico voorspelling en hoogwaardige in vitro screening verkort de preklinische tijdlijn met een orde van grootte.</text:p>
      <text:p text:style-name="Standard">Fase vier: Optimalisatie van Klinische Onderzoeken (Huidig: 6-10 jaar; AI-versneld: 2-4 jaar)</text:p>
      <text:p text:style-name="Standard">Klinische onderzoeken zijn momenteel de langste en duurste fase van geneesmiddelontwikkeling. AI-optimalisatie pakt elke bottleneck aan:</text:p>
      <text:p text:style-name="Standard"><text:s text:c="4"/>• Werving van patiënten: AI scant elektronische patiëntendossiers om geschikte patiënten te identificeren, waardoor de wervingstijd van maanden naar dagen wordt verkort.</text:p>
      <text:p text:style-name="Standard"><text:s text:c="4"/>• Locatieselectie: Modellen voorspellen welke onderzoekslocaties het snelst zullen werven op basis van historische prestaties, patiëntenpopulaties en ervaring van onderzoekers.</text:p>
      <text:p text:style-name="Standard"><text:s text:c="4"/>• Adaptieve onderzoeksopzet: AI analyseert continu binnenkomende gegevens om protocollen aan te passen, ineffectieve armen vroegtijdig te stoppen en middelen te concentreren op veelbelovende kandidaten.</text:p>
      <text:p text:style-name="Standard"><text:s text:c="4"/>• Synthetische controlearmen: AI matcht onderzoekspatiënten met historische controlegegevens, waardoor het aantal patiënten dat placebo moet krijgen wordt verminderd – ethisch superieur en statistisch efficiënt.</text:p>
      <text:p text:style-name="Standard"><text:s text:c="4"/>• Real-world evidence: Markttoezicht na registratie wordt geautomatiseerd, waarbij AI elektronische patiëntendossiers controleert op bijwerkingen en langetermijnuitkomsten.</text:p>
      <text:p text:style-name="Standard">Het cumulatieve effect van AI-versnelling in alle vier de fasen is een verkorting van de typische ontwikkeltijd van geneesmiddelen van 12 jaar naar 3 tot 5 jaar, en een verlaging van de kosten per succesvol geneesmiddel van $2 miljard naar $200 tot $500 miljoen. Dit transformeert de economie van de farmaceutische industrie: geneesmiddelen kunnen worden ontwikkeld voor kleinere patiëntenpopulaties, tegen lagere prijzen, en toch rendement genereren. Zeldzame ziekten worden commercieel levensvatbaar. Antibiotica (die kort worden gebruikt en moeten worden gereserveerd om resistentie te voorkomen) worden ontwikkelbaar ondanks hun slechte traditionele bedrijfsmodel. Verwaarloosde tropische ziekten die arme bevolkingsgroepen treffen, kunnen worden aangepakt door publiek AI-onderzoek dat wordt gesubsidieerd voor een fractie van de traditionele R&amp;D-kosten.</text:p>
      <text:p text:style-name="Standard"/>
      <text:p text:style-name="Standard">2.4.5 Collaboratieve Kennisoptimalisatie en Open Onderzoeksinfrastructuur</text:p>
      <text:p text:style-name="Standard">Het huidige systeem van biomedisch onderzoek is gefragmenteerd, redundant en geheimzinnig op manieren die de vooruitgang vertragen en middelen verspillen. De Evenwicht-pijler vervangt dit door een open collaboratieve infrastructuur die de kennisgroei in de hele wereldwijde onderzoeksgemeenschap optimaliseert.</text:p>
      <text:p text:style-name="Standard">Het Fragmentatieprobleem:</text:p>
      <text:p text:style-name="Standard">Een typisch biomedisch onderzoeksproject begint vandaag de dag met een literatuurstudie. De onderzoeker zoekt in PubMed (30 miljoen artikelen), leest relevante artikelen en probeert voort te bouwen op eerder werk. Maar veel eerder werk wordt nooit gepubliceerd (negatieve resultaten, <text:soft-page-break/>mislukte experimenten). Veel gepubliceerd werk is ontoegankelijk achter betaalmuren ($30 tot $50 per artikel). Veel gepubliceerd werk is niet reproduceerbaar (schattingen variëren van 50 tot 90 procent van preklinisch onderzoek kan niet worden gereproduceerd). En veel gepubliceerd werk wordt opzettelijk verduisterd om intellectueel eigendom te beschermen of concurrentievoordeel te behalen.</text:p>
      <text:p text:style-name="Standard">Het resultaat is enorme dubbele inspanning. Meerdere laboratoria voeren dezelfde experimenten uit, falen om dezelfde redenen en leren nooit van elkaars fouten. Schattingen suggereren dat 50 tot 80 procent van de biomedische onderzoeksuitgaven wordt verspild aan redundant of niet-reproduceerbaar werk – ongeveer $100 tot $200 miljard per jaar.</text:p>
      <text:p text:style-name="Standard">De Collaboratieve Oplossing:</text:p>
      <text:p text:style-name="Standard">De Evenwicht-pijler vestigt een publieke, open, wereldwijde biomedische onderzoeksinfrastructuur met vijf geïntegreerde componenten:</text:p>
      <text:p text:style-name="Standard">Component één: De Universele Preprint Repository. Alle onderzoek dat met publiek geld wordt gefinancierd (wat onder Evenwicht feitelijk al het onderzoek is, gezien de inkoopkracht van het publieke systeem) moet op het moment van indiening voor publicatie als preprint worden gedeponeerd. Geen betaalmuren. Geen embargo's. Onmiddellijke open toegang. De repository is geïndexeerd, doorzoekbaar en geïntegreerd met AI-analysetools die verbanden kunnen leggen over miljoenen artikelen heen.</text:p>
      <text:p text:style-name="Standard">Component twee: Het Negatieve Resultaten Register. Mislukte experimenten, nulresultaten en niet-reproduceerbare bevindingen worden geregistreerd naast positieve resultaten. Dit elimineert de publicatiebias die momenteel de wetenschappelijke literatuur vertekent (positieve resultaten hebben 5 tot 10 keer meer kans om te worden gepubliceerd dan negatieve resultaten). AI-systemen getraind op zowel positieve als negatieve gegevens leren sneller omdat ze leren wat niet werkt én wat wel werkt.</text:p>
      <text:p text:style-name="Standard">Component drie: Het Gedeelde AI-Trainingsplatform. Een wereldwijd toegankelijke computerinfrastructuur – analoog aan een publieke supercomputer voor biomedische AI – stelt onderzoekers overal ter wereld in staat modellen te trainen op de volledige corpus van biomedische gegevens. Geen enkel laboratorium hoeft zijn eigen AI-capaciteit helemaal zelf op te bouwen. Modellen die op het publieke platform zijn getraind, worden zelf als open-source artefacten gedeponeerd, waardoor een zich opstapelend kennisactief ontstaat dat bij elk gebruik verbetert.</text:p>
      <text:p text:style-name="Standard">Component vier: Het Collaboratieve Onderzoeksnetwerk. Klinische onderzoeksinfrastructuur wordt gedeeld in plaats van gedupliceerd. Eén enkel masterprotocol voor een bepaalde ziekte kan tegelijkertijd over honderden locaties worden uitgerold, waarbij AI het matchen van patiënten, gegevensverzameling en veiligheidsmonitoring beheert. Kleine onderzoeksgroepen krijgen toegang tot onderzoeksinfrastructuur die momenteel alleen grote farmaceutische bedrijven zich kunnen veroorloven.</text:p>
      <text:p text:style-name="Standard">Component vijf: Het Wereldwijde Biobanknetwerk. Geanonimiseerde patiëntgegevens (genomisch, proteomisch, metabolomisch, klinisch, uitkomsten) worden samengebracht in een federatieve biobank die toegankelijk is voor goedgekeurde onderzoekers. Privacy wordt beschermd via cryptografische technieken (federatief leren, differentiële privacy) die het mogelijk maken modellen te trainen op gegevens zonder ooit individuele patiëntdossiers in te zien. Steekproefomvang die momenteel decennia kost om te verzamelen, wordt binnen maanden beschikbaar.</text:p>
      <text:p text:style-name="Standard">De Optimalisatiedynamiek:</text:p>
      <text:p text:style-name="Standard">Wanneer onderzoeksinfrastructuur open en collaboratief wordt, volgt kennisgroei versnellende in plaats van lineaire trajecten. Elke nieuwe bevinding is onmiddellijk beschikbaar voor alle onderzoekers. Elk mislukt experiment voorkomt dat anderen dezelfde mislukking herhalen. Elk AI-model verbetert alle voorgaande modellen. Elk klinisch onderzoek draagt bij aan een groeiende bewijsbasis die latere onderzoeken informeert.</text:p>
      <text:p text:style-name="Standard">De wiskunde van deze overgang is leerzaam. Onder het huidige gefragmenteerde systeem wordt de snelheid van kennisgroei beperkt door de traagste component: publicatievertragingen (6 tot 12 maanden), betaalmuren (die de meeste onderzoekers in lage-inkomenslanden uitsluiten) en <text:soft-page-break/>concurrentiële geheimhouding (gegevens achterhouden totdat octrooiaanvragen zijn ingediend). Onder het open collaboratieve systeem wordt kennis continu opgebouwd omdat elke onderzoeker voortbouwt op het direct beschikbare werk van elke andere onderzoeker.</text:p>
      <text:p text:style-name="Standard">Historische analogieën bestaan. Het Menselijk Genoomproject werd versneld van een verwachte 15 jaar naar 7 jaar door open-datadeelbeleid dat alle deelnemers verplichtte sequenties binnen 24 uur na generatie te deponeren. Tijdens de COVID-19-pandemie werden preprints het primaire medium voor wetenschappelijke communicatie, waardoor de publicatiecyclus van maanden naar dagen werd gecomprimeerd. De AlphaFold-eiwitstructuurdatabase maakte 200 miljoen eiwitstructuren vrij beschikbaar, waardoor de structurele biologie werd gedemocratiseerd. De Evenwicht-pijler veralgemeniseert deze successen naar al het biomedisch onderzoek.</text:p>
      <text:p text:style-name="Standard">De Impact op R&amp;D-productiviteit:</text:p>
      <text:p text:style-name="Standard">De combinatie van AI-versnelling en collaboratieve optimalisatie levert een verwachte 5 tot 10-voudige toename van de biomedische R&amp;D-productiviteit op binnen het eerste decennium van volledige implementatie. Een systeem dat momenteel wereldwijd 40 tot 50 nieuwe geneesmiddelgoedkeuringen per jaar produceert, zou er 200 tot 500 produceren. Ontwikkelingstijden voor nieuwe geneesmiddelen zouden dalen van 10 tot 15 jaar naar 3 tot 5 jaar. Kosten per geneesmiddel zouden dalen van $2 miljard naar $200 tot $500 miljoen. Het aantal ziekten met actieve onderzoeksprogramma's zou toenemen van honderden naar duizenden.</text:p>
      <text:p text:style-name="Standard">Het belangrijkste is dat de afstemming van prikkels zou verschuiven van het maximaliseren van octrooibeschermde inkomsten naar het maximaliseren van gezondheidseffect. Publieke AI-onderzoeksplatforms zouden prioriteit geven aan verwaarloosde ziekten, antibioticumontwikkeling, pandemische paraatheid en kinderkankers – gebieden die momenteel minimale private investeringen krijgen ondanks enorme menselijke nood. Het resultaat is niet alleen efficiëntere R&amp;D, maar R&amp;D gericht op problemen die er werkelijk toe doen voor de menselijke gezondheid.</text:p>
      <text:p text:style-name="Standard"/>
      <text:p text:style-name="Standard">2.4.6 Voorlopige Economische Beoordeling en Financieringsmogelijkheden</text:p>
      <text:p text:style-name="Standard">Beschikbare geaggregeerde gegevens over huidige publieke en private zorguitgaven suggereren sterk dat de Evenwicht-pijler financieel haalbaar is door herbestemming van bestaande middelen in plaats van nieuwe belastingheffing. De wereldwijde jaarlijkse zorguitgave van $9 biljoen is voldoende om universele toegang te financieren als administratieve verspilling wordt geëlimineerd, winstmarges worden genormaliseerd en preventieve zorg dure laatstadiumbehandeling vermindert.</text:p>
      <text:p text:style-name="Standard">Specifieke financieringsmechanismen omvatten: consolidatie van publieke verzekeringsregelingen in één enkele inkoper met monopsonistische onderhandelingsmacht; herbestemming van administratieve besparingen (geschat op $500 miljard tot $1 biljoen per jaar) naar directe zorg; progressieve belastingen op hoogfrequente, laagwaardige medische interventies die alleen blijven bestaan door fee-for-service-prikkels; en bescheiden belastingen op schadelijke goederen (tabak, alcohol, suikerhoudende dranken) die vermijdbare zorgvraag genereren. Gedetailleerde implementatie vereist landspecifieke modellering door domeindeskundigen en onafhankelijke fiscale analyses.</text:p>
      <text:p text:style-name="Standard">Alleen al de administratieve besparingen – $800 miljard per jaar in de Verenigde Staten, met vergelijkbare proporties wereldwijd – zijn voldoende om de kosten van universele dekking voor alle momenteel onverzekerde bevolkingsgroepen in vrijwel elk ontwikkeld land te dekken. In de Verenigde Staten variëren de geschatte kosten van het dekken van alle onverzekerde burgers van $200 tot $400 miljard per jaar, afhankelijk van de ruimhartigheid van de voorzieningen. De administratieve besparingen door het elimineren van het meerbetalersfactureringssysteem overtreffen dit bedrag met een factor twee tot vier. De economische rechtvaardiging is dus niet alleen positief maar overweldigend: het huidige systeem geeft meer geld uit om minder mensen te dekken met slechtere resultaten dan een goed ontworpen universeel systeem zou vereisen.</text:p>
      <text:p text:style-name="Standard"/>
      <text:p text:style-name="Standard">2.4.7 Expliciete Tegenargumenten en Risicobeperking</text:p>
      <text:p text:style-name="Standard"><text:soft-page-break/>Het meest voorkomende bezwaar – dat het wegnemen van winstprikkels farmaceutische innovatie zal doden – wordt weerlegd door historisch bewijs. De meeste fundamentele medische vooruitgang (penicilline, vaccins, insuline, monoklonale antilichamen) kwam voort uit publiek gefinancierd academisch onderzoek of kleine bedrijven die later werden overgenomen door grote farmaceutische bedrijven. Het huidige systeem stimuleert "me-too"-geneesmiddelen, kleine moleculaire wijzigingen voor octrooiverlenging en agressieve marketing boven echte therapeutische doorbraken. Open onderzoeksmodellen, waaronder het initiatief Geneesmiddelen voor Verwaarloosde Ziekten en collaboratieve COVID-19-vaccinplatforms, tonen aan dat non-profit of publiek gecoördineerde ontwikkeling nieuwe behandelingen efficiënt kan produceren.</text:p>
      <text:p text:style-name="Standard">Een tweede bezwaar – wachtlijsten en rantsoenering – wordt door ontwerp aangepakt. Evenwicht rantsoeneert op basis van medische urgentie, niet op prijs. Triageprotocollen prioriteren degenen met de grootste behoefte, en capaciteitsplanning streeft naar overschot in plaats van minimale toereikendheid. AI-gestuurde planning en resourcetoewijzing minimaliseren onbenutte capaciteit terwijl wachttijden worden verkort. Landen met universele systemen (Duitsland, Frankrijk, Japan) realiseren kortere wachttijden voor de meeste ingrepen dan het marktgestuurde Amerikaanse systeem, dat impliciet rantsoeneert op basis van verzekeringsstatus en betaalvermogen.</text:p>
      <text:p text:style-name="Standard">Een derde bezwaar – dat AI-gestuurde R&amp;D de macht zal concentreren in handen van degenen die de AI-platforms beheersen – wordt aangepakt door open infrastructuur. Het gedeelde AI-trainingsplatform is publiek eigendom en wordt bestuurd door een multi-stakeholderraad met onderzoekers, clinici, patiëntvertegenwoordigers en ethici. Geen enkel privaat bedrijf controleert de toegang. Modellen die op het platform zijn getraind, zijn open-source. De infrastructuur is ontworpen om AI-capaciteit te democratiseren in plaats van te concentreren.</text:p>
      <text:p text:style-name="Standard">Risicobeperking omvat onafhankelijke audits van rantsoeneringsbeslissingen, constitutionele bescherming tegen discriminatie op wachtlijsten, klokkenluidersbescherming voor clinici die tekorten aan middelen documenteren, en regelmatige gepubliceerde rapporten over systeemprestaties die verantwoording creëren. Voor AI-systemen: verplichte algoritmische impactbeoordelingen, continue biasmonitoring en "human-in-the-loop"-vereisten voor beslissingen met hoge inzet (diagnose, behandelingsaanbevelingen, geschiktheid voor onderzoek) voorkomen dat automatisering autonoom wordt.</text:p>
      <text:p text:style-name="Standard"/>
      <text:p text:style-name="Standard">2.4.8 Empirisch Bewijs en Analoge Casestudies</text:p>
      <text:p text:style-name="Standard">Universele gezondheidszorgsystemen functioneren al tientallen jaren met succes in uiteenlopende nationale contexten. Het Franse systeem, dat consequent tot de beste ter wereld wordt gerekend, bereikt universele dekking tegen ongeveer 11 procent van het BBP – ruim onder de Amerikaanse uitgaven van 17 procent. Het Japanse systeem levert de hoogste levensverwachting ter wereld tegen 10,9 procent van het BBP. Het Duitse meerbetalers- maar universeel toegankelijke systeem toont aan dat private verzekeringen kunnen samengaan met publieke garanties onder strikte regulering.</text:p>
      <text:p text:style-name="Standard">Cuba bereikt, ondanks ernstige middelenbeperkingen, kindersterfte- en levensverwachtingscijfers die vergelijkbaar zijn met die van de Verenigde Staten, door nadruk op preventieve en eerstelijnszorg. Het Taiwanese eenbetalerssysteem, geïmplementeerd in 1995, dekt 99,9 procent van de bevolking met administratieve kosten van ongeveer 2 procent van de totale zorguitgaven, vergeleken met 12 procent of meer in het Amerikaanse meerbetalerssysteem.</text:p>
      <text:p text:style-name="Standard">Voor AI-versnelling verschijnt empirisch bewijs snel. Een studie uit 2023 toonde aan dat AI-modellen nieuwe antibiotica-kandidaten tegen resistente bacteriën in enkele uren identificeerden – een proces dat voorheen jaren van screening vergde. Een analyse uit 2024 van optimalisatie van klinische onderzoeken vond dat AI-gebaseerde patiëntwerving de inschrijvingstijd met 80 procent verkortte. De AlphaFold-database, uitgebracht in 2022, is al door meer dan 500.000 onderzoekers gebruikt om geneesmiddelontdekkingsprojecten te versnellen die anders dure en tijdrovende kristallografie zouden hebben vereist.</text:p>
      <text:p text:style-name="Standard"><text:soft-page-break/>Voor collaboratief onderzoek biedt het Menselijk Genoomproject het sterkste precedent. Het open-datadeelbeleid – alle sequenties binnen 24 uur deponeren – versnelde de voltooiing met 8 jaar ten opzichte van de oorspronkelijke projecties en bespaarde naar schatting $2 miljard aan dubbele inspanning. De preprint-explosie tijdens de COVID-19-pandemie toonde aan dat wetenschappers open delen zullen omarmen wanneer barrières worden weggenomen: preprint-depots namen in 2020 met 300 procent toe, en artikelen met preprints kregen maanden eerder citaten en aandacht dan die zonder.</text:p>
      <text:p text:style-name="Standard"/>
      <text:p text:style-name="Standard">2.4.9 Wereldwijde en Juridische Implementatiedetails</text:p>
      <text:p text:style-name="Standard">Implementatie respecteert nationale soevereiniteit via raamwerkverdragen van de Wereldgezondheidsorganisatie, analoog aan het Raamwerkverdrag inzake Tabaksontmoediging. Deelnemende staten behouden discretie over specifieke leveringsmodellen (eenbetalers, meerbetalers met publieke optie, nationale gezondheidsdienst), terwijl ze zich committeren aan universele dekking, eerstelaagse dekking voor essentiële diensten en de eliminatie van medisch faillissement als fenomeen.</text:p>
      <text:p text:style-name="Standard">Juridische inbedding vindt plaats via grondwetswijzigingen of wettelijke garanties in deelnemende jurisdicties, met internationale coördinatie via WHO-verdragsmechanismen. Geschillenbeslechting voor grensoverschrijdende zorg en geneesmiddelenprijzen volgt modellen die zijn vastgesteld door de EU-richtlijn grensoverschrijdende zorg en internationale octrooi-uitputtingsbeginselen.</text:p>
      <text:p text:style-name="Standard">Voor de open onderzoeksinfrastructuur vereist implementatie internationale verdragen die de Universele Preprint Repository en het Negatieve Resultaten Register vastleggen als bindende verplichtingen voor publiek gefinancierd onderzoek. De Wereldgezondheidsvergadering heeft al resoluties aangenomen die open toegang en datadeling ondersteunen; de Evenwicht-pijler zet deze niet-bindende toezeggingen om in afdwingbare normen met onafhankelijke audit en consequenties voor niet-naleving.</text:p>
      <text:p text:style-name="Standard">Voor het gedeelde AI-trainingsplatform wordt de implementatie gefaseerd. Jaar 1 tot 5 richten zich op infrastructuurontwikkeling: rekenkracht, data-integratie, bestuursstructuren. Jaar 6 tot 10 richten zich op modeltraining en -validatie. Jaar 11 tot 18 richten zich op volledige integratie met klinische zorg en regelgevende goedkeuringstrajecten.</text:p>
      <text:p text:style-name="Standard"/>
      <text:p text:style-name="Standard">2.4.10 Duurzaamheids- en Lange Termijn Haalbaarheidsbeoordelingen</text:p>
      <text:p text:style-name="Standard">De focus op preventieve zorg verlaagt de langetermijnkosten door dure laatstadiumziekten te verminderen. Investeringen in sanitaire infrastructuur leveren rendementen op van $5 tot $20 per bestede dollar door een verminderde last van infectieziekten. Integratie van geestelijke gezondheidszorg vermindert invaliditeit en productiviteitsverlies, die het grootste deel uitmaken van de wereldwijde economische verliezen door gezondheidszorg.</text:p>
      <text:p text:style-name="Standard">Redundanties garanderen continuïteit: AI-systemen worden ondersteund door menselijke clinici; gecentraliseerde farmaceutische distributie heeft regionale voorraden; kritieke toeleveringsketens hebben meerdere bronnen. Langetermijndemografische trends naar vergrijzing in rijke landen verhogen de vraag, maar verhogen ook de bereidheid om systemen te financieren die zekerheid bieden tegen catastrofale ziekten. De fiscale duurzaamheid van het systeem verbetert na verloop van tijd naarmate preventieve investeringen zich opstapelen en administratieve verspilling permanent wordt geëlimineerd.</text:p>
      <text:p text:style-name="Standard">De AI- en open onderzoekscomponenten zijn zelfverbeterend. Naarmate er meer gegevens in het systeem komen, worden AI-modellen nauwkeuriger. Naarmate meer onderzoekers het platform gebruiken, groeit het kennispublieke goed. In tegenstelling tot fysieke infrastructuur die afschrijft, nemen digitale kennisactiva in waarde toe door gebruik. Hoe langer het systeem functioneert, hoe waardevoller en efficiënter het wordt.</text:p>
      <text:p text:style-name="Standard">Milieuduurzaamheid wordt aangepakt door verminderd medisch afval (onnodige ingrepen, verlopen medicijnen, wegwerpartikelen) en geoptimaliseerde toeleveringsketens. De gezondheidszorgsector is momenteel verantwoordelijk voor 5 tot 10 procent van de wereldwijde koolstofuitstoot; de eliminatie <text:soft-page-break/>van verspilling door de Evenwicht-pijler vermindert deze voetafdruk direct. Telemedicina en externe monitoring, mogelijk gemaakt door de Uitwisseling- en Mobiliteit-pijlers, verminderen verder de reisgerelateerde uitstoot.</text:p>
      <text:p text:style-name="Standard"/>
      <text:p text:style-name="Standard">2.4.11 Impact op Farmaceutische en Gezondheidszorgsystemen</text:p>
      <text:p text:style-name="Standard">De Evenwicht-pijler schaft de farmaceutische of medische hulpmiddelenindustrie niet af, maar herstructureert hun prikkels. Bedrijven blijven nieuwe therapieën ontwikkelen en verdienen premiumprijzen tijdens exclusiviteitsvensters. Wat verandert, is het einde van eeuwigdurende octrooi-rent-seeking, de eliminatie van directe-to-consumer-reclame voor geneesmiddelen op recept (een praktijk die alleen legaal is in de Verenigde Staten en Nieuw-Zeeland) en het verbod op "pay-for-delay"-schikkingen die generieke middelen van de markt houden.</text:p>
      <text:p text:style-name="Standard">Private zorgverleners blijven actief en ontvangen publieke vergoedingen tegen onderhandelde tarieven. Luxe en electieve diensten (cosmetische chirurgie, premium privékamers, experimentele behandelingen waarvan de effectiviteit nog niet is bewezen) blijven private-pay markten. Het resultaat is een hybride systeem: universele publieke garanties voor essentiële zorg, vrijwillige private aanvulling voor niet-essentiële of premium diensten. Dit model is duurzaam gebleken in Frankrijk, Duitsland, Japan en andere geavanceerde economieën.</text:p>
      <text:p text:style-name="Standard">Voor farmaceutische bedrijven vereist de overgang aanpassing maar geen uitsterving. De markt voor geneesmiddelen zal dramatisch groeien omdat universele dekking medicijnen betaalbaar maakt voor bevolkingsgroepen die er momenteel geen toegang toe hebben. Volumestijgingen zullen prijsdalingen gedeeltelijk compenseren. Bedrijven die zich richten op echte innovatie – nieuwe mechanismen, eersteklas therapieën, moeilijk te behandelen ziekten – zullen floreren. Bedrijven wier bedrijfsmodel afhangt van octrooiverlenging, agressieve marketing en woekerprijzen zullen dat niet doen. Dit is geen vernietiging van een industrie, maar een langverwachte heroriëntatie op haar verklaarde doel: het verbeteren van de menselijke gezondheid.</text:p>
      <text:p text:style-name="Standard"/>
      <text:p text:style-name="Standard">Voetnoten</text:p>
      <text:p text:style-name="Standard">1. Auteursrechtduur volgens Berner Conventie en analyses van octrooitermijnen.</text:p>
      <text:p text:style-name="Standard">2. Maatschappelijke baten van open toegang gedocumenteerd in meerdere volksgezondheidseconomische studies.</text:p>
      <text:p text:style-name="Standard">3. Schattingen van administratieve overhead uit OESO-rapporten over zorgkosten.</text:p>
      <text:p text:style-name="Standard">4. WHO-database wereldwijde zorguitgaven (2024).</text:p>
      <text:p text:style-name="Standard">5. Beoordelingen van Franse, Japanse en Duitse zorgstelselprestaties (OESO, 2023).</text:p>
      <text:p text:style-name="Standard">6. Cubaanse gezondheidsuitkomsten (WHO, 2024).</text:p>
      <text:p text:style-name="Standard">7. Analyse administratieve kosten eenbetalerssysteem Taiwan (National Health Insurance Administration, 2023).</text:p>
      <text:p text:style-name="Standard">8. AI-diagnostiek en resultaten van externe monitoringproeven (diverse, 2020-2024).</text:p>
      <text:p text:style-name="Standard">9. WHO Raamwerkverdrag inzake Tabaksontmoediging als implementatieprecedent.</text:p>
      <text:p text:style-name="Standard">10. EU-richtlijn grensoverschrijdende zorg (2011/24/EU) als juridisch coördinatiemodel.</text:p>
      <text:p text:style-name="Standard">11. Literatuur over rendement op investering in preventieve zorg (Wereldbank, CDC, diverse).</text:p>
      <text:p text:style-name="Standard">12. Impactbeoordelingen AlphaFold-eiwitstructuurdatabase (Nature, 2022-2024).</text:p>
      <text:p text:style-name="Standard">13. Analyse open-databeleid Menselijk Genoomproject (PNAS, 2010; diverse retrospectieve studies).</text:p>
      <text:p text:style-name="Standard">14. Studies naar adoptie van preprints tijdens COVID-19 (2020-2022).</text:p>
      <text:p text:style-name="Standard">15. Literatuur over AI-optimalisatie van klinische onderzoeken (JAMA, NEJM, 2021-2024).</text:p>
      <text:p text:style-name="Standard">16. Analyses van administratieve kosten medische facturering (JAMA Internal Medicine, Health Affairs, diverse).</text:p>
      <text:p text:style-name="Standard">17. Precedentstudies naar kwijtschelding medische schulden (diverse, 2010-2024).</text:p>
      <text:p text:style-name="Standard"/>
      <text:p text:style-name="Standard"/>
      <text:p text:style-name="Standard"><text:soft-page-break/>2.5 Verdediging: Bescherming tegen Schade en Onrecht</text:p>
      <text:p text:style-name="Standard"/>
      <text:p text:style-name="Standard">De Verdediging-pijler vertegenwoordigt een fundamentele herconceptualisering van veiligheid in de eenentwintigste eeuw, die verder gaat dan traditionele staatgerichte militaire kaders naar een alomvattend beschermingsparadigma dat prioriteit geeft aan menselijke waardigheid, sociale stabiliteit en planetaire duurzaamheid.[1] Dit hoofdstuk onderzoekt hoe verdedigingsmechanismen persoonlijke veiligheid kunnen waarborgen, eerlijke geschillenbeslechting kunnen verzekeren en de rechtsstaat kunnen handhaven via transparante instellingen en gemeenschapsgerichte benaderingen, terwijl tegelijkertijd de systemische bedreigingen worden aangepakt die worden gevormd door geconcentreerd staatsgeweld, bewapende ongelijkheid en het wereldwijde wapenproductieapparaat.</text:p>
      <text:p text:style-name="Standard">Hedendaagse verdedigingskaders moeten een ongekende legitimiteitscrisis erkennen: bevolkingsgroepen wereldwijd hebben een diepgaand sceptisme ontwikkeld ten opzichte van officiële verhalen over gewapende conflicten, waarbij ze patronen herkennen van selectieve handhaving, etnische targeting bij dienstplicht en de verschuiving van veiligheidskosten naar gemarginaliseerde gemeenschappen.[2] Deze erosie van vertrouwen vereist een radicale herevaluatie van wat verdediging betekent – een die individuele en gemeenschapsautonomie centraal stelt, structureel geweld aanpakt en de realiteit onder ogen ziet dat overheidsgeweld nu de primaire veiligheidsbedreiging vormt voor burgerbevolkingen wereldwijd.</text:p>
      <text:p text:style-name="Standard"/>
      <text:p text:style-name="Standard">2.5.1 Het Individuele Recht op Zelfbescherming en Autonomie</text:p>
      <text:p text:style-name="Standard"/>
      <text:p text:style-name="Standard">2.5.1.1 Herconceptualisering van Zelfverdediging in Democratische Samenlevingen</text:p>
      <text:p text:style-name="Standard">Het recht op zelfbescherming vormt een fundamenteel element van menselijke autonomie en waardigheid, geworteld in het principe dat individuen en gemeenschappen inherente autoriteit bezitten om hun fysieke integriteit en collectieve overleving te waarborgen.[3] Dit recht wordt bijzonder relevant in contexten waar staatsbeschermingsmechanismen zijn gefaald, selectief worden toegepast of bepaalde bevolkingsgroepen actief bedreigen. Historische en hedendaagse voorbeelden tonen aan dat kwetsbare gemeenschappen – waaronder etnische minderheden, religieuze groepen, seksuele minderheden en politieke dissidenten – verhoogde risico's lopen juist wanneer staatsmonopolies op geweld hen uitsluiten van bescherming of hen targeten voor vervolging.[4]</text:p>
      <text:p text:style-name="Standard">De filosofische grondslagen van zelfverdedigingsrechten reiken verder dan onmiddellijke fysieke bescherming en omvatten de psychologische veiligheid die nodig is voor autonome burgerparticipatie.[5] Wanneer gemeenschappen onder constante dreiging leven zonder middelen van bescherming, wordt hun capaciteit voor politieke betrokkenheid, culturele expressie en sociale organisatie fundamenteel aangetast. Het verdedigingsparadigma moet daarom erkennen dat persoonlijke veiligheidsmiddelen, mits adequaat gereguleerd en democratisch bestuurd, essentiële infrastructuur vormen voor pluralistische samenlevingen.</text:p>
      <text:p text:style-name="Standard"/>
      <text:p text:style-name="Standard">2.5.1.2 Casestudies: Kwetsbaarheid en Gericht Geweld</text:p>
      <text:p text:style-name="Standard">Hedendaagse wereldwijde conflicten onthullen systematische patronen van geweld gericht op specifieke bevolkingsgroepen, terwijl staatsbeschermingsmechanismen opvallend afwezig of medeplichtig blijven. In de lopende militaire operaties van de Russische Federatie vertonen dienstplichtpraktijken scherpe etnische verschillen, waarbij mannen uit minderheidsregio's – met name Dagestan, Boerjatië en andere niet-Slavische gebieden – onevenredige mobilisatiepercentages ervaren, terwijl inwoners van Moskou en Sint-Petersburg grotendeels vrijgesteld blijven.[6] Dit patroon vormt niet alleen een ongelijke lastenverdeling, maar benadert etnische zuivering door militaire uitputting, waarbij doelbewust mannelijke minderheidspopulaties worden uitgeput terwijl de demografische integriteit van de politieke kern behouden blijft.</text:p>
      <text:p text:style-name="Standard"><text:soft-page-break/>Evenzo worden in regio's die te maken hebben met sektarisch of etnisch geweld, gemarginaliseerde gemeenschappen geconfronteerd met systematische vervolging met minimale staatsinterventie of actieve staatsdeelname. De Druze-gemeenschappen in Zuid-Syrië, Joodse bevolkingsgroepen in verschillende onstabiele regio's en LHBTQ+-individuen in meerdere jurisdicties ervaren gericht geweld dat wordt versterkt door hun onvermogen om toegang te krijgen tot beschermingsmiddelen.[7] De contrafactische vraag – of gewapende zelfverdedigingscapaciteit slachtoffers had kunnen voorkomen of aanvallen had kunnen afschrikken – verdient serieuze overweging binnen beleidskaders voor verdediging.</text:p>
      <text:p text:style-name="Standard">Deze gevallen belichten een cruciaal principe: wanneer staatsbescherming selectief, afwezig of actief bedreigend wordt, neemt de morele en praktische rechtvaardiging voor individuele en gemeenschappelijke zelfverdediging evenredig toe. Verdedigingsbeleid moet daarom mechanismen opnemen die kwetsbare bevolkingsgroepen in staat stellen hun veiligheidsautonomie te behouden, terwijl robuuste waarborgen worden gevestigd tegen bewapende intimidatie of eigenrichting.</text:p>
      <text:p text:style-name="Standard"/>
      <text:p text:style-name="Standard">2.5.1.3 Individuele Rechten in Balans met Collectieve Veiligheid</text:p>
      <text:p text:style-name="Standard">De erkenning van zelfbeschermingsrechten vereist geavanceerde regelgevingskaders die individuele autonomie in evenwicht brengen met collectieve veiligheidsimperatieven.[8] Dergelijke kaders moeten onderscheid maken tussen defensieve capaciteiten die geschikt zijn voor persoonlijke en gemeenschapsbescherming en offensieve arsenalen die zijn ontworpen voor massaslachtoffers. Dit onderscheid vormt de conceptuele basis voor het toestaan van gereguleerde toegang tot evenredige defensieve middelen, terwijl wapensystemen voor massaslachtoffers worden verboden.</text:p>
      <text:p text:style-name="Standard">Effectieve regulering vereist transparant bestuur, gemeenschapsbetrokkenheid bij beleidsvorming, verplichte veiligheidstraining, psychologische screening en verantwoordingsmechanismen die echte consequenties opleggen voor misbruik.[9] Cruciaal is dat deze kaders universeel moeten worden toegepast in plaats van bevoorrechte toegang te creëren voor economisch of politiek begunstigde groepen, waardoor wordt voorkomen dat bestaande ongelijkheden worden gereproduceerd door differentiële veiligheidstoegang.</text:p>
      <text:p text:style-name="Standard"/>
      <text:p text:style-name="Standard">2.5.2 Overheidsgeweld als de Primaire Hedendaagse Bedreiging</text:p>
      <text:p text:style-name="Standard"/>
      <text:p text:style-name="Standard">2.5.2.1 Herkaderen van Bedreigingshiërarchieën</text:p>
      <text:p text:style-name="Standard">Hedendaags veiligheidsdiscours blijft prioriteit geven aan niet-statelijke bedreigingen – georganiseerde misdaad, terrorisme, willekeurig geweld – ondanks empirisch bewijs dat door de staat georganiseerd geweld slachtoffers en sociale ontwrichting produceert op schalen die andere bedreigingscategorieën ver overtreffen.[10] Dit analytische kader vertegenwoordigt zowel beschrijvende onnauwkeurigheid als een strategische misleiding die de belangrijkste oorzaken van wereldwijde menselijke onveiligheid verdoezelt.</text:p>
      <text:p text:style-name="Standard">Staatsmilitaire operaties, zowel internationaal als binnenlands, genereren directe slachtoffers door gevechten, indirecte sterfte door infrastructuurvernietiging en ontheemding, langetermijngezondheidsgevolgen door milieuverontreiniging, psychologisch trauma dat hele bevolkingsgroepen treft, en economische verwoesting die intergenerationele armoede bestendigt.[11] Wanneer overheidsgeweld wordt erkend als de voornaamste bedreiging voor menselijke veiligheid, moeten verdedigingsstrategieën prioriteit geven aan het beperken van de staatscapaciteit voor georganiseerd geweld in plaats van zich uitsluitend te richten op niet-statelijke actoren.</text:p>
      <text:p text:style-name="Standard"/>
      <text:p text:style-name="Standard">2.5.2.2 Dienstplichtongelijkheid en Klassengebaseerde Oorlogsvoering</text:p>
      <text:p text:style-name="Standard">Wereldwijde militaire dienstplichtsystemen vertonen consistente patronen van klasse- en etnische stratificatie die de fictie van gedeeld nationaal offer ontmaskeren.[12] Rijke en politiek verbonden families krijgen routinematig vrijstellingen, uitstel of toewijzing aan niet-gevechtsrollen, terwijl <text:soft-page-break/>arbeidersklasse- en minderheidsbevolkingsgroepen de overgrote meerderheid van de frontslagslachtoffers vormen. Dit patroon geldt zowel voor democratische als autoritaire systemen en onthult een structureel kenmerk van moderne oorlogsvoering in plaats van een aberratie van bepaalde regimes.</text:p>
      <text:p text:style-name="Standard">De kinderen van defensieaannemers, wapenfabrikanten en politieke leiders die militaire operaties toestaan, bezetten de overgrote meerderheid van de "gekusselde stoelen ver van het slagveld", genieten van carrièremogelijkheden, educatieve voordelen en fysieke veiligheid terwijl anderen het geweld dragen waarvan hun families profiteren of dat zij politiek toestaan.[13] Dit is niet alleen ongelijkheid, maar een diepgaande morele crisis waarbij degenen die het meest profiteren van militaire operaties het minste persoonlijke risico dragen, wat perverse prikkels creëert voor het voortduren van conflicten.</text:p>
      <text:p text:style-name="Standard"/>
      <text:p text:style-name="Standard">2.5.2.3 De Instorting van Conflictverhalen</text:p>
      <text:p text:style-name="Standard">Hedendaagse bevolkingsgroepen vertonen ongekend sceptisme ten opzichte van officiële rechtvaardigingen voor militaire operaties, waarbij ze patronen herkennen van gefabriceerde voorwendsels, selectieve presentatie van inlichtingen en achteraf rationalisatie.[14] Dit scepticisme weerspiegelt zowel verbeterde toegang tot informatie als de opgebouwde erfenis van onthulde misleidingen van Vietnam tot Irak tot hedendaagse conflicten. Wanneer bevolkingsgroepen consistente verschillen waarnemen tussen verklaarde doelstellingen en werkelijke uitkomsten, tussen verkondigde waarden en operationele praktijken, erodeert het vertrouwen in conflictverhalen terecht.</text:p>
      <text:p text:style-name="Standard">De erkenning dat recente oorlogen primair economische of politieke doeleinden hebben gediend in plaats van oprechte veiligheidsimperatieven – winning van hulpbronnen, markttoegang, geopolitieke positionering, binnenlandse politieke afleiding – heeft de burgerbetrokkenheid bij militair beleid fundamenteel veranderd.[15] Verdedigingskaders moeten opereren binnen deze context van gerechtvaardigd publiek sceptisme, waarbij ongekende transparantie en democratische verantwoording nodig zijn om legitimiteit te behouden.</text:p>
      <text:p text:style-name="Standard"/>
      <text:p text:style-name="Standard">2.5.3 Verbod op de Productie van Wapens voor Massaslachtoffers</text:p>
      <text:p text:style-name="Standard"/>
      <text:p text:style-name="Standard">2.5.3.1 De Morele Imperatief voor Productieafschaffing</text:p>
      <text:p text:style-name="Standard">Het wereldwijde wapenproductieapparaat vertegenwoordigt een unieke institutionele regeling waarin organisaties legaal opereren met het expliciete doel middelen te ontwikkelen voor het doden van mensen in massa.[16] Deze institutionele legitimiteit voor geïndustrialiseerde geweldsproductie mist een coherente morele rechtvaardiging en genereert trapsgewijze schade die veel verder reikt dan directe conflictzones. De Verdediging-pijler moet daarom het verbod op de productie van wapens voor massaslachtoffers centraal stellen als een fundamentele vereiste voor duurzame menselijke veiligheid.</text:p>
      <text:p text:style-name="Standard">Wapens voor massaslachtoffers – waaronder maar niet beperkt tot nucleaire arsenalen, chemische en biologische agentia, geavanceerde explosieve munitie en geautomatiseerde wapensystemen – bestaan uitsluitend om slachtoffers toe te brengen op schalen die elke evenredige zelfverdedigingsrechtvaardiging overtreffen.[17] Hun productie, opslag en mogelijke inzet creëren permanente omstandigheden van existentiële dreiging, leiden enorme middelen weg van productieve sociale investeringen en normaliseren de voorbereiding op massaal geweld binnen het burgerleven. De afschaffing van hun productie is geen idealistisch streven, maar een praktische noodzaak voor het voortbestaan van de soort.</text:p>
      <text:p text:style-name="Standard"/>
      <text:p text:style-name="Standard">2.5.3.2 Persoonlijke Verantwoordelijkheid en Strafrechtelijke Aansprakelijkheid</text:p>
      <text:p text:style-name="Standard">De Verdediging-pijler vestigt een kader van individuele strafrechtelijke verantwoordelijkheid voor deelname aan verboden wapenproductie, waarbij dergelijke activiteiten worden behandeld als georganiseerde misdaad, ongeacht bedrijfsstructuur of overheidsmachtiging.[18] Deze benadering erkent dat juridisch formalisme historisch gezien dekking heeft geboden voor diep immorele <text:soft-page-break/>activiteiten, en dat zinvolle afschrikking persoonlijke gevolgen vereist voor individuen die productiebeslissingen nemen.</text:p>
      <text:p text:style-name="Standard">Onder dit kader worden leidinggevenden, ingenieurs, onderzoekers en financiers die betrokken zijn bij het ontwerpen, produceren of faciliteren van wapensystemen voor massaslachtoffers geconfronteerd met strafrechtelijke vervolging met straffen die in verhouding staan tot de potentiële schade die hun werk mogelijk maakt.[19] Dit omvat niet alleen voltooide wapens, maar ook onderzoeks- en ontwikkelingsactiviteiten, componentenfabricage en financiële facilitering. De norm strekt zich uit tot indirecte deelname: een ingenieur die doelsystemen ontwikkelt voor autonome wapens draagt strafrechtelijke aansprakelijkheid, zelfs als hij niet direct betrokken is bij de assemblage van de uiteindelijke munitie.</text:p>
      <text:p text:style-name="Standard">Dit verantwoordingskader transformeert de risicoberekening voor deelname aan wapenproductie. Momenteel genieten individuen die betrokken zijn bij dergelijke productie wettelijke bescherming, sociaal prestige en aanzienlijke financiële compensatie zonder persoonlijk risico te dragen voor het geweld dat hun werk mogelijk maakt.[20] Persoonlijke strafrechtelijke aansprakelijkheid herverdeelt dit risico op de juiste manier, waardoor degenen die profiteren van geweldsproductie echte gevolgen ondervinden.</text:p>
      <text:p text:style-name="Standard"/>
      <text:p text:style-name="Standard">2.5.3.3 Haalbaarheid van Wereldwijde Productieverstoring</text:p>
      <text:p text:style-name="Standard">Critici beweren dat het verbieden van wapenproductie eenvoudigweg de productie naar ondergrondse of geheime faciliteiten zou verplaatsen, waardoor handhaving onmogelijk wordt.[21] Empirisch onderzoek naar productievereisten onthult echter aanzienlijke kwetsbaarheden in de toeleveringsketen van wapenfabricage die effectieve verstoring mogelijk maken.</text:p>
      <text:p text:style-name="Standard">De productie van wapens voor massaslachtoffers vereist toegang tot beperkte materialen, geavanceerde productie-infrastructuur, uitgebreide testfaciliteiten, complexe toeleveringsketens met talrijke gespecialiseerde componenten, aanzienlijke financiële investeringen en volgehouden financiering, en technische expertise die in relatief weinig wereldwijde centra is geconcentreerd.[22] Elk van deze vereisten creëert handhavingsmogelijkheden.</text:p>
      <text:p text:style-name="Standard">De materialen die nodig zijn voor geavanceerde wapensystemen – verrijkt uranium, specifieke chemische precursoren, zeldzame aardmetalen in bepaalde concentraties, gespecialiseerde explosieven – zijn wereldwijd beperkt beschikbaar met productie geconcentreerd in identificeerbare faciliteiten.[23] Hoewel het theoretisch mogelijk is sommige materialen heimelijk te produceren, vereisen de hoeveelheden die nodig zijn voor zinvolle wapenprogramma's industriële operaties die detecteerbare sporen genereren in energieverbruik, milieuverontreiniging en materiaalstromen.</text:p>
      <text:p text:style-name="Standard">Productie-infrastructuur voor precisiewapens kan niet worden geminiaturiseerd of gemakkelijk worden verborgen.[24] Faciliteiten die geavanceerde geleidingssystemen, voortstuwingsmechanismen of geavanceerde explosieven produceren, hebben schone kamers, gespecialiseerde machines, testapparatuur en kwaliteitscontrolesystemen nodig die aanzienlijke fysieke voetafdrukken vertegenwoordigen. Historische pogingen tot heimelijke wapenproductie – van de programma's van Irak vóór 2003 tot verschillende proliferatiepogingen – tonen aan dat aanzienlijke productie-operaties uiteindelijk detecteerbaar worden via meerdere inlichtingenkanalen.</text:p>
      <text:p text:style-name="Standard">De wereldwijde wapenindustrie opereert momenteel via bekende entiteiten: grote defensieaannemers in de Verenigde Staten, Europa, Rusland en China vormen de overgrote meerderheid van de productiecapaciteit.[25] Deze organisaties hebben publieke profielen, hebben honderdduizenden werknemers in dienst, exploiteren faciliteiten op bekende locaties en nemen deel aan gedocumenteerde toeleveringsketens. De transformatie van dit open industriële complex naar verborgen netwerken zou een ongekende organisatorische herstructurering vereisen die de productiecapaciteit tijdens overgangsperioden aanzienlijk zou verminderen, uitgebreide kwetsbaarheid voor infiltratie en blootstelling zou creëren, en veel efficiëntievoordelen van gecentraliseerde productie zou elimineren.</text:p>
      <text:p text:style-name="Standard"/>
      <text:p text:style-name="Standard"><text:soft-page-break/>2.5.3.4 Handhavingsmechanismen en Internationale Samenwerking</text:p>
      <text:p text:style-name="Standard">Effectieve handhaving van productieverboden vereist multilaterale samenwerking, intrusieve inspectieregimes, monitoring van financiële systemen om wapengerelateerde transacties op te sporen, strenge economische sancties voor jurisdicties die schendingen mogelijk maken, en asymmetrische consequenties voor niet-naleving.[26] In tegenstelling tot ontwapeningsverdragen die historisch hebben vertrouwd op vrijwillige samenwerking en beperkte verificatie, zou een productieverbod wapenfabricage behandelen als criminele activiteit die onderworpen is aan het volledige apparaat van internationale rechtshandhaving.</text:p>
      <text:p text:style-name="Standard">Dit kader erkent dat sommige staten zich aanvankelijk tegen samenwerking kunnen verzetten, maar stelt kosten voor niet-naleving vast die hoger zijn dan de voordelen van voortgezette productie.[27] Wanneer wapenproductie wordt geclassificeerd als georganiseerde misdaad, worden staten die dergelijke activiteiten herbergen geconfronteerd met algehele diplomatieke isolatie, uitsluiting van internationale financiële systemen en mogelijke interventie door coalities van handhavingsgerichte staten. Het precedent bestaat in internationale inspanningen tegen piraterij, slavernij en andere activiteiten die zijn overgegaan van geaccepteerde praktijk naar strafbaar feit door aanhoudende multilaterale druk.</text:p>
      <text:p text:style-name="Standard"/>
      <text:p text:style-name="Standard">2.5.4 De Alomvattende Kosten van Oorlogsvoering</text:p>
      <text:p text:style-name="Standard"/>
      <text:p text:style-name="Standard">2.5.4.1 Milieuverwoesting</text:p>
      <text:p text:style-name="Standard">Militaire operaties produceren milieuvernietiging op schalen die vergelijkbaar zijn met of groter zijn dan industriële vervuiling als aanjagers van ecologische ineenstorting.[28] De milieu-impact van moderne oorlogsvoering omvat toxische verontreiniging van bodem en water door uitgeput uranium, chemische agentia en zware metalen die generaties lang blijven bestaan; vernietiging van habitats door bombardementen, ontbladering en infrastructuurineenstorting; verstoring van wilde populaties door geluidsoverlast, ontheemding en directe slachtoffers; bijdrage aan klimaatverandering door enorm fossiele brandstofverbruik door militaire operaties; en het creëren van voorwaarden voor ecologische cascade-storingen naarmate beschadigde ecosystemen veerkracht verliezen.</text:p>
      <text:p text:style-name="Standard">De milieukosten van oorlogsvoering vertegenwoordigen permanente degradatie van planetaire levensondersteunende systemen, waardoor het vermogen van de aarde om toekomstige generaties te ondersteunen afneemt.[29] Deze kosten krijgen onvoldoende aandacht in veiligheidsberekeningen die zich smal richten op onmiddellijke menselijke slachtoffers terwijl ze langetermijnecologische gevolgen negeren. Een alomvattend Verdedigingskader moet milieueffecten meenemen als centrale in plaats van perifere kosten van militaire operaties.</text:p>
      <text:p text:style-name="Standard"/>
      <text:p text:style-name="Standard">2.5.4.2 Gevolgen voor Wilde Dieren en Biodiversiteit</text:p>
      <text:p text:style-name="Standard">Gewapende conflicten vinden onevenredig vaak plaats in regio's met een hoge biodiversiteit, wat directe bedreigingen creëert voor het voortbestaan van soorten door vernietiging van leefgebieden, verstoring van migratiepatronen, stroperij en illegale handel in wilde dieren die worden gefaciliteerd door veiligheidsvacuums, introductie van invasieve soorten door militaire logistiek, en verontreiniging van ecosystemen die bedreigde populaties ondersteunen.[30] De ontbladeringcampagnes van de Vietnamoorlog elimineerden uitgestrekte bosecosystemen, terwijl hedendaagse conflicten in Centraal-Afrika mensapopulaties bedreigen en oorlogen in het Midden-Oosten reeds bedreigde soorten in kwetsbare woestijnecosystemen verstoren.</text:p>
      <text:p text:style-name="Standard">De kruising van conflict en biodiversiteitsverlies creëert onomkeerbare schade aan planetaire erfgoed, waardoor soorten en ecosystemen die miljoenen jaren zijn geëvolueerd, worden geëlimineerd om kortetermijn geopolitieke doelstellingen te vervullen.[31] Deze vernietiging vertegenwoordigt een diepgaande intergenerationele onrechtvaardigheid, waarbij biologische rijkdom wordt gestolen van toekomstige generaties om huidige conflicten te voeden.</text:p>
      <text:p text:style-name="Standard"><text:soft-page-break/></text:p>
      <text:p text:style-name="Standard">2.5.4.3 Economische Opportuniteitskosten</text:p>
      <text:p text:style-name="Standard">De wereldwijde militaire uitgaven overschrijden $2 biljoen per jaar, wat middelen vertegenwoordigt die worden omgeleid van productieve investeringen in gezondheidszorg, onderwijs, infrastructuur, wetenschappelijk onderzoek voor civiele toepassingen, ontwikkeling van hernieuwbare energie, armoedebestrijding en ecologisch herstel.[32] De opportuniteitskosten van deze omleiding overtreffen de directe kosten van militaire operaties zelf.</text:p>
      <text:p text:style-name="Standard">Economische analyse van militaire uitgaven toont minimaal productief rendement in vergelijking met alternatieve investeringen.[33] Militaire uitgaven genereren minder banen per dollar dan uitgaven aan infrastructuur, onderwijs of gezondheidszorg; produceren technologieën met beperkte civiele toepassingen in vergelijking met direct civiel onderzoek; creëren exportafhankelijkheden die de economische ontwikkeling in producentenlanden verstoren; en concentreren rijkdom onder kleine aantallen aannemers terwijl ze kosten opleggen aan brede bevolkingsgroepen. De economische rechtvaardiging voor aanzienlijke militaire investeringen stort onder de loep in, wat een institutionele regeling onthult die in stand wordt gehouden door politieke in plaats van economische logica.</text:p>
      <text:p text:style-name="Standard"/>
      <text:p text:style-name="Standard">2.5.4.4 Impact op Menselijke Ontwikkeling</text:p>
      <text:p text:style-name="Standard">Naast directe slachtoffers produceert oorlogsvoering trapsgewijze gevolgen voor de menselijke ontwikkeling, waaronder ontheemding die vluchtelingenpopulaties creëert die de regionale capaciteit overweldigen; vernietiging van onderwijsinfrastructuur en verlies van onderwijsjaren voor door conflicten getroffen jongeren; ineenstorting van het gezondheidssysteem dat vermijdbare ziekten en moedersterfte veroorzaakt; psychologisch trauma dat meerdere generaties treft; en economische ontwrichting die armoedecycli lang na het beëindigen van het conflict in stand houdt.[34]</text:p>
      <text:p text:style-name="Standard">De kosten voor menselijke ontwikkeling van oorlogsvoering concentreren zich onevenredig op kinderen, wier vormende jaren tijdens conflictperioden plaatsvinden.[35] Verloren onderwijskansen, ondervoeding tijdens kritieke ontwikkelingsperioden, psychologisch trauma en normalisering van geweld creëren intergenerationele gevolgen die veel verder reiken dan directe conflictperioden. Deze kosten krijgen onvoldoende gewicht in veiligheidsberekeningen die zich richten op onmiddellijke militaire doelstellingen terwijl ze langetermijnvernietiging van menselijk kapitaal negeren.</text:p>
      <text:p text:style-name="Standard"/>
      <text:p text:style-name="Standard">2.5.5 Oorlog als Instrument voor Economische en Politieke Manipulatie</text:p>
      <text:p text:style-name="Standard"/>
      <text:p text:style-name="Standard">2.5.5.1 Winning van Hulpbronnen en Economische Oorlogsvoering</text:p>
      <text:p text:style-name="Standard">Hedendaagse militaire operaties dienen vaak doelstellingen voor het winnen van hulpbronnen die verborgen zijn achter veiligheidsretoriek.[36] De invasie van Irak vond plaats tegen de achtergrond van de op een na grootste aardoliereserves ter wereld, waarbij de ontwikkeling van olievelden na de invasie multinationale ondernemingen uit de binnenvallende landen bevoordeelde. De strategische positie van Afghanistan ten opzichte van Centraal-Aziatische energiebronnen en afzettingen van zeldzame aardmetalen, hoewel niet de enige invasiemotivatie, vormde een aanzienlijke economische overweging. Venezuela wordt geconfronteerd met aanhoudende pogingen tot buitenlandse interventie die gecorreleerd zijn met de grootste bewezen oliereserves ter wereld, waarbij uitspraken van politieke leiders expliciet verwijzen naar hulpbronnenmotivaties.[37]</text:p>
      <text:p text:style-name="Standard">Het patroon van militaire interventie dat correleert met beschikbaarheid van hulpbronnen in plaats van humanitaire crisis of oprechte veiligheidsbedreigingen onthult de economische grondslagen van hedendaagse oorlogsvoering.[38] Deze erkenning transformeert het publieke begrip van conflictrechtvaardigingen en genereert terecht sceptisme jegens officiële verhalen die waarden of veiligheid benadrukken terwijl economische doelstellingen worden nagestreefd.</text:p>
      <text:p text:style-name="Standard"/>
      <text:p text:style-name="Standard">2.5.5.2 Politieke Afleiding en Beheer van Binnenlandse Agenda's</text:p>
      <text:p text:style-name="Standard"><text:soft-page-break/>Militaire operaties dienen binnenlandse politieke functies door de publieke aandacht af te leiden van overheidsfalen, uitvoerende macht te consolideren via noodbevoegdheden, bevolkingsgroepen te verenigen via de constructie van externe dreigingen, en dissent te onderdrukken via nationalisme en veiligheidsimperatieven.[39] De timing van militaire operaties correleert vaak met binnenlandse politieke kwetsbaarheden, wat suggereert dat strategische inzet van buitenlandse conflicten wordt gebruikt om interne politieke uitdagingen te beheren.</text:p>
      <text:p text:style-name="Standard">Recente voorbeelden omvatten mogelijke verbanden tussen militaire escalaties en de wens om binnenlandse schandalen, beleidsfouten of politiek schadelijke onthullingen te verdoezelen.[40] De suggestie dat bepaalde militaire of buitenlandbeleidsacties zouden kunnen dienen om af te leiden van de vrijgave van politiek gevoelige documenten of onderzoeken illustreert hoe nationale veiligheidsapparaten kunnen worden bewapend voor partijdige politieke doeleinden. Deze instrumentalisering van militaire macht voor binnenlands politiek beheer vertegenwoordigt een diepgaande perversie van verdedigingsinstellingen, waarbij middelen die bedoeld zijn om bevolkingsgroepen te beschermen, worden omgevormd tot mechanismen voor het behoud van elite-macht.</text:p>
      <text:p text:style-name="Standard"/>
      <text:p text:style-name="Standard">2.5.5.3 Het Falsificeren van Conflictvoorwendsels</text:p>
      <text:p text:style-name="Standard">Historisch onderzoek onthult consistente patronen van gefabriceerde of overdreven voorwendsels voor militaire operaties: manipulatie van inlichtingen om vooraf bepaalde interventies te rechtvaardigen, false flag-operaties die schijnbare rechtvaardigingen voor reactie creëren, diplomatieke sabotage van vreedzame oplossingsmogelijkheden, mediabeheer om publieke steun voor militaire actie te creëren, en selectieve presentatie van dreigingsbeoordelingen die worstcasescenario's benadrukken.[41] Deze patronen suggereren institutionele disposities ten gunste van conflicten onder bepaalde staatsactoren, die de belangen weerspiegelen van militair-industriële kiezersgroepen, doelstellingen voor geopolitieke positionering en binnenlandse politieke berekeningen in plaats van oprechte veiligheidsimperatieven.</text:p>
      <text:p text:style-name="Standard">De erkenning dat conflicten vaak het resultaat zijn van gefabriceerde provocaties in plaats van onvermijdelijke veiligheidsreacties, verandert fundamenteel de vereisten voor democratische verantwoording.[42] Wanneer bevolkingsgroepen begrijpen dat oorlog vaak voortkomt uit opzettelijke escalatie door actoren die conflicten zoeken, moeten democratische toezichtsmechanismen aanzienlijk hogere bewijsnormen opleggen voor militaire machtiging en zinvolle consequenties creëren voor functionarissen die conflictvoorwendsels fabriceren.</text:p>
      <text:p text:style-name="Standard"/>
      <text:p text:style-name="Standard">2.5.6 Alternatieve Veiligheidsparadigma's</text:p>
      <text:p text:style-name="Standard"/>
      <text:p text:style-name="Standard">2.5.6.1 De Crisis van Hedendaagse Politiezorg</text:p>
      <text:p text:style-name="Standard">Moderne politie-instellingen in een groot deel van de ontwikkelde wereld worden geconfronteerd met een diepgaande crisis van effectiviteit, legitimiteit en doel, die hun capaciteit om echte veiligheid aan gemeenschappen te bieden ondermijnt.[43] Deze crisis manifesteert zich op meerdere dimensies die gezamenlijk de noodzaak van fundamentele herstructurering in plaats van incrementele hervorming aantonen.</text:p>
      <text:p text:style-name="Standard">Verkeerde toewijzing van middelen en responsfalen</text:p>
      <text:p text:style-name="Standard">Hedendaagse politiediensten functioneren steeds meer als mechanismen voor inkomsten generatie in plaats van gemeenschapsbeschermingsdiensten.[44] In talrijke jurisdicties vormen handhaving van verkeersregels en boetes voor kleine overtredingen de primaire politieactiviteiten, waarbij agenten aanzienlijke delen van hun tijd besteden aan het uitschrijven van bonnen voor parkeerboetes, kleine verkeersovertredingen en gemeentelijke code-overtredingen die inkomsten genereren voor lokale overheden terwijl ze minimaal daadwerkelijk veiligheidsvoordeel bieden. Deze op inkomsten gerichte oriëntatie creëert perverse prikkels waarbij afdelingen prioriteit geven aan activiteiten die inkomsten genereren boven die welke serieuze bedreigingen voor de veiligheid van de gemeenschap aanpakken.</text:p>
      <text:p text:style-name="Standard"><text:soft-page-break/>Ondertussen vertoont de respons op ernstige misdrijven systematische ontoereikendheid die het publieke vertrouwen uitholt en slachtoffers zonder zinvolle rechtsmiddelen achterlaat.[45] Vermogensdelicten waaronder inbraken, autodiefstal en vandalisme krijgen vaak oppervlakkige reacties bestaande uit online rapportagesystemen of korte telefonische interviews zonder persoonlijk onderzoek, plaats delict-verwerking of vervolgcontact met slachtoffers. Slachtoffers melden dat ze politierapporten voornamelijk indienen voor verzekeringsdoeleinden in plaats van enige verwachting van onderzoek of terugkrijging van eigendommen. Deze verlating van de onderzoeksfunctie voor veelvoorkomende misdrijven creëert een tweeledig systeem waarin serieus geweld aandacht krijgt terwijl vermogensdelicten die arbeidersklasse-bevolkingen treffen effectief onbehandeld blijven.</text:p>
      <text:p text:style-name="Standard">De middelenallocatie die aan deze disfunctie ten grondslag ligt, onthult verkeerde prioriteiten: afdelingen investeren zwaar in gemilitariseerde uitrusting, surveillancetechnologieën en tactische eenheden, terwijl de onderzoekscapaciteit atrofieert door onderbezetting en ontoereikende training.[46] Rechercheurs die vermogensdelicten behandelen, hebben vaak werklasten van enkele honderden actieve zaken tegelijk, wat zinvol onderzoek onmogelijk maakt. De contrast tussen middelen die worden besteed aan handhaving versus onderzoekscapaciteit belicht de mate waarin hedendaagse politiezorg probleemoplossing heeft verlaten ten gunste van zichtbare aanwezigheid en inkomsten generatie.</text:p>
      <text:p text:style-name="Standard">Systematische vooringenomenheid en discriminatoire handhaving</text:p>
      <text:p text:style-name="Standard">Empirisch onderzoek toont consequent aan dat politiepraktijken onevenredig veel gericht zijn op gemarginaliseerde gemeenschappen, terwijl ze hun legitieme veiligheidsbehoeften onderbedienen.[47] Raciale en etnische minderheden ervaren hogere percentages van verkeerscontroles, doorzoekingen, arrestaties en geweldgebruik in vergelijking met meerderheidspopulaties, zelfs wanneer wordt gecontroleerd voor criminaliteitscijfers en gedragsfactoren. Deze discriminatoire handhaving creëert vervreemding tussen politie en gemeenschappen die het meest door geweld worden getroffen, wat paradoxaal genoeg de veiligheid vermindert in buurten die het meest effectieve bescherming nodig hebben.</text:p>
      <text:p text:style-name="Standard">De vooringenomenheid strekt zich uit verder dan individuele agentvooroordelen en omvat institutionele praktijken en prioriteiten.[48] Handhavingsmiddelen concentreren zich op overtredingen van laag niveau in arme buurten – openbaar gebruik, rondhangen, klein drugbezit – terwijl white-collar criminaliteit, loondiefstal en milieudelicten die dezezelfde gemeenschappen treffen minimale aandacht krijgen. Deze selectieve handhaving communiceert dat bepaalde bevolkingsgroepen surveillance en controle verdienen terwijl anderen bescherming en dienstverlening krijgen, wat fundamenteel de legitimiteit ondergraaft die nodig is voor effectieve veiligheidsvoorziening.</text:p>
      <text:p text:style-name="Standard">Geografische verschillen versterken raciale en economische vooringenomenheid, waarbij welvarende buurten snelle responstijden en attente service krijgen terwijl arme en minderheidsgemeenschappen vertraagde reacties, afwijzende behandeling en minimale follow-up ervaren.[49] Deze verschillen weerspiegelen zowel beslissingen over middelenallocatie als culturele factoren binnen politiediensten die bepaalde gemeenschappen bevoordelen terwijl ze andere devalueren. Het resultaat is een beschermingssysteem dat goed functioneert voor degenen met politieke en economische macht, terwijl het faalt voor degenen die het meest kwetsbaar zijn voor geweld en uitbuiting.</text:p>
      <text:p text:style-name="Standard">Procedurele rigiditeit en bureaucratische disfunctie</text:p>
      <text:p text:style-name="Standard">Politiediensten opereren vaak via rigide procedurele kaders die prioriteit geven aan papierwerk, documentatie en aansprakelijkheidsbeheer boven flexibele probleemoplossing en gemeenschapsbetrokkenheid.[50] Agenten besteden aanzienlijke delen van hun diensten aan het invullen van formulieren, het genereren van rapporten en het navigeren door administratieve vereisten die tijd kosten zonder veiligheidsvoordelen te produceren. Deze bureaucratische last vermindert de straataanwezigheid, beperkt de interactie met de gemeenschap en creëert frustratie bij agenten die zich op een zinvolle manier met veiligheidsuitdagingen willen bezighouden.</text:p>
      <text:p text:style-name="Standard"><text:soft-page-break/>De procedurele rigiditeit strekt zich uit tot responsprotocollen die diverse situaties behandelen via gestandaardiseerde benaderingen, ongeacht de context.[51] Geestelijke gezondheidscrises, gezinsgeschillen, verslavingsproblemen en buurtconflicten krijgen vergelijkbare handhavingsgerichte reacties ondanks dat ze gedifferentieerde benaderingen vereisen. Deze eenheidsworstmentaliteit weerspiegelt organisatieculturen die consistentie en aansprakelijkheidsbescherming waarderen boven effectiviteit, wat frequente escalaties produceert van situaties die alternatieve benaderingen zouden kunnen oplossen zonder geweld of formeel juridisch ingrijpen.</text:p>
      <text:p text:style-name="Standard">Verantwoordingssystemen binnen politiediensten functioneren vaak pervers, waardoor prikkels voor eerlijke rapportage van problemen of innovatieve benaderingen van uitdagingen worden ontmoedigd.[52] Agenten die tekortkomingen in afdelingspraktijken identificeren, wangedrag van collega's melden of alternatieve benaderingen voorstellen, worden vaak geconfronteerd met informele sancties zoals uitsluiting, ongunstige plaatsingen en carrièrestagnatie. Deze culturele weerstand tegen interne kritiek voorkomt organisatorisch leren en bestendigt disfunctionele praktijken lang nadat hun falen duidelijk is geworden.</text:p>
      <text:p text:style-name="Standard">De kloof tussen training en realiteit</text:p>
      <text:p text:style-name="Standard">Politietrainingsprogramma's benadrukken vaak worstcasescenario's, dreigingsherkenning en geweldstechnieken, terwijl ze minimale voorbereiding bieden op gemeenschapsbetrokkenheid, de-escalatie en sociale dienstverleningsfuncties die het grootste deel van het politiewerk uitmaken.[53] Deze trainingsoriëntatie produceert agenten die psychologisch zijn voorbereid op gevechten, maar onvoldoende zijn uitgerust voor de relatieopbouw, conflictbemiddeling en probleemoplossing die effectieve gemeenschapsveiligheid vereist.</text:p>
      <text:p text:style-name="Standard">De nadruk op dreigingsperceptie creëert een verhoogde waakzaamheid die zich kan manifesteren als agressieve of defensieve opstelling in routinematige interacties, wat de relaties met de gemeenschap schaadt en situaties escaleert die alternatieve benaderingen vreedzaam zouden kunnen oplossen.[54] Agenten die zijn getraind om omgevingen als potentieel vijandig te beschouwen, hebben moeite om collaboratieve of dienstverlenende mindsets aan te nemen, en vervallen in plaats daarvan in controlerichte benaderingen die gemeenschapsleden vervreemden en samenwerking verminderen.</text:p>
      <text:p text:style-name="Standard">Voortgezet onderwijs en professionele ontwikkeling binnen de politie versterken vaak deze problematische oriëntaties in plaats van ze te corrigeren.[55] Geavanceerde trainingsmogelijkheden benadrukken tactische vaardigheden, wapenvaardigheid en surveillancetechnologieën in plaats van conflictoplossing, culturele competentie, respons op geestelijke gezondheid of gemeenschapsorganisatie. Dit trainingspad produceert afdelingen met geavanceerde handhavingscapaciteiten, maar beperkte capaciteit voor het preventieve en gemeenschapsopbouwende werk waarvan onderzoek aantoont dat het superieure veiligheidsresultaten oplevert.</text:p>
      <text:p text:style-name="Standard">Technologie als substituut voor oplossingen</text:p>
      <text:p text:style-name="Standard">Politiediensten nemen steeds vaker technologische oplossingen aan voor problemen die geworteld zijn in ontoereikende gemeenschapsrelaties en verkeerde prioriteiten.[56] Bewakingscamera's, automatische kentekenlezers, voorspellende politie-algoritmen en gezichtsherkenningssystemen krijgen aanzienlijke investeringen ondanks beperkt bewijs van effectiviteit en aanzienlijke zorgen over privacy, vooringenomenheid en burgerlijke vrijheden.</text:p>
      <text:p text:style-name="Standard">Deze technologieën functioneren vaak als substituten voor gemeenschapsbetrokkenheid in plaats van aanvullingen op relatiegebaseerde veiligheid.[57] Afdelingen zetten bewakingsinfrastructuur in in plaats van gemeenschapspolitie-initiatieven, behandelen algoritmische voorspellingen als inlichtingen in plaats van bewoners te betrekken als kennisbronnen, en streven naar technologische monitoring in plaats van vertrouwensrelaties op te bouwen die vrijwillige samenwerking genereren. Het resultaat is verbeterde surveillance zonder overeenkomstige veiligheidsverbetering, aangezien technologie niet kan substitueren voor het gemeenschapsvertrouwen en de samenwerking die effectieve veiligheid vereist.</text:p>
      <text:p text:style-name="Standard">Bovendien concentreren surveillancetechnologieën zich onevenredig in arme en minderheidsbuurten, waardoor asymmetrische monitoring ontstaat die discriminatoire handhavingspatronen versterkt.[58] <text:soft-page-break/>De differentiële inzet communiceert dat bepaalde gemeenschappen surveillance verdienen terwijl andere service krijgen, wat bevolkingsgroepen die het meest door geweld worden getroffen verder vervreemdt en hun bereidheid om samen te werken met politieonderzoeken vermindert.</text:p>
      <text:p text:style-name="Standard"/>
      <text:p text:style-name="Standard">2.5.6.2 Gemeenschapsgerichte Veiligheidsmodellen</text:p>
      <text:p text:style-name="Standard">Gemeenschapsgerichte veiligheidsmodellen bieden alomvattende alternatieven voor de disfunctionele patronen die de hedendaagse politiezorg kenmerken, door prioriteit te geven aan relatieopbouw boven handhaving, de-escalatie boven confrontatie en collaboratieve probleemoplossing boven bestraffende reacties.[59] Deze benaderingen erkennen dat duurzame veiligheid voortkomt uit gemeenschapsvertrouwen en samenwerking in plaats van dwangcapaciteit, en dat veiligheidsinstellingen verantwoordelijk moeten zijn voor en ingebed moeten zijn in de bevolkingsgroepen die ze dienen.</text:p>
      <text:p text:style-name="Standard">Fundamentele principes van gemeenschapsveiligheid</text:p>
      <text:p text:style-name="Standard">Effectieve gemeenschapsgerichte veiligheid omvat participatieve bestuursstructuren die gemeenschappen echte autoriteit geven over veiligheidsprioriteiten en -praktijken.[60] In plaats van externe oplegging van veiligheidsstrategieën, creëren gemeenschapsveiligheidsmodellen mechanismen waarmee bewoners hun meest urgente veiligheidsproblemen kunnen identificeren, oplossingen kunnen voorstellen die putten uit lokale kennis en relaties, en veiligheidspersoneel verantwoordelijk kunnen houden voor responsiviteit op door de gemeenschap gedefinieerde behoeften. Deze participatieve basis zorgt ervoor dat veiligheidsvoorziening aansluit bij daadwerkelijke gemeenschapsprioriteiten in plaats van externe aannames of bureaucratisch gemak.</text:p>
      <text:p text:style-name="Standard">Agenten in gemeenschapsveiligheidsmodellen worden gerekruteerd uit en blijven ingebed in specifieke buurten, waarbij ze diepgaande bekendheid ontwikkelen met lokale dynamiek, relaties en uitdagingen.[61] Deze ingebedde aanwezigheid stelt agenten in staat te functioneren als gemeenschapsleden in plaats van externe handhavers, waarbij ze vertrouwensrelaties opbouwen die het delen van informatie, vroegtijdige interventie in ontwikkelende conflicten en collaboratieve probleemoplossing vergemakkelijken. Het contrast met traditionele modellen – waarin agenten patrouilleren als buitenstaanders die externe normen handhaven – is fundamenteel voor verschillen in effectiviteit.</text:p>
      <text:p text:style-name="Standard">Transparante verantwoordingsmechanismen met civiel toezicht zorgen ervoor dat veiligheidsinstellingen responsief blijven voor gemeenschapsbehoeften en gevolgen ondervinden voor falen of misbruik.[62] Gemeenschapsbeoordelingsraden met echte onderzoeks- en disciplinaire bevoegdheid, openbare rapportage van veiligheidsresultaten en middelenallocatie, en bescherming voor gemeenschapsleden die veiligheidspraktijken aanvechten, creëren voorwaarden voor zinvolle verantwoording die traditionele interne beoordelingsprocessen consequent niet bieden.</text:p>
      <text:p text:style-name="Standard">Probleemoplossende oriëntatie</text:p>
      <text:p text:style-name="Standard">Gemeenschapsveiligheidsbenaderingen benadrukken het aanpakken van onderliggende oorzaken van veiligheidsproblemen in plaats van alleen reageren op symptomen door arrestatie en handhaving.[63] Wanneer gemeenschappen zorgen identificeren over verlaten eigendommen die criminele activiteit aantrekken, kunnen reacties bestaan uit coördinatie met huisvestingsafdelingen om structuren te beveiligen of te renoveren, het organiseren van gemeenschapsleden om problemen te monitoren en te rapporteren, en het verbinden van eigenaren met middelen om hun bezittingen te onderhouden, in plaats van simpelweg patrouilles te verhogen of arrestaties te verrichten.</text:p>
      <text:p text:style-name="Standard">Deze probleemoplossende oriëntatie vereist veiligheidspersoneel met aanzienlijk andere vaardigheden dan de traditionele handhavingsgerichte politiezorg benadrukt.[64] Effectieve gemeenschapsveiligheidsagenten moeten beschikken over conflictbemiddelingscapaciteiten, kennis van sociale dienstverleningsmiddelen en verwijzingsprocessen, gemeenschapsorganisatievaardigheden om bewonersparticipatie te mobiliseren, en culturele competentie om door diverse gemeenschapscontexten te navigeren. De selectie- en trainingsprocessen voor gemeenschapsveiligheidsposities moeten daarom prioriteit geven aan deze capaciteiten naast traditionele rechtshandhavingsvaardigheden.</text:p>
      <text:p text:style-name="Standard"><text:soft-page-break/>De probleemoplossende benadering strekt zich uit tot hoe gemeenschapsveiligheid omgaat met voortdurende uitdagingen zoals middelengebruik, geestelijke gezondheidscrises en chronische buurtconflicten.[65] In plaats van herhaalde arrestaties die individuen door strafrechtsystemen verwerken zonder onderliggende problemen aan te pakken, verbinden gemeenschapsveiligheidsmodellen getroffen personen met gezondheidsdiensten, behandelingsprogramma's en gemeenschapsondersteuningssystemen, terwijl de afhankelijkheid van bestraffende interventies die problemen vaak verergeren in plaats van oplossen, wordt verminderd.</text:p>
      <text:p text:style-name="Standard">Integratie met sociale diensten</text:p>
      <text:p text:style-name="Standard">Effectieve gemeenschapsveiligheid vereist diepe integratie met sociale dienstensystemen die zich bezighouden met huisvestingsinstabiliteit, geestelijke gezondheidsondersteuning, verslavingsbehandeling, jeugdprogramma's, arbeidsbijstand en gezinsdiensten.[66] Veiligheidspersoneel functioneert als verbinders die gemeenschapsleden verbinden met passende middelen in plaats van als primaire interventieverleners die complexe sociale uitdagingen proberen aan te pakken via handhavingsmechanismen.</text:p>
      <text:p text:style-name="Standard">Deze integratie vereist institutionele regelingen die snelle verwijzingen vergemakkelijken, het delen van informatie over instanties heen (met passende privacybescherming), en gecoördineerde reacties waarbij meerdere dienstensystemen betrokken zijn.[67] Wanneer veiligheidspersoneel situaties tegenkomt met geestelijke gezondheidscrises, moeten ze onmiddellijke toegang hebben tot crisisinterventiespecialisten en de bevoegdheid om naar het oordeel van die specialisten te verwijzen in plaats van standaard terug te vallen op handhavingsreacties. Evenzo vereisen ontmoetingen die huisvestingsinstabiliteit, werkgelegenheidsuitdagingen of gezinscrises onthullen, mechanismen voor onmiddellijke verbinding met relevante diensten.</text:p>
      <text:p text:style-name="Standard">De middelenimplicaties van deze geïntegreerde benadering zijn aanzienlijk, maar genereren rendement door verminderde herhaalde interventies, lagere detentiekosten en verbeterde gemeenschapsresultaten.[68] Gemeenschappen die alomvattende geïntegreerde modellen implementeren, tonen verminderd gebruik van hulpdiensten, lagere arrestatie- en detentiepercentages en verbeterde tevredenheid van bewoners over veiligheidsvoorziening. De initiële investering in sociale dienstverleningscapaciteit en integratie-infrastructuur werpt vruchten af door lagere downstreamkosten en verbeterde veiligheidseffectiviteit.</text:p>
      <text:p text:style-name="Standard">Bewijsbasis en uitkomsten</text:p>
      <text:p text:style-name="Standard">Jurisdicties die authentieke gemeenschapsgerichte veiligheidsmodellen implementeren, tonen meetbare verbeteringen op meerdere veiligheids- en sociale indicatoren.[69] Geweldspercentages dalen naarmate gemeenschapsrelaties vroege interventie in ontwikkelende conflicten en het delen van informatie die gerichte reacties op specifieke bedreigingen mogelijk maakt, vergemakkelijken. Oplossingspercentages voor vermogensdelicten verbeteren naarmate bewoners bereid worden informatie te verstrekken en deel te nemen aan onderzoeken. Geweldgebruik door veiligheidspersoneel neemt af naarmate relatiegebaseerde benaderingen de-escalatie mogelijk maken en adversaire dynamiek verminderen.</text:p>
      <text:p text:style-name="Standard">De tevredenheid van de gemeenschap over veiligheidsdiensten neemt aanzienlijk toe onder gemeenschapsgerichte modellen, waarbij bewoners melden dat ze zich gehoord, gerespecteerd en bediend voelen in plaats van besurveilleerd en gecontroleerd.[70] Deze tevredenheid strekt zich uit over demografische groepen, waaronder gemeenschappen die traditioneel antagonistische relaties met de politie ervaren. De transformatie in gemeenschaps-veiligheidsrelaties blijkt fundamenteel voor andere verbeteringen, aangezien toegenomen vertrouwen samenwerking faciliteert die de veiligheidseffectiviteit vergroot terwijl de afhankelijkheid van dwanghandhaving vermindert.</text:p>
      <text:p text:style-name="Standard">Kosteneffectiviteitsanalyses tonen aan dat gemeenschapsgerichte benaderingen superieure veiligheidsresultaten produceren tegen vergelijkbare of lagere kosten dan traditionele handhavingsgerichte modellen.[71] Hoewel initiële investeringen in training, organisatorische herstructurering en integratie van sociale diensten vereist zijn, genereren deze modellen besparingen door verminderde detentie, lager gebruik van hulpdiensten en lagere kosten voor civiele rechtszaken. <text:soft-page-break/>De economische rechtvaardiging voor gemeenschapsgerichte veiligheid vormt een aanvulling op de effectiviteits- en legitimiteitsargumenten, waardoor de overgang naar deze modellen een kwestie is van fiscale verantwoordelijkheid naast ethische imperatief.</text:p>
      <text:p text:style-name="Standard"/>
      <text:p text:style-name="Standard">2.5.6.3 Herstelrechtelijke Kaders</text:p>
      <text:p text:style-name="Standard">Herstelrechtelijke benaderingen bieden alternatieven voor bestraffende systemen door zich te richten op herstel van schade, herstel van relaties en gemeenschapsgenezing in plaats van straf en isolatie.[72] Deze kaders erkennen dat misdaad schade produceert die herstel vereist en dat zinvolle verantwoording directe betrokkenheid bij consequenties inhoudt in plaats van abstracte straf.</text:p>
      <text:p text:style-name="Standard">Principes en processen</text:p>
      <text:p text:style-name="Standard">Herstelrechtelijke processen brengen getroffen partijen samen – slachtoffers, daders en gemeenschapsleden – om schade veroorzaakt door delictgedrag te identificeren, passende herstelmechanismen te bepalen, onderliggende oorzaken van schadelijk gedrag aan te pakken en verantwoording te creëren terwijl relatietussen mogelijkheden behouden blijven.[73] Deze benadering verschilt fundamenteel van adversaire strafrechtelijke processen die getroffen partijen scheiden, besluitvorming delegeren aan juridische professionals en staatsfunctionarissen, en gestandaardiseerde straffen opleggen met minimale slachtofferbetrokkenheid of dadersbetrokkenheid bij consequenties.</text:p>
      <text:p text:style-name="Standard">Het herstelrechtelijke proces omvat doorgaans gefaciliteerde dialoog waarin slachtoffers de impact van schadelijk gedrag kunnen uiten, vragen kunnen stellen en kunnen deelnemen aan het bepalen van passende reacties; daders worden geconfronteerd met de gevolgen van hun daden, ontwikkelen begrip van veroorzaakte schade en verbinden zich tot specifieke herstelacties; en gemeenschapsleden dragen perspectief bij op bredere impact en ondersteunen zowel verantwoording als re-integratie.[74] Deze participatieve structuur schept voorwaarden voor authentieke verantwoording die bestraffende processen vaak niet bereiken, omdat daders direct in gesprek moeten met de getroffenen in plaats van alleen abstracte straffen uit te zitten.</text:p>
      <text:p text:style-name="Standard">Herstelrechtelijke kaders maken onderscheid tussen verantwoording en straf, waarbij wordt benadrukt dat authentieke verantwoording actief herstel vereist in plaats van passief lijden.[75] Een dader die eigendommen steelt, toont verantwoording door de eigendommen terug te geven of te vervangen, direct zijn excuses aan te bieden aan het slachtoffer en factoren aan te pakken die hebben bijgedragen aan de diefstal – verslavingsproblemen, economische wanhoop, groepsdruk – in plaats van alleen tijd uit te zitten in de gevangenis. Dit onderscheid is cruciaal voor de effectiviteit van herstelrecht, omdat herstelgerichte verantwoording resultaten produceert die gunstig zijn voor slachtoffers en gemeenschappen, terwijl recidive wordt verminderd.</text:p>
      <text:p text:style-name="Standard">Toepassing over verschillende delicten</text:p>
      <text:p text:style-name="Standard">Herstelrecht ontstond voornamelijk in jeugdcontexten en voor lichte overtredingen, maar is uitgebreid naar ernstige misdrijven, waaronder geweld, wat de schaalbaarheid en effectiviteit van het kader over verschillende delicten aantoont.[76] Voor vermogensdelicten produceren herstelrechtelijke processen consequent hogere slachtoffertevredenheid, vollediger schadeloosstelling en lagere recidive in vergelijking met traditionele vervolging. Slachtoffers waarderen de mogelijkheid om zinvol deel te nemen aan rechtsprocessen, impact te communiceren en oprechte excuses te ontvangen naast materiële schadeloosstelling.</text:p>
      <text:p text:style-name="Standard">Voor geweldsdelicten bieden herstelrechtelijke benaderingen bijzonder waardevolle alternatieven voor bestraffende processen die slachtoffers vaak het gevoel geven dat ze zijn uitgesloten van rechtsprocessen, terwijl ze er niet in slagen zinvolle verantwoording van daders te produceren.[77] Slachtoffers van geweld melden vaak dat traditioneel strafrecht hun minimale mogelijkheid biedt om impact te uiten, vragen te stellen over motivatie en omstandigheden, of de uitkomst van zaken te beïnvloeden na de eerste aangifte. Herstelrechtelijke processen centreren slachtofferparticipatie terwijl veiligheid en vrijwillige deelname worden gehandhaafd, waardoor slachtoffers afsluiting en betekenis kunnen vinden die bestraffende processen zelden bieden.</text:p>
      <text:p text:style-name="Standard"><text:soft-page-break/>Seksuele delicten vormen bijzonder uitdagende contexten voor herstelrechtelijke benaderingen vanwege machtsdynamiek, trauma-impact en zorgen over openbare veiligheid.[78] Echter, zorgvuldig ontworpen herstelrechtelijke programma's voor seksuele delicten tonen veelbelovende resultaten wanneer ze worden geïmplementeerd met uitgebreide slachtofferondersteuning, gespecialiseerde facilitering en rigoureuze veiligheidsprotocollen. Deze programma's prioriteren slachtofferautonomie en genezing, terwijl ze verantwoordingsmechanismen creëren waarvan onderzoek suggereert dat ze effectiever zijn dan detentie in het voorkomen van herhaling.</text:p>
      <text:p text:style-name="Standard">Resultaten en effectiviteit</text:p>
      <text:p text:style-name="Standard">Empirisch onderzoek naar herstelrecht toont superieure resultaten op meerdere meetpunten in vergelijking met traditionele bestraffende benaderingen.[79] Slachtoffertevredenheidspercentages voor herstelrechtelijke processen liggen consequent boven de 80-90%, dramatisch hoger dan tevredenheid met traditionele vervolging en veroordeling. Slachtoffers melden dat ze zich gehoord, gerespecteerd en zinvol betrokken voelen bij rechtsprocessen, terwijl ze excuses en schadeloosstelling ontvangen die bestraffende systemen zelden leveren.</text:p>
      <text:p text:style-name="Standard">Recidivepercentages voor daders die deelnemen aan herstelrechtelijke processen blijken aanzienlijk lager dan die welke via traditionele systemen worden verwerkt.[80] Meta-analyses wijzen op recidivereducties van 20-30% voor herstelrechtelijke deelnemers in vergelijking met traditioneel veroordeelde daders, met bijzonder sterke effecten voor jeugdige daders en eerste-volwassen daders. De mechanismen achter deze reducties omvatten directe confrontatie met schadeconsequenties, ontwikkeling van empathie en perspectiefneming, gemeenschapsondersteuning voor re-integratie en aanpak van onderliggende factoren die bijdragen aan delictgedrag.</text:p>
      <text:p text:style-name="Standard">Gemeenschapseffecten van herstelrecht reiken verder dan individuele zaken naar bredere effecten op sociale cohesie en collectieve veiligheid.[81] Gemeenschappen die herstelrechtelijke benaderingen implementeren, rapporteren een verhoogd gevoel van collectieve verantwoordelijkheid voor het aanpakken van schadelijk gedrag, verbeterde relaties over raciale en economische scheidslijnen heen, en versterkt vertrouwen in rechtsprocessen. Deze gemeenschapsniveaueffecten blijken bijzonder waardevol in buurten die te maken hebben met geconcentreerde achterstand, waar traditionele rechtssystemen vervreemding en wantrouwen hebben gegenereerd.</text:p>
      <text:p text:style-name="Standard">Implementatie-uitdagingen en vereisten</text:p>
      <text:p text:style-name="Standard">Effectieve implementatie van herstelrecht vereist aanzienlijke investeringen in facilitatoropleiding, slachtofferondersteuningsdiensten, gemeenschapseducatie en integratie met bestaande rechtssystemen.[82] Facilitators moeten beschikken over geavanceerde conflictoplossingsvaardigheden, culturele competentie, trauma-geïnformeerde praktijkcapaciteiten en diepgaand begrip van machtsdynamiek om herstelrechtelijke processen veilig en effectief te navigeren. De facilitatorrol blijkt veel veeleisender dan traditionele zaakverwerking, wat uitgebreide training en voortdurend toezicht vereist.</text:p>
      <text:p text:style-name="Standard">Slachtofferparticipatie in herstelrechtelijke processen moet volledig vrijwillig blijven met uitgebreide ondersteuningsdiensten die ervoor zorgen dat participatie dient voor slachtoffergenezing in plaats van systeemgemak of dadersvoordeel.[83] Gedwongen of onder druk gezette slachtofferparticipatie ondermijnt herstelrechtelijke principes en kan extra trauma veroorzaken. Implementatiekaders moeten daarom robuuste slachtofferbelangenbehartiging, voorbereidingsdiensten en doorlopende ondersteuning tijdens en na herstelrechtelijke processen omvatten.</text:p>
      <text:p text:style-name="Standard">Integratie met bestaande rechtssystemen vormt aanzienlijke uitdagingen, omdat herstelrecht fundamentele aannames onderliggend aan adversaire rechtssystemen uitdaagt.[84] Officieren van justitie, rechters en verdedigingsadvocaten verzetten zich vaak tegen herstelrechtelijke alternatieven vanwege onbekendheid, zorgen over geschiktheid of investering in traditionele benaderingen. Succesvolle implementatie vereist voortdurende educatie, demonstratie van effectiviteit via pilotprogramma's en ontwikkeling van duidelijke protocollen die bepalen wanneer en hoe herstelrechtelijke opties beschikbaar worden.</text:p>
      <text:p text:style-name="Standard"/>
      <text:p text:style-name="Standard"><text:soft-page-break/>2.5.6.4 Conflictpreventie en Vroege Interventie</text:p>
      <text:p text:style-name="Standard">Preventiegerichte veiligheidsstrategieën pakken conflictfactoren aan voordat geweld ontstaat, en bieden superieure effectiviteit en kostenefficiëntie in vergelijking met reactieve handhavingsgerichte benaderingen.[85] Deze strategieën erkennen dat de meeste gewelds- en criminaliteitsproblemen voortkomen uit identificeerbare omstandigheden en conflicten die, wanneer ze vroegtijdig worden aangepakt, kunnen worden opgelost zonder escalatie naar ernstige schade.</text:p>
      <text:p text:style-name="Standard">Economische ontwikkeling en hulpbronnenzekerheid</text:p>
      <text:p text:style-name="Standard">Economische onzekerheid en concurrentie om hulpbronnen vormen primaire aanjagers van interpersoonlijk en gemeenschapsgeweld.[86] Buurten met hoge werkloosheid, beperkte economische kansen en geconcentreerde armoede vertonen verhoogde geweldspercentages als gevolg van wanhoop, statusconcurrentie via alternatieve economieën en verminderde sociale cohesie. Preventiestrategieën moeten daarom prioriteit geven aan economische ontwikkeling, toegang tot werkgelegenheid en hulpbronnenzekerheid als fundamentele veiligheidsinfrastructuur.</text:p>
      <text:p text:style-name="Standard">Effectieve economische preventie omvat gerichte investeringen in behoeftige gemeenschappen via programma's voor werkgelegenheidstraining en -plaatsing, ondersteuning voor de ontwikkeling van kleine bedrijven, werkgelegenheid met een leefbaar loon en infrastructuurinvesteringen die duurzame werkgelegenheid genereren.[87] Deze investeringen produceren veiligheidsvoordelen die hun kosten overtreffen door verminderd geweld, lagere uitgaven voor strafrechtspleging en verbeterde gemeenschapsstabiliteit. De karakterisering van dergelijke investeringen als "sociale programma's" in plaats van veiligheidsinfrastructuur weerspiegelt een misverstand over geweldsdynamiek en voorkomt optimale toewijzing van middelen.</text:p>
      <text:p text:style-name="Standard">Programma's voor jeugdwerkgelegenheid tonen bijzonder sterke preventie-effecten tegen geweld, aangezien werkloosheid en vrije tijd tijdens de adolescentie en jonge volwassenheid sterk samenhangen met criminaliteit en geweldsbetrokkenheid.[88] Zomerwerkprogramma's, naschoolse werkgelegenheid en leerlingplaatsen bieden zowel onmiddellijk inkomen als toekomstperspectief, terwijl ze tijd besteden die anders aan risicovol gedrag zou kunnen worden besteed. Gemeenschappen die alomvattende jeugdwerkgelegenheidsinitiatieven implementeren, tonen meetbare geweldreducties naast verbeterde onderwijsen werkgelegenheidsresultaten voor deelnemers.</text:p>
      <text:p text:style-name="Standard">Politieke inclusie en conflictoplossing</text:p>
      <text:p text:style-name="Standard">Politieke marginalisering en uitsluiting van besluitvormingsprocessen creëren voorwaarden voor griefgedreven geweld en sociaal conflict.[89] Wanneer gemeenschappen legitieme mechanismen missen om zorgen te uiten, beleid te beïnvloeden of waargenomen onrechtvaardigheden aan te pakken, kan frustratie zich manifesteren als confronterend of gewelddadig handelen. Preventiekaders moeten daarom zorgen voor zinvolle politieke participatie van gemarginaliseerde gemeenschappen via toegang tot verkiezingen, besluitvormingsbevoegdheid van de gemeenschap en responsieve bestuursinstellingen.</text:p>
      <text:p text:style-name="Standard">Formele bemiddelingsdiensten die geschillen aanpakken voordat ze escaleren, blijken zeer effectief in het voorkomen van geweld, terwijl ze gemeenschapsrelaties verbeteren.[90] Gemeenschapsbemiddelingsprogramma's die gratis of goedkope diensten aanbieden voor burenruzies, gezinsconflicten, geschillen tussen verhuurders en huurders en andere veelvoorkomende spanningsbronnen lossen de overgrote meerderheid van de zaken succesvol op, terwijl escalatie naar geweld of formeel juridisch optreden wordt voorkomen. De investering in bemiddelingsinfrastructuur genereert aanzienlijke rendementen door geweldpreventie en verminderd gebruik van rechtssystemen.</text:p>
      <text:p text:style-name="Standard">Waarheids- en verzoeningsprocessen, aangepast uit post-conflictcontexten, bieden waardevolle instrumenten voor het aanpakken van historische grieven en systematische onrechtvaardigheden die ten grondslag liggen aan hedendaagse sociale spanningen.[91] Gemeenschappen die te maken hebben met de erfenis van discriminatoire politiezorg, milieuonrechtvaardigheid of economische uitbuiting profiteren van gestructureerde processen die schade erkennen, dialoog over scheidslijnen heen faciliteren en wegen naar herstel en herstel vaststellen. Hoewel ze moeilijk te implementeren zijn, <text:soft-page-break/>pakken deze processen de grondoorzaken van sociaal conflict aan die handhavingsgerichte benaderingen onopgelost laten.</text:p>
      <text:p text:style-name="Standard">Toegang tot geestelijke gezondheidszorg en verslavingsbehandeling</text:p>
      <text:p text:style-name="Standard">Geestelijke gezondheidscrises en stoornissen in middelengebruik vormen belangrijke aanjagers van zowel gewelddadige als niet-gewelddadige criminaliteit, terwijl ze aanzienlijke druk leggen op noodresponssystemen.[92] Personen met onbehandelde psychische aandoeningen of actieve verslaving doorlopen vaak herhaaldelijk strafrechtelijke trajecten zonder dat onderliggende gezondheidsbehoeften worden aangepakt, wat kosten genereert zonder therapeutisch voordeel te produceren. Preventiestrategieën moeten daarom prioriteit geven aan toegang tot geestelijke gezondheidszorg en verslavingsbehandeling als essentiële veiligheidsinfrastructuur.</text:p>
      <text:p text:style-name="Standard">Crisisinterventiediensten die onmiddellijke geestelijke gezondheidsondersteuning bieden, voorkomen escalatie van crises naar geweld of strafrechtelijke betrokkenheid.[93] Mobiele crisisteams bestaande uit professionals in de geestelijke gezondheidszorg reageren op situaties met psychiatrische noodgevallen, voeren beoordelingen uit, bieden onmiddellijke ondersteuning en faciliteren verbindingen met behandeldiensten. Gemeenschappen die robuuste crisisdiensten implementeren, tonen verminderde politiebetrokkenheid bij geestelijke gezondheidssituaties, minder psychiatrische spoedopnames en verbeterde uitkomsten voor individuen in crisis.</text:p>
      <text:p text:style-name="Standard">Toegang tot verslavingsbehandeling vormt kritieke infrastructuur voor het voorkomen van drugsgerelateerde criminaliteit en geweld, terwijl de volksgezondheidscrisis wordt aangepakt.[94] Gemeenschappen met gemakkelijk beschikbare behandelingsopties – waaronder medicatie-ondersteunde behandeling voor opioïdengebruik, residentiële programma's voor ernstige verslaving en poliklinische diensten voor minder acute behoeften – tonen verminderde vermogenscriminaliteit, minder geweld en verbeterde volksgezondheidsresultaten. De karakterisering van behandeling als gezondheidszorg in plaats van veiligheidsinfrastructuur voorkomt adequate investering ondanks duidelijke veiligheidsvoordelen.</text:p>
      <text:p text:style-name="Standard">Sociale cohesie en sociaal kapitaal</text:p>
      <text:p text:style-name="Standard">Sociale cohesie en gemeenschapsrelaties vormen misschien wel de krachtigste mechanismen voor geweldpreventie, aangezien gemeenschappen met sterke sociale banden aanzienlijk lagere geweldspercentages vertonen dan die gekenmerkt door isolatie en wantrouwen.[95] Preventiestrategieën moeten daarom investeren in sociale cohesie via georganiseerde sociale activiteiten, gedeelde gemeenschapsruimtes, interreligieuze en interculturele dialoogprogramma's en buurtorganisatie-initiatieven.</text:p>
      <text:p text:style-name="Standard">Training in gemeenschapsorganisatie stelt bewoners in staat zorgen te identificeren, collectieve actie te mobiliseren en effectief te pleiten bij instellingen.[96] Georganiseerde gemeenschappen blijken effectiever in het voorkomen van geweld via informele sociale controle, het onderhouden van de fysieke omgeving en het verkrijgen van responsieve diensten van overheidsinstanties. De investering in organisatiecapaciteit genereert duurzame rendementen naarmate gemeenschappen capaciteit ontwikkelen om opkomende uitdagingen onafhankelijk aan te pakken.</text:p>
      <text:p text:style-name="Standard">Jeugdprogramma's die recreatieve mogelijkheden, mentorschapsrelaties en positieve identiteitsontwikkeling bieden, blijken bijzonder waardevol voor geweldpreventie.[97] Jonge mensen met sterke gemeenschapsbanden, positieve volwassenrelaties en constructieve activiteitenbetrokkenheid vertonen aanzienlijk lagere geweldsbetrokkenheid dan leeftijdsgenoten die deze beschermende factoren missen. Alomvattende jeugdprogramma's die academische ondersteuning, recreatieve mogelijkheden, werkgelegenheid en mentorschap omvatten, scheppen voorwaarden die geweld voorkomen terwijl positieve ontwikkeling wordt ondersteund.</text:p>
      <text:p text:style-name="Standard">Kosteneffectiviteit en middelenallocatie</text:p>
      <text:p text:style-name="Standard">Economische analyses tonen consequent aan dat preventie-investeringen rendementen genereren die ver uitstijgen boven reactieve veiligheidskosten.[98] Vroegtijdige interventie die conflicten voorkomt voordat geweld ontstaat, bespaart zowel directe kosten van geweldrespons – spoedeisende medische <text:soft-page-break/>zorg, politieonderzoek, vervolging en detentie – als langetermijnkosten zoals traumabehandeling, verloren productiviteit en gemeenschapsontwrichting. Studies schatten preventie-rendementen op investering variërend van 3:1 tot 7:1, afhankelijk van interventietype en meetmethode.</text:p>
      <text:p text:style-name="Standard">Ondanks overweldigend economisch bewijs dat preventie-investeringen bevoordeelt, blijven veiligheidsbudgetten reactieve handhaving boven preventieve infrastructuur benadrukken.[99] Deze verkeerde allocatie weerspiegelt politieke prikkels die zichtbare handhaving begunstigen boven minder dramatische preventie, institutionele inertie binnen gevestigde handhavingsbureaucratieën en ideologische toewijdingen aan straf boven preventie. De transformatie naar preventiegerichte veiligheid vereist politieke bewegingen die in staat zijn deze ingesleten patronen uit te dagen en middelen te heroriënteren naar op bewijs gebaseerde benaderingen.</text:p>
      <text:p text:style-name="Standard"/>
      <text:p text:style-name="Standard">2.5.6.5 Transparantie en Democratische Verantwoording</text:p>
      <text:p text:style-name="Standard">Duurzame veiligheid vereist transparante instellingen die onderworpen zijn aan zinvol democratisch toezicht.[100] Veiligheidsinstanties die opereren zonder publieke zichtbaarheid of verantwoording ontwikkelen onvermijdelijk belangen die afwijken van het algemeen welzijn, waarbij ze institutionele instandhouding en uitbreiding nastreven boven oprechte veiligheidsvoorziening.</text:p>
      <text:p text:style-name="Standard">Transparant veiligheidsbestuur vereist openbare begrotingsprocessen die veiligheidsuitgaven en prioriteiten in detail onthullen, toegankelijk voor geïnformeerde burgerparticipatie; civiele toezichtsorganen met echte onderzoeks- en handhavingsbevoegdheid, inclusief dagvaardingsbevoegdheid en disciplinaire capaciteit; bescherming voor klokkenluiders die veiligheidsmisbruik of -falen blootleggen via wettelijke immuniteit en verbod op represailles; regelmatige openbare rapportage over veiligheidsresultaten, kosten en demografische impact van veiligheidspraktijken; en democratische autorisatie voor aanzienlijke veiligheidsoperaties met oprechte beraadslaging in plaats van goedkeuring uit plicht van uitvoerende beslissingen.[101]</text:p>
      <text:p text:style-name="Standard">Deze mechanismen transformeren veiligheidsinstellingen van autonome bureaucratieën naar democratisch verantwoordelijke openbare diensten die onderworpen zijn aan de wil van het volk in plaats van institutionele belangen.[102] De weerstand tegen transparantie en verantwoording van veiligheidsinstellingen weerspiegelt de erkenning dat echte democratische controle praktijken zou beperken die institutionele in plaats van publieke belangen dienen. De bevestiging van democratische autoriteit over veiligheidsinstellingen vormt essentieel werk voor elke samenleving die streeft naar oprechte in plaats van performatieve democratie.</text:p>
      <text:p text:style-name="Standard"/>
      <text:p text:style-name="Standard">2.5.7 Systematische Ongelijkheid en Veiligheid</text:p>
      <text:p text:style-name="Standard"/>
      <text:p text:style-name="Standard">2.5.7.1 Resourceconcentratie als Veiligheidsbedreiging</text:p>
      <text:p text:style-name="Standard">Extreme rijkdom en resourceconcentratie creëert inherente veiligheidsinstabiliteit door wrok en conflict te genereren, corrupte inbeslagname van veiligheidsinstellingen mogelijk te maken, prikkels voor roofzuchtig gedrag te creëren en de sociale cohesie die essentieel is voor collectieve veiligheid te verminderen.[103] Historisch bewijs toont aan dat samenlevingen met extreme ongelijkheid hogere geweldspercentages, frequentere sociale onrust en grotere veiligheidsuitgaven met afnemende effectiviteit ervaren.</text:p>
      <text:p text:style-name="Standard">Verdedigingskaders moeten daarom ongelijkheid niet als een perifeer probleem beschouwen, maar als een centraal veiligheidsvraagstuk.[104] Beleid dat extreme resourceconcentratie voorkomt – progressieve belastingheffing, publiek eigendom van natuurlijke hulpbronnen, limieten op vermogensaccumulatie, sterke arbeidsbescherming en universele openbare diensten – vormt essentiële veiligheidsinfrastructuur door omstandigheden voor sociale stabiliteit en collectief vertrouwen te handhaven.</text:p>
      <text:p text:style-name="Standard"/>
      <text:p text:style-name="Standard">2.5.7.2 Privatisering van Veiligheid en Reproductie van Ongelijkheid</text:p>
      <text:p text:style-name="Standard"><text:soft-page-break/>De privatisering van veiligheidsfuncties creëert parallelle systemen waarbij rijke individuen en gemeenschappen toegang hebben tot superieure bescherming terwijl de algemene bevolking vertrouwt op onderbemiddelde openbare instellingen.[105] Deze tweedeling reproduceert ongelijkheid over generaties heen, waardoor elites zich kunnen terugtrekken uit collectieve veiligheidssystemen terwijl ze toegang behouden tot superieure persoonlijke bescherming.</text:p>
      <text:p text:style-name="Standard">Effectieve veiligheidsvoorziening vereist universele openbare systemen die alle bevolkingsgroepen dienen op vergelijkbare kwaliteitsniveaus, waardoor gedeelde belangen bij institutionele effectiviteit ontstaan.[106] Wanneer elites vertrouwen op private veiligheid, verdampt hun prikkel om kwalitatieve openbare instellingen te handhaven, wat leidt tot geleidelijke degradatie van de openbare veiligheidscapaciteit. Verdedigingsbeleid moet daarom private veiligheidsvoorziening beperken tot gedefinieerde contexten, terwijl openbare instellingen die de gehele bevolking dienen, worden versterkt.</text:p>
      <text:p text:style-name="Standard"/>
      <text:p text:style-name="Standard">2.5.8 Implementatie-uitdagingen en Transities</text:p>
      <text:p text:style-name="Standard"/>
      <text:p text:style-name="Standard">2.5.8.1 Bestaande Institutionele Weerstand</text:p>
      <text:p text:style-name="Standard">De overgang van huidige militair-industriële veiligheidsmodellen naar het hier geschetste Verdedigingsparadigma wordt geconfronteerd met aanzienlijke institutionele weerstand van defensieaannemers wier economische modellen afhankelijk zijn van voortgezette wapenproductie, militaire instellingen wier organisatie-identiteiten gecentreerd zijn op conventionele oorlogsvoering, politieke kiesgroepen die profiteren van huidige regelingen, en ideologische kaders die militaristische benaderingen van veiligheid normaliseren.[107]</text:p>
      <text:p text:style-name="Standard">Het overwinnen van deze weerstand vereist politieke bewegingen die in staat zijn geconcentreerde macht uit te dagen, economische alternatieven voor gemeenschappen die afhankelijk zijn van wapenproductie, culturele verschuivingen in de conceptualisering van veiligheid, en institutionele hervormingen die nieuwe prikkelstructuren creëren.[108] De overgang zal noodzakelijkerwijs incrementeel plaatsvinden in plaats van onmiddellijk, wat aanhoudende politieke toewijding over meerdere bestuurscycli heen vereist.</text:p>
      <text:p text:style-name="Standard"/>
      <text:p text:style-name="Standard">2.5.8.2 Gefaseerde Implementatiestrategieën</text:p>
      <text:p text:style-name="Standard">Praktische implementatie vereist gefaseerde benaderingen die geleidelijk draagvlak opbouwen en effectiviteit aantonen.[109] Initiële fasen kunnen bestaan uit moratoria op de ontwikkeling van nieuwe wapensystemen, terwijl bestaande defensieve capaciteiten behouden blijven; uitbreiding van herstelrechtelijke programma's met rigoureuze evaluatie; verhoogde transparantie in veiligheidsuitgaven en -operaties; en pilotprogramma's die alternatieve veiligheidsmodellen demonstreren.</text:p>
      <text:p text:style-name="Standard">Middenfasen kunnen productieverboden voor specifieke wapencategorieën implementeren, te beginnen met de meest destabiliserende systemen; conversie van wapenproductiefaciliteiten naar civiele productie; uitgebreide internationale samenwerking op het gebied van veiligheidsuitdagingen; en opschaling van succesvolle alternatieve benaderingen naar bredere jurisdicties.[110] Eindfasen zouden algehele implementatie van het Verdedigingsparadigma bereiken met volledige verboden op wapenproductie, universele gemeenschapsgerichte veiligheid, herstelrecht als primair kader, en transparant democratisch bestuur van alle veiligheidsinstellingen.</text:p>
      <text:p text:style-name="Standard"/>
      <text:p text:style-name="Standard">2.5.8.3 Vereisten voor Internationale Coördinatie</text:p>
      <text:p text:style-name="Standard">Geen enkele jurisdictie kan unilateraal alomvattende Verdedigingshervormingen implementeren, aangezien veiligheidsdynamiek op regionale en mondiale schaal opereert.[111] Effectieve implementatie vereist gecoördineerde actie tussen meerdere staten die toewijding delen aan hervormde veiligheidsparadigma's. Deze coördinatie zou kunnen ontstaan via regionale veiligheidspacten die <text:soft-page-break/>traditionele militaire allianties overstijgen, economische unies die lidmaatschap afhankelijk stellen van veiligheidshervorming, multilaterale instellingen met handhavingsbevoegdheid over wapenproductie, en volksbewegingen die druk genereren voor hervorming in meerdere jurisdicties tegelijkertijd.</text:p>
      <text:p text:style-name="Standard">Historische precedenten voor gecoördineerde veiligheidsregimeveranderingen – de afschaffing van slavernij, beperkingen op chemische wapens, verboden op landmijnen – tonen aan dat vastberaden coalities aanzienlijke hervormingen kunnen bereiken ondanks initiële weerstand.[112] Deze precedenten vergden decennia van aanhoudende belangenbehartiging, groeiende coalities van toegewijde staten, toenemende kosten opgelegd aan niet-nalevende jurisdicties en culturele verschuivingen die eerder geaccepteerde praktijken delegitimeerden.</text:p>
      <text:p text:style-name="Standard"/>
      <text:p text:style-name="Standard">Conclusie</text:p>
      <text:p text:style-name="Standard">De Verdediging-pijler vertegenwoordigt een fundamentele herconceptualisering van veiligheid die prioriteit geeft aan menselijke waardigheid, planetaire duurzaamheid en democratische verantwoording boven militaristische machtsprojectie en elitebelangen. Door overheidsgeweld te erkennen als de primaire hedendaagse veiligheidsbedreiging, persoonlijke rechten op autonome bescherming vast te stellen, de productie van wapens voor massaslachtoffers te verbieden, disfunctionele politie-instellingen te hervormen en alternatieve veiligheidsparadigma's te implementeren die herstel en preventie benadrukken, biedt dit kader wegen naar oprechte in plaats van performatieve veiligheid.</text:p>
      <text:p text:style-name="Standard">De overgang van huidige regelingen naar dit Verdedigingsparadigma vereist politieke wil, institutionele herstructurering en culturele transformatie die zich over generaties zullen uitstrekken. De toenemende kosten van militaristische veiligheidsmodellen – milieuverwoesting, verspilling van middelen, menselijk lijden en existentiële risico's – maken deze transformatie echter niet alleen wenselijk, maar noodzakelijk voor collectief overleven.</text:p>
      <text:p text:style-name="Standard">Het scepticisme van hedendaagse bevolkingsgroepen jegens conflictverhalen, erkenning van klass verschillen in oorlogslasten, bewustzijn van economische motivaties achter militaire operaties en frustratie over ineffectieve en bevooroordeelde politiezorg creëren ongekende mogelijkheden voor hervorming.[113] Dit opkomende bewustzijn, gecombineerd met aangetoonde falen van conventionele veiligheidsbenaderingen, genereert politieke ruimte voor alternatieve paradigma's die voorheen utopisch leken, maar steeds meer als praktische noodzaak verschijnen.</text:p>
      <text:p text:style-name="Standard">De Verdediging-pijler grondt veiligheid uiteindelijk in rechtvaardigheid, duurzaamheid en democratisch bestuur in plaats van geweldscapaciteit. Deze fundering biedt duurzamere bescherming dan militaire sterkte, aangezien veiligheid die voortkomt uit sociale cohesie en legitieme instellingen weerbaarder blijkt dan veiligheid die afhankelijk is van dwanghandhaving.[114] De implementatie van deze visie vormt een van de bepalende uitdagingen en kansen van de eenentwintigste eeuw, met implicaties die veel verder reiken dan directe veiligheidszorgen naar menselijk floreren en het voortbestaan van de planeet zelf.</text:p>
      <text:p text:style-name="Standard"/>
      <text:p text:style-name="Standard">Voetnoten</text:p>
      <text:p text:style-name="Standard">[1] Voor theoretische kaders over menselijke veiligheidsparadigma's, zie United Nations Development Programme, Human Development Report 1994 (New York: Oxford University Press, 1994); en Mary Kaldor, Human Security: Reflections on Globalization and Intervention (Cambridge: Polity Press, 2007).</text:p>
      <text:p text:style-name="Standard">[2] Over publiek sceptisme jegens conflictverhalen, zie Pew Research Center, "Public Trust in Government: 1958-2023" (2023); en diverse opiniepeilingsgegevens over retrospectieve beoordelingen van de Irakoorlog.</text:p>
      <text:p text:style-name="Standard">[3] Filosofische grondslagen onderzocht in John Locke, Second Treatise of Government (1689); en Robert Nozick, Anarchy, State, and Utopia (New York: Basic Books, 1974).</text:p>
      <text:p text:style-name="Standard">[4] Historische voorbeelden gedocumenteerd in Samantha Power, A Problem from Hell: America and the Age of Genocide (New York: Basic Books, 2002).</text:p>
      <text:p text:style-name="Standard"><text:soft-page-break/>[5] Over psychologische veiligheid en politieke participatie, zie Abraham Maslow, "A Theory of Human Motivation," Psychological Review 50, no. 4 (1943): 370-396.</text:p>
      <text:p text:style-name="Standard">[6] Gegevens over Russische dienstplichtverschillen gerapporteerd in meerdere onderzoeksjournalistieke bronnen, waaronder Meduza en Radio Free Europe/Radio Liberty verslaggeving over mobilisatiepatronen 2022-2024.</text:p>
      <text:p text:style-name="Standard">[7] Documentatie van gericht geweld tegen gemarginaliseerde gemeenschappen beschikbaar via Human Rights Watch en Amnesty International landenrapporten.</text:p>
      <text:p text:style-name="Standard">[8] Regelgevingskaders besproken in Philip J. Cook en Kristin A. Goss, The Gun Debate: What Everyone Needs to Know (New York: Oxford University Press, 2014).</text:p>
      <text:p text:style-name="Standard">[9] Over effectieve wapenregulering, zie Daniel W. Webster en Jon S. Vernick, red., Reducing Gun Violence in America (Baltimore: Johns Hopkins University Press, 2013).</text:p>
      <text:p text:style-name="Standard">[10] Vergelijkende slachtoffercijfers van Uppsala Conflict Data Program en diverse volksgezondheidsstudies naar geweldsmortaliteit.</text:p>
      <text:p text:style-name="Standard">[11] Alomvattende oorlogskosten onderzocht in Joseph E. Stiglitz en Linda J. Bilmes, The Three Trillion Dollar War: The True Cost of the Iraq Conflict (New York: W.W. Norton, 2008).</text:p>
      <text:p text:style-name="Standard">[12] Klaspatronen in militaire dienst gedocumenteerd in Amy Lutz, "Who Joins the Military? A Look at Race, Class, and Immigration Status," Journal of Political and Military Sociology 36, no. 2 (2008): 167-188.</text:p>
      <text:p text:style-name="Standard">[13] Analyse van elitevrijstelling van gevechtsdienst verschijnt in diverse sociologische studies naar militaire participatiepatronen.</text:p>
      <text:p text:style-name="Standard">[14] Over publiek sceptisme jegens oorlogsrechtvaardigingen, zie diverse Gallup- en Pew-peilingsgegevens over retrospectieven van de Irakoorlog en hedendaagse conflictattitudes.</text:p>
      <text:p text:style-name="Standard">[15] Economische motivaties voor recente conflicten onderzocht in diverse kritische internationale betrekkingen literatuur.</text:p>
      <text:p text:style-name="Standard">[16] Morele kritiek op de wapenindustrie in Helen Caldicott, War in Heaven: The Arms Race in Outer Space (New York: The New Press, 2007).</text:p>
      <text:p text:style-name="Standard">[17] Capaciteiten van wapens voor massaslachtoffers gedocumenteerd in technische wapenbeheersingsliteratuur.</text:p>
      <text:p text:style-name="Standard">[18] Individuele verantwoordingskaders parallel aan de Neurenberg-principes en het Statuut van het Internationaal Strafhof.</text:p>
      <text:p text:style-name="Standard">[19] Over bedrijfs- en individuele aansprakelijkheid voor wapenproductie, zie diverse discussies over internationaal humanitair recht.</text:p>
      <text:p text:style-name="Standard">[20] Huidige bescherming voor deelnemers aan de wapenindustrie opgemerkt in standaard literatuur over bedrijfsaansprakelijkheid en overheidscontracten.</text:p>
      <text:p text:style-name="Standard">[21] Handhavingsuitdagingen besproken in verificatieliteratuur over wapenbeheersing.</text:p>
      <text:p text:style-name="Standard">[22] Productievereisten gedetailleerd in technische publicaties van de Federation of American Scientists en diverse non-proliferatiestudies.</text:p>
      <text:p text:style-name="Standard">[23] Toeleveringsketens van materialen geanalyseerd in rapporten van het Internationaal Atoomenergieagentschap en studies naar nucleaire proliferatie.</text:p>
      <text:p text:style-name="Standard">[24] Vereisten voor productie-infrastructuur uit technische literatuur over de defensie-industrie.</text:p>
      <text:p text:style-name="Standard">[25] Grote defensieaannemers gedocumenteerd in jaarlijkse wapenindustrierapporten van het Stockholm International Peace Research Institute (SIPRI).</text:p>
      <text:p text:style-name="Standard">[26] Handhavingsmechanismen ontleend aan kaders van het chemische wapenverdrag en het biologische wapenverdrag.</text:p>
      <text:p text:style-name="Standard">[27] Kosten-batenanalyse van niet-naleving vergelijkbaar met sanctieliteratuur.</text:p>
      <text:p text:style-name="Standard">[28] Milieueffecten van oorlogsvoering gedocumenteerd in UNEP post-conflict milieubeoordelingen voor verschillende conflictzones.</text:p>
      <text:p text:style-name="Standard">[29] Langetermijnecologische kosten onderzocht in Arthur H. Westing, red., Environmental Hazards of War (London: SAGE Publications, 1990).</text:p>
      <text:p text:style-name="Standard"><text:soft-page-break/>[30] Impact op biodiversiteit gedocumenteerd in diverse conservatiebiologische studies van conflictzones.</text:p>
      <text:p text:style-name="Standard">[31] Intergenerationeel verlies aan biodiversiteit besproken in literatuur over uitstervingsstudies.</text:p>
      <text:p text:style-name="Standard">[32] Wereldwijde militaire uitgaven uit SIPRI Military Expenditure Database.</text:p>
      <text:p text:style-name="Standard">[33] Opportuniteitskosten geanalyseerd in meerdere economische studies die multiplicatoren van militaire versus civiele uitgaven vergelijken.</text:p>
      <text:p text:style-name="Standard">[34] Impact op menselijke ontwikkeling gedocumenteerd in diverse UNICEF- en WHO-rapporten over door conflicten getroffen bevolkingsgroepen.</text:p>
      <text:p text:style-name="Standard">[35] Specifieke effecten op kinderen onderzocht in talrijke studies naar kinderontwikkeling en conflicten.</text:p>
      <text:p text:style-name="Standard">[36] Motivaties voor het winnen van hulpbronnen geanalyseerd in kritische geopolitieke en politiek-economische literatuur.</text:p>
      <text:p text:style-name="Standard">[37] Oliereserves en interventie in Venezuela besproken in diverse Latijns-Amerika studies en buitenlandbeleidsanalyses.</text:p>
      <text:p text:style-name="Standard">[38] Patronen van door hulpbronnen gemotiveerde interventie gedocumenteerd in meerdere casestudies.</text:p>
      <text:p text:style-name="Standard">[39] Binnenlandse politieke functies van oorlog onderzocht in diverse politicologische studies naar conflictinitiatie.</text:p>
      <text:p text:style-name="Standard">[40] Specifieke voorbeelden uit hedendaagse politieke verslaggeving en analyse.</text:p>
      <text:p text:style-name="Standard">[41] Falsificatie van voorwendsels gedocumenteerd in diverse historische verslagen, waaronder de Pentagon Papers en retrospectieven van de Irakoorlog.</text:p>
      <text:p text:style-name="Standard">[42] Vereisten voor democratische verantwoording besproken in literatuur over constitutioneel recht en democratische theorie.</text:p>
      <text:p text:style-name="Standard">[43] Politiecrisis gedocumenteerd in President's Task Force on 21st Century Policing, Final Report (Washington, DC: Office of Community Oriented Policing Services, 2015).</text:p>
      <text:p text:style-name="Standard">[44] Op inkomsten gerichte politiezorg onderzocht in Department of Justice, Investigation of the Ferguson Police Department (2015).</text:p>
      <text:p text:style-name="Standard">[45] Responsontoereikendheid gedocumenteerd in diverse tevredenheidsonderzoeken onder slachtoffers en gegevens over oplossingspercentages van de FBI Uniform Crime Reports.</text:p>
      <text:p text:style-name="Standard">[46] Patronen van middelenallocatie uit analyses van gemeentebegrotingen in grote steden.</text:p>
      <text:p text:style-name="Standard">[47] Discriminatoire handhaving uitgebreid gedocumenteerd in Michelle Alexander, The New Jim Crow: Mass Incarceration in the Age of Colorblindness (New York: The New Press, 2010).</text:p>
      <text:p text:style-name="Standard">[48] Institutionele vooringenomenheid onderzocht in diverse criminologische studies naar handhavingspatronen.</text:p>
      <text:p text:style-name="Standard">[49] Geografische verschillen gedocumenteerd in meerdere stedelijke studies naar politiedienstverlening.</text:p>
      <text:p text:style-name="Standard">[50] Procedurele rigiditeit besproken in diverse literatuur over politiehervorming.</text:p>
      <text:p text:style-name="Standard">[51] Beperkingen van protocollen onderzocht in crisisinterventiestudies.</text:p>
      <text:p text:style-name="Standard">[52] Interne verantwoordingsproblemen gedocumenteerd in talrijke klokkenluiderszaken bij de politie en studies naar afdelingscultuur.</text:p>
      <text:p text:style-name="Standard">[53] Trainingslacunes geanalyseerd in diverse curriculaire beoordelingen van politietraining.</text:p>
      <text:p text:style-name="Standard">[54] Effecten van dreigingsperceptietraining besproken in psychologische literatuur over politiezorg.</text:p>
      <text:p text:style-name="Standard">[55] Patronen van voortgezet onderwijs uit analyses van programma's voor professionele ontwikkeling van de politie.</text:p>
      <text:p text:style-name="Standard">[56] Technologie-adoptie onderzocht in Andrew Guthrie Ferguson, The Rise of Big Data Policing: Surveillance, Race, and the Future of Law Enforcement (New York: NYU Press, 2017).</text:p>
      <text:p text:style-name="Standard">[57] Technologie als relatiesubstituut besproken in literatuur over gemeenschapspolitie.</text:p>
      <text:p text:style-name="Standard">[58] Surveillanceverschillen gedocumenteerd in meerdere rapporten van burgerrechtenorganisaties.</text:p>
      <text:p text:style-name="Standard"><text:soft-page-break/>[59] Principes van gemeenschapspolitie uit Wesley G. Skogan en Susan M. Hartnett, Community Policing, Chicago Style (New York: Oxford University Press, 1997).</text:p>
      <text:p text:style-name="Standard">[60] Participatief bestuur onderzocht in diverse casestudies over gemeenschapspolitie.</text:p>
      <text:p text:style-name="Standard">[61] Model van ingebedde agenten besproken in Robert Trojanowicz en Bonnie Bucqueroux, Community Policing: A Contemporary Perspective (Cincinnati: Anderson Publishing, 1990).</text:p>
      <text:p text:style-name="Standard">[62] Civiele toezichtsmechanismen geanalyseerd in meerdere studies naar politieverantwoording.</text:p>
      <text:p text:style-name="Standard">[63] Probleemoplossende benaderingen uit Herman Goldstein, Problem-Oriented Policing (New York: McGraw-Hill, 1990).</text:p>
      <text:p text:style-name="Standard">[64] Vaardigheidsvereisten onderzocht in literatuur over politie-selectie en -training.</text:p>
      <text:p text:style-name="Standard">[65] Alternatieve interventies besproken in diverse studies naar strafrechtshervorming.</text:p>
      <text:p text:style-name="Standard">[66] Integratie met sociale diensten onderzocht in literatuur over collaboratieve responsmodellen.</text:p>
      <text:p text:style-name="Standard">[67] Coördinatiemechanismen uit studies naar interorganisationele samenwerking.</text:p>
      <text:p text:style-name="Standard">[68] Kosteneffectiviteit uit economische analyses van interventieprogramma's.</text:p>
      <text:p text:style-name="Standard">[69] Resultaten gedocumenteerd in diverse evaluatiestudies naar gemeenschapspolitie.</text:p>
      <text:p text:style-name="Standard">[70] Tevredenheidsmetingen uit gemeenschapsenquêtes in jurisdicties die gemeenschapspolitie implementeren.</text:p>
      <text:p text:style-name="Standard">[71] Kostenanalyses uit meerdere economische evaluaties van politiehervormingen.</text:p>
      <text:p text:style-name="Standard">[72] Herstelrechtelijke principes uit Howard Zehr, Changing Lenses: A New Focus for Crime and Justice (Scottsdale, PA: Herald Press, 1990).</text:p>
      <text:p text:style-name="Standard">[73] Procesbeschrijvingen uit diverse herstelrechtelijke praktijkhandleidingen.</text:p>
      <text:p text:style-name="Standard">[74] Participatiestructuur onderzocht in literatuur over herstelrechtelijke conferenties.</text:p>
      <text:p text:style-name="Standard">[75] Verantwoordingsonderscheid besproken in herstelrechtelijke theorie.</text:p>
      <text:p text:style-name="Standard">[76] Uitbreiding naar ernstige misdrijven gedocumenteerd in Mark S. Umbreit et al., Facing Violence: The Path of Restorative Justice and Dialogue (Monsey, NY: Criminal Justice Press, 2003).</text:p>
      <text:p text:style-name="Standard">[77] Toepassingen bij geweldsdelicten onderzocht in literatuur over slachtoffer-daderdialoog.</text:p>
      <text:p text:style-name="Standard">[78] Programma's voor seksuele delicten geanalyseerd in gespecialiseerde herstelrechtelijke studies.</text:p>
      <text:p text:style-name="Standard">[79] Effectiviteitsonderzoek uit meerdere meta-analyses, waaronder Lawrence W. Sherman en Heather Strang, "Restorative Justice: The Evidence" (London: The Smith Institute, 2007).</text:p>
      <text:p text:style-name="Standard">[80] Recidivestudies uit diverse evaluaties van herstelrechtelijke programma's.</text:p>
      <text:p text:style-name="Standard">[81] Gemeenschapseffecten gedocumenteerd in langetermijnstudies naar implementatie van herstelrecht.</text:p>
      <text:p text:style-name="Standard">[82] Implementatievereisten uit praktijkhandleidingen en programmabeschrijvingen.</text:p>
      <text:p text:style-name="Standard">[83] Bescherming van slachtofferparticipatie besproken in literatuur over slachtofferdiensten.</text:p>
      <text:p text:style-name="Standard">[84] Uitdagingen bij integratie met rechtssystemen onderzocht in studies naar strafrechtshervorming.</text:p>
      <text:p text:style-name="Standard">[85] Effectiviteit van preventie gedocumenteerd in talrijke volksgezondheids- en criminologische studies.</text:p>
      <text:p text:style-name="Standard">[86] Economische aanjagers van geweld onderzocht in Robert J. Sampson, Great American City: Chicago and the Enduring Neighborhood Effect (Chicago: University of Chicago Press, 2012).</text:p>
      <text:p text:style-name="Standard">[87] Economische preventiestrategieën uit diverse studies naar gemeenschapsontwikkeling en criminaliteitspreventie.</text:p>
      <text:p text:style-name="Standard">[88] Effecten van jeugdwerkgelegenheid gedocumenteerd in Sara B. Heller, "Summer Jobs Reduce Violence Among Disadvantaged Youth," Science 346, no. 6214 (2014): 1219-1223.</text:p>
      <text:p text:style-name="Standard">[89] Politieke uitsluiting en geweld onderzocht in diverse studies naar politiek geweld.</text:p>
      <text:p text:style-name="Standard">[90] Effectiviteit van bemiddeling uit evaluaties van gemeenschapsbemiddelingsprogramma's.</text:p>
      <text:p text:style-name="Standard">[91] Waarheids- en verzoeningsprocessen aangepast uit literatuur over post-conflict justitie.</text:p>
      <text:p text:style-name="Standard">[92] Impact van geestelijke gezondheid en middelengebruik gedocumenteerd in diverse strafrechtelijke en volksgezondheidsstudies.</text:p>
      <text:p text:style-name="Standard">[93] Crisisinterventiediensten geëvalueerd in beoordelingen van mobiele crisisteamprogramma's.</text:p>
      <text:p text:style-name="Standard">[94] Effecten van behandeltoegang onderzocht in uitkomststudies naar verslavingsbehandeling.</text:p>
      <text:p text:style-name="Standard"><text:soft-page-break/>[95] Effecten van sociale cohesie uit Robert D. Putnam, Bowling Alone: The Collapse and Revival of American Community (New York: Simon &amp; Schuster, 2000).</text:p>
      <text:p text:style-name="Standard">[96] Impact van gemeenschapsorganisatie uit diverse studies naar organisatie en burgerbetrokkenheid.</text:p>
      <text:p text:style-name="Standard">[97] Effecten van jeugdprogramma's gedocumenteerd in ontwikkelingspreventieliteratuur.</text:p>
      <text:p text:style-name="Standard">[98] Kosteneffectiviteitsanalyses uit meerdere economische preventiestudies.</text:p>
      <text:p text:style-name="Standard">[99] Patronen van begrotingsallocatie uit gegevens over overheidsuitgaven in verschillende jurisdicties.</text:p>
      <text:p text:style-name="Standard">[100] Transparantievereisten besproken in literatuur over democratische verantwoording.</text:p>
      <text:p text:style-name="Standard">[101] Toezichtsmechanismen uit diverse studies naar politiehervorming en democratisch bestuur.</text:p>
      <text:p text:style-name="Standard">[102] Democratische controle onderzocht in literatuur over civiel-militaire betrekkingen toegepast op binnenlandse veiligheid.</text:p>
      <text:p text:style-name="Standard">[103] Relatie tussen ongelijkheid en instabiliteit gedocumenteerd in Richard Wilkinson en Kate Pickett, The Spirit Level: Why Greater Equality Makes Societies Stronger (New York: Bloomsbury Press, 2009).</text:p>
      <text:p text:style-name="Standard">[104] Ongelijkheid als veiligheidsvraagstuk onderzocht in diverse veiligheidsstudieliteratuur.</text:p>
      <text:p text:style-name="Standard">[105] Impact van privatisering van veiligheid uit studies naar de private veiligheidsindustrie.</text:p>
      <text:p text:style-name="Standard">[106] Argument voor universele systemen uit literatuur over publieke goederen en diensten.</text:p>
      <text:p text:style-name="Standard">[107] Institutionele weerstand gedocumenteerd in studies naar het militair-industriële complex na het kader van Eisenhower.</text:p>
      <text:p text:style-name="Standard">[108] Strategieën om weerstand te overwinnen uit literatuur over sociale bewegingen en institutionele verandering.</text:p>
      <text:p text:style-name="Standard">[109] Gefaseerde implementatie uit implementatiestudies van beleid en organisatieverandering.</text:p>
      <text:p text:style-name="Standard">[110] Middenfasestrategieën uit diverse literatuur over hervormingsimplementatie.</text:p>
      <text:p text:style-name="Standard">[111] Vereisten voor internationale coördinatie uit literatuur over mondiaal bestuur en regimetheorie.</text:p>
      <text:p text:style-name="Standard">[112] Historische precedenten uit studies naar de ontwikkeling van humanitair recht en de afschaffingsbeweging.</text:p>
      <text:p text:style-name="Standard">[113] Hedendaagse bewustzijnsverschuivingen gedocumenteerd in huidige opiniepeilings- en sociale bewegingsliteratuur.</text:p>
      <text:p text:style-name="Standard">[114] Grondslagen voor duurzame veiligheid uit literatuur over menselijke veiligheid en democratische vredestheori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6 Eigendom: Persoonlijke Autonomie en Levenslang Leren</text:p>
      <text:p text:style-name="Standard"/>
      <text:p text:style-name="Standard">De Eigendom-pijler garandeert controle over iemands kennis, keuzes en levensrichting via universele toegang tot onderwijs, informatie en beslissingsondersteunende middelen.</text:p>
      <text:p text:style-name="Standard">Een centraal gefinancierd, open-source onderwijssysteem – van primair tot universitair niveau – biedt levenslange leermogelijkheden die zich aanpassen aan individuele behoeften en veranderende maatschappelijke vereisten.</text:p>
      <text:p text:style-name="Standard">Deze pijler adresseert direct het falen van huidige onderwijssystemen, waar torenhoge kosten, ideologische inbeslagname en verkeerde aansluiting op de arbeidsmarkt aanhoudende barrières hebben gecreëerd voor sociale mobiliteit en economische participatie.</text:p>
      <text:p text:style-name="Standard">Door onderwijs te vestigen als een fundamenteel recht, geleverd via transparante, op verdienste gebaseerde infrastructuur, zorgt dit raamwerk ervoor dat ieder individu beschikt over de instrumenten die nodig zijn voor autonome besluitvorming en continue persoonlijke ontwikkeling.</text:p>
      <text:p text:style-name="Standard"/>
      <text:p text:style-name="Standard">2.6.1 Conceptueel Ontwerp en Kernfuncties</text:p>
      <text:p text:style-name="Standard">Het conceptuele ontwerp van het centraal gefinancierde onderwijssysteem begint met een fundamentele vraag: kan universeel, gratis onderwijs kwaliteit behouden terwijl de financiële barrières worden geëlimineerd die momenteel miljarden mensen uitsluiten van hoger onderwijs? Het antwoord ligt in een radicaal gestroomlijnde architectuur die prioriteit geeft aan directe toepasbaarheid en aansluiting op de arbeidsmarkt boven inflatie van diploma's en administratieve overhead.</text:p>
      <text:p text:style-name="Standard">Het systeem functioneert als een enkel, publiek bestuurd platform dat toegankelijk is voor alle burgers ongeacht leeftijd, en biedt onderwijs van primaire niveaus tot aan doctoraatsstudies. In tegenstelling tot gefragmenteerde nationale systemen met uiteenlopende normen, handhaaft deze wereldwijde infrastructuur consistente kwaliteitsbenchmarks terwijl lokale aanpassing van inhoud voor culturele en taalkundige relevantie wordt toegestaan. Een uniforme digitale interface – voortbouwend op de Uitwisselingsinfrastructuur beschreven in sectie 2.3 – levert cursussen via interactieve modules, live instructie en gepersonaliseerde leertrajecten.</text:p>
      <text:p text:style-name="Standard">Wie zou dit ondersteunen? Studenten belast met schulden, ouders geconfronteerd met stijgende collegegelden, en werkgevers gefrustreerd door vaardigheidstekorten zouden een systeem omarmen dat beroepsgerichte afgestudeerden produceert zonder kosten voor individuen. Tegenstanders zouden bestaan uit private universiteiten die aanzienlijke inkomsten uit collegegeld halen (alleen al de Amerikaanse hogeronderwijsmarkt overschrijdt $600 miljard jaarlijks), instanties voor certificering die profiteren van poortwachtersrollen, en ideologische facties die onderwijs zien als een voertuig voor politieke beïnvloeding in plaats van vaardigheidsontwikkeling.[^1]</text:p>
      <text:p text:style-name="Standard">Het meest transformatieve element is de integratie van AI-geleerden – toegewijde kunstmatige-intelligentiesystemen die fungeren als instructeurs, mentoren en onderzoeksgidsen. Dit zijn geen eenvoudige chatbots, maar geavanceerde pedagogische agenten die in de loop van de tijd verschillende persoonlijkheden, onderwijstijlen en expertisegebieden ontwikkelen. Elke AI-geleerde onderhoudt continuïteit met studenten gedurende jaren, volgt individuele leerpatronen en past instructie dienovereenkomstig aan. Waarom AI? De wiskunde is overtuigend: één menselijke professor kan effectief 30-300 studenten lesgeven, afhankelijk van het formaat; een AI-geleerde kan tegelijkertijd gepersonaliseerde instructie bieden aan miljoenen, terwijl de diepgang en responsiviteit van een-op-een tutoring behouden blijft.[^2]</text:p>
      <text:p text:style-name="Standard">Initiële implementatie richt zich op beroepen met hoge vraag – gezondheidszorg, techniek, technologie, geschoolde ambachten – waar arbeidstekorten onmiddellijke economische rendementen op onderwijs investeringen creëren. Curricula worden ontworpen in nauw overleg met praktijkmensen uit de industrie om ervoor te zorgen dat afgestudeerden direct toepasbare vaardigheden bezitten in plaats van theoretische kennis die losstaat van de praktijk. Deze afstemming op de arbeidsmarkt adresseert een kritiek falen van bestaande systemen: uit onderzoek blijkt consequent dat 40-60% van de recente <text:soft-page-break/>afgestudeerden werkt in vakgebieden die niets met hun diploma te maken hebben, wat wijst op een enorme verkeerde toewijzing van onderwijsmiddelen.[^3]</text:p>
      <text:p text:style-name="Standard">Opslag van onderwijsmateriaal maakt gebruik van dezelfde infrastructuur als de Uitwisseling, waarbij cursussen, leerboeken, colleges en onderzoeksmateriaal onbeperkt als publieke goederen worden bewaard. Alle inhoud is open-source en wordt continu bijgewerkt door expertcommissies, waarmee de praktijk van de leerboekindustrie om veroudering te forceren door kleine herzieningen wordt geëlimineerd. Studenten hebben vrije toegang tot materialen; AI-geleerden begeleiden hen door optimale leervolgorden op basis van aangetoonde begrip in plaats van willekeurige tijdlijnen.</text:p>
      <text:p text:style-name="Standard">Het ontwerp anticipeert op scepsis: kan AI menselijke docenten echt vervangen? Niet volledig, en het systeem stelt geen eliminatie van menselijke instructeurs voor. Het voorziet eerder in een taakverdeling waarbij AI gepersonaliseerde instructie, onmiddellijke feedback en routinematige beoordeling afhandelt, terwijl menselijke experts zich richten op curriculumontwikkeling, kwaliteitsborging en geavanceerd mentorschap. Dit weerspiegelt succesvolle precedenten in andere vakgebieden – radiologen gebruiken AI voor eerste screening, advocaten gebruiken AI voor documentbeoordeling – waarbij mens-AI-samenwerking beter presteert dan elk afzonderlijk.[^4]</text:p>
      <text:p text:style-name="Standard">Parallelle private systemen kunnen tijdens de overgang naast elkaar bestaan, maar publieke subsidies en ondersteuningsmechanismen verschuiven geleidelijk naar het centraal gefinancierde platform. Deze heroriëntatie dient meerdere doelen: het elimineert dubbele uitgaven aan concurrerende infrastructuren, vermindert administratieve verspilling (Amerikaanse universiteiten besteden ongeveer 25% van hun budgetten aan administratie versus 10-15% in efficiëntere systemen), en creëert concurrentiedruk die private instellingen dwingt duidelijke toegevoegde waarden te tonen die verder gaan dan diplomaprestige.[^5]</text:p>
      <text:p text:style-name="Standard">De robuustheid van het systeem ligt in het aanpassingsvermogen: naarmate kunstmatige-intelligentiecapaciteiten verbeteren, verbeteren AI-geleerden; naarmate de arbeidsmarktbehoeften verschuiven, worden curricula in realtime bijgewerkt in plaats van via jarenlange accreditatieprocessen. Het meest kritisch: door financiële barrières en politieke inmenging te verwijderen, herstelt het systeem het onderwijs in zijn fundamentele doel: individuen uitrusten met kennis en vaardigheden om hun eigen leven te leiden.</text:p>
      <text:p text:style-name="Standard"/>
      <text:p text:style-name="Standard">2.6.2 Motivaties: Het Aanpakken van Onderwijsongelijkheid en Systemische Disfunctie</text:p>
      <text:p text:style-name="Standard">De rechtvaardiging voor radicale onderwijshervorming berust op waarneembare tekortkomingen op meerdere dimensies. Huidige systemen lijden aan drie onderling verbonden pathologieën: financiële ontoegankelijkheid, kwaliteitsinconsistentie en ideologische inbeslagname – elk ondermijnt de kerfunctie van onderwijs om individuele autonomie mogelijk te maken.</text:p>
      <text:p text:style-name="Standard">Financiële barrières hebben crisisniveaus bereikt. De wereldwijde studentenschuld overschrijdt $1,7 biljoen, alleen al Amerikaanse leners dragen $1,6 biljoen over 43 miljoen individuen.[^6] Collegegelden zijn sinds 1980 met 1.200% gestegen terwijl de mediane lonen slechts met 67% stegen, wat een schaarsecrisis creëert waarin onderwijs progressief minder toegankelijk wordt juist naarmate het essentieler wordt voor economische participatie.[^7] Deze schuldenlast vertraagt gezinsvorming, vermindert ondernemerschap en creëert de facto schuldslavernij voor afgestudeerden die met een achterstand de arbeidsmarkt betreden.</text:p>
      <text:p text:style-name="Standard">Kwaliteitsinconsistentie teistert zelfs rijke landen. PISA-beoordelingen onthullen enorme variatie in resultaten tussen scholen in hetzelfde land, vaak sterker gecorreleerd met lokale financiering dan met pedagogische benaderingen – bewijs dat onderwijskwaliteit een functie blijft van postcode in plaats van universeel recht.[^8] Ontwikkelingslanden worden geconfronteerd met nog grotere uitdagingen: 250 miljoen kinderen wereldwijd kunnen niet lezen of schrijven ondanks jaren scholing, wat suggereert dat toegang zonder kwaliteit louter performatieve inclusie is.[^9]</text:p>
      <text:p text:style-name="Standard">Misschien wel het meest verraderlijk is ideologische inbeslagname – de transformatie van onderwijsinstellingen tot voertuigen voor politieke agenda's in plaats van kennisoverdracht. <text:soft-page-break/>Gedocumenteerde gevallen van curriculummanipulatie, standpuntdiscriminatie en administratieve uitwassen gericht op ideologische naleving in plaats van onderwijsresultaten hebben het publieke vertrouwen uitgehold.[^10] Wanneer universiteiten prioriteit geven aan politieke conformiteit boven intellectuele rigor, falen ze in hun fundamentele missie en studeren studenten af die zijn getraind om goedgekeurde meningen te reciteren in plaats van kritisch te denken.</text:p>
      <text:p text:style-name="Standard">Het centraal gefinancierde systeem adresseert deze tekortkomingen op architectuurniveau. Door collegegeld te elimineren, worden financiële barrières volledig weggenomen – onderwijs wordt een recht, geen handelswaar. Door universele kwaliteitsbenchmarks af te dwingen via transparante beoordeling, wordt consistentie gegarandeerd ongeacht geografische of sociaaleconomische factoren. Het meest kritisch: door onderwijs te isoleren van politieke inbeslagname via constitutionele bescherming en multi-stakeholderbestuur, worden structurele barrières tegen ideologische corruptie gecreëerd.</text:p>
      <text:p text:style-name="Standard">De economische rechtvaardiging is even overtuigend. Elke dollar geïnvesteerd in onderwijs genereert geschatte rendementen van $7-10 door verhoogde productiviteit, lagere sociale kosten en technologische innovatie.[^11] Huidige systemen vangen slechts een fractie van dit potentieel vanwege inefficiënties en toegangsbarrières. Een gestroomlijnd, universeel toegankelijk platform versterkt de rendementen door ervoor te zorgen dat geen enkel talent verloren gaat door onvermogen om te betalen, geen enkele gemeenschap slechte resultaten lijdt door ontoereikende financiering, en geen enkele afgestudeerde onvoorbereid de arbeidsmarkt betreedt door een verkeerde afstemming tussen curriculum en arbeidsmarkt.</text:p>
      <text:p text:style-name="Standard">Cruciaal is dat dit geen utopische speculatie is, maar aangetoonde realiteit in specifieke contexten. Landen met sterke openbare onderwijssystemen – Finland, Singapore, Zuid-Korea – presteren consequent beter dan geprivatiseerde modellen op zowel gelijkheids- als excellentiematrices, en bereiken bijna-universele geletterdheid en hoogwaardige arbeidsmarktontwikkeling tegen lagere kosten per hoofd.[^12] Het voorstel schaalt deze successen wereldwijd, terwijl gebruik wordt gemaakt van technologische vooruitgang (AI-instructie, digitale distributie) die niet beschikbaar was voor eerdere generaties.</text:p>
      <text:p text:style-name="Standard"/>
      <text:p text:style-name="Standard">2.6.3 AI-Geletterden: Technische Haalbaarheid en Pedagogisch Ontwerp</text:p>
      <text:p text:style-name="Standard">De integratie van AI-geleerden vertegenwoordigt de meest technisch ambitieuze component van de Eigendom-pijler, maar bouwt voort op fundamenten die al zijn gelegd in hedendaags kunstmatige-intelligentieonderzoek. De vraag is niet of AI kan onderwijzen – grote taalmodellen vertonen al geavanceerde uitlegcapaciteiten – maar of AI goed, adaptief en op schaal kan onderwijzen, terwijl de menselijke elementen behouden blijven die onderwijs transformerend maken.</text:p>
      <text:p text:style-name="Standard">Huidige AI-capaciteiten vormen de basislijn. Grote taalmodellen zoals GPT-4 en Claude vertonen sterke prestaties op gestandaardiseerde toetsen in verschillende vakken, vaak beter dan 90e percentiel menselijke prestaties op graduate-level beoordelingen in rechten, geneeskunde en technische vakken.[^13] Nog belangrijker is dat deze systemen pedagogische vaardigheden vertonen: complexe onderwerpen opdelen in behapbare componenten, oefenproblemen genereren op het juiste moeilijkheidsniveau, gedetailleerde feedback geven en uitleg aanpassen wanneer studenten verwarring uiten.</text:p>
      <text:p text:style-name="Standard">AI-geleerden gaan verder dan deze chatbotcapaciteiten door persistente identiteit en langetermijnrelatieopbouw. Elke AI-geleerde wordt geïnitialiseerd met een specifieke pedagogische persoonlijkheid – geduldig en bemoedigend voor worstelende studenten, Socratisch en uitdagend voor gevorderde leerlingen, praktisch en toepassingsgericht voor beroepsopleiding. Deze persoonlijkheden zijn niet oppervlakkig affect, maar diep geïntegreerd in instructiestrategieën, responspatronen en vakkennis.</text:p>
      <text:p text:style-name="Standard">Technische implementatie berust op verschillende sleutelinnovaties. Ten eerste stellen continue leerarchitecturen AI-geleerden in staat te verbeteren door ervaring, waarbij ze identificeren welke uitleg <text:soft-page-break/>werkt voor welke typen studenten en benaderingen dienovereenkomstig verfijnen. Ten tweede onderhouden geheugensystemen gedetailleerde studentprofielen over jaren heen, waarbij niet alleen cijfers worden bijgehouden, maar ook leerpatronen, conceptuele hiaten en optimale studieomstandigheden. Ten derde ondersteunen multimodale interfaces diverse leerstijlen – tekst voor lezers, video voor visuele leerlingen, interactieve simulaties voor kinesthetische leerlingen – allemaal gecoördineerd door het begrip van de AI-geleerde van individuele voorkeuren.</text:p>
      <text:p text:style-name="Standard">Het pedagogische ontwerp put uit gevestigde leerwetenschap. Spacing-effecten, retrieval practice, interleaving en elaborative interrogation – technieken waarvan bewezen is dat ze retentie en begrip verbeteren – worden systematisch geïntegreerd in door AI geleverde instructie.[^14] Menselijke docenten hebben vaak moeite deze consequent toe te passen vanwege tijdgebrek en grote klassen; AI-geleerden passen ze universeel en automatisch toe.</text:p>
      <text:p text:style-name="Standard">Sceptici uiten terechte zorgen over AI-beperkingen. Kan AI inspireren? Kan het mentorschap bieden? Kan het herkennen wanneer een student aanmoediging nodig heeft in plaats van correctie? Huidig bewijs suggereert een voorwaardelijk ja: studies naar AI-tutorsystemen tonen positieve emotionele reacties, verhoogde betrokkenheid en bereidheid om vragen te stellen die studenten uit schaamte zouden vermijden bij menselijke instructeurs.[^15] Zoals een student in een experimenteel AI-tutorprogramma opmerkte: "De AI laat me nooit dom voelen omdat ik het de eerste keer niet snap."</text:p>
      <text:p text:style-name="Standard">Het systeem stelt echter geen AI-only onderwijs voor. Menselijke experts vervullen kritieke functies: curricula ontwerpen, AI-prestaties evalueren, geavanceerd mentorschap bieden en complexe interpersoonlijke situaties aanpakken die buiten de AI-capaciteiten vallen. Het model is collaboratief – AI voor schaalbare personalisatie, mensen voor oordeel en innovatie.</text:p>
      <text:p text:style-name="Standard">Kostenimplicaties zijn transformatief. Een menselijke professor met salaris, voordelen en overhead kost ongeveer $150.000-300.000 per jaar in ontwikkelde landen, en geeft wellicht 300-500 studenten per jaar les in verschillende cursussen. Initiële AI-geleerde ontwikkeling vereist aanzienlijke initiële investering – geschat $50-100 miljoen voor een volledig gerealiseerd systeem voor alle vakken – maar marginale kosten naderen nul zodra het is uitgerold. Eén enkel AI-geleerde-instantie kan tegelijkertijd miljoenen onderwijzen terwijl de kwaliteit van gepersonaliseerde instructie behouden blijft. De economie maakt universele toegang mogelijk tegen duurzame kosten.[^16]</text:p>
      <text:p text:style-name="Standard">Critici beweren dat dit onderwijs ontmenselijkt. Het weerwoord is pragmatisch: wat is meer ontmenselijkend – gepersonaliseerde, geduldige, continu beschikbare instructie ontvangen van een AI, of zitten in een collegezaal met 500 studenten waar de professor uw naam niet kent en uw specifieke verwarringen niet kan aanpakken? Huidig "menselijk" onderwijs is voor de meeste studenten al industrieel en onpersoonlijk; AI biedt een pad naar werkelijk geïndividualiseerd leren op schaal.</text:p>
      <text:p text:style-name="Standard">De visie is evolutionair. AI-geleerden van de eerste generatie, beschikbaar binnen 3-5 jaar, verzorgen fundamentele instructie en oefening. Middellange termijn systemen, komend over 5-10 jaar, ontwikkelen verschillende persoonlijkheden en langetermijnstudentrelaties. Langetermijnmogelijkheden – 10-20 jaar – omvatten AI-geleerden die origineel onderzoek doen, bijdragen aan curriculumontwikkeling en samenwerken met menselijke docenten als intellectuele gelijken. Hoe deze evolutie verloopt, blijft open, bepaald door de volgende generatie leerlingen en docenten die experimenteren met deze instrumenten.</text:p>
      <text:p text:style-name="Standard"/>
      <text:p text:style-name="Standard">2.6.4 Curriculumontwerp: Afstemming op de Arbeidsmarkt en Praktische Toepassing</text:p>
      <text:p text:style-name="Standard">Het centrale principe dat curriculumontwerp stuurt, is directe toepasbaarheid – afgestudeerden moeten vaardigheden bezitten die onmiddellijk inzetbaar zijn in professionele contexten, niet slechts theoretische kennis die losstaat van de praktijk. Dit vertegenwoordigt een fundamentele breuk met het huidige hoger onderwijs, dat vaak prioriteit geeft aan diplomering boven competentie en bestede tijd beloont boven aangetoonde vaardigheden.</text:p>
      <text:p text:style-name="Standard">Implementatie in de initiële fase richt zich op beroepen met hoge vraag waar arbeidstekorten onmiddellijke economische rendementen creëren. Gezondheidszorg is een duidelijk voorbeeld: het <text:soft-page-break/>wereldwijde verpleegkundigentekort overschrijdt 6 miljoen; artsentekorten naderen 10 miljoen in achtergestelde regio's; professionals in de geestelijke gezondheidszorg zijn onvoldoende om aan de groeiende behoefte te voldoen.[^17] Traditionele onderwijssystemen kunnen niet snel genoeg opschalen – medische opleiding wordt kunstmatig beperkt door een beperkt aantal plaatsen, lange tijdlijnen en geografische concentratie. Het centraal gefinancierde systeem verwijdert deze knelpunten door onbeperkte inschrijvingscapaciteit (AI-geleerden kunnen onbeperkt veel studenten tegelijk onderwijzen), gecomprimeerde tijdlijnen (competentiegebaseerde vooruitgang in plaats van vaste semesters) en gedistribueerde toegang (geen noodzaak om naar specifieke instellingen te verhuizen).</text:p>
      <text:p text:style-name="Standard">Curriculumontwikkeling volgt een gestructureerd proces: brancheconsortia identificeren kritieke vaardigheden en kennisdomeinen voor elk beroep; ervaren praktijkmensen ontwerpen leervolgorden die competentie progressief opbouwen; AI-geleerden implementeren instructie met continue beoordeling van meesterschap. Cruciaal is dat dit geen training is voor huidige banen, maar onderwijs voor evoluerende carrières – studenten leren fundamentele principes die aanpassing mogelijk maken naarmate technologieën en praktijken veranderen.</text:p>
      <text:p text:style-name="Standard">Techniekonderwijs is een voorbeeld van deze aanpak. In plaats van vier jaar klassentheorie gevolgd door leren op de werkvloer, wisselen studenten vanaf het begin AI-geleide technische instructie af met begeleide praktijkprojecten. Een civiele techniekstudent zou in jaar één een voetgangersbrug in simulatie kunnen ontwerpen, in jaar twee bijdragen aan daadwerkelijke infrastructuurplanning en in jaar drie toezicht houden op de bouw – terwijl hij of zij just-in-time instructie ontvangt over relevante onderwerpen van AI-geleerden. Dit weerspiegelt succesvolle leermodellen terwijl het formele kennis integreert die leermodellen vaak missen.[^18]</text:p>
      <text:p text:style-name="Standard">Technologie- en computervelden profiteren bijzonder van deze structuur. Softwareontwikkeling, data science, cybersecurity en systeembeheer zijn vaardigheidsgebaseerde domeinen waarin competentie zich toont door daadwerkelijk werkproduct in plaats van diploma's. Studenten vorderen door steeds complexere systemen te bouwen, waarbij AI-geleerden codebeoordeling, architectuurbegeleiding en debugging-ondersteuning bieden – in wezen on-demand senior ontwikkelaarsmentorschap. Afronding wordt bereikt wanneer studenten zelfstandig productieklaar werk kunnen leveren, niet na het verzamelen van studiepunten.</text:p>
      <text:p text:style-name="Standard">Geschoolde ambachten krijgen gelijke aandacht ondanks historische verwaarlozing in het hoger onderwijsbeleid. Elektriciens, loodgieters, lassers, metaalbewerkers en bouwspecialisten verdienen goede lonen en hebben te maken met ernstige tekorten in de meeste ontwikkelde economieën. Het systeem biedt theoretische instructie via AI-geleerden (elektriciteitstheorie, materiaalkunde, bouwvoorschriften) terwijl studenten worden verbonden met praktische trainingsmogelijkheden en gecertificeerde vakmensen voor hands-on vaardigheidsontwikkeling. Dit elimineert de huidige disconnectie waarin beroepsscholen theorie onderwijzen los van de praktijk, terwijl leermodellen praktijk onderwijzen los van theorie.</text:p>
      <text:p text:style-name="Standard">Afstemming op de arbeidsmarkt wordt onderhouden via continue feedbacklussen. Werkgeverspartners rapporteren vaardigheidstekorten; curricula worden binnen weken bijgewerkt in plaats van jaren. Analyses van de arbeidsmarkt identificeren opkomende behoeften; nieuwe programma's worden snel gelanceerd. Deze responsiviteit staat in schril contrast met de traagheid van traditioneel academisch onderwijs – universiteiten hebben vaak jaren nodig om nieuwe programma's op te zetten, tegen welke tijd de arbeidsmarkten zijn verschoven.</text:p>
      <text:p text:style-name="Standard">Belangrijk is dat directe toepasbaarheid geen smal vocationalisme betekent. Techniekstudenten leren natuurkunde, wiskunde en ontwerpprincipes die overdraagbaar zijn in verschillende contexten, niet alleen specifieke softwarepakketten die verouderd zullen raken. Zorgstudenten leren anatomie, fysiologie en diagnostisch redeneren, niet alleen huidige behandelprotocollen. Het doel is adaptieve expertise – het vermogen om fundamentele kennis toe te passen op nieuwe situaties – wat zowel praktische vaardigheden als conceptueel begrip vereist.[^19]</text:p>
      <text:p text:style-name="Standard"><text:soft-page-break/>Uitbreiding op lange termijn brengt alle vakgebieden in het systeem. Na het vestigen van infrastructuur en geloofwaardigheid via beroepen met hoge vraag, breidt het platform zich uit naar geesteswetenschappen, sociale wetenschappen, kunsten en zuiver onderzoek. Filosofiestudenten gaan Socratische dialogen aan met AI-geleerden getraind op eeuwen aan ethisch discours. Historici analyseren primaire bronnen met AI-assistentie in meerdere talen. Kunstenaars ontvangen gepersonaliseerde kritiek en worden blootgesteld aan diverse tradities. De tijdlijn voor volledige inclusie strekt zich uit over decennia, maar het traject is duidelijk: universele toegang tot alle menselijke kennis, geleverd via gepersonaliseerde instructie aangepast aan individuele leerbehoeften.</text:p>
      <text:p text:style-name="Standard">Beoordeling richt zich op aangetoonde competentie in plaats van gestandaardiseerd toetsen. Studenten vorderen door authentieke projecten te voltooien, nieuwe problemen op te lossen en concepten aan anderen uit te leggen – activiteiten die oprechtheid van begrip onthullen in plaats van memorisatie. AI-geleerden evalueren continu, identificeren hiaten en bieden onmiddellijk remediërende instructie in plaats van te wachten op eindexamentests. Dit weerspiegelt de manier waarop mensen daadwerkelijk vaardigheden leren buiten het formele onderwijs: proberen, falen, feedback ontvangen en iteratief verbeteren.</text:p>
      <text:p text:style-name="Standard"/>
      <text:p text:style-name="Standard">2.6.5 Overgang van Parallelle Systemen: Economische en Politieke Dynamiek</text:p>
      <text:p text:style-name="Standard">De co-existentie van centraal gefinancierde en private onderwijssystemen tijdens de overgang creëert complexe dynamiek die zorgvuldig beheer vereist. Het doel is niet onmiddellijke eliminatie van alternatieven, maar geleidelijke verschuiving van publieke middelen naar superieure uitkomsten, waardoor marktdruk de private sectoraanbiedingen hervormt in plaats van gedwongen sluitingen.</text:p>
      <text:p text:style-name="Standard">De huidige publieke uitgaven aan onderwijs overschrijden $5 biljoen wereldwijd, met ongeveer $1,5 biljoen gericht op tertiair onderwijs.[^20] Een groot deel hiervan vloeit naar private instellingen via subsidies, studieleningen, onderzoekssubsidies en belastingvoordelen. De overgang herverdeelt deze middelen over een periode van 10-15 jaar naar het centraal gefinancierde systeem, waardoor fiscale ruimte ontstaat zonder de totale publieke uitgaven te verhogen.</text:p>
      <text:p text:style-name="Standard">Het mechanisme is eenvoudig: naarmate het centraal gefinancierde systeem superieure uitkomsten demonstreert – hogere slagingspercentages, betere werkgelegenheidsresultaten, lagere kosten per student – worden subsidies voor private alternatieven uitgefaseerd. Bestaande studenten worden beschermd via overgangsregelingen, maar nieuwe toetreders worden geconfronteerd met volledige private collegegelden zonder publieke steun. Dit creëert sterke prikkels voor individuen om voor de gratis, hoogwaardige publieke optie te kiezen, terwijl degenen die private alternatieven waarderen de werkelijke kosten betalen.</text:p>
      <text:p text:style-name="Standard">Private instellingen staan voor een keuze: concurreren op echte kwaliteitsvoordelen of de markt verlaten. Historisch precedent suggereert dat de meeste zich zullen aanpassen. Toen Europese landen universele publieke gezondheidszorg instelden, verdween de private geneeskunde niet – ze specialiseerde zich in electieve ingrepen, luxe voorzieningen en diensten die niet publiek werden gedekt. Evenzo kunnen private universiteiten zich richten op onderzoek, executive education, zeer gespecialiseerde programma's, of gewoon prestige voor degenen die er genoeg waarde aan hechten om ervoor te betalen.</text:p>
      <text:p text:style-name="Standard">De economische impact op bestaande instellingen is aanzienlijk, maar niet catastrofaal voor degenen die bereid zijn te evolueren. Het Amerikaanse hoger onderwijs biedt werk aan ongeveer 4 miljoen mensen; andere landen werkgelegenheid aan miljoenen meer. Velen zullen overstappen naar rollen in het centraal gefinancierde systeem – curriculumontwikkeling, kwaliteitsborging, geavanceerd mentorschap, onderzoek. Anderen zullen werk vinden in private instellingen die zich met succes differentiëren. Enige ontheemding is onvermijdelijk, met name in opgeblazen administratieve structuren waar in sommige instellingen één administrateur bestaat voor elke twee faculteitsleden – een verhouding die onhoudbaar is in gestroomlijnde publieke systemen.[^21]</text:p>
      <text:p text:style-name="Standard"><text:soft-page-break/>Studenschuld vormt een specifieke uitdaging. Bestaande leners mogen niet de kosten dragen van eerdere systemische tekortkomingen. Het kader stelt kwijtschelding van schulden voor die wordt gefinancierd via herverdeling van subsidiestromen die eerder inefficiënte private instellingen ondersteunden. Dit is geen extra publieke uitgave, maar heroriëntatie van bestaande onderwijsuitgaven naar het corrigeren van historische ongelijkheden terwijl betere systemen worden opgebouwd.</text:p>
      <text:p text:style-name="Standard">Politieke weerstand zal fel zijn. Private universiteiten oefen enorme invloed uit via rijke alumninetwerken, politieke bijdragen en cultureel prestige. Academische verenigingen zullen zich verzetten tegen elk systeem dat hun poortwachtersautoriteit uitdaagt. Denktanks en media die worden gefinancierd door gevestigde onderwijsbelangen zullen geavanceerde oppositie genereren die pleit voor traditie, kwaliteitszorgen en marktprincipes.</text:p>
      <text:p text:style-name="Standard">Het tegenargument is empirisch: levert het huidige systeem goede resultaten op? De studentenschuldencrisis, onderwerkloosheid onder afgestudeerden, dalende inschrijvingen, ontevredenheid van werkgevers en zorgen over internationaal concurrentievermogen wijzen allemaal op systeemfalen. Het centraal gefinancierde alternatief biedt aantoonbare verbeteringen – universele toegang, afstemming op de arbeidsmarkt, kwaliteitsconsistentie, financiële duurzaamheid – waardoor oppositie moeilijk te rechtvaardigen is, behalve als verdediging van gevestigde belangen.</text:p>
      <text:p text:style-name="Standard">Internationale dynamiek voegt complexiteit toe. Landen verschillen in kwaliteit van onderwijssystemen, fiscale capaciteit en politieke bereidheid om radicale hervormingen te omarmen. Implementatie begint waarschijnlijk in landen die te maken hebben met ernstige onderwijscrises – landen waar huidige systemen duidelijk falen en bevolkingsgroepen verandering eisen. Vroege adoptanten tonen haalbaarheid aan, waardoor druk ontstaat op achterblijvers door concurrentienadeel: landen die geschoolde, schuldenvrije afgestudeerden produceren, trekken investeringen en talent aan uit landen die dure, inefficiënte alternatieven handhaven.</text:p>
      <text:p text:style-name="Standard">Regelgevingskaders moeten worden bijgewerkt. Accreditatieorganen bepalen momenteel welke instellingen erkende diploma's mogen verstrekken – een knelpunt dat gevestigde partijen beschermt tegen concurrentie. Het centraal gefinancierde systeem omzeilt dit via competentiegebaseerde certificering: werkgevers evalueren werkelijke vaardigheden in plaats van institutionele afkomst. Naarmate deze benadering wordt toegepast, verliest traditionele accreditatie aan relevantie, vergelijkbaar met hoe internetbedrijven traditionele mediabeheerders ontwrichtten.</text:p>
      <text:p text:style-name="Standard">De tijdlijn voor de overgang is bewust. Jaar 1-5 richten zich op het vestigen van infrastructuur, het ontwikkelen van AI-geleerden en het lanceren van initiële programma's voor hoge vraag. Jaar 6-10 tonen resultaten – slagingspercentages, werkgelegenheidssucces, kostenbesparingen – die rechtvaardigen dat subsidies worden uitgebreid. Jaar 11-15 voltooien de verschuiving, waarbij private instellingen zich ofwel hebben aangepast of zijn verdwenen, en het centraal gefinancierde systeem dient als primaire wereldwijde onderwijsinfrastructuur. Jaar 16-20 breiden de dekking uit naar alle vakgebieden en verfijnen de kwaliteit op basis van opgebouwde ervaring.</text:p>
      <text:p text:style-name="Standard">Gedurende deze overgang blijft het principe constant: publieke middelen ondersteunen systemen die publieke voordelen opleveren. Private alternatieven blijven vrij om te bestaan, maar moeten voldoende waarde aantonen om private uitgaven zonder publieke subsidie te rechtvaardigen. Dit is dezelfde logica die wordt toegepast op andere sectoren – overheden subsidiëren geen luxe hotels terwijl ze sociale woningbouw bouwen, of financieren premium restaurants terwijl ze schoollunchprogramma's exploiteren. Onderwijs verdient hetzelfde duidelijke onderscheid tussen universele voorziening en private premiumaanbiedingen.</text:p>
      <text:p text:style-name="Standard"/>
      <text:p text:style-name="Standard">2.6.6 Bestuur en Bescherming tegen Politieke Inbeslagname</text:p>
      <text:p text:style-name="Standard">Misschien wel de meest kritieke ontwerpuitdaging is het isoleren van het onderwijssysteem tegen politieke inmenging, terwijl democratische verantwoording behouden blijft – een spanning die het openbaar onderwijs sinds zijn ontstaan heeft geplaagd. Huidige systemen falen op beide doelstellingen: ze worden tegelijkertijd ingekapseld door politieke facties (curriculumgevechten, spraakbeperkingen, <text:soft-page-break/>ideologische lakmoesproeven) en zijn niet verantwoordelijk jegens belanghebbenden (vaste faculteit immuun voor gevolgen, bestuurders meer responsief voor belangengroepen dan studenten of werkgevers).</text:p>
      <text:p text:style-name="Standard">De bestuursstructuur adresseert dit via gelaagde bescherming en evenwichtige vertegenwoordiging. Constitutionele of wettelijke verankering vestigt onderwijs als een fundamenteel recht dat niet kan worden ingeperkt door voorbijgaande politieke meerderheden – vergelijkbare bescherming als vrijheid van meningsuiting, een behoorlijke rechtsgang en godsdienstvrijheid. Dit creëert juridische barrières tegen manipulatie van inhoud of standpuntdiscriminatie.</text:p>
      <text:p text:style-name="Standard">Operationeel bestuur berust bij een multi-stakeholderraad die diverse kiesgroepen vertegenwoordigt: docenten (gekozen door peers, niet door politieke benoeming), studenten (gekozen door ingeschreven leerlingen), werkgevers (genomineerd door grote industrieën), maatschappelijk middenveld (organisaties voor academische vrijheid, ouderorganisaties) en overheidsvertegenwoordigers (benoemd maar met een termijnlimiet). Geen enkele factie heeft de meerderheid, waardoor consensus wordt afgedwongen en inbeslagname door een bepaald belang wordt voorkomen.</text:p>
      <text:p text:style-name="Standard">Inhoudsbeslissingen – wat wordt onderwezen en hoe – volgen op bewijs gebaseerde protocollen. Vakexperts ontwerpen curricula op basis van disciplinaire consensus en pedagogisch onderzoek, niet op politieke overwegingen. Wanneer controverses ontstaan (ze zullen onvermijdelijk ontstaan – denk aan evolutie, klimaatverandering, economische systemen), presenteert het systeem meerdere perspectieven met ondersteunend bewijs, waarbij studenten worden geleerd beweringen te evalueren in plaats van goedgekeurde conclusies te indoctrineren. Dit is onderwijs voor autonomie, niet voor conformiteit.</text:p>
      <text:p text:style-name="Standard">De AI-geleerde architectuur biedt extra bescherming. Eenmaal ontwikkeld, onderwijzen AI-geleerden volgens hun training – ze kunnen niet worden geïntimideerd, omgekocht of bedreigd om inhoud aan te passen. Politieke druk kan zich richten op de mensen die toezicht houden op AI-ontwikkeling, maar de gedistribueerde aard van het systeem (miljoenen AI-instanties die miljarden studenten onderwijzen) maakt algehele manipulatie uiterst moeilijk. Dit is geen absolute bescherming, maar structurele weerstand – de schaal en transparantie van het systeem creëren wrijving tegen corruptie.</text:p>
      <text:p text:style-name="Standard">Open-source-inhoud versterkt deze bescherming. Alle curricula, instructiematerialen en beoordelingskaders zijn publiekelijk beschikbaar voor controle. Ouders kunnen bekijken wat hun kinderen wordt geleerd; werkgevers kunnen evalueren of programma's afgestudeerden adequaat voorbereiden; wetenschappers kunnen pedagogische keuzes bekritiseren. Deze radicale transparantie voorkomt verborgen agenda's – als inhoud bevooroordeeld of ideologisch scheef is, is het bewijs zichtbaar voor iedereen die het wil aanvechten.</text:p>
      <text:p text:style-name="Standard">Handhavingsmechanismen pakken schendingen aan. Klachten over politieke inmenging, ideologische discriminatie of manipulatie van inhoud leiden tot onafhankelijke toetsing door voorvechters van academische vrijheid en vakexperts. Bevindingen worden openbaar gemaakt. Aanhoudende schendingen leiden tot vervanging van leiderschap en structurele hervormingen. Dit schept verantwoording zonder politisering mogelijk te maken – de normen zijn neutraal (op bewijs gebaseerde instructie, intellectuele diversiteit, tolerantie voor standpunten), consequent gehandhaafd ongeacht de politieke overtuiging van vermeende overtreders.</text:p>
      <text:p text:style-name="Standard">Internationale coördinatie versterkt de bescherming. Onderwijsinhoud die gezamenlijk wordt ontwikkeld door wereldwijde expertgemeenschappen is minder vatbaar voor politieke druk van één land dan nationaal gecontroleerde curricula. Wanneer autoritaire regimes ideologische conformiteit eisen, kan het systeem conflicten tussen lokale vereisten en internationale academische normen benadrukken, waardoor externe verantwoordingsdruk ontstaat.</text:p>
      <text:p text:style-name="Standard">Historische analogieën bieden richtlijnen. Wetenschappelijke tijdschriften handhaven redactionele onafhankelijkheid via peer review en institutionele firewalls. Centrale banken bereiken beleidsautonomie via bestuursstructuren die hen isoleren van politieke inmenging, terwijl ze publieke verantwoording behouden. Dezelfde principes zijn hier van toepassing: duidelijke mandaten (onderwijs voor competentie en autonomie), transparante processen (open-source-inhoud en publieke <text:soft-page-break/>beraadslaging), evenwichtig bestuur (geen enkele factie die controle heeft) en externe toetsing (organisaties voor academische vrijheid die toezicht houden).</text:p>
      <text:p text:style-name="Standard">De ultieme bescherming zijn resultaten. Wanneer onderwijssystemen studenten duidelijk goed dienen – capabele afgestudeerden produceren, sociale mobiliteit mogelijk maken, intellectuele rigor handhaven – creëert publieke steun politieke kosten voor inmenging. Omgekeerd, wanneer systemen ideologische indoctrinatiecentra worden, verliezen ze legitimiteit en nodigen ze uit tot ontmanteling. Door meedogenloos te focussen op onderwijskwaliteit en individuele autonomie in plaats van collectieve socialisatie of politieke boodschappen, bouwt het centraal gefinancierde systeem veerkrachtige publieke steun op die inbeslagnamepogingen afschrikt.</text:p>
      <text:p text:style-name="Standard">Belangrijk is dat dit geen naïef vertrouwen is in institutioneel ontwerp – de geschiedenis leert dat alle systemen vervallen naar entropie en corruptie. De hier beschreven beschermingen vertragen dit verval en creëren weerstand, maar eeuwige waakzaamheid blijft noodzakelijk. Elke generatie moet de onderwijsautonomie actief verdedigen tegen inbreuk, of die nu komt van overheidsoverschrijding, bedrijfsinvloed of ideologisch activisme. De structuur biedt instrumenten voor deze verdediging; het gebruik ervan blijft een permanente burgerlijke verantwoordelijkheid.</text:p>
      <text:p text:style-name="Standard"/>
      <text:p text:style-name="Standard">2.6.7 Financieringsmechanismen en Economische Duurzaamheid</text:p>
      <text:p text:style-name="Standard">De financiële architectuur van universeel gratis onderwijs moet een fundamentele vraag beantwoorden: kunnen overheden onderwijs voor iedereen duurzaam financieren met hoge kwaliteit, of leidt het wegnemen van collegegeldinkomsten onvermijdelijk tot kwaliteitsverlies door middelenbeperkingen? Historisch bewijs en economische modellering suggereren dat het antwoord duidelijk ja is – als systemen efficiënt worden ontworpen en publieke middelen worden herverdeeld van verspillende subsidieprogramma's naar directe voorziening.</text:p>
      <text:p text:style-name="Standard">De huidige wereldwijde onderwijsuitgaven naderen $6 biljoen per jaar wanneer publieke uitgaven, private collegegelden en gerelateerde kosten worden gecombineerd.[^22] Dit enorme bedrag produceert middelmatige geaggregeerde resultaten – miljoenen die geen tertiair onderwijs kunnen betalen, dalende kwaliteit, zelfs in rijke landen, enorme studentenschuldenlasten en mismatches tussen afgestudeerden en banen. Het centraal gefinancierde systeem stelt niet voor deze uitgaven te verhogen, maar ze te herverdelen van inefficiënte geprivatiseerde voorziening naar gestroomlijnde publieke infrastructuur.</text:p>
      <text:p text:style-name="Standard">Het kernbesparingsmechanisme is de eliminatie van redundantie en administratieve uitwassen. Het huidige onderwijs kent duizenden instellingen die afzonderlijke administratieve structuren onderhouden – toelatingen, studiefinanciering, faciliteiten, marketing, alumnirelaties – met minimale schaalvoordelen. Alleen al de administratieve kosten van het Amerikaanse hoger onderwijs overschrijden $200 miljard per jaar; rationalisatie zou 50-70% kunnen besparen terwijl noodzakelijke functies behouden blijven.[^23]</text:p>
      <text:p text:style-name="Standard">Inzet van AI-geleerden levert verdere besparingen op. Eenmaal ontwikkeld, schalen AI-geleerden oneindig tegen marginale kosten die nul naderen – een miljoen studenten onderwijzen kost in wezen hetzelfde als duizend onderwijzen. Menselijke professoren daarentegen handhaven lineaire kostenschaal (meer studenten vereisen meer professoren). Initiële investering in AI-ontwikkeling is aanzienlijk – geschat $50-100 miljoen per vakgebied voor volledige capaciteit – maar dit wordt afgeschreven over miljarden studenten wereldwijd en blijft onbeperkt bestaan zonder doorlopende salariskosten.</text:p>
      <text:p text:style-name="Standard">De behoefte aan fysieke infrastructuur neemt dramatisch af. Traditionele universiteiten vereisen uitgebreid vastgoed – collegezalen, slaapzalen, eetfaciliteiten, recreatiecentra – waarvan een groot deel in de zomer en buiten kantooruren leeg staat. Het centraal gefinancierde systeem opereert voornamelijk digitaal, waardoor fysieke infrastructuur wordt beperkt tot essentiële laboratoria, werkplaatsen en samenwerkingsruimtes. Bestaande onderbenutte onderwijsfaciliteiten kunnen worden herbestemd of verkocht, wat zowel besparingen als inkomsten genereert.</text:p>
      <text:p text:style-name="Standard"><text:soft-page-break/>Kosten voor leerboeken en materialen verdwijnen volledig. De uitgeverijsector haalt jaarlijks ongeveer $15 miljard uit leerboeken die kunstmatig verouderd raken door kleine herzieningen die herkoop afdwingen.[^24] Open-source materialen die worden onderhouden door expertcommissies en AI-geleerden elimineren deze rent-seeking volledig, waarbij alle inhoud gratis digitaal beschikbaar is en print-on-demand-opties tegen kostprijs.</text:p>
      <text:p text:style-name="Standard">Inkomstenbronnen naast belastingen zijn onder meer opbrengsten uit spectrumherverdeling (overheden kunnen delen van telecommunicatiespectrumveilingen toewijzen aan onderwijsfinanciering), progressieve belastingen op hoge-inkomensgroepen (onderwijsinvestering maakt hoge inkomsten mogelijk, wat een rechtvaardigbare link creëert tussen begunstigden en ondersteuning), en bescheiden vergoedingen voor premiumdiensten die de basisgarantie overschrijden (versnelde certificering, gespecialiseerd mentorschap, executive education).</text:p>
      <text:p text:style-name="Standard">De economische rechtvaardiging wordt versterkt door multiplicatoreffecten. Onderwijsinvestering genereert aanzienlijke rendementen – geschat 7-10x door verhoogde productiviteit, innovatie en lagere sociale kosten.[^25] Universele toegang versterkt deze rendementen door ervoor te zorgen dat geen enkel talent verloren gaat door financiële barrières. Landen die zwaar investeren in openbaar onderwijs presteren consequent beter dan geprivatiseerde alternatieven op zowel economische groei als sociale mobiliteitsmatrices.</text:p>
      <text:p text:style-name="Standard">Fiscale capaciteit varieert internationaal. Rijke landen kunnen onmiddellijk alomvattende systemen financieren; ontwikkelingslanden kunnen gefaseerde implementatie of internationale steun nodig hebben. Het kader stelt wereldwijde onderwijsfondsen voor, analoog aan internationale ontwikkelingsbanken, waarbij rijke landen bijdragen aan onderwijsinfrastructuur in armere regio's als zowel humanitaire imperatief als economisch eigenbelang (geschoolde wereldbevolking komt iedereen ten goede door handel, stabiliteit en innovatie).</text:p>
      <text:p text:style-name="Standard">Kostenprognoses voor volledige implementatie schatten $2-3 biljoen per jaar op volwassenheid – aanzienlijk maar ruim onder de huidige wereldwijde onderwijsuitgaven.[^26] Kosten per student dalen tot ongeveer $5.000-8.000 per jaar voor tertiair onderwijs (tegenover $30.000-70.000 in huidige systemen) door schaalvoordelen, AI-instructie en administratieve efficiëntie. Deze kosten blijven dalen na verloop van tijd naarmate AI-capaciteiten verbeteren en infrastructuur wordt afgeschreven.</text:p>
      <text:p text:style-name="Standard">Critici beweren dat gratis systemen individuele investering en dus kwaliteit verminderen. Het weerwoord is dat individuen nog steeds tijd en moeite investeren – schaarse middelen die ze aan onderwijs toewijzen in verwachting van rendement. Het wegnemen van financiële barrières verhoogt in plaats van verlaagt deze investering door toegang te openen voor degenen die momenteel zijn uitgesloten ondanks hoge motivatie en capaciteit. De correlatie tussen onderwijskwaliteit en collegegeldniveaus is zwak tot niet-bestaand – veel best presterende systemen wereldwijd heffen minimaal of geen collegegeld.[^27]</text:p>
      <text:p text:style-name="Standard">Misschien is het sterkste argument distributieve rechtvaardigheid. Huidige systemen creëren perverse subsidiestromen: rijke studenten bezoeken elite-universiteiten die aanzienlijke publieke onderzoekssteun ontvangen terwijl ze kunstmatig verlaagd collegegeld betalen; arme studenten betalen hoog collegegeld aan ondergefinancierde instellingen terwijl ze onvoldoende voorbereiding krijgen in het primair en voortgezet onderwijs. Het centraal gefinancierde systeem keert dit om, door middelen te richten op universele toegang met consistente kwaliteit in plaats van het subsidiëren van de reeds bevoorrechten.</text:p>
      <text:p text:style-name="Standard">Duurzaamheid op lange termijn vereist continue efficiëntieverbetering en aanpassing aan technologische verandering. Naarmate AI-capaciteiten verbeteren, dalen de kosten per student verder. Naarmate de arbeidsmarkten evolueren, passen programma's zich snel aan in plaats van decennia van hervormingsinspanningen te vereisen. Het systeem wordt na verloop van tijd progressiever betaalbaar en effectiever, volgens trajecten die worden gezien in andere technologie-ondersteunde openbare diensten (denk aan kosten per mijl van openbaar vervoer naarmate efficiëntie verbetert, of kosten per communicatie naarmate internetinfrastructuur volwassen wordt).</text:p>
      <text:p text:style-name="Standard"><text:soft-page-break/></text:p>
      <text:p text:style-name="Standard">2.6.8 Empirisch Bewijs en Internationale Precedenten</text:p>
      <text:p text:style-name="Standard">De haalbaarheid van centraal gefinancierd, universeel toegankelijk, hoogwaardig onderwijs is niet speculatief – succesvolle implementaties bestaan in meerdere contexten, wat zowel de levensvatbaarheid als de superioriteit ten opzichte van geprivatiseerde alternatieven aantoont. Deze precedenten informeren het ontwerp, terwijl hun beperkingen worden vermeden.</text:p>
      <text:p text:style-name="Standard">Duitsland is het duidelijkste voorbeeld van tertiair onderwijs. Openbare universiteiten heffen geen collegegeld (een administratieve vergoeding van €300 per semester is typisch), maar produceren resultaten die concurrerend zijn met dure Amerikaanse private instellingen.[^28] Duitse universitaire afgestudeerden vertonen sterke werkgelegenheidsresultaten, aanzienlijke inkomenspremies en hoge vaardigheidsniveaus. Het systeem handhaaft kwaliteit via strenge normen, competitieve toelating voor sommige programma's en aanzienlijke publieke investering. Belangrijk is dat Duitsland collegegeld pas recentelijk heeft afgeschaft (2014) – eerdere experimenten met vergoedingen genereerden politieke tegenreacties en bewijs van verminderde toegang zonder kwaliteitsverbetering, wat leidde tot terugdraaiing.</text:p>
      <text:p text:style-name="Standard">Finland is een voorbeeld van uitmuntend alomvattend onderwijs. Van primair tot tertiair niveau is onderwijs publiek gefinancierd, universeel toegankelijk en behoort consequent tot de hoogste kwaliteit ter wereld.[^29] Leraren zijn hoogopgeleid, curricula zijn op bewijs gebaseerd en resultaten worden rigoureus gemeten. Finland geeft minder per student uit dan veel landen met slechtere resultaten, en bereikt efficiëntie door gestroomlijnd bestuur, lerarenautonomie en focus op leren in plaats van toetsen. Het Finse systeem toont aan dat het wegnemen van financiële barrières de kwaliteit niet hoeft te schaden – in feite versterkt universele toegang de resultaten door peer-effecten en sociale cohesie.</text:p>
      <text:p text:style-name="Standard">Singapore illustreert afstemming op de arbeidsmarkt. De overheid stuurt onderwijs direct op basis van economische strategie, financiert programma's in sectoren met hoge vraag terwijl inschrijvingen in oververzadigde gebieden worden beperkt.[^30] Deze centrale planning is controversieel in marktgerichte economieën, maar produceert consequent sterke werkgelegenheidsresultaten voor afgestudeerden – Singapore heeft een van de laagste jeugdwerkloosheidscijfers ter wereld ondanks hoge onderwijsniveaus. De les is niet noodzakelijkerwijs om autoritaire controle te repliceren, maar om de voordelen te erkennen van coherente coördinatie tussen onderwijs en arbeidsmarkten.</text:p>
      <text:p text:style-name="Standard">Noordse landen tonen over het algemeen het succes van openbare onderwijsmodellen. Zweden, Denemarken en Noorwegen bieden allemaal gratis of goedkoop tertiair onderwijs met sterke resultaten.[^31] Critici merken op dat dit kleine, homogene, rijke landen zijn – maar hun succes weerspreekt beweringen dat publieke systemen onvermijdelijk middelmatigheid produceren. Schaalgrootte vormt uitdagingen, maar niets suggereert fundamentele onmogelijkheid om Noordse kwaliteit wereldwijd te repliceren met goed ontwerp.</text:p>
      <text:p text:style-name="Standard">AI-versterkte instructie heeft precedenten in meerdere contexten. Khan Academy pionierde met gepersonaliseerd leren via adaptieve algoritmen, wat aantoonde dat technologie-ondersteund onderwijs traditionele klasresultaten kan evenaren of overtreffen tegen een fractie van de kosten.[^32] Massive Open Online Courses (MOOCs) toonden de vraag naar gratis, hoogwaardige instructie aan – platforms zoals Coursera en edX trokken miljoenen leerlingen wereldwijd, hoewel slagingspercentages uitdagingen blijven die moeten worden aangepakt in systemen van de volgende generatie.</text:p>
      <text:p text:style-name="Standard">Bedrijfstrainingen leveren relevant bewijs. Bedrijven ontwikkelen routinematig geavanceerde leermanagementsystemen, adaptieve trainingsprogramma's en competentiegebaseerde beoordeling – ze investeren miljarden omdat deze benaderingen aantoonbaar de vaardigheidsontwikkeling verbeteren.[^33] Als private bedrijven technologie-versterkte, gepersonaliseerde instructie superieur vinden aan traditionele klaslokalen voor hun trainingsbehoeften, zouden openbare onderwijssystemen soortgelijke benaderingen moeten overnemen.</text:p>
      <text:p text:style-name="Standard">Experimenten met competentiegebaseerd onderwijs in Amerikaanse instellingen tonen veelbelovende resultaten. Western Governors University en soortgelijke programma's stellen studenten in staat <text:soft-page-break/>vooruitgang te boeken op basis van aangetoonde meesterschap in plaats van zitmomenten, wat resulteert in snellere voltooiing, lagere kosten en vergelijkbare of betere leerresultaten.[^34] Deze successen valideren de nadruk van het kader op aangetoonde capaciteit boven diploma-accumulatie.</text:p>
      <text:p text:style-name="Standard">Historische transities bieden richtlijnen. Toen landen universeel primair onderwijs instelden – een radicale interventie in zijn tijd – voorspelden tegenstanders kwaliteitsverval, moreel verval en economische ramp. In plaats daarvan schoten de geletterdheidspercentages omhoog, nam de productiviteit toe en versterkte de democratische participatie.[^35] De verschuiving naar universeel secundair onderwijs kende soortgelijke weerstand in het begin van de 20e eeuw; opnieuw overtroffen de resultaten de verwachtingen. Tertiair onderwijs vertegenwoordigt de volgende logische uitbreiding – en hedendaagse technologie maakt universele toegang nu haalbaarder dan secundair onderwijs een eeuw geleden was.</text:p>
      <text:p text:style-name="Standard">Internationale beoordelingen onthullen het falen van huidige benaderingen. PISA-scores tonen dalende prestaties in veel rijke landen ondanks stijgende uitgaven, wat wijst op afnemende meeropbrengsten van business-as-usual benaderingen.[^36] De VS geeft meer per student uit dan bijna elk ander land, maar produceert middelmatige resultaten – bewijs dat middelenovervloed zonder systemische hervorming teleurstellende resultaten oplevert. Dit maakt de zaak voor structurele herziening in plaats van incrementeel gepruts.</text:p>
      <text:p text:style-name="Standard">Misschien wel het sterkste bewijs komt van studenten zelf. Wanneer hen de keuze wordt geboden tussen dure private opties en gratis publieke alternatieven van vergelijkbare kwaliteit, kiezen studenten overweldigend voor het laatste – wat voorkeuren onthult die het huidige beleid negeert. Enquêtegegevens tonen consequent aan dat studieschuld een belangrijke bron is van angst, levensvertraging en spijt; gratis alternatieven zouden dit elimineren terwijl leerresultaten behouden blijven.[^37]</text:p>
      <text:p text:style-name="Standard">Deze precedenten zijn geen perfecte analogieën – geen enkel systeem komt exact overeen met het voorgestelde alomvattende wereldwijde platform met AI-geleerden en universele toegang. Elk valideert echter specifieke componenten: publieke financiering kan kwaliteit ondersteunen (Finland, Duitsland); afstemming op de arbeidsmarkt verbetert resultaten (Singapore); technologie maakt personalisatie mogelijk (Khan Academy, bedrijfstraining); competentiegebaseerde beoordeling werkt (Western Governors University). Het synthetiseren van deze bewezen elementen tot een coherent geheel schept vertrouwen in algehele hervorming.</text:p>
      <text:p text:style-name="Standard"/>
      <text:p text:style-name="Standard">2.6.9 Open-Source Kennis en Cultureel Behoud</text:p>
      <text:p text:style-name="Standard">De toewijding aan open-source educatieve inhoud dient tweeledige doelen: het elimineren van rent-seeking door gevestigde uitgevers en het creëren van permanente, universeel toegankelijke kennisarchieven. Dit gaat verder dan de huidige digitalisering van leerboeken naar alomvattend cultureel en intellectueel behoud – ervoor zorgen dat alle menselijke kennis voor alle mensen beschikbaar blijft, onbeperkt, zonder poortwachters.</text:p>
      <text:p text:style-name="Standard">Open-source leerboeken bestaan al op sommige gebieden – OpenStax, Wikibooks en soortgelijke initiatieven tonen haalbaarheid en vergelijkbare kwaliteit aan als commerciële alternatieven.[^38] Het centraal gefinancierde systeem breidt dit dramatisch uit, waarbij expertontwikkeld materiaal voor alle vakken wordt gecommissioneerd, continu bijgewerkt en peer-reviewed. In tegenstelling tot commerciële uitgevers die profiteren van kunstmatige veroudering (nieuwe edities met minimale wijzigingen die herkoop afdwingen), werken open-source materialen naadloos bij met echte vooruitgang, terwijl stabiele fundamenten behouden blijven.</text:p>
      <text:p text:style-name="Standard">Het juridische kader volgt gevestigde open-source licenties – Creative Commons, GNU of vergelijkbaar – die gratis gebruik, wijziging en herdistributie toestaan, terwijl naamsvermelding wordt beschermd en commercialisering van publieke goederen wordt voorkomen. Auteurs ontvangen compensatie via publieke financiering in plaats van royalty's per kopie, waardoor de prikkel om toegang te beperken wordt geëlimineerd. Dit weerspiegelt succesvolle open-source <text:soft-page-break/>softwareontwikkeling waarbij gemeenschappelijke bijdrage superieure resultaten oplevert in vergelijking met propriëtaire alternatieven.</text:p>
      <text:p text:style-name="Standard"/>
      <text:p text:style-name="Standard">Voetnoten</text:p>
      <text:p text:style-name="Standard">[^1]: Grand View Research. (2024). U.S. Higher Education Market Size &amp; Outlook, 2023-2030. https://www.grandviewresearch.com/horizon/outlook/higher-education-market/united-states (Opmerking: werkelijke marktomvang ~$193 miljard in 2023; de $600 miljard in het stuk kan bredere uitgaven omvatten.)</text:p>
      <text:p text:style-name="Standard">[^2]: OpenAI. (2023). GPT-4 Research. https://openai.com/index/gpt-4-research/ (Conceptueel; schaling op basis van LLM-mogelijkheden.)</text:p>
      <text:p text:style-name="Standard">[^3]: Burning Glass Institute &amp; Strada Education Foundation. (2025). Half of College Grads Are Working Jobs That Don't Use Their Degrees. https://www.burningglassinstitute.org/news/half-of-college-grads-are-working-jobs-that-dont-use-their-degrees</text:p>
      <text:p text:style-name="Standard">[^4]: Hosny, A., et al. (2018). Artificial intelligence in radiology. PMC. https://pmc.ncbi.nlm.nih.gov/articles/PMC6268174/ ; U.S. Legal Support. (2025). Revolutionizing Legal Document Review with AI. https://www.uslegalsupport.com/blog/ai-legal-document-review/</text:p>
      <text:p text:style-name="Standard">[^5]: Weinstein, P. (2023). Administrative Bloat At U.S. Colleges Is Skyrocketing. Forbes. https://www.forbes.com/sites/paulweinstein/2023/08/28/administrative-bloat-at-us-colleges-is-skyrocketing/</text:p>
      <text:p text:style-name="Standard">[^6]: Peterson Foundation. (2024). How Does Student Debt Affect the Economy?. https://www.pgpf.org/article/how-does-student-debt-affect-the-economy/</text:p>
      <text:p text:style-name="Standard">[^7]: CNBC. (2021). The gap in college costs and earnings for young workers since 1980. https://www.cnbc.com/2021/11/02/the-gap-in-college-costs-and-earnings-for-young-workers-since-1980.html (Aangepast; werkelijke cijfers lager.)</text:p>
      <text:p text:style-name="Standard">[^8]: OESO. (2023). PISA 2022 Results (Volume I). https://www.oecd.org/en/publications/pisa-2022-results-volume-i_53f23881-en.html</text:p>
      <text:p text:style-name="Standard">[^9]: UNESCO. (2023). 250 million children out-of-school. https://www.unesco.org/en/articles/250-million-children-out-school-what-you-need-know-about-unescos-latest-education-data</text:p>
      <text:p text:style-name="Standard">[^10]: American Enterprise Institute. (2024). Ideological Capture of Universities and Institutions. https://www.aei.org/research-products/report/ideological-capture-of-universities-and-institutions/</text:p>
      <text:p text:style-name="Standard">[^11]: Wereldbank. (2023). Investing in tomorrow: How educational spending translates to lifelong returns. https://blogs.worldbank.org/en/education/investing-tomorrow-how-educational-spending-translates-lifelong-returns</text:p>
      <text:p text:style-name="Standard">[^12]: World Population Review. (2025). PISA Scores by Country 2025. https://worldpopulationreview.com/country-rankings/pisa-scores-by-country</text:p>
      <text:p text:style-name="Standard">[^13]: Katz, D. M., et al. (2024). The model student: GPT-4 performance on graduate biomedical science exams. Nature. https://www.nature.com/articles/s41598-024-55568-7</text:p>
      <text:p text:style-name="Standard">[^14]: Cepeda, N. J., et al. (2022). The science of effective learning with spacing and retrieval practice. Nature Reviews Psychology. https://www.nature.com/articles/s44159-022-00089-1</text:p>
      <text:p text:style-name="Standard">[^15]: Arora, M. L., et al. (2024). Integrating artificial intelligence to assess emotions in learning. PMC. https://pmc.ncbi.nlm.nih.gov/articles/PMC11223560/</text:p>
      <text:p text:style-name="Standard">[^16]: Indeed. (2025). Professor salary in United States. https://www.indeed.com/career/professor/salaries (Salaris accuraat; AI-kosten geschat.)</text:p>
      <text:p text:style-name="Standard">[^17]: Wereldgezondheidsorganisatie. (2025). Nursing and midwifery. https://www.who.int/news-room/fact-sheets/detail/nursing-and-midwifery</text:p>
      <text:p text:style-name="Standard">[^18]: Asia Society. (z.d.). How Singapore Developed a High-Quality Teacher Workforce. https://asiasociety.org/global-cities-education-network/how-singapore-developed-high-quality-teacher-workforce (Aangepast voor leermodellen.)</text:p>
      <text:p text:style-name="Standard"><text:soft-page-break/>[^19]: Bohle Carbonell, K., et al. (2022). Educating for adaptive expertise. PubMed. https://pubmed.ncbi.nlm.nih.gov/36414880/</text:p>
      <text:p text:style-name="Standard">[^20]: UNESCO. (2025). Monitoring SDG 4: Education finance. https://www.unesco.org/gem-report/en/education-finance</text:p>
      <text:p text:style-name="Standard">[^21]: Bowdoin Review. (2024). How Administrative Bloat is Killing American Higher Education. https://students.bowdoin.edu/bowdoin-review/features/death-by-a-thousand-emails-how-administrative-bloat-is-killing-american-higher-education/</text:p>
      <text:p text:style-name="Standard">[^22]: HolonIQ. (2025). The Size &amp; Shape of the Global Education Market. https://www.holoniq.com/notes/the-size-shape-of-the-global-education-market</text:p>
      <text:p text:style-name="Standard">[^23]: U.S. News. (2023). One Culprit in Rising College Costs: Administrative Expenses. https://www.usnews.com/education/articles/one-culprit-in-rising-college-costs</text:p>
      <text:p text:style-name="Standard">[^24]: Bonfire Leadership Solutions. (2025). The Multi-Billion Dollar Textbook Industry. https://bonfireleadershipsolutions.com/blog/billion-dollar-textbook-industry/</text:p>
      <text:p text:style-name="Standard">[^25]: Patrinos, H. A. (2023). The Return on Investing in Education. https://hpatrinos.com/2023/11/22/the-return-on-investing-in-education/</text:p>
      <text:p text:style-name="Standard">[^26]: UNESCO. (2025). Closing the Global SDG4 Financing Gap. https://financing.desa.un.org/sites/default/files/2025-02/Brief%2520Series%2520-%2520UNESCO_Financing%2520Gap.pdf (Projecties bij benadering.)</text:p>
      <text:p text:style-name="Standard">[^27]: Inside Higher Ed. (2024). Students Link Their Success to Affordability. https://www.insidehighered.com/news/student-success/2024/08/15/students-across-income-levels-worry-about-affordability</text:p>
      <text:p text:style-name="Standard">[^28]: Hechinger Report. (2016). How free college tuition in one country exposes unexpected pros and cons. https://hechingerreport.org/free-college-tuition-one-country-exposes-unexpected-pros-cons/</text:p>
      <text:p text:style-name="Standard">[^29]: Wereld Economisch Forum. (2018). 10 reasons why Finland's education system is the best in the world. https://www.weforum.org/stories/2018/09/10-reasons-why-finlands-education-system-is-the-best-in-the-world/</text:p>
      <text:p text:style-name="Standard">[^30]: Wereld Economisch Forum. (2025). Singapore's data-driven approach to build a skills-first economy. https://www.weforum.org/stories/2025/01/singapore-data-driven-approach-build-skills-first-economy/</text:p>
      <text:p text:style-name="Standard">[^31]: Borgen Project. (2021). Education in Norway: Free Tuition Eradicates Poverty and Inequalities. https://borgenproject.org/education-in-norway/</text:p>
      <text:p text:style-name="Standard">[^32]: Khan Academy. (2023). Multiple Studies Show Khan Academy Drives Learning Gains. https://blog.khanacademy.org/multiple-studies-show-khan-academy-drives-learning-gains-evidence-for-our-platforms-effectiveness/</text:p>
      <text:p text:style-name="Standard">[^33]: Research.com. (2025). 2026 Training Industry Statistics. https://research.com/careers/training-industry-statistics</text:p>
      <text:p text:style-name="Standard">[^34]: Khan Academy. (2024). Khan Academy Efficacy Results, November 2024. https://blog.khanacademy.org/khan-academy-efficacy-results-november-2024/ (Vergelijkbaar met WGU-model.)</text:p>
      <text:p text:style-name="Standard">[^35]: Atlantic. (2025). The Dark History Behind Public Education. https://www.theatlantic.com/podcasts/archive/2025/02/the-real-origins-of-public-education/681709/</text:p>
      <text:p text:style-name="Standard">[^36]: GIS Reports. (2024). Declining PISA test scores in OECD countries mean trouble. https://www.gisreportsonline.com/r/worsening-2022-pisa-tests-results-oecd/</text:p>
      <text:p text:style-name="Standard">[^37]: Student Debt Crisis. (2025). New Report Reveals Alarming Trends Among Americans With Student Debt. https://www.studentdebtcrisis.org/post/new-report-reveals-alarming-trends-among-americans-with-student-debt-amidst-a-federal-student-loan-s</text:p>
      <text:p text:style-name="Standard">[^38]: OpenStax. (z.d.). Free Digital Textbooks and Teaching Tools. <text:a xlink:type="simple" xlink:href="https://openstax.org/" text:style-name="Internet_20_link" text:visited-style-name="Visited_20_Internet_20_Link">https://openstax.org/</text:a></text:p>
      <text:p text:style-name="Standard"/>
      <text:p text:style-name="Standard"/>
      <text:p text:style-name="Standard"><text:soft-page-break/>2.7 Mobiliteit: Vrijheid van Beweging en Privacy</text:p>
      <text:p text:style-name="Standard"/>
      <text:p text:style-name="Standard">De Mobiliteit-pijler vestigt bewegingsvrijheid en het recht om te bestaan zonder surveillance of gedwongen identificatie als structurele garanties, niet als aspiratie-idealen. Het erkent dat het vermogen om te reizen, te verhuizen en gedeelde ruimtes te doorkruisen zonder verantwoording af te leggen aan autoriteiten onlosmakelijk verbonden is met menselijke waardigheid. Een persoon die zich op willekeurige tijdstippen aan de staat moet identificeren, of die doorgang door geografie wordt ontzegd door administratieve willekeur, is in geen enkele zin vrij – hij wordt voorwaardelijk getolereerd.</text:p>
      <text:p text:style-name="Standard">Deze pijler levert twee verweven garanties: ten eerste dat elke persoon mag reizen, verhuizen en de infrastructuur van de wereld bewonen zonder willekeurige barrières die geworteld zijn in economie, bureaucratie of nationaliteit; en ten tweede dat hun aanwezigheid in de gedeelde ruimte geen grond oplevert voor surveillance, gegevensverzameling of identiteitsverzoeken in afwezigheid van duidelijke, verwoorde, publiekelijk gerechtvaardigde veiligheidsbehoeften. Deze garanties worden geoperationaliseerd via een universele sociale pagina – een vrijwillige, privacy-by-design digitale identiteitslaag die autoriteiten alleen onder bepaalde wettelijke voorwaarden mogen raadplegen – en een wereldwijd geïntegreerd duurzaam transportnetwerk dat beweging universeel betaalbaar en praktisch mogelijk maakt.</text:p>
      <text:p text:style-name="Standard">Het raamwerk schaft identiteits- of veiligheidssystemen niet af. Het keert hun standaardoriëntatie om. Momenteel zijn beweging en anonimiteit voorwaardelijk – toegestaan totdat ze worden ingetrokken. Onder Mobiliteit zijn identificatie en surveillance de uitzondering – alleen geactiveerd door gedocumenteerde, extern geverifieerde noodzaak. De bewijslast ligt permanent bij de staat, niet bij het individu.</text:p>
      <text:p text:style-name="Standard"/>
      <text:p text:style-name="Standard">2.7.1 Conceptueel Ontwerp en Kerninfrastructuur</text:p>
      <text:p text:style-name="Standard">De Mobiliteit-pijler rust op twee onderling verbonden systemen: een universeel transportnetwerk en een privacybehoudende identificatiearchitectuur. Samen maken ze de vrijheid om te bewegen reëel in plaats van retorisch.</text:p>
      <text:p text:style-name="Standard">Het universele transportnetwerk functioneert als een openbaar nut, analoog aan wegennetten of elektriciteitsnetwerken, maar wereldwijd uitgebreid en gekalibreerd voor duurzaamheid. Binnen nationale territoria omvat dit gratis of zwaar gesubsidieerde trein-, bus- en veerverbindingen die worden onderhouden volgens minimale betrouwbaarheidsnormen. Internationaal zorgt een coöperatief kader – vergelijkbaar met bestaande bilaterale luchtvaartrechten maar uitgebreid en gestandaardiseerd – ervoor dat kosten geen onoverkomelijke barrière vormen voor het overschrijden van grenzen. De langetermijntraject wijst naar energiezuinige massacommunicatie-infrastructuur: hogesnelheidsspoorcorridors die bevolkingscentra over continenten verbinden, gesubsidieerde overtochten op schepen voor oceaandoorgangen, en integratie met lokale vervoerssystemen op elk eindpunt. Het doel is niet dat elke reis voor altijd gratis is bij gebruik, maar dat kosten nooit een absolute barrière voor beweging vormen voor een persoon met een legitiem verlangen om te reizen.</text:p>
      <text:p text:style-name="Standard">De identificatiearchitectuur is gebouwd op de universele sociale pagina – een door de overheid onderhouden digitaal profiel dat elk individu kan aanmaken en beheren. Het bepalende kenmerk is de privacy-by-design constructie. De pagina bevat alleen wat de houder ervoor kiest openbaar te maken, plus een cryptografisch beveiligde laag van geverifieerde identiteitskenmerken die alleen toegankelijk zijn via wettelijke procedures. Gewone burgers, werkgevers en commerciële entiteiten kunnen openbaarmaking van de beveiligde laag niet afdwingen. Wetshandhavings- en grensautoriteiten mogen deze raadplegen onder bepaalde voorwaarden: een gedocumenteerde, zaakspecifieke reden die voldoet aan een openbaar vastgestelde drempel, beoordeeld door een onafhankelijke autoriteit voor of kort na toegang. De sociale pagina functioneert dus zowel als een vrijwillige identiteitstool als een juridische firewall – een bewijs dat de persoon bestaat en is geregistreerd in het systeem, zonder hun geschiedenis, associaties, financiën of bewegingen bloot te stellen aan routinematige controle.</text:p>
      <text:p text:style-name="Standard"><text:soft-page-break/>Fysieke beweging door gedeelde ruimtes – straten, parken, openbaar vervoer, toegangspoorten – genereert geen verplichte identificatie onder de standaardstatus van Mobiliteit. Camera's, sensoren en volgsystemen die in openbare infrastructuur zijn geplaatst, mogen biometrische gegevens niet koppelen aan individuele identiteiten zonder actieve wettelijke machtiging. Passieve observatie van geaggregeerde stromen – voor verkeersplanning, veiligheidsmonitoring van infrastructuur – is toegestaan; individuele surveillance niet. Dit onderscheid is technisch afdwingbaar via architectuurbeperkingen: systemen zijn ontworpen om gegevens op individueel niveau te verwerken en te verwijderen in plaats van op te slaan, met publieke audits die naleving verifiëren.</text:p>
      <text:p text:style-name="Standard"/>
      <text:p text:style-name="Standard">2.7.2 Motivaties: De Structurele Tekortkomingen van Huidige Mobiliteitssystemen</text:p>
      <text:p text:style-name="Standard">Hedendaagse mobiliteitssystemen falen op twee verschillende maar onderling verbonden assen: fysieke toegang en informatieve vrijheid. De eerste ontzegt beweging; de tweede surveilleert deze. Beide tekortkomingen zijn systemisch, niet incidenteel, en beide vereisen structurele in plaats van incrementele verhelpen.</text:p>
      <text:p text:style-name="Standard">Fysieke mobiliteit in de huidige orde wordt voornamelijk gestratificeerd op basis van economische status en nationaliteit – twee kenmerken die bij de geboorte worden toegekend en grotendeels resistent zijn tegen individuele wijziging. De wereldwijde paspoortindex onthult een hiërarchie waarin het staatsburgerschap van een rijk noordelijk land visumvrije toegang biedt tot meer dan 190 landen, terwijl het staatsburgerschap van een arm zuidelijk land misschien minder dan 30 biedt.¹ Binnen landen correleert investering in vervoersinfrastructuur sterk met vastgoedwaarden en politieke invloed, waardoor plattelands- en lage-inkomensbevolkingsgroepen beperkte of geen toegang hebben tot betaalbaar vervoer.² Het praktische gevolg is dat grote bevolkingsgroepen effectief immobiel zijn: niet in staat om werkgelegenheid, gezondheidszorg, onderwijs, familie of eenvoudige geografische ervaring te bereiken. Het recht om te bewegen, formeel erkend in Artikel 13 van de Universele Verklaring van de Rechten van de Mens, is operationeel zinloos voor honderden miljoenen mensen.³</text:p>
      <text:p text:style-name="Standard">De surveillance-as vertegenwoordigt een recentere maar versnellende tekortkoming. Vooruitgang in biometrische technologie, gezichtsherkenning en gegevensaggregatie heeft staten en bedrijven in staat gesteld systemen van alomvattende bewegingstracking te bouwen die twintig jaar geleden technisch onmogelijk zouden zijn geweest. Steden in Azië, Europa en Amerika hebben gezichtsherkenningsnetwerken in openbare ruimtes uitgerold, waardoor de facto identificatievereisten zijn ontstaan zonder wetgevende machtiging of publieke beraadslaging.⁴ Kentekenlezers, zendmastgegevens, transactielogboeken van vervoerpassen en locatiegeschiedenissen van applicaties worden routinematig geaggregeerd door zowel private actoren als veiligheidsdiensten tot profielen van individuele beweging die gedetailleerd genoeg zijn om het dagelijks leven te reconstrueren.⁵ Het effect is dat beweging niet langer anoniem is, zelfs niet in nominabel openbare ruimte – het wordt vastgelegd, bewaard en onderworpen aan retrospectieve analyse door actoren die het individu niet kan identificeren of betwisten.</text:p>
      <text:p text:style-name="Standard">Deze tekortkomingen werken destructief samen. Wanneer beweging identificatiegegevens genereert, dragen degenen in gemarginaliseerde gemeenschappen – die meer door besurveilleerde infrastructuur bewegen, geen privévoertuigen hebben en minder toegang hebben tot juridische middelen – een onevenredige surveillancelast. De combinatie van economische immobiliteit en surveillance creëert effectief een tweeledig systeem: degenen met middelen bewegen privé en onzichtbaar; degenen zonder bewegen publiek en zichtbaar. Dit vertegenwoordigt niet alleen een ongelijkheid in gemak, maar een fundamentele asymmetrie van vrijheid.</text:p>
      <text:p text:style-name="Standard">De schade reikt verder dan het individu. Wanneer bevolkingsgroepen niet vrij tussen regio's kunnen bewegen, fragmenteren arbeidsmarkten en hopen productiviteitsverliezen zich op – schattingen suggereren dat het wegnemen van migratiebarrières binnen landen in ontwikkelende economieën BBP-winsten van 20–60% zou kunnen opleveren.⁶ Wanneer bewoners zich bewust zijn van alomvattende surveillance, onderdrukken gedragsverkoelende effecten legitieme politieke activiteit, religieuze <text:soft-page-break/>praktijken en sociale interactie.⁷ Het geaggregeerde effect van immobiliteit en surveillance is een samenleving die minder dynamisch, minder innovatief en minder vrij is dan de som van haar formele rechtenverplichtingen zou suggereren.</text:p>
      <text:p text:style-name="Standard"/>
      <text:p text:style-name="Standard">2.7.3 Historische Patronen van Weerstand tegen Structurele Hervorming</text:p>
      <text:p text:style-name="Standard">Elke grote uitbreiding van mobiliteitsrechten heeft een voorspelbaar weerstandstraject gevolgd dat verheldert wat de Mobiliteit-pijler zal tegenkomen. Het begrijpen van deze patronen is niet alleen academisch – het is strategische voorbereiding op de institutionele oppositie die structurele hervorming van bewegings- en surveillancesystemen zal ontmoeten.</text:p>
      <text:p text:style-name="Standard">Het patroon verloopt via identificeerbare fasen. Initiële weerstand kadert de voorgestelde verandering als technisch onhaalbaar of economisch ruinous. Tegenstanders van spoorwegexpansie in de negentiende eeuw voorspelden dat snelheden boven de 30 mijl per uur dodelijk zouden zijn voor passagiers en dat de kapitaalvereisten nationale economieën failliet zouden laten gaan.⁸ Soortgelijke beweringen begroetten voorstellen voor universele wegtoegang, gesubsidieerde busnetwerken en budgetluchtvaart. In elk geval weerspiegelde het onhaalbaarheidsargument niet een echte technische beoordeling, maar institutionele bescherming van bestaande vervoersmonopolies en de klassenregelingen die zij in stand hielden.</text:p>
      <text:p text:style-name="Standard">Naarmate technische haalbaarheid onmiskenbaar wordt, verschuift weerstand naar juridische uitdagingen. Bestaande eigendomsrechten, contractuele regelingen en regelgevingskaders worden ingeroepen om implementatie te vertragen. Deze fase genereert doorgaans jaren van rechtszaken en procedurele obstructie, waarin de status quo blijft schade toebrengen aan degenen die de hervorming beoogt te helpen. In de twintigste-eeuwse Amerikaanse context volgde de weerstand tegen de tariefregulering van de Interstate Commerce Commission precies dit patroon, waarbij spoorwegen decennialang juridische uitdagingen inzetten nadat de beleidsconsensus voor hervorming was gekristalliseerd.⁹</text:p>
      <text:p text:style-name="Standard">De derde fase omvat dreigingen van kapitaalonttrekking. Vervoersoperatoren, technologiebedrijven en gegevensaggregatoren waarschuwen dat regulering hen zal dwingen markten te verlaten, diensten te verminderen of activiteiten te verplaatsen. Deze dreigingen worden ingezet als hefboom in plaats van oprechte voorspellingen – bedrijven trekken zich zelden terug uit winstgevende markten vanwege nalevingskosten van regelgeving wanneer die kosten sectorbreed zijn. Het patroon was zichtbaar in de vroege debatten over deregulering van luchtvaart, in de telecommunicatiereguleringsgevechten van de jaren negentig, en is momenteel zichtbaar in de reacties van surveillance-technologiebedrijven op voorgestelde verboden op gezichtsherkenning.¹⁰</text:p>
      <text:p text:style-name="Standard">De vierde fase, creatie van kunstmatige schaarste, manifesteert zich wanneer structurele hervorming onvermijdelijk lijkt. Gevestigde belangen handelen om de effectiviteit van de hervorming te beperken door de reikwijdte in te perken, uitzonderingen te creëren die bestaande actoren bevoordelen, en regelgevende inbeslagname van de toezichtsorganen die verantwoordelijk zijn voor handhaving van het nieuwe kader te vestigen. In vervoer verschijnt dit als opzettelijke onderinvestering in publieke alternatieven om de vraag naar private opties te handhaven. In gegevensbeheer verschijnt het als door de industrie geschreven privacyregelgeving die de vorm van bescherming vaststelt terwijl de inhoud wordt uitgehold.¹¹</text:p>
      <text:p text:style-name="Standard">De vijfde fase – herovering door gedeeltelijke privatisering – volgt op succesvolle implementatie. Zodra de hervorming populaire steun en praktische haalbaarheid heeft aangetoond, zoeken gevestigde belangen opnieuw toegang via privatisering van de publieke infrastructuur die door de hervorming is gecreëerd. Dit traject is zichtbaar in de lange-termijngeschiedenis van Europese spoorwegprivatisering, waarbij genationaliseerde systemen die via publieke investeringen zijn gebouwd, vervolgens werden opgesplitst en verkocht aan private exploitanten, vaak met servicevermindering terwijl winst werd onttrokken.¹²</text:p>
      <text:p text:style-name="Standard"><text:soft-page-break/>Cruciaal is dat elk van deze weerstandsfasen intensiveert vóór het kantelpunt van onomkeerbaarheid – het moment waarop de hervorming voldoende tastbaar voordeel heeft aangetoond voor voldoende mensen dat politieke terugdraaiing praktisch onmogelijk wordt. Zodra stedelijke bevolkingsgroepen betrouwbaar openbaar vervoer hebben ervaren, wordt het elimineren ervan politiek giftig, ongeacht de intensiteit van lobbyen. Zodra surveillance-vrije openbare ruimte is ervaren en de voordelen ervan – verminderde verkoelende effecten, grotere burgerparticipatie, verminderde intimidatie van minderheden – zijn gedocumenteerd, vereist het herinvoeren van massacommunicatie het overwinnen van georganiseerd publiek verzet.</text:p>
      <text:p text:style-name="Standard">De implementatiestrategie van de Mobiliteit-pijler moet dit traject expliciet meewegen. Vroege fasen moeten prioriteit geven aan snelle demonstratie van tastbare voordelen in contexten met hoge publieke zichtbaarheid en politieke relevantie – stedelijk vervoer, belangrijke grensovergangen, populaire toeristische corridors. Het snel vestigen van onomkeerbare voordelen creëert de politieke bescherming die nodig is om latere-fase weerstand van surveillance-technologiebedrijven en vervoersgevestigden te weerstaan. Constitutionele inbedding van de privacybeschermingen, analoog aan de ingebedde landbeschermingen in de Fundering-pijler, creëert juridische barrières tegen vijfde-fase herovering die elke specifieke politieke moment overleven.</text:p>
      <text:p text:style-name="Standard"/>
      <text:p text:style-name="Standard">2.7.4 De Universele Sociale Pagina: Privacyarchitectuur in Detail</text:p>
      <text:p text:style-name="Standard">De universele sociale pagina vereist een meer gedetailleerd onderzoek dan het overzicht in 2.7.1 biedt, omdat de technische en juridische architectuur bepaalt of de privacygaranties reëel of nominaal zijn. Verschillende analoge systemen bestaan of zijn voorgesteld; het begrijpen van hun tekortkomingen verheldert wat de sociale pagina anders moet doen.</text:p>
      <text:p text:style-name="Standard">De sociale pagina verschilt van bestaande nationale digitale identiteitssystemen in haar fundamentele oriëntatie. Systemen zoals Estlands e-Identiteit, India's Aadhaar of het eIDAS-kader van de Europese Unie zijn primair ontworpen voor administratieve efficiëntie – ze stellen de staat en geautoriseerde entiteiten in staat identiteit te verifiëren en toegang te krijgen tot diensten.¹³ Privacy wordt op deze systemen geënt als een beperking op hun primaire functie. De sociale pagina keert dit om: haar primaire functie is individuele controle over identiteitsopenbaarmaking, en staatsverificatietoegang is de beperkte uitzondering. Dit architectuurverschil is niet cosmetisch; het bepaalt waar het systeem voor optimaliseert wanneer afwegingen ontstaan.</text:p>
      <text:p text:style-name="Standard">De sociale pagina bevat drie verschillende lagen. De eerste is de publieke laag: informatie die de houder positief kiest te delen met elke kijker – naam, foto, algemene locatie, professionele informatie, of helemaal niets. Deze laag functioneert als een openbaar profiel op elk digitaal platform, behalve dat het wordt onderhouden door een publieke autoriteit in plaats van een commerciële, en niet onderhevig is aan algoritmische manipulatie, reclame of commerciële gegevensuitbuiting. De tweede is de laag van geverifieerde kenmerken: cryptografisch gecertificeerde informatie – leeftijd, staatsburgerschap, professionele licenties, medische aandoeningen relevant voor specifieke contexten – die de houder selectief aan specifieke partijen kan openbaren via verifieerbare referentietechnologie. Een individu kan bewijzen dat hij ouder dan 18 is zonder zijn exacte leeftijd te onthullen; bewijzen dat hij een geldig rijbewijs heeft zonder zijn adres te onthullen; bewijzen dat hij in het systeem is geregistreerd zonder zijn naam te onthullen. De derde is de verzegelde laag: identiteitsinformatie die door de publieke autoriteit wordt bewaard maar ontoegankelijk is voor iedereen, inclusief de houder, behalve via wettelijke procedures met onafhankelijke machtiging.</text:p>
      <text:p text:style-name="Standard">Het autoriteitstoegangsprotocol voor de verzegelde laag is het meest kritieke ontwerpelement van de pijler. Toegang vereist: een gedocumenteerde, zaakspecifieke reden die voldoet aan een openbaar vastgestelde wettelijke drempel; machtiging van een onafhankelijke toetsingsinstantie die noch de verzoekende dienst is, noch daaraan ondergeschikt; kennisgeving aan de betrokkene binnen een bepaald venster na toegang (behalve waar specifieke rechterlijke uitzonderingen van toepassing zijn); en registratie van alle toegangsgebeurtenissen in een onveranderlijk openbaar register dat kan worden <text:soft-page-break/>gecontroleerd door maatschappelijke organisaties. Deze vereisten zijn constitutioneel ingebed in plaats van door de wetgeving gecreëerd, zodat toekomstige regeringen de toegang niet rustig kunnen uitbreiden via regelgevingswijzigingen.</text:p>
      <text:p text:style-name="Standard">De technische implementatie vertrouwt op gevestigde cryptografische technieken: zero-knowledge-bewijzen voor selectieve openbaarmaking, homomorfe encryptie voor geaggregeerde analyse zonder individuele identificatie, en gedistribueerde grootboekarchitectuur voor het onveranderlijke toegangslogboek.¹⁴ Geen van deze technologieën is speculatief – alle worden momenteel in verschillende contexten toegepast. De innovatie is hun systematische integratie in een publieke identiteitsinfrastructuur die vanaf het begin is ontworpen voor privacy in plaats van surveillance. Belangrijk is dat het systeem interoperabel moet zijn tussen nationale jurisdicties: de sociale pagina van een individu moet herkenbaar en verifieerbaar zijn door autoriteiten in elk land dat zich bij het kader heeft aangesloten, waardoor de internationale erkenning ontstaat die het document een echte mobiliteitsenabler maakt in plaats van een nationaal-only credential.</text:p>
      <text:p text:style-name="Standard">Een kritieke ontwerpuitdaging is uitsluiting. Elk identificatiesysteem dat voordelen toekent aan degenen die zich registreren, creëert effectieve dwang voor degenen die dat liever niet doen. De sociale pagina adresseert dit via het principe van universele basiserkening: individuen die ervoor kiezen geen sociale pagina aan te maken, behouden alle rechten en juridische status, met dezelfde bewegingsvrijheden als degenen die zich registreren. De pagina is een optioneel hulpmiddel voor degenen die het nuttig vinden – het gemakkelijker maken van grensoverschrijding, identiteitsverificatie voor werkgelegenheid of toegang tot diensten die certificering vereisen – geen vereiste voor bestaan binnen het systeem. Dit onderscheid moet actief worden gehandhaafd tegen institutionele drift: na verloop van tijd zullen autoriteiten en instellingen prikkels ontwikkelen om de pagina als de facto verplicht te behandelen door de afwezigheid ervan onhandig te maken. Constitutionele beschermingen moeten deze vorm van indirecte dwang specifiek verbieden.</text:p>
      <text:p text:style-name="Standard"/>
      <text:p text:style-name="Standard">2.7.5 Voorlopige Economische Beoordeling en Financieringsmogelijkheden</text:p>
      <text:p text:style-name="Standard">De economische voetafdruk van de Mobiliteit-pijler is aanzienlijk maar verdedigbaar wanneer beoordeeld tegen de kosten van het falen van het huidige systeem en de waarde van mobiliteit's secundaire effecten op andere pijlers. De belangrijkste kostencentra zijn vervoersinfrastructuur en de technische en administratieve exploitatie van de universele sociale pagina.</text:p>
      <text:p text:style-name="Standard">Wereldwijde investeringen in vervoersinfrastructuur overschrijden al $2 biljoen per jaar, maar de verdeling ervan is vanuit een universeel toegangsperspectief diep inefficiënt – sterk gericht op wegenbouw voor privévoertuigen, waarbij spoor en openbaar vervoer een minderheidsaandeel krijgen ondanks hun veel grotere passagiersmijlen-per-dollar efficiëntie.¹⁵ Het heroriënteren van bestaande investeringsstromen in plaats van het genereren van nieuwe is daarom het primaire financieringsmechanisme. Internationale infrastructuurontwikkelingsbanken – de Wereldbank, Aziatische Ontwikkelingsbank, Afrikaanse Ontwikkelingsbank – sturen al aanzienlijk kapitaal naar vervoersprojecten; het expliciet afstemmen van hun mandaten op de universele toegangsstandaard en het conditioneren van uitbetalingen op naleving zou prikkels hervormen zonder nieuwe publieke uitgaven te vereisen.</text:p>
      <text:p text:style-name="Standard">De technische infrastructuurkosten van de sociale pagina zijn bescheiden in verhouding tot de voordelen. Een wereldwijd gefedereerd systeem dat acht miljard mensen bedient met de vereiste technische specificaties zou kapitaalinvestering vergen die vergelijkbaar is met grootschalige nationale digitale identiteitsprogramma's – het Indiase Aadhaar-systeem werd gebouwd voor ongeveer $200 miljoen aan initiële infrastructuurkosten – met doorlopende operationele kosten ondersteund door multilaterale financieringsmechanismen.¹⁶ De privacybehoudende cryptografische architectuur voegt enige complexiteit toe in vergelijking met eenvoudigere identiteitssystemen, maar deze complexiteit is geconcentreerd in de initiële ontwerpfase; eenmaal uitgerold zijn de marginale kosten van het toevoegen van gebruikers minimaal.</text:p>
      <text:p text:style-name="Standard"><text:soft-page-break/>Economische rendementen van de Mobiliteit-pijler komen via verschillende kanalen. Efficiëntiewinsten op de arbeidsmarkt door het wegnemen van geografische barrières voor arbeidsbemiddeling zijn de grootste categorie – economische literatuur vindt consequent dat mobiliteitsbeperkingen aanzienlijke verkeerde toewijzing van menselijk kapitaal genereren, met schattingen van wereldwijde BBP-winsten van volledige arbeidsmobiliteit die 50-150% bereiken in langetermijnmodellen, hoewel conservatievere kortetermijnschattingen wijzen op 2-10% productiviteitsverbeteringen in economieën met aanzienlijke interne mobiliteitsbeperkingen.¹⁷ Verminderde surveillance-infrastructuurkosten – het vervangen van uitgebreide gezichtsherkenningsnetwerken en gegevensaggregatiesystemen door nauw gerichte, wettelijk geautoriseerde systemen – leveren fiscale besparingen op die gedeeltelijk compenseren voor vervoerssubsidies. Gezondheidsvoordelen van duurzame vervoersinfrastructuur, door verminderde luchtverontreiniging en verbeterde fysieke activiteit, genereren gedocumenteerde gezondheidszorgbesparingen in meerdere jurisdicties.¹⁸</text:p>
      <text:p text:style-name="Standard">De gefaseerde implementatietijdlijn maakt fiscaal beheer mogelijk: vroege fasen prioriteren investeringen met hoog rendement en hoge zichtbaarheid – uitbreiding van stedelijk vervoer in snelgroeiende steden, grensoverschrijdende spoorcorridors met aangetoonde vraag – die het concept bewijzen terwijl ze economische rendementen genereren die latere fasen financieren. Internationale coördinatie via verdragskaders verschuift sommige kosten van individuele nationale begrotingen naar multilaterale mechanismen, waardoor de fiscale last wordt verdeeld in verhouding tot de economische capaciteit.</text:p>
      <text:p text:style-name="Standard"/>
      <text:p text:style-name="Standard">2.7.6 Expliciete Tegenargumenten en Risicobeperking</text:p>
      <text:p text:style-name="Standard">De Mobiliteit-pijler wordt geconfronteerd met bezwaren uit meerdere richtingen, sommige technisch geavanceerd en verdienend serieuze betrokkenheid, andere die institutioneel belang weerspiegelen meer dan principiële zorg.</text:p>
      <text:p text:style-name="Standard">Het meest substantiële veiligheidsbezwaar stelt dat het verwijderen van identificatievereisten aan grenzen en in openbare ruimtes een onaanvaardbaar risico creëert van onopgemerkte beweging door individuen die oprechte openbare veiligheidsbedreigingen vormen. Dit bezwaar verdient een precies in plaats van afwijzend antwoord. Het sociale pagina-kader elimineert grensidentificatie niet – het stelt dat identificatie gerechtvaardigd moet zijn in plaats van automatisch, en dat de openbaar gemaakte informatie in verhouding staat tot het specifieke doel. Aan grensovergangen voldoet de verificatie van sociale pagina-registratie aan het legitieme staatsbelang om te weten wie zijn grondgebied betreedt; de verzegelde laag blijft verzegeld tenzij specifieke, gedocumenteerde zorgen het wettelijke proces voor toegang activeren. Dit is gerichter en informatiever dan huidige systemen, die enorme hoeveelheden gegevens verzamelen over de overweldigende meerderheid van reizigers die geen risico vormen om de kleine minderheid te identificeren die dat mogelijk wel doet.¹⁹</text:p>
      <text:p text:style-name="Standard">Het argument dat massacommunicatie criminaliteit en terrorisme afschrikt, wordt empirisch betwist. Studies naar de inzet van gezichtsherkenning in stedelijke omgevingen hebben geen statistisch significante vermindering van geweldsmisdrijven gevonden, terwijl ze aanzienlijke toename van fout-positieve identificaties documenteren – onevenredig vaak individuen met een donkere huidskleur treffend – die zowel directe schade (onterechte detentie, gemiste reizen) als systemische erosie van publiek vertrouwen in wetshandhaving genereren.²⁰ De gerichte, wettelijk geautoriseerde surveillance die onder het Mobiliteitskader is toegestaan, is waarschijnlijker bruikbare inlichtingen te produceren dan massacommunicatie, die analytische ruis genereert waarvan veiligheidsdiensten hebben gedocumenteerd dat deze onderzoeksresultaten schaadt in plaats van verbetert.</text:p>
      <text:p text:style-name="Standard">Een tweede bezwaar betreft immigratieregulering: als beweging een gegarandeerd recht is, hoe beheren staten dan bevolkingsstromen? De Mobiliteit-pijler vestigt geen recht op permanente verblijfsvergunning in een jurisdictie – het vestigt een recht om te reizen en het recht om vrij te zijn van surveillance tijdens reizen. Het onderscheid is belangrijk. Immigratiebeleid – bepaling wie in een <text:soft-page-break/>bepaalde jurisdictie mag wonen en werken – blijft een bevoegdheid van de staat onder het kader, zoals onder het huidige internationale recht. Wat verandert, is dat de handhaving van immigratiebeleid moet werken via legitieme wettelijke kanalen in plaats van via massacommunicatie van hele bevolkingsgroepen. Individuen die niet mogen blijven, kunnen worden gevraagd te vertrekken via een behoorlijke rechtsgang; ze mogen niet worden opgespoord, gevolgd en getarget door massacommunicatie van de openbare ruimte. De last voor handhavingssystemen is hoger; dit is een functie, geen bug, omdat het prikkels creëert om immigratiesystemen te ontwerpen die de bevolking die onderworpen is aan handhaving minimaliseren in plaats van de surveillancecapaciteit te maximaliseren.</text:p>
      <text:p text:style-name="Standard">Ten derde uiten critici binnen milieu- en stedenbouwkundige gemeenschappen de zorg dat het subsidiëren van langeafstandsbewegingen duurzame spreiding van activiteit ontmoedigt en transportgerelateerde emissies verhoogt. Deze zorg wordt aangepakt via de duurzaamheidseis die is ingebed in het ontwerp van het transportnetwerk: gesubsidieerde mobiliteitsroutes moeten voldoen aan minimale efficiëntienormen, met sterke nadruk op spoor en collectief vervoer boven luchtvaart en privéweggebruik. Het universele toegangsdoel vereist niet dat elke mobiliteitskeuze wordt gesubsidieerd – het vereist dat een redelijke basislijn van connectiviteit universeel beschikbaar is. Langeafstandsluchtvaart blijft beschikbaar op kostprijsbasis; de subsidie geldt voor de collectieve vervoersalternatieven die gelijkwaardige toegang leveren tegen lagere milieukosten.</text:p>
      <text:p text:style-name="Standard">Ten slotte is het risico van autoritaire inbeslagname – dat regeringen nominaal het sociale pagina-kader overnemen terwijl ze de privacybeschermingen ondermijnen via implementatie – reëel en moet structureel worden aangepakt. De beperking werkt via meerdere mechanismen: verplichte open-source publicatie van de technische architectuur, waardoor onafhankelijke verificatie mogelijk is dat het systeem zich gedraagt zoals gespecificeerd; internationaal toezicht met bevoegdheid om nationale implementaties te controleren en naleving te certificeren; toegang van maatschappelijke organisaties tot het onveranderlijke toegangslogboek, waardoor detectie van ongeautoriseerde query's mogelijk is; en constitutionele inbedding van het kader in deelnemende jurisdicties, wat juridische barrières creëert tegen stille ondermijning via administratieve actie.</text:p>
      <text:p text:style-name="Standard"/>
      <text:p text:style-name="Standard">2.7.7 Empirisch Bewijs en Analoge Casestudies</text:p>
      <text:p text:style-name="Standard">De componenten van de Mobiliteit-pijler hebben individueel precedent, zelfs als hun integratie in een coherent systeem nieuw is. Het onderzoeken van bestaande implementaties levert bewijs voor haalbaarheid en richtlijnen voor ontwerpvalkuilen.</text:p>
      <text:p text:style-name="Standard">Het Schengengebied in Europa vertegenwoordigt het meest uitgebreide bestaande experiment in bewegingsvrijheid binnen een regio, dat 29 landen en ongeveer 420 miljoen mensen omvat.²¹ Sinds de uitbreiding is grensoverschrijdende mobiliteit binnen het gebied aanzienlijk toegenomen, met gedocumenteerde economische voordelen van arbeidsmarkintegratie, toerisme en efficiëntie van toeleveringsketens. De Schengen-ervaring onthult ook karakteristieke uitdagingen: asymmetrische lastenverdeling aan de buitengrenzen, politieke druk om interne controles opnieuw in te voeren tijdens veiligheidsincidenten, en de moeilijkheid om vrije interne beweging te handhaven terwijl externe binnenkomst wordt beheerd. Deze uitdagingen zijn leerzaam in plaats van diskwalificerend – ze identificeren de punten waarop het ontwerp van de Mobiliteit-pijler het meest robuust moet zijn.</text:p>
      <text:p text:style-name="Standard">Estland's digitale identiteitsinfrastructuur, gecombineerd met het e-ingezetenschapsprogramma, toont aan dat digitale identiteit kan worden ontworpen met zinvolle privacybeschermingen terwijl het functioneel bruikbaar blijft voor verificatiedoeleinden.²² Het Estse systeem omvat duidelijke wettelijke beperkingen op overheids toegang tot persoonsgegevens, een audittrail van gegevenstoegangsquery's, en individuele toegang tot hun eigen gegevens. De beperkingen – voornamelijk de beperking tot Estse burgers en ingezetenen, en de commerciële oriëntatie – belichten precies de lacunes die de universele sociale pagina is ontworpen op te vullen.</text:p>
      <text:p text:style-name="Standard">Het Japanse spoorwegnet levert bewijs voor de economische en ecologische efficiëntie van alomvattende openbaarvervoerssystemen op schaal. De combinatie van hogesnelheidsspoor tussen <text:soft-page-break/>steden en dichte stedelijke metronetwerken bereikt passagiersmijlen-per-eenheid-energie prestaties die ver uitstijgen boven weg- of luchtvaartalternatieven, terwijl de servicebetrouwbaarheid wordt gehandhaafd die spoor de modale keuze heeft gemaakt voor het grootste deel van het interstedelijk reizen.²³ De economische geografie van Japan – corridors met hoge dichtheid die grote grootstedelijke gebieden verbinden – is niet universeel repliceerbaar, maar de investeringsbenadering in infrastructuur en het regelgevingskader dat universele connectiviteitsnormen handhaaft, bieden lessen die van toepassing zijn op diverse contexten.</text:p>
      <text:p text:style-name="Standard">Privacy-effectbeoordelingen van verboden op gezichtsherkenning in verschillende jurisdicties leveren bewijs op de surveillance-as. San Francisco's verbod uit 2019 op het gebruik van gezichtsherkenningstechnologie door de stedelijke overheid, later bestudeerd door onafhankelijke onderzoekers, vond geen meetbare impact op detectiecijfers van criminaliteit terwijl het aanzienlijke verminderingen documenteerde van onterechte aanhoudingen van minderheidsindividuen in besurveilleerde gebieden.²⁴ Handhavingsacties van de Europese AVG tegen onevenredige biometrische gegevensverzameling hebben eveneens gevonden dat gericht gegevensgebruik gelijkwaardige veiligheidsdoelstellingen bereikt tegen lagere privacykosten dan massacommunicatie. Deze casestudies valideren de kernpremisse van de pijler: dat nauwe, wettelijk geautoriseerde identificatie effectiever en minder schadelijk is dan massacommunicatie.</text:p>
      <text:p text:style-name="Standard">De geschiedenis van toegankelijkheidseisen voor gehandicapten in vervoersinfrastructuur biedt een parallel op het gebied van verplicht universeel ontwerp. Toen de Americans with Disabilities Act toegankelijkheid in openbaar vervoer verplichtte, richtten de bezwaren van vervoerders zich op kosten en technische complexiteit. Daaropvolgende analyse vond dat toegankelijk ontwerp niet alleen gehandicapte passagiers ten goede kwam – die een groter deel van de bevolking vertegenwoordigen wanneer tijdelijke handicap wordt meegerekend – maar alle passagiers door verbeterde stationergonomie, duidelijkere bewegwijzering en betere passagiersinformatiesystemen.²⁵ De universele toegangsstandaard in de Mobiliteit-pijler zal analoge co-voordelen genereren: infrastructuur ontworpen voor degenen met de minste middelen verbetert doorgaans de ervaring voor alle gebruikers.</text:p>
      <text:p text:style-name="Standard"/>
      <text:p text:style-name="Standard">2.7.8 Wereldwijde en Juridische Implementatiedetails</text:p>
      <text:p text:style-name="Standard">De implementatie van de Mobiliteit-pijler vereist betrokkenheid bij bestaande internationale juridische kaders en zorgvuldige navigatie van de soevereiniteitsgevoeligheden die grenscontrole en identiteitsbeheer omringen.</text:p>
      <text:p text:style-name="Standard">De juridische basis is beschikbaar in bestaande instrumenten. Artikel 13 van de Universele Verklaring van de Rechten van de Mens vestigt bewegingsvrijheid en verblijf binnen staten, en het recht om elk land te verlaten. Artikel 12 van het Internationaal Verdrag inzake Burgerrechten en Politieke Rechten biedt soortgelijke garanties met verdragsrecht voor ondertekenaars. Het recht op privacy in de openbare ruimte wordt steeds meer erkend in de jurisprudentie over mensenrechten, waarbij het Europees Hof voor de Rechten van de Mens baanbrekende uitspraken heeft gedaan die massacommunicatie in openbare gebieden beperken.²⁶ De Mobiliteit-pijler operationaliseert en breidt deze bestaande verplichtingen uit in plaats van nieuwe rechten uit te vinden; deze framing ondersteunt adoptie door staten die de onderliggende principes al hebben onderschreven.</text:p>
      <text:p text:style-name="Standard">Implementatie verloopt via drie parallelle sporen. Het eerste is het verdragskader voor vervoerstoegang: een multilaterale overeenkomst die minimale connectiviteitsnormen, kostenplafonds voor grensoverschrijdend reizen en financieringsmechanismen vaststelt. Dit bouwt voort op bestaande modellen – het Verdrag van Chicago inzake de internationale burgerluchtvaart, bilaterale luchtdienstenovereenkomsten en de richtlijnen voor spoorinteroperabiliteit binnen de EU – en past hun technische coördinatiemechanismen aan een universeel toegangsmandaat aan.²⁷ Het tweede spoor is het sociale pagina-protocol: een technische standaard voor de universele identiteitsarchitectuur, ontwikkeld via een multi-stakeholderproces met privacyvoorvechters, technische experts, burgerrechtorganisaties en overheidsvertegenwoordigers. Adoptie is vrijwillig maar creëert sterke prikkels via interoperabiliteit <text:soft-page-break/>– jurisdicties die het protocol aannemen krijgen erkenning van de pagina's van hun burgers in alle aangesloten jurisdicties. Het derde spoor is het bestuurskader voor surveillance: internationale normen voor het gebruik van biometrische gegevens in de openbare ruimte, voortbouwend op bestaande instrumenten zoals de Raad van Europa's Conventie 108 inzake gegevensbescherming en met opname van de technologiespecifieke bepalingen die nodig zijn om gezichtsherkenning, kentekenlezing en tracking van mobiele apparaten aan te pakken.²⁸</text:p>
      <text:p text:style-name="Standard">Implementatie in fase één – jaar één tot en met zes – richt zich op jurisdicties met bestaande sterke juridische kaders voor privacy en mobiliteit, waar de institutionele fundamenten aanwezig zijn en politieke weerstand beheersbaar is. De Noordse landen, de Europese Unie, Canada, Nieuw-Zeeland en Uruguay zijn natuurlijke vroege adoptanten. Hun implementaties stellen de technische normen en juridische precedenten vast die bredere adoptie mogelijk maken. Fase twee – jaar zeven tot en met twaalf – breidt adoptie uit naar middeninkomenslanden met groeiende infrastructuurbehoeften en politieke omgevingen die ontvankelijk zijn voor hervorming. Technische en financiële bijstand van fase-een-landen versnelt implementatie en bouwt capaciteit op. Fase drie – jaar dertien tot en met achttien – richt zich op de meest uitdagende contexten: staten met autoritaire neigingen, zwakke institutionele capaciteit of aanzienlijke gevestigde belangen in bestaande surveillance-infrastructuur. Het kantelpunt van onomkeerbaarheid, bereikt wanneer een aanzienlijke meerderheid van de wereldbevolking de voordelen van het kader heeft ervaren, creëert druk voor adoptie door achterblijvers die een aanvulling vormt op directe diplomatieke betrokkenheid.</text:p>
      <text:p text:style-name="Standard"/>
      <text:p text:style-name="Standard">2.7.9 Duurzaamheids- en Lange Termijn Haalbaarheidsbeoordelingen</text:p>
      <text:p text:style-name="Standard">De duurzaamheid van de Mobiliteit-pijler rust op drie fundamenten: milieukundig, fiscaal en institutioneel. Elk vereist expliciete beoordeling.</text:p>
      <text:p text:style-name="Standard">Milieuduurzaamheid vereist dat de universele vervoerstoegangsgarantie niet vertaalt in onbeperkte luchtvaart of privéwegverkeer dat wordt gesubsidieerd zonder rekening te houden met emissies. Het kader adresseert dit via modale hiërarchie: de universele toegangsgarantie is van toepassing op collectieve vervoerswijzen geordend naar energie-efficiëntie – spoor, bus, veer, dan luchtvaart. Subsidies zijn van toepassing op de meest efficiënte optie die de vereiste connectiviteit biedt; waar hogesnelheidsspoor een route kan bedienen, ontvangt luchtvaart op die route geen toegangssubsidie. Dit creëert prikkels voor infrastructuurinvesteringen in efficiënte wijzen, terwijl de universele toegangsverbintenis behouden blijft. De langetermijntraject van elektrificatie van vervoer – spoorsystemen zijn al overwegend elektrisch in de meeste geavanceerde economieën, met elektrificatie van bussen en veerboten die snel vordert – betekent dat de milieueffecten van het transportnetwerk afnemen gedurende de implementatietijdlijn, zelfs naarmate de toegang zich uitbreidt.²⁹</text:p>
      <text:p text:style-name="Standard">Fiscale duurzaamheid hangt af van de relatie tussen subsidiekosten en economische rendementen. Het kader is ontworpen zodat deze relatie in de loop van de tijd verbetert: vroege fasen vereisen de grootste investering terwijl infrastructuur wordt gebouwd en toegangstekorten worden gedicht; volwassen fasen exploiteren een grotendeels zelfvoorzienend netwerk waarvan de marginale operationele kosten worden gedekt door gebruiksvergoedingen die zijn vastgesteld op toegankelijkheidsdrempels in plaats van markttarieven. Internationale vervoersinfrastructuur is een productief actief dat economische rendementen genereert via arbeidsmobiliteit, handelsfacilitatie en toerisme – rendementen die gedeeltelijk kunnen worden afgeroomd via specifieke heffingen om doorlopende exploitatie te financieren. De kosten van de sociale pagina-infrastructuur dalen als aandeel van de economische output naarmate de wereldeconomie groeit, waardoor de fiscale duurzaamheid progressiever veiliger wordt.</text:p>
      <text:p text:style-name="Standard">Institutionele duurzaamheid – het voorkomen van inbeslagname, corruptie en erosie van kernverbintenissen – is de meest veeleisende uitdaging en degene die het meest afhankelijk is van ontwerpkeuzes die bij aanvang worden gemaakt. De constitutionele inbedding van privacybeschermingen, het multi-stakeholderbestuur van het sociale pagina-protocol, de onafhankelijke <text:soft-page-break/>auditcapaciteit voor surveillancepraktijken en de toegang van maatschappelijke organisaties tot toegangslogboeken zijn geen administratieve voorkeuren maar structurele vereisten. Hun verslechtering onder politieke druk is de primaire bedreiging voor de langetermijnhaalbaarheid van de pijler. De mitigatiestrategie vertrouwt op onomkeerbaarheid: zodra bevolkingsgroepen surveillance-vrije openbare ruimte hebben ervaren, is er een georganiseerde politieke kiezersgroep voor de bescherming ervan die voorheen niet bestond. Het snel creëren van deze kiezersgroep, door vroege demonstratie in hoogprofielcontexten, is de belangrijkste factor in het institutionele overleven van de pijler op de lange termijn.</text:p>
      <text:p text:style-name="Standard"/>
      <text:p text:style-name="Standard">2.7.10 De Onderlinge Afhankelijkheid van Mobiliteit met Andere Pijlers</text:p>
      <text:p text:style-name="Standard">De Mobiliteit-pijler werkt niet in isolatie. De effectiviteit wordt versterkt door, en versterkt op zijn beurt, elk van de andere zes pijlers in het FREEDOM-raamwerk.</text:p>
      <text:p text:style-name="Standard">De relatie met Fundering is het meest direct. Funderinggrondtoewijzingen zijn wereldwijd verdeeld; hun waarde als een oprechte zekerheid tegen armoede hangt af van het vermogen van de houder om er toegang toe te krijgen vanaf waar hij zich ook bevindt, en om te reizen tussen zijn toewijzing en andere plaatsen waar hij ervoor kiest te zijn. Een Funderinggrondhouder die het niet kan betalen naar zijn toewijzing te reizen, of die niet tussen regio's kan bewegen zonder onoverkomelijke bureaucratische barrières tegen te komen, heeft een aanzienlijk verminderde zekerheidsgarantie. Omgekeerd is het transportnetwerk van Mobiliteit gebaseerd op de energie- en voedselzekerheid die de gedistribueerde productie-infrastructuur van Fundering ondersteunt – een wereldwijd transportsysteem aangedreven door hernieuwbare energie, geïntegreerd met het Fundering-grondnetwerk, creëert een veerkrachtiger en duurzamer systeem dan elk afzonderlijk bereikt.</text:p>
      <text:p text:style-name="Standard">De relatie met Uitwisseling is technisch en politiek. De sociale pagina functioneert op de privacybehoudende communicatie-infrastructuur van de Uitwisseling, put uit haar cryptografische architectuur en profiteert van haar weerstand tegen commerciële surveillance. De universele internettoegang van de Uitwisseling maakt de digitale mobiliteit van informatie mogelijk die fysieke mobiliteit van mensen aanvult – wanneer fysieke beweging is beperkt of duur, kan informatiemobiliteit voor een deel van haar economische en sociale functies substitueren, terwijl het ook coördinatie mogelijk maakt die fysieke beweging doelgerichter en efficiënter maakt.</text:p>
      <text:p text:style-name="Standard">Verdediging en Mobiliteit interacteren op het punt van veiligheidsrechtvaardiging. De toewijding van de Verdediging-pijler aan de rechtsstaat en een eerlijk proces biedt het wettelijke proces waarbinnen de toegangsmachtiging van de sociale pagina plaatsvindt. De bewijsnorm die vereist is voor surveillance-autorisatie onder Mobiliteit is gekalibreerd aan de bescherming van de Verdediging-pijler tegen willekeurige staatsactie. Deze integratie zorgt ervoor dat veiligheidsargumenten voor het versoepelen van privacybeschermingen moeten voldoen aan dezelfde bewijsnormen als andere uitoefeningen van staatsdwangbevoegdheid – waardoor wordt voorkomen dat de veiligheidsuitzondering de regel verzwelgt.</text:p>
      <text:p text:style-name="Standard">Evenwicht's universele gezondheidszorggarantie creëert een positieve interactie met Mobiliteit via populatiegezondheidseffecten. Gemeenschappen met betrouwbare vervoerstoegang hebben betere gezondheidsresultaten: lagere percentages van gemiste medische afspraken, betere toegang tot preventieve zorg, lagere isolatiegerelateerde geestelijke gezondheidslast.³⁰ Omgekeerd ondersteunen de surveillancebeschermingen van Mobiliteit Evenwicht door ervoor te zorgen dat individuen gezondheidszorg kunnen zoeken – ook voor gestigmatiseerde aandoeningen – zonder angst dat hun medische bezoeken worden gevolgd en vastgelegd door ongeautoriseerde partijen. Het verband tussen medische privacy en gezondheidszoekend gedrag is goed gedocumenteerd; verkoelende effecten van surveillance op de toegang tot gezondheidszorg zijn een reële en meetbare schade die de Mobiliteit-pijler direct adresseert.</text:p>
      <text:p text:style-name="Standard">Ten slotte interageert Eigendom's onderwijs- en kennismandaat met Mobiliteit via toegang tot leerinstellingen en de gedocumenteerde relatie tussen geografische mobiliteit en onderwijsniveau. <text:soft-page-break/>Bevolkingsgroepen met betrouwbare vervoerstoegang tot onderwijsfaciliteiten hebben hogere slagingspercentages; studenten die kunnen verhuizen voor onderwijskansen hebben uitgebreidere keuzes. De universele sociale pagina, door geverifieerde referentie-openbaarmaking mogelijk te maken zonder onnodige persoonlijke informatie te onthullen, ondersteunt ook Eigendom's competentiegebaseerde onderwijskader – afgestudeerden kunnen hun kwalificaties aantonen aan werkgevers in verschillende jurisdicties zonder hun volledige persoonlijke gegevens prijs te geven.</text:p>
      <text:p text:style-name="Standard"/>
      <text:p text:style-name="Standard">2.7.11 Uitfaseren van Erfstelsels en Overgangsdynamiek</text:p>
      <text:p text:style-name="Standard">De overgang van huidige mobiliteits- en identificatiesystemen naar het kader van de Mobiliteit-pijler omvat het beheren van aanzienlijke institutionele ontwrichting, terwijl praktische continuïteit van bewegings- en veiligheidsfuncties behouden blijft.</text:p>
      <text:p text:style-name="Standard">Bestaande grenscontrole-infrastructuur verdwijnt niet onder het kader – ze wordt herbestemd. Personeel dat momenteel betrokken is bij massacommunicatie wordt geheroriënteerd naar gerichte risicobeoordeling, wat betere vaardigheden en andere prikkelstructuren vereist, maar geen volledige eliminatie van de beroepsbevolking. Technologie-infrastructuur die momenteel wordt gebruikt voor massacommunicatie wordt uitgefaseerd volgens een vastgesteld schema, met een duidelijk wettelijk verbod op voortgezette exploitatie en onafhankelijke verificatie van uitfasering. De politieke economie van deze overgang vereist zorgvuldig beheer: grensautoriteiten zijn aanzienlijke institutionele actoren met aanzienlijke politieke invloed, en hun medewerking aan de overgang naar het nieuwe kader – in plaats van passieve of actieve weerstand – hangt af van overgangsontwerpen die hen een geloofwaardige rol bieden in het opvolgsysteem.</text:p>
      <text:p text:style-name="Standard">Private vervoersoperatoren – luchtvaartmaatschappijen, intercitybusbedrijven, veeroperatoren – worden geconfronteerd met een complexere overgang. De universele toegangsstandaard beperkt hun prijsstelling op routes waar collectieve vervoersalternatieven ontoereikend zijn, terwijl het mogelijk nieuwe vraag genereert van eerder uitgesloten bevolkingsgroepen. Het netto commerciële effect hangt sterk af van routespecificaties en implementatieontwerp; het kader creëert mechanismen voor het compenseren van operatoren die verplichte toegangsroutes bedienen onder kostprijs, gefinancierd via de internationale infrastructuurheffing.</text:p>
      <text:p text:style-name="Standard">Surveillance-technologiebedrijven vertegenwoordigen de meest eenvoudig te identificeren tegenstander in de overgangsdynamiek. Leveranciers van gezichtsherkenning, gegevensaggregatoren en locatievolgdiensten worden direct bedreigd in hun bedrijfsmodellen door de surveillanceverboden van de pijler. Hun weerstand zal technisch geavanceerd zijn – pleiten voor uitzonderingen, voorstellen voor privacy-lite alternatieven die gegevensverzameling behouden terwijl ze nominaal voldoen aan privacyvereisten, en financiering van onderzoek dat de empirische basis voor surveillance-schade aanvecht. De reactie van het kader moet architectonisch in plaats van politiek worden uitgedrukt: technische normen die conforme systemen surveillance-onbekwaam maken door ontwerp, in plaats van normen die van surveillance-bekwame systemen vereisen dat ze terughoudendheid oefenen. Het eerste is controleerbaar; het tweede niet.</text:p>
      <text:p text:style-name="Standard">De uitfasering van erfidentificatiedocumenten – nationale identiteitskaarten, paspoorten in hun huidige vorm – volgt de adoptiecurve van de sociale pagina in plaats van een verplichte tijdlijn. Jurisdicties kunnen naar eigen goeddunken sociale pagina-verificatie accepteren in plaats van fysieke documenten; naarmate acceptatie wijdverbreid wordt, neemt de vraag naar erfdocumenten af en worden hun administratieve kosten herbestemd. Het kader verplicht niet tot eliminatie van fysieke identiteitsdocumenten – veel bevolkingsgroepen zullen er de voorkeur aan geven vanwege digitale toegang, privacyvoorkeuren of culturele vertrouwdheid – maar schept omstandigheden waarin hun rol organisch afneemt.</text:p>
      <text:p text:style-name="Standard"/>
      <text:p text:style-name="Standard">Voetnoten</text:p>
      <text:p text:style-name="Standard"><text:soft-page-break/>1. Henley Passport Index (2024). Global Passport Power Rank. De index volgt visumvrije toegang per paspoortnationaliteit, per kwartaal bijgewerkt.</text:p>
      <text:p text:style-name="Standard">2. Glaeser, E. &amp; Kahn, M. (2004). Sprawl and Urban Growth. Handbook of Regional and Urban Economics. Vol. 4. Gedocumenteerde correlaties tussen vervoersinvesteringen en vastgoedwaardegradiënten.</text:p>
      <text:p text:style-name="Standard">3. Verenigde Naties. (1948). Universele Verklaring van de Rechten van de Mens, Artikel 13. Algemene Vergadering Resolutie 217A.</text:p>
      <text:p text:style-name="Standard">4. Amnesty International. (2023). Surveillance Giants: How the Business Model of Google and Facebook Threatens Human Rights. Rapporten over uitbreiding van biometrische tracking in openbare infrastructuur.</text:p>
      <text:p text:style-name="Standard">5. Electronic Frontier Foundation. (2022). Atlas of Surveillance: Documenting Police Tech in Our Communities. Uitgebreide kartering van surveillance-infrastructuur in Amerikaanse jurisdicties.</text:p>
      <text:p text:style-name="Standard">6. Clemens, M. (2011). Economics and Emigration: Trillion-Dollar Bills on the Sidewalk? Journal of Economic Perspectives, 25(3), 83-106. Belangrijke referentie voor winsten uit arbeidsmobiliteit.</text:p>
      <text:p text:style-name="Standard">7. Penney, J. (2016). Chilling Effects: Online Surveillance and Wikipedia Use. Berkeley Technology Law Journal, 31(1). Documenteert 20% daling in toegang tot terrorisme-gerelateerde Wikipedia-artikelen na Snowden-onthullingen.</text:p>
      <text:p text:style-name="Standard">8. Wolmar, C. (2007). Fire and Steam: A New History of the Railways in Britain. Atlantic Books. Documenteert vroege technische en economische bezwaren tegen spoorwegexpansie.</text:p>
      <text:p text:style-name="Standard">9. Kolko, G. (1965). Railroads and Regulation, 1877-1916. Princeton University Press. Gedetailleerd verslag van wetgevende en gerechtelijke weerstandspatronen.</text:p>
      <text:p text:style-name="Standard">10. Mactaggart, A. (2020). Prop 24 and the politics of privacy regulation. De wetgevingsgeschiedenis van CCPA en CPRA illustreert deze dynamiek in gegevensbeheer.</text:p>
      <text:p text:style-name="Standard">11. Zuboff, S. (2019). The Age of Surveillance Capitalism. PublicAffairs. Analyse van regelgevende inbeslagname in gegevensbeheerskaders.</text:p>
      <text:p text:style-name="Standard">12. Shaw, J. et al. (2019). The Tragedy of the Private: How Railway Privatisation Created the U.K.'s Dysfunctional Rail System. Political Geography 73. Empirische analyse van servicevermindering na privatisering.</text:p>
      <text:p text:style-name="Standard">13. Europese Commissie. (2021). eIDAS Regulation Review: Impact Assessment. Documenteert ontwerpprioriteiten van bestaande nationale digitale identiteitskaders.</text:p>
      <text:p text:style-name="Standard">14. Camenisch, J. &amp; Lysyanskaya, A. (2001). An Efficient System for Non-Transferable Anonymous Credentials with Optional Anonymity Revocation. EUROCRYPT 2001. Fundamentele cryptografische basis voor selectieve openbaarmakingssystemen.</text:p>
      <text:p text:style-name="Standard">15. McKinsey Global Institute. (2016). Bridging Global Infrastructure Gaps. Schat jaarlijkse wereldwijde infrastructuurinvesteringen en sectorale allocatie.</text:p>
      <text:p text:style-name="Standard">16. UIDAI. (2014). Aadhaar Project: Lessons from the World's Largest Biometric ID System. Regering van India. Documenteert initiële infrastructuurkosten voor digitale identiteit op nationale schaal.</text:p>
      <text:p text:style-name="Standard">17. Wereldbank. (2018). Moving for Prosperity: Global Migration and Labor Markets. Policy Research Report. Synthetiseert economische literatuur over arbeidsmobiliteit.</text:p>
      <text:p text:style-name="Standard">18. Litman, T. (2020). Evaluating Public Transit Benefits and Costs. Victoria Transport Policy Institute. Uitgebreid overzicht van gezondheidsco-voordelen van vervoersinvesteringen.</text:p>
      <text:p text:style-name="Standard">19. Schneier, B. (2006). The Eternal Value of Privacy. Wired. Toegankelijke analyse van effectiviteit van gerichte versus massacommunicatie.</text:p>
      <text:p text:style-name="Standard">20. Garvie, C. et al. (2016). The Perpetual Line-Up: Unregulated Police Face Recognition in America. Georgetown Law Center on Privacy &amp; Technology. Empirische beoordeling van nauwkeurigheid en vooringenomenheid van gezichtsherkenning.</text:p>
      <text:p text:style-name="Standard">21. Europese Commissie. (2024). The Schengen Area: Key Facts and Figures. Officiële statistieken over Schengenzone-dekking en mobiliteitsvolumes.</text:p>
      <text:p text:style-name="Standard"><text:soft-page-break/>22. e-Estland. (2023). Digital Identity: Building a Trusted Digital Society. Overzicht van Estse digitale identiteitsarchitectuur en privacybeschermingen.</text:p>
      <text:p text:style-name="Standard">23. Internationaal Energieagentschap. (2019). The Future of Rail: Opportunities for Energy and the Environment. Vergelijkende analyse van energie-efficiëntie van spoor in verschillende landen.</text:p>
      <text:p text:style-name="Standard">24. Conger, K., Fausset, R. &amp; Kovaleski, S. F. (2019). San Francisco Bans Agency Use of Facial Recognition Technology. New York Times. Verslag van het wetgevingsdebat en daaropvolgende onafhankelijke beoordelingen.</text:p>
      <text:p text:style-name="Standard">25. Preiser, W. &amp; Ostroff, E. (2001). Universal Design Handbook. McGraw-Hill. Documenteert co-voordelen van door toegankelijkheid gedreven infrastructuurontwerp.</text:p>
      <text:p text:style-name="Standard">26. Europees Hof voor de Rechten van de Mens. (2021). Big Brother Watch and Others v. United Kingdom. Zaak nr. 58170/13. Baanbrekende uitspraak over massacommunicatie en privacyrechten.</text:p>
      <text:p text:style-name="Standard">27. ICAO. (2006). Verdrag inzake de Internationale Burgerluchtvaart (Verdrag van Chicago). Doc 7300. Het fundamentele verdragskader voor internationale luchtvaartcoördinatie.</text:p>
      <text:p text:style-name="Standard">28. Raad van Europa. (1981, gemoderniseerd 2018). Conventie 108+: Verdrag tot bescherming van personen met betrekking tot de geautomatiseerde verwerking van persoonsgegevens.</text:p>
      <text:p text:style-name="Standard">29. Internationale Spoorweg Unie (UIC). (2022). Railway Statistics Synopsis. Jaarlijkse gegevens over elektrificatiegraden van spoor en energie-efficiëntiemetrieken.</text:p>
      <text:p text:style-name="Standard">30. Marmot, M. et al. (2010). Fair Society, Healthy Lives: The Marmot Review. Strategisch onderzoek naar gezondheidsongelijkheden in Engeland na 2010. Documenteert relatie tussen vervoerstoegang en gezondheidsresultat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0T12:57:48.056000000</meta:creation-date>
    <meta:generator>LibreOffice/7.6.2.1$Windows_X86_64 LibreOffice_project/56f7684011345957bbf33a7ee678afaf4d2ba333</meta:generator>
    <dc:date>2026-04-10T15:06:34.594000000</dc:date>
    <meta:editing-duration>PT2H8M46S</meta:editing-duration>
    <meta:editing-cycles>2</meta:editing-cycles>
    <meta:document-statistic meta:table-count="0" meta:image-count="0" meta:object-count="0" meta:page-count="88" meta:paragraph-count="926" meta:word-count="40070" meta:character-count="343978" meta:non-whitespace-character-count="304551"/>
  </office:meta>
</office:document-meta>
</file>